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>
      <style:text-properties fo:color="#c9211e" style:font-name="Liberation Serif" style:font-name-asian="Segoe UI" style:font-name-complex="Tahoma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0.421cm" svg:y="89.506cm">
            <draw:object draw:notify-on-update-of-ranges="Sheet1.I3:Sheet1.I2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number-columns-repeated="16374"/>
        <table:table-row table:style-name="ro1">
          <table:table-cell office:value-type="string" calcext:value-type="string">
            <text:p>vid1 all star 2019</text:p>
          </table:table-cell>
          <table:table-cell table:number-columns-repeated="3"/>
          <table:table-cell office:value-type="string" calcext:value-type="string">
            <text:p>Vid 2 starting at 23 kmh</text:p>
          </table:table-cell>
          <table:table-cell table:number-columns-repeated="2"/>
          <table:table-cell office:value-type="string" calcext:value-type="string">
            <text:p>combined frame and kmh</text:p>
          </table:table-cell>
          <table:table-cell table:number-columns-repeated="2"/>
          <table:table-cell table:style-name="Default" table:number-columns-repeated="16374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speed mph</text:p>
          </table:table-cell>
          <table:table-cell office:value-type="string" calcext:value-type="string">
            <text:p>speed kmh</text:p>
          </table:table-cell>
          <table:table-cell office:value-type="string" calcext:value-type="string">
            <text:p>MA kmh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speed kmh</text:p>
          </table:table-cell>
          <table:table-cell office:value-type="string" calcext:value-type="string">
            <text:p>MA kmh</text:p>
          </table:table-cell>
          <table:table-cell office:value-type="string" calcext:value-type="string">
            <text:p>Frame (30 fps)</text:p>
          </table:table-cell>
          <table:table-cell office:value-type="string" calcext:value-type="string">
            <text:p>kmh</text:p>
          </table:table-cell>
          <table:table-cell office:value-type="string" calcext:value-type="string">
            <text:p>seconds</text:p>
          </table:table-cell>
          <table:table-cell table:style-name="Default" table:number-columns-repeated="1637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table:formula="of:=[.B3]* 1.60934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table:formula="of:=[.B4]* 1.609344" office:value-type="float" office:value="1.609344" calcext:value-type="float">
            <text:p>1.6093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09344" calcext:value-type="float">
            <text:p>1.60934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formula="of:=[.B5]* 1.609344" office:value-type="float" office:value="1.609344" calcext:value-type="float">
            <text:p>1.6093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09344" calcext:value-type="float">
            <text:p>1.60934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[.B6]* 1.609344" office:value-type="float" office:value="3.218688" calcext:value-type="float">
            <text:p>3.2186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218688" calcext:value-type="float">
            <text:p>3.21868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table:formula="of:=[.B7]* 1.609344" office:value-type="float" office:value="3.218688" calcext:value-type="float">
            <text:p>3.2186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218688" calcext:value-type="float">
            <text:p>3.21868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formula="of:=[.B8]* 1.609344" office:value-type="float" office:value="4.828032" calcext:value-type="float">
            <text:p>4.828032</text:p>
          </table:table-cell>
          <table:table-cell table:formula="of:=AVERAGE([.C3:.C8])" office:value-type="float" office:value="2.414016" calcext:value-type="float">
            <text:p>2.41401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828032" calcext:value-type="float">
            <text:p>4.828032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formula="of:=[.B9]* 1.609344" office:value-type="float" office:value="4.828032" calcext:value-type="float">
            <text:p>4.828032</text:p>
          </table:table-cell>
          <table:table-cell table:formula="of:=AVERAGE([.C4:.C9])" office:value-type="float" office:value="3.218688" calcext:value-type="float">
            <text:p>3.21868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828032" calcext:value-type="float">
            <text:p>4.828032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" table:formula="of:=[.B10]* 1.609344" office:value-type="float" office:value="6.437376" calcext:value-type="float">
            <text:p>6.437376</text:p>
          </table:table-cell>
          <table:table-cell table:formula="of:=AVERAGE([.C5:.C10])" office:value-type="float" office:value="4.02336" calcext:value-type="float">
            <text:p>4.0233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437376" calcext:value-type="float">
            <text:p>6.43737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" table:formula="of:=[.B11]* 1.609344" office:value-type="float" office:value="6.437376" calcext:value-type="float">
            <text:p>6.437376</text:p>
          </table:table-cell>
          <table:table-cell table:formula="of:=AVERAGE([.C6:.C11])" office:value-type="float" office:value="4.828032" calcext:value-type="float">
            <text:p>4.82803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.437376" calcext:value-type="float">
            <text:p>6.43737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" table:formula="of:=[.B12]* 1.609344" office:value-type="float" office:value="6.437376" calcext:value-type="float">
            <text:p>6.437376</text:p>
          </table:table-cell>
          <table:table-cell table:formula="of:=AVERAGE([.C7:.C12])" office:value-type="float" office:value="5.36448" calcext:value-type="float">
            <text:p>5.3644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.437376" calcext:value-type="float">
            <text:p>6.43737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" table:formula="of:=[.B13]* 1.609344" office:value-type="float" office:value="8.04672" calcext:value-type="float">
            <text:p>8.04672</text:p>
          </table:table-cell>
          <table:table-cell table:formula="of:=AVERAGE([.C8:.C13])" office:value-type="float" office:value="6.169152" calcext:value-type="float">
            <text:p>6.16915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04672" calcext:value-type="float">
            <text:p>8.04672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" table:formula="of:=[.B14]* 1.609344" office:value-type="float" office:value="8.04672" calcext:value-type="float">
            <text:p>8.04672</text:p>
          </table:table-cell>
          <table:table-cell table:formula="of:=AVERAGE([.C9:.C14])" office:value-type="float" office:value="6.7056" calcext:value-type="float">
            <text:p>6.705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04672" calcext:value-type="float">
            <text:p>8.04672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2" table:formula="of:=[.B15]* 1.609344" office:value-type="float" office:value="9.656064" calcext:value-type="float">
            <text:p>9.656064</text:p>
          </table:table-cell>
          <table:table-cell table:formula="of:=AVERAGE([.C10:.C15])" office:value-type="float" office:value="7.510272" calcext:value-type="float">
            <text:p>7.51027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.656064" calcext:value-type="float">
            <text:p>9.65606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" table:formula="of:=[.B16]* 1.609344" office:value-type="float" office:value="9.656064" calcext:value-type="float">
            <text:p>9.656064</text:p>
          </table:table-cell>
          <table:table-cell table:formula="of:=AVERAGE([.C11:.C16])" office:value-type="float" office:value="8.04672" calcext:value-type="float">
            <text:p>8.0467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.656064" calcext:value-type="float">
            <text:p>9.65606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2" table:formula="of:=[.B17]* 1.609344" office:value-type="float" office:value="9.656064" calcext:value-type="float">
            <text:p>9.656064</text:p>
          </table:table-cell>
          <table:table-cell table:formula="of:=AVERAGE([.C12:.C17])" office:value-type="float" office:value="8.583168" calcext:value-type="float">
            <text:p>8.58316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.656064" calcext:value-type="float">
            <text:p>9.65606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2" table:formula="of:=[.B18]* 1.609344" office:value-type="float" office:value="8.04672" calcext:value-type="float">
            <text:p>8.04672</text:p>
          </table:table-cell>
          <table:table-cell table:formula="of:=AVERAGE([.C13:.C18])" office:value-type="float" office:value="8.851392" calcext:value-type="float">
            <text:p>8.85139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.04672" calcext:value-type="float">
            <text:p>8.04672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2" table:formula="of:=[.B19]* 1.609344" office:value-type="float" office:value="8.04672" calcext:value-type="float">
            <text:p>8.04672</text:p>
          </table:table-cell>
          <table:table-cell table:formula="of:=AVERAGE([.C14:.C19])" office:value-type="float" office:value="8.851392" calcext:value-type="float">
            <text:p>8.85139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.04672" calcext:value-type="float">
            <text:p>8.04672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" table:formula="of:=[.B20]* 1.609344" office:value-type="float" office:value="8.04672" calcext:value-type="float">
            <text:p>8.04672</text:p>
          </table:table-cell>
          <table:table-cell table:formula="of:=AVERAGE([.C15:.C20])" office:value-type="float" office:value="8.851392" calcext:value-type="float">
            <text:p>8.85139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.04672" calcext:value-type="float">
            <text:p>8.04672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2" table:formula="of:=[.B21]* 1.609344" office:value-type="float" office:value="8.04672" calcext:value-type="float">
            <text:p>8.04672</text:p>
          </table:table-cell>
          <table:table-cell table:formula="of:=AVERAGE([.C16:.C21])" office:value-type="float" office:value="8.583168" calcext:value-type="float">
            <text:p>8.58316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.04672" calcext:value-type="float">
            <text:p>8.04672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2" table:formula="of:=[.B22]* 1.609344" office:value-type="float" office:value="9.656064" calcext:value-type="float">
            <text:p>9.656064</text:p>
          </table:table-cell>
          <table:table-cell table:formula="of:=AVERAGE([.C17:.C22])" office:value-type="float" office:value="8.583168" calcext:value-type="float">
            <text:p>8.58316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.656064" calcext:value-type="float">
            <text:p>9.65606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2" table:formula="of:=[.B23]* 1.609344" office:value-type="float" office:value="11.265408" calcext:value-type="float">
            <text:p>11.265408</text:p>
          </table:table-cell>
          <table:table-cell table:formula="of:=AVERAGE([.C18:.C23])" office:value-type="float" office:value="8.851392" calcext:value-type="float">
            <text:p>8.85139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.265408" calcext:value-type="float">
            <text:p>11.26540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2" table:formula="of:=[.B24]* 1.609344" office:value-type="float" office:value="14.484096" calcext:value-type="float">
            <text:p>14.484096</text:p>
          </table:table-cell>
          <table:table-cell table:formula="of:=AVERAGE([.C19:.C24])" office:value-type="float" office:value="9.924288" calcext:value-type="float">
            <text:p>9.92428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.484096" calcext:value-type="float">
            <text:p>14.48409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2" table:formula="of:=[.B25]* 1.609344" office:value-type="float" office:value="14.484096" calcext:value-type="float">
            <text:p>14.484096</text:p>
          </table:table-cell>
          <table:table-cell table:formula="of:=AVERAGE([.C20:.C25])" office:value-type="float" office:value="10.997184" calcext:value-type="float">
            <text:p>10.99718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.484096" calcext:value-type="float">
            <text:p>14.48409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ce2" table:formula="of:=[.B26]* 1.609344" office:value-type="float" office:value="16.09344" calcext:value-type="float">
            <text:p>16.09344</text:p>
          </table:table-cell>
          <table:table-cell table:formula="of:=AVERAGE([.C21:.C26])" office:value-type="float" office:value="12.338304" calcext:value-type="float">
            <text:p>12.338304</text:p>
          </table:table-cell>
          <table:table-cell office:value-type="float" office:value="23" calcext:value-type="float">
            <text:p>2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.09344" calcext:value-type="float">
            <text:p>16.0934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formula="of:=[.B27]* 1.609344" office:value-type="float" office:value="16.09344" calcext:value-type="float">
            <text:p>16.09344</text:p>
          </table:table-cell>
          <table:table-cell table:formula="of:=AVERAGE([.C22:.C27])" office:value-type="float" office:value="13.679424" calcext:value-type="float">
            <text:p>13.67942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.09344" calcext:value-type="float">
            <text:p>16.0934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" table:formula="of:=[.B28]* 1.609344" office:value-type="float" office:value="16.09344" calcext:value-type="float">
            <text:p>16.09344</text:p>
          </table:table-cell>
          <table:table-cell table:formula="of:=AVERAGE([.C23:.C28])" office:value-type="float" office:value="14.75232" calcext:value-type="float">
            <text:p>14.7523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6.09344" calcext:value-type="float">
            <text:p>16.0934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2" table:formula="of:=[.B29]* 1.609344" office:value-type="float" office:value="16.09344" calcext:value-type="float">
            <text:p>16.09344</text:p>
          </table:table-cell>
          <table:table-cell table:formula="of:=AVERAGE([.C24:.C29])" office:value-type="float" office:value="15.556992" calcext:value-type="float">
            <text:p>15.55699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.09344" calcext:value-type="float">
            <text:p>16.0934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ce2" table:formula="of:=[.B30]* 1.609344" office:value-type="float" office:value="16.09344" calcext:value-type="float">
            <text:p>16.09344</text:p>
          </table:table-cell>
          <table:table-cell table:formula="of:=AVERAGE([.C25:.C30])" office:value-type="float" office:value="15.825216" calcext:value-type="float">
            <text:p>15.8252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.09344" calcext:value-type="float">
            <text:p>16.0934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2" table:formula="of:=[.B31]* 1.609344" office:value-type="float" office:value="16.09344" calcext:value-type="float">
            <text:p>16.09344</text:p>
          </table:table-cell>
          <table:table-cell table:formula="of:=AVERAGE([.C26:.C31])" office:value-type="float" office:value="16.09344" calcext:value-type="float">
            <text:p>16.09344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6.09344" calcext:value-type="float">
            <text:p>16.0934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" table:formula="of:=[.B32]* 1.609344" office:value-type="float" office:value="17.702784" calcext:value-type="float">
            <text:p>17.702784</text:p>
          </table:table-cell>
          <table:table-cell table:formula="of:=AVERAGE([.C27:.C32])" office:value-type="float" office:value="16.361664" calcext:value-type="float">
            <text:p>16.361664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7.702784" calcext:value-type="float">
            <text:p>17.70278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2" table:formula="of:=[.B33]* 1.609344" office:value-type="float" office:value="19.312128" calcext:value-type="float">
            <text:p>19.312128</text:p>
          </table:table-cell>
          <table:table-cell table:formula="of:=AVERAGE([.C28:.C33])" office:value-type="float" office:value="16.898112" calcext:value-type="float">
            <text:p>16.89811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.312128" calcext:value-type="float">
            <text:p>19.31212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2" table:formula="of:=[.B34]* 1.609344" office:value-type="float" office:value="19.312128" calcext:value-type="float">
            <text:p>19.312128</text:p>
          </table:table-cell>
          <table:table-cell table:formula="of:=AVERAGE([.C29:.C34])" office:value-type="float" office:value="17.43456" calcext:value-type="float">
            <text:p>17.4345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9.312128" calcext:value-type="float">
            <text:p>19.31212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style-name="ce2" table:formula="of:=[.B35]* 1.609344" office:value-type="float" office:value="17.702784" calcext:value-type="float">
            <text:p>17.702784</text:p>
          </table:table-cell>
          <table:table-cell table:formula="of:=AVERAGE([.C30:.C35])" office:value-type="float" office:value="17.702784" calcext:value-type="float">
            <text:p>17.70278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.702784" calcext:value-type="float">
            <text:p>17.70278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style-name="ce2" table:formula="of:=[.B36]* 1.609344" office:value-type="float" office:value="17.702784" calcext:value-type="float">
            <text:p>17.702784</text:p>
          </table:table-cell>
          <table:table-cell table:formula="of:=AVERAGE([.C31:.C36])" office:value-type="float" office:value="17.971008" calcext:value-type="float">
            <text:p>17.97100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7.702784" calcext:value-type="float">
            <text:p>17.70278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style-name="ce2" table:formula="of:=[.B37]* 1.609344" office:value-type="float" office:value="17.702784" calcext:value-type="float">
            <text:p>17.702784</text:p>
          </table:table-cell>
          <table:table-cell table:formula="of:=AVERAGE([.C32:.C37])" office:value-type="float" office:value="18.239232" calcext:value-type="float">
            <text:p>18.23923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.702784" calcext:value-type="float">
            <text:p>17.70278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2" table:formula="of:=[.B38]* 1.609344" office:value-type="float" office:value="19.312128" calcext:value-type="float">
            <text:p>19.312128</text:p>
          </table:table-cell>
          <table:table-cell table:formula="of:=AVERAGE([.C33:.C38])" office:value-type="float" office:value="18.507456" calcext:value-type="float">
            <text:p>18.50745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.312128" calcext:value-type="float">
            <text:p>19.31212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style-name="ce2" table:formula="of:=[.B39]* 1.609344" office:value-type="float" office:value="19.312128" calcext:value-type="float">
            <text:p>19.312128</text:p>
          </table:table-cell>
          <table:table-cell table:formula="of:=AVERAGE([.C34:.C39])" office:value-type="float" office:value="18.507456" calcext:value-type="float">
            <text:p>18.50745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.312128" calcext:value-type="float">
            <text:p>19.31212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style-name="ce2" table:formula="of:=[.B40]* 1.609344" office:value-type="float" office:value="19.312128" calcext:value-type="float">
            <text:p>19.312128</text:p>
          </table:table-cell>
          <table:table-cell table:formula="of:=AVERAGE([.C35:.C40])" office:value-type="float" office:value="18.507456" calcext:value-type="float">
            <text:p>18.507456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.312128" calcext:value-type="float">
            <text:p>19.31212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style-name="ce2" table:formula="of:=[.B41]* 1.609344" office:value-type="float" office:value="20.921472" calcext:value-type="float">
            <text:p>20.921472</text:p>
          </table:table-cell>
          <table:table-cell table:formula="of:=AVERAGE([.C36:.C41])" office:value-type="float" office:value="19.043904" calcext:value-type="float">
            <text:p>19.043904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0.921472" calcext:value-type="float">
            <text:p>20.921472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style-name="ce2" table:formula="of:=[.B42]* 1.609344" office:value-type="float" office:value="22.530816" calcext:value-type="float">
            <text:p>22.530816</text:p>
          </table:table-cell>
          <table:table-cell table:formula="of:=AVERAGE([.C37:.C42])" office:value-type="float" office:value="19.848576" calcext:value-type="float">
            <text:p>19.84857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2.530816" calcext:value-type="float">
            <text:p>22.53081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style-name="ce2" table:formula="of:=[.B43]* 1.609344" office:value-type="float" office:value="20.921472" calcext:value-type="float">
            <text:p>20.921472</text:p>
          </table:table-cell>
          <table:table-cell table:formula="of:=AVERAGE([.C38:.C43])" office:value-type="float" office:value="20.385024" calcext:value-type="float">
            <text:p>20.38502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.921472" calcext:value-type="float">
            <text:p>20.921472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2" table:formula="of:=[.B44]* 1.609344" office:value-type="float" office:value="19.312128" calcext:value-type="float">
            <text:p>19.312128</text:p>
          </table:table-cell>
          <table:table-cell table:formula="of:=AVERAGE([.C39:.C44])" office:value-type="float" office:value="20.385024" calcext:value-type="float">
            <text:p>20.38502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9.312128" calcext:value-type="float">
            <text:p>19.31212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2" table:formula="of:=[.B45]* 1.609344" office:value-type="float" office:value="19.312128" calcext:value-type="float">
            <text:p>19.312128</text:p>
          </table:table-cell>
          <table:table-cell table:formula="of:=AVERAGE([.C40:.C45])" office:value-type="float" office:value="20.385024" calcext:value-type="float">
            <text:p>20.385024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9.312128" calcext:value-type="float">
            <text:p>19.31212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2" table:formula="of:=[.B46]* 1.609344" office:value-type="float" office:value="19.312128" calcext:value-type="float">
            <text:p>19.312128</text:p>
          </table:table-cell>
          <table:table-cell table:formula="of:=AVERAGE([.C41:.C46])" office:value-type="float" office:value="20.385024" calcext:value-type="float">
            <text:p>20.385024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9.312128" calcext:value-type="float">
            <text:p>19.31212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style-name="ce2" table:formula="of:=[.B47]* 1.609344" office:value-type="float" office:value="20.921472" calcext:value-type="float">
            <text:p>20.921472</text:p>
          </table:table-cell>
          <table:table-cell table:formula="of:=AVERAGE([.C42:.C47])" office:value-type="float" office:value="20.385024" calcext:value-type="float">
            <text:p>20.385024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0.921472" calcext:value-type="float">
            <text:p>20.921472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style-name="ce2" table:formula="of:=[.B48]* 1.609344" office:value-type="float" office:value="22.530816" calcext:value-type="float">
            <text:p>22.530816</text:p>
          </table:table-cell>
          <table:table-cell table:formula="of:=AVERAGE([.C43:.C48])" office:value-type="float" office:value="20.385024" calcext:value-type="float">
            <text:p>20.38502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.530816" calcext:value-type="float">
            <text:p>22.53081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style-name="ce2" table:formula="of:=[.B49]* 1.609344" office:value-type="float" office:value="22.530816" calcext:value-type="float">
            <text:p>22.530816</text:p>
          </table:table-cell>
          <table:table-cell table:formula="of:=AVERAGE([.C44:.C49])" office:value-type="float" office:value="20.653248" calcext:value-type="float">
            <text:p>20.65324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2.530816" calcext:value-type="float">
            <text:p>22.53081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style-name="ce2" table:formula="of:=[.B50]* 1.609344" office:value-type="float" office:value="22.530816" calcext:value-type="float">
            <text:p>22.530816</text:p>
          </table:table-cell>
          <table:table-cell table:formula="of:=AVERAGE([.C45:.C50])" office:value-type="float" office:value="21.189696" calcext:value-type="float">
            <text:p>21.18969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2.530816" calcext:value-type="float">
            <text:p>22.53081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style-name="ce2" table:formula="of:=[.B51]* 1.609344" office:value-type="float" office:value="22.530816" calcext:value-type="float">
            <text:p>22.530816</text:p>
          </table:table-cell>
          <table:table-cell table:formula="of:=AVERAGE([.C46:.C51])" office:value-type="float" office:value="21.726144" calcext:value-type="float">
            <text:p>21.72614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2.530816" calcext:value-type="float">
            <text:p>22.53081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style-name="ce2" table:formula="of:=[.B52]* 1.609344" office:value-type="float" office:value="22.530816" calcext:value-type="float">
            <text:p>22.530816</text:p>
          </table:table-cell>
          <table:table-cell table:formula="of:=AVERAGE([.C47:.C52])" office:value-type="float" office:value="22.262592" calcext:value-type="float">
            <text:p>22.26259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2.530816" calcext:value-type="float">
            <text:p>22.53081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style-name="ce2" table:formula="of:=[.B53]* 1.609344" office:value-type="float" office:value="20.921472" calcext:value-type="float">
            <text:p>20.921472</text:p>
          </table:table-cell>
          <table:table-cell table:formula="of:=AVERAGE([.C48:.C53])" office:value-type="float" office:value="22.262592" calcext:value-type="float">
            <text:p>22.26259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.921472" calcext:value-type="float">
            <text:p>20.921472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style-name="ce2" table:formula="of:=[.B54]* 1.609344" office:value-type="float" office:value="20.921472" calcext:value-type="float">
            <text:p>20.921472</text:p>
          </table:table-cell>
          <table:table-cell table:formula="of:=AVERAGE([.C49:.C54])" office:value-type="float" office:value="21.994368" calcext:value-type="float">
            <text:p>21.99436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0.921472" calcext:value-type="float">
            <text:p>20.921472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table:style-name="ce2" table:formula="of:=[.B55]* 1.609344" office:value-type="float" office:value="20.921472" calcext:value-type="float">
            <text:p>20.921472</text:p>
          </table:table-cell>
          <table:table-cell table:formula="of:=AVERAGE([.C50:.C55])" office:value-type="float" office:value="21.726144" calcext:value-type="float">
            <text:p>21.72614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0.921472" calcext:value-type="float">
            <text:p>20.921472</text:p>
          </table:table-cell>
          <table:table-cell/>
          <table:table-cell table:style-name="ce1" table:number-columns-repeated="1637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style-name="ce2" table:formula="of:=[.B56]* 1.609344" office:value-type="float" office:value="22.530816" calcext:value-type="float">
            <text:p>22.530816</text:p>
          </table:table-cell>
          <table:table-cell table:formula="of:=AVERAGE([.C51:.C56])" office:value-type="float" office:value="21.726144" calcext:value-type="float">
            <text:p>21.726144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2.530816" calcext:value-type="float">
            <text:p>22.530816</text:p>
          </table:table-cell>
          <table:table-cell/>
          <table:table-cell table:style-name="Default" table:number-columns-repeated="1637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15" calcext:value-type="float">
            <text:p>15</text:p>
          </table:table-cell>
          <table:table-cell table:style-name="ce3" table:formula="of:=[.B57]* 1.609344" office:value-type="float" office:value="24.14016" calcext:value-type="float">
            <text:p>24.14016</text:p>
          </table:table-cell>
          <table:table-cell table:style-name="ce1" table:formula="of:=AVERAGE([.C52:.C57])" office:value-type="float" office:value="21.994368" calcext:value-type="float">
            <text:p>21.994368</text:p>
          </table:table-cell>
          <table:table-cell table:style-name="ce1" office:value-type="string" calcext:value-type="string">
            <text:p>about here is where he is at 23 kmh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54" calcext:value-type="float">
            <text:p>54</text:p>
          </table:table-cell>
          <table:table-cell table:style-name="ce1" office:value-type="float" office:value="24.14016" calcext:value-type="float">
            <text:p>24.14016</text:p>
          </table:table-cell>
          <table:table-cell table:style-name="ce1"/>
          <table:table-cell table:style-name="Default" table:number-columns-repeated="1637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style-name="ce2" table:formula="of:=[.B58]* 1.609344" office:value-type="float" office:value="24.14016" calcext:value-type="float">
            <text:p>24.14016</text:p>
          </table:table-cell>
          <table:table-cell table:formula="of:=AVERAGE([.C53:.C58])" office:value-type="float" office:value="22.262592" calcext:value-type="float">
            <text:p>22.26259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style-name="ce2" table:formula="of:=[.B59]* 1.609344" office:value-type="float" office:value="24.14016" calcext:value-type="float">
            <text:p>24.14016</text:p>
          </table:table-cell>
          <table:table-cell table:formula="of:=AVERAGE([.C54:.C59])" office:value-type="float" office:value="22.79904" calcext:value-type="float">
            <text:p>22.79904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style-name="ce2" table:formula="of:=[.B60]* 1.609344" office:value-type="float" office:value="24.14016" calcext:value-type="float">
            <text:p>24.14016</text:p>
          </table:table-cell>
          <table:table-cell table:formula="of:=AVERAGE([.C55:.C60])" office:value-type="float" office:value="23.335488" calcext:value-type="float">
            <text:p>23.335488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style-name="ce2" table:formula="of:=[.B61]* 1.609344" office:value-type="float" office:value="24.14016" calcext:value-type="float">
            <text:p>24.14016</text:p>
          </table:table-cell>
          <table:table-cell table:formula="of:=AVERAGE([.C56:.C61])" office:value-type="float" office:value="23.871936" calcext:value-type="float">
            <text:p>23.8719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style-name="ce2" table:formula="of:=[.B62]* 1.609344" office:value-type="float" office:value="24.14016" calcext:value-type="float">
            <text:p>24.1401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63]* 1.609344" office:value-type="float" office:value="24.14016" calcext:value-type="float">
            <text:p>24.1401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table:style-name="ce2" table:formula="of:=[.B64]* 1.609344" office:value-type="float" office:value="24.14016" calcext:value-type="float">
            <text:p>24.1401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style-name="ce2" table:formula="of:=[.B65]* 1.609344" office:value-type="float" office:value="25.749504" calcext:value-type="float">
            <text:p>25.74950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table:style-name="ce2" table:formula="of:=[.B66]* 1.609344" office:value-type="float" office:value="27.358848" calcext:value-type="float">
            <text:p>27.35884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table:style-name="ce2" table:formula="of:=[.B67]* 1.609344" office:value-type="float" office:value="27.358848" calcext:value-type="float">
            <text:p>27.35884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style-name="ce2" table:formula="of:=[.B68]* 1.609344" office:value-type="float" office:value="25.749504" calcext:value-type="float">
            <text:p>25.74950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style-name="ce2" table:formula="of:=[.B69]* 1.609344" office:value-type="float" office:value="24.14016" calcext:value-type="float">
            <text:p>24.1401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style-name="ce2" table:formula="of:=[.B70]* 1.609344" office:value-type="float" office:value="24.14016" calcext:value-type="float">
            <text:p>24.1401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style-name="ce2" table:formula="of:=[.B71]* 1.609344" office:value-type="float" office:value="25.749504" calcext:value-type="float">
            <text:p>25.74950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style-name="ce2" table:formula="of:=[.B72]* 1.609344" office:value-type="float" office:value="27.358848" calcext:value-type="float">
            <text:p>27.35884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style-name="ce2" table:formula="of:=[.B73]* 1.609344" office:value-type="float" office:value="27.358848" calcext:value-type="float">
            <text:p>27.35884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table:style-name="ce2" table:formula="of:=[.B74]* 1.609344" office:value-type="float" office:value="28.968192" calcext:value-type="float">
            <text:p>28.96819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style-name="ce2" table:formula="of:=[.B75]* 1.609344" office:value-type="float" office:value="28.968192" calcext:value-type="float">
            <text:p>28.96819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table:style-name="ce2" table:formula="of:=[.B76]* 1.609344" office:value-type="float" office:value="28.968192" calcext:value-type="float">
            <text:p>28.96819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table:style-name="ce2" table:formula="of:=[.B77]* 1.609344" office:value-type="float" office:value="28.968192" calcext:value-type="float">
            <text:p>28.96819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style-name="ce2" table:formula="of:=[.B78]* 1.609344" office:value-type="float" office:value="25.749504" calcext:value-type="float">
            <text:p>25.74950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09" calcext:value-type="float">
            <text:p>109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"/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  <table:table-cell office:value-type="float" office:value="169" calcext:value-type="float">
            <text:p>169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83" calcext:value-type="float">
            <text:p>183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84" calcext:value-type="float">
            <text:p>184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86" calcext:value-type="float">
            <text:p>186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87" calcext:value-type="float">
            <text:p>187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89" calcext:value-type="float">
            <text:p>189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91" calcext:value-type="float">
            <text:p>191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92" calcext:value-type="float">
            <text:p>192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93" calcext:value-type="float">
            <text:p>193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94" calcext:value-type="float">
            <text:p>194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97" calcext:value-type="float">
            <text:p>197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98" calcext:value-type="float">
            <text:p>198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199" calcext:value-type="float">
            <text:p>199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03" calcext:value-type="float">
            <text:p>203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06" calcext:value-type="float">
            <text:p>206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11" calcext:value-type="float">
            <text:p>211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12" calcext:value-type="float">
            <text:p>212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13" calcext:value-type="float">
            <text:p>213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4"/>
        </table:table-row>
        <table:table-row table:style-name="ro1">
          <table:table-cell table:number-columns-repeated="7"/>
          <table:table-cell office:value-type="float" office:value="217" calcext:value-type="float">
            <text:p>217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16374"/>
        </table:table-row>
      </table:table>
      <table:table table:name="Resul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ing </text:p>
          </table:table-cell>
          <table:table-cell/>
        </table:table-row>
        <table:table-row table:style-name="ro1">
          <table:table-cell office:value-type="string" calcext:value-type="string">
            <text:p>https://mycurvefit.com/</text:p>
          </table:table-cell>
          <table:table-cell/>
        </table:table-row>
        <table:table-row table:style-name="ro1">
          <table:table-cell office:value-type="string" calcext:value-type="string">
            <text:p>https://www.desmos.com/calcula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d fiddling with sliders, got the following function that fits the “MCDAVID” curve</text:p>
          </table:table-cell>
          <table:table-cell/>
        </table:table-row>
        <table:table-row table:style-name="ro1">
          <table:table-cell office:value-type="string" calcext:value-type="string">
            <text:p>Y = -(Ax + B) / (Cx +D)</text:p>
          </table:table-cell>
          <table:table-cell/>
        </table:table-row>
        <table:table-row table:style-name="ro1">
          <table:table-cell office:value-type="string" calcext:value-type="string">
            <text:p>where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t fits relatively well but needs to be cut off after x = 2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</text:p>
          </table:table-cell>
          <table:table-cell/>
        </table:table-row>
        <table:table-row table:style-name="ro1">
          <table:table-cell office:value-type="string" calcext:value-type="string">
            <text:p>Y = max( (-(-35x)/(0.66x + 47.6)), 40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 = speed in kmh and x is the number of frames, assumed 30 FPS</text:p>
          </table:table-cell>
          <table:table-cell/>
        </table:table-row>
        <table:table-row table:style-name="ro1">
          <table:table-cell table:formula="of:=200/30" office:value-type="float" office:value="6.66666666666667" calcext:value-type="float">
            <text:p>6.66666666666667</text:p>
          </table:table-cell>
          <table:table-cell/>
        </table:table-row>
        <table:table-row table:style-name="ro1">
          <table:table-cell office:value-type="string" calcext:value-type="string">
            <text:p>seconds to reach top spee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is is just a guideline, mostly for acceleration. Acceleration needs to feel good, no matter the top speed</text:p>
          </table:table-cell>
          <table:table-cell/>
        </table:table-row>
      </table:table>
      <table:table table:name="forceCalcs" table:style-name="ta1">
        <table:shapes>
          <draw:frame draw:z-index="0" draw:style-name="gr1" draw:text-style-name="P1" svg:width="15.999cm" svg:height="8.999cm" svg:x="18.438cm" svg:y="1.746cm">
            <draw:object draw:notify-on-update-of-ranges="forceCalcs.G1:forceCalcs.G1 forceCalcs.G2:forceCalcs.G2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rame (30 fps)</text:p>
          </table:table-cell>
          <table:table-cell office:value-type="string" calcext:value-type="string">
            <text:p>time in s</text:p>
          </table:table-cell>
          <table:table-cell office:value-type="string" calcext:value-type="string">
            <text:p>modelled vel in km/h</text:p>
          </table:table-cell>
          <table:table-cell office:value-type="string" calcext:value-type="string">
            <text:p>in m/s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force needed in kg*m/s^2</text:p>
          </table:table-cell>
          <table:table-cell office:value-type="string" calcext:value-type="string">
            <text:p>convert to centinewtons</text:p>
          </table:table-cell>
          <table:table-cell office:value-type="string" calcext:value-type="string">
            <text:p>mass in kg =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30" office:value-type="float" office:value="0" calcext:value-type="float">
            <text:p>0</text:p>
          </table:table-cell>
          <table:table-cell table:formula="of:=MIN((-(-35*[.A2])/(0.66*[.A2] + 47.6)); 40)" office:value-type="float" office:value="0" calcext:value-type="float">
            <text:p>0</text:p>
          </table:table-cell>
          <table:table-cell table:formula="of:=([.C2]*1000)/36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]*100" office:value-type="float" office:value="54392.8719436386" calcext:value-type="float">
            <text:p>54392.87194363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30" office:value-type="float" office:value="0.0333333333333333" calcext:value-type="float">
            <text:p>0.0333333333333333</text:p>
          </table:table-cell>
          <table:table-cell table:formula="of:=MIN((-(-35*[.A3])/(0.66*[.A3] + 47.6)); 40)" office:value-type="float" office:value="0.725238292581848" calcext:value-type="float">
            <text:p>0.725238292581848</text:p>
          </table:table-cell>
          <table:table-cell table:formula="of:=([.C3]*1000)/3600" office:value-type="float" office:value="0.201455081272736" calcext:value-type="float">
            <text:p>0.201455081272736</text:p>
          </table:table-cell>
          <table:table-cell table:formula="of:=([.D3]-[.D2])/[.B3]" office:value-type="float" office:value="6.04365243818207" calcext:value-type="float">
            <text:p>6.04365243818207</text:p>
          </table:table-cell>
          <table:table-cell table:formula="of:=[.$I$1]*[.E3]" office:value-type="float" office:value="543.928719436386" calcext:value-type="float">
            <text:p>543.928719436386</text:p>
          </table:table-cell>
          <table:table-cell table:formula="of:=[.F3]*100" office:value-type="float" office:value="54392.8719436386" calcext:value-type="float">
            <text:p>54392.8719436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30" office:value-type="float" office:value="0.0666666666666667" calcext:value-type="float">
            <text:p>0.0666666666666667</text:p>
          </table:table-cell>
          <table:table-cell table:formula="of:=MIN((-(-35*[.A4])/(0.66*[.A4] + 47.6)); 40)" office:value-type="float" office:value="1.43090760425184" calcext:value-type="float">
            <text:p>1.43090760425184</text:p>
          </table:table-cell>
          <table:table-cell table:formula="of:=([.C4]*1000)/3600" office:value-type="float" office:value="0.3974743345144" calcext:value-type="float">
            <text:p>0.3974743345144</text:p>
          </table:table-cell>
          <table:table-cell table:formula="of:=([.D4]-[.D3])/[.B4]" office:value-type="float" office:value="2.94028879862496" calcext:value-type="float">
            <text:p>2.94028879862496</text:p>
          </table:table-cell>
          <table:table-cell table:formula="of:=[.$I$1]*[.E4]" office:value-type="float" office:value="264.625991876247" calcext:value-type="float">
            <text:p>264.625991876247</text:p>
          </table:table-cell>
          <table:table-cell table:formula="of:=[.F4]*100" office:value-type="float" office:value="26462.5991876247" calcext:value-type="float">
            <text:p>26462.599187624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30" office:value-type="float" office:value="0.1" calcext:value-type="float">
            <text:p>0.1</text:p>
          </table:table-cell>
          <table:table-cell table:formula="of:=MIN((-(-35*[.A5])/(0.66*[.A5] + 47.6)); 40)" office:value-type="float" office:value="2.11778943122227" calcext:value-type="float">
            <text:p>2.11778943122227</text:p>
          </table:table-cell>
          <table:table-cell table:formula="of:=([.C5]*1000)/3600" office:value-type="float" office:value="0.588274842006185" calcext:value-type="float">
            <text:p>0.588274842006185</text:p>
          </table:table-cell>
          <table:table-cell table:formula="of:=([.D5]-[.D4])/[.B5]" office:value-type="float" office:value="1.90800507491785" calcext:value-type="float">
            <text:p>1.90800507491785</text:p>
          </table:table-cell>
          <table:table-cell table:formula="of:=[.$I$1]*[.E5]" office:value-type="float" office:value="171.720456742607" calcext:value-type="float">
            <text:p>171.720456742607</text:p>
          </table:table-cell>
          <table:table-cell table:formula="of:=[.F5]*100" office:value-type="float" office:value="17172.0456742607" calcext:value-type="float">
            <text:p>17172.04567426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30" office:value-type="float" office:value="0.133333333333333" calcext:value-type="float">
            <text:p>0.133333333333333</text:p>
          </table:table-cell>
          <table:table-cell table:formula="of:=MIN((-(-35*[.A6])/(0.66*[.A6] + 47.6)); 40)" office:value-type="float" office:value="2.78662420382166" calcext:value-type="float">
            <text:p>2.78662420382166</text:p>
          </table:table-cell>
          <table:table-cell table:formula="of:=([.C6]*1000)/3600" office:value-type="float" office:value="0.774062278839349" calcext:value-type="float">
            <text:p>0.774062278839349</text:p>
          </table:table-cell>
          <table:table-cell table:formula="of:=([.D6]-[.D5])/[.B6]" office:value-type="float" office:value="1.39340577624873" calcext:value-type="float">
            <text:p>1.39340577624873</text:p>
          </table:table-cell>
          <table:table-cell table:formula="of:=[.$I$1]*[.E6]" office:value-type="float" office:value="125.406519862385" calcext:value-type="float">
            <text:p>125.406519862385</text:p>
          </table:table-cell>
          <table:table-cell table:formula="of:=[.F6]*100" office:value-type="float" office:value="12540.6519862385" calcext:value-type="float">
            <text:p>12540.65198623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30" office:value-type="float" office:value="0.166666666666667" calcext:value-type="float">
            <text:p>0.166666666666667</text:p>
          </table:table-cell>
          <table:table-cell table:formula="of:=MIN((-(-35*[.A7])/(0.66*[.A7] + 47.6)); 40)" office:value-type="float" office:value="3.43811394891945" calcext:value-type="float">
            <text:p>3.43811394891945</text:p>
          </table:table-cell>
          <table:table-cell table:formula="of:=([.C7]*1000)/3600" office:value-type="float" office:value="0.955031652477625" calcext:value-type="float">
            <text:p>0.955031652477625</text:p>
          </table:table-cell>
          <table:table-cell table:formula="of:=([.D7]-[.D6])/[.B7]" office:value-type="float" office:value="1.08581624182966" calcext:value-type="float">
            <text:p>1.08581624182966</text:p>
          </table:table-cell>
          <table:table-cell table:formula="of:=[.$I$1]*[.E7]" office:value-type="float" office:value="97.7234617646692" calcext:value-type="float">
            <text:p>97.7234617646692</text:p>
          </table:table-cell>
          <table:table-cell table:formula="of:=[.F7]*100" office:value-type="float" office:value="9772.34617646692" calcext:value-type="float">
            <text:p>9772.3461764669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30" office:value-type="float" office:value="0.2" calcext:value-type="float">
            <text:p>0.2</text:p>
          </table:table-cell>
          <table:table-cell table:formula="of:=MIN((-(-35*[.A8])/(0.66*[.A8] + 47.6)); 40)" office:value-type="float" office:value="4.07292474786656" calcext:value-type="float">
            <text:p>4.07292474786656</text:p>
          </table:table-cell>
          <table:table-cell table:formula="of:=([.C8]*1000)/3600" office:value-type="float" office:value="1.13136798551849" calcext:value-type="float">
            <text:p>1.13136798551849</text:p>
          </table:table-cell>
          <table:table-cell table:formula="of:=([.D8]-[.D7])/[.B8]" office:value-type="float" office:value="0.881681665204324" calcext:value-type="float">
            <text:p>0.881681665204324</text:p>
          </table:table-cell>
          <table:table-cell table:formula="of:=[.$I$1]*[.E8]" office:value-type="float" office:value="79.3513498683891" calcext:value-type="float">
            <text:p>79.3513498683891</text:p>
          </table:table-cell>
          <table:table-cell table:formula="of:=[.F8]*100" office:value-type="float" office:value="7935.13498683891" calcext:value-type="float">
            <text:p>7935.1349868389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30" office:value-type="float" office:value="0.233333333333333" calcext:value-type="float">
            <text:p>0.233333333333333</text:p>
          </table:table-cell>
          <table:table-cell table:formula="of:=MIN((-(-35*[.A9])/(0.66*[.A9] + 47.6)); 40)" office:value-type="float" office:value="4.6916890080429" calcext:value-type="float">
            <text:p>4.6916890080429</text:p>
          </table:table-cell>
          <table:table-cell table:formula="of:=([.C9]*1000)/3600" office:value-type="float" office:value="1.30324694667858" calcext:value-type="float">
            <text:p>1.30324694667858</text:p>
          </table:table-cell>
          <table:table-cell table:formula="of:=([.D9]-[.D8])/[.B9]" office:value-type="float" office:value="0.736624119257539" calcext:value-type="float">
            <text:p>0.736624119257539</text:p>
          </table:table-cell>
          <table:table-cell table:formula="of:=[.$I$1]*[.E9]" office:value-type="float" office:value="66.2961707331785" calcext:value-type="float">
            <text:p>66.2961707331785</text:p>
          </table:table-cell>
          <table:table-cell table:formula="of:=[.F9]*100" office:value-type="float" office:value="6629.61707331785" calcext:value-type="float">
            <text:p>6629.6170733178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30" office:value-type="float" office:value="0.266666666666667" calcext:value-type="float">
            <text:p>0.266666666666667</text:p>
          </table:table-cell>
          <table:table-cell table:formula="of:=MIN((-(-35*[.A10])/(0.66*[.A10] + 47.6)); 40)" office:value-type="float" office:value="5.29500756429652" calcext:value-type="float">
            <text:p>5.29500756429652</text:p>
          </table:table-cell>
          <table:table-cell table:formula="of:=([.C10]*1000)/3600" office:value-type="float" office:value="1.47083543452681" calcext:value-type="float">
            <text:p>1.47083543452681</text:p>
          </table:table-cell>
          <table:table-cell table:formula="of:=([.D10]-[.D9])/[.B10]" office:value-type="float" office:value="0.628456829430858" calcext:value-type="float">
            <text:p>0.628456829430858</text:p>
          </table:table-cell>
          <table:table-cell table:formula="of:=[.$I$1]*[.E10]" office:value-type="float" office:value="56.5611146487772" calcext:value-type="float">
            <text:p>56.5611146487772</text:p>
          </table:table-cell>
          <table:table-cell table:formula="of:=[.F10]*100" office:value-type="float" office:value="5656.11146487772" calcext:value-type="float">
            <text:p>5656.1114648777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30" office:value-type="float" office:value="0.3" calcext:value-type="float">
            <text:p>0.3</text:p>
          </table:table-cell>
          <table:table-cell table:formula="of:=MIN((-(-35*[.A11])/(0.66*[.A11] + 47.6)); 40)" office:value-type="float" office:value="5.88345162495331" calcext:value-type="float">
            <text:p>5.88345162495331</text:p>
          </table:table-cell>
          <table:table-cell table:formula="of:=([.C11]*1000)/3600" office:value-type="float" office:value="1.63429211804259" calcext:value-type="float">
            <text:p>1.63429211804259</text:p>
          </table:table-cell>
          <table:table-cell table:formula="of:=([.D11]-[.D10])/[.B11]" office:value-type="float" office:value="0.544855611719248" calcext:value-type="float">
            <text:p>0.544855611719248</text:p>
          </table:table-cell>
          <table:table-cell table:formula="of:=[.$I$1]*[.E11]" office:value-type="float" office:value="49.0370050547323" calcext:value-type="float">
            <text:p>49.0370050547323</text:p>
          </table:table-cell>
          <table:table-cell table:formula="of:=[.F11]*100" office:value-type="float" office:value="4903.70050547323" calcext:value-type="float">
            <text:p>4903.7005054732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30" office:value-type="float" office:value="0.333333333333333" calcext:value-type="float">
            <text:p>0.333333333333333</text:p>
          </table:table-cell>
          <table:table-cell table:formula="of:=MIN((-(-35*[.A12])/(0.66*[.A12] + 47.6)); 40)" office:value-type="float" office:value="6.45756457564576" calcext:value-type="float">
            <text:p>6.45756457564576</text:p>
          </table:table-cell>
          <table:table-cell table:formula="of:=([.C12]*1000)/3600" office:value-type="float" office:value="1.79376793767938" calcext:value-type="float">
            <text:p>1.79376793767938</text:p>
          </table:table-cell>
          <table:table-cell table:formula="of:=([.D12]-[.D11])/[.B12]" office:value-type="float" office:value="0.478427458910375" calcext:value-type="float">
            <text:p>0.478427458910375</text:p>
          </table:table-cell>
          <table:table-cell table:formula="of:=[.$I$1]*[.E12]" office:value-type="float" office:value="43.0584713019337" calcext:value-type="float">
            <text:p>43.0584713019337</text:p>
          </table:table-cell>
          <table:table-cell table:formula="of:=[.F12]*100" office:value-type="float" office:value="4305.84713019337" calcext:value-type="float">
            <text:p>4305.8471301933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30" office:value-type="float" office:value="0.366666666666667" calcext:value-type="float">
            <text:p>0.366666666666667</text:p>
          </table:table-cell>
          <table:table-cell table:formula="of:=MIN((-(-35*[.A13])/(0.66*[.A13] + 47.6)); 40)" office:value-type="float" office:value="7.01786365293474" calcext:value-type="float">
            <text:p>7.01786365293474</text:p>
          </table:table-cell>
          <table:table-cell table:formula="of:=([.C13]*1000)/3600" office:value-type="float" office:value="1.94940657025965" calcext:value-type="float">
            <text:p>1.94940657025965</text:p>
          </table:table-cell>
          <table:table-cell table:formula="of:=([.D13]-[.D12])/[.B13]" office:value-type="float" office:value="0.424468997946202" calcext:value-type="float">
            <text:p>0.424468997946202</text:p>
          </table:table-cell>
          <table:table-cell table:formula="of:=[.$I$1]*[.E13]" office:value-type="float" office:value="38.2022098151582" calcext:value-type="float">
            <text:p>38.2022098151582</text:p>
          </table:table-cell>
          <table:table-cell table:formula="of:=[.F13]*100" office:value-type="float" office:value="3820.22098151582" calcext:value-type="float">
            <text:p>3820.2209815158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30" office:value-type="float" office:value="0.4" calcext:value-type="float">
            <text:p>0.4</text:p>
          </table:table-cell>
          <table:table-cell table:formula="of:=MIN((-(-35*[.A14])/(0.66*[.A14] + 47.6)); 40)" office:value-type="float" office:value="7.56484149855908" calcext:value-type="float">
            <text:p>7.56484149855908</text:p>
          </table:table-cell>
          <table:table-cell table:formula="of:=([.C14]*1000)/3600" office:value-type="float" office:value="2.10134486071085" calcext:value-type="float">
            <text:p>2.10134486071085</text:p>
          </table:table-cell>
          <table:table-cell table:formula="of:=([.D14]-[.D13])/[.B14]" office:value-type="float" office:value="0.37984572612801" calcext:value-type="float">
            <text:p>0.37984572612801</text:p>
          </table:table-cell>
          <table:table-cell table:formula="of:=[.$I$1]*[.E14]" office:value-type="float" office:value="34.1861153515209" calcext:value-type="float">
            <text:p>34.1861153515209</text:p>
          </table:table-cell>
          <table:table-cell table:formula="of:=[.F14]*100" office:value-type="float" office:value="3418.61153515209" calcext:value-type="float">
            <text:p>3418.6115351520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30" office:value-type="float" office:value="0.433333333333333" calcext:value-type="float">
            <text:p>0.433333333333333</text:p>
          </table:table-cell>
          <table:table-cell table:formula="of:=MIN((-(-35*[.A15])/(0.66*[.A15] + 47.6)); 40)" office:value-type="float" office:value="8.09896760412958" calcext:value-type="float">
            <text:p>8.09896760412958</text:p>
          </table:table-cell>
          <table:table-cell table:formula="of:=([.C15]*1000)/3600" office:value-type="float" office:value="2.24971322336933" calcext:value-type="float">
            <text:p>2.24971322336933</text:p>
          </table:table-cell>
          <table:table-cell table:formula="of:=([.D15]-[.D14])/[.B15]" office:value-type="float" office:value="0.342388529211863" calcext:value-type="float">
            <text:p>0.342388529211863</text:p>
          </table:table-cell>
          <table:table-cell table:formula="of:=[.$I$1]*[.E15]" office:value-type="float" office:value="30.8149676290677" calcext:value-type="float">
            <text:p>30.8149676290677</text:p>
          </table:table-cell>
          <table:table-cell table:formula="of:=[.F15]*100" office:value-type="float" office:value="3081.49676290677" calcext:value-type="float">
            <text:p>3081.4967629067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30" office:value-type="float" office:value="0.466666666666667" calcext:value-type="float">
            <text:p>0.466666666666667</text:p>
          </table:table-cell>
          <table:table-cell table:formula="of:=MIN((-(-35*[.A16])/(0.66*[.A16] + 47.6)); 40)" office:value-type="float" office:value="8.62068965517241" calcext:value-type="float">
            <text:p>8.62068965517241</text:p>
          </table:table-cell>
          <table:table-cell table:formula="of:=([.C16]*1000)/3600" office:value-type="float" office:value="2.39463601532567" calcext:value-type="float">
            <text:p>2.39463601532567</text:p>
          </table:table-cell>
          <table:table-cell table:formula="of:=([.D16]-[.D15])/[.B16]" office:value-type="float" office:value="0.310548839906446" calcext:value-type="float">
            <text:p>0.310548839906446</text:p>
          </table:table-cell>
          <table:table-cell table:formula="of:=[.$I$1]*[.E16]" office:value-type="float" office:value="27.9493955915802" calcext:value-type="float">
            <text:p>27.9493955915802</text:p>
          </table:table-cell>
          <table:table-cell table:formula="of:=[.F16]*100" office:value-type="float" office:value="2794.93955915802" calcext:value-type="float">
            <text:p>2794.939559158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30" office:value-type="float" office:value="0.5" calcext:value-type="float">
            <text:p>0.5</text:p>
          </table:table-cell>
          <table:table-cell table:formula="of:=MIN((-(-35*[.A17])/(0.66*[.A17] + 47.6)); 40)" office:value-type="float" office:value="9.1304347826087" calcext:value-type="float">
            <text:p>9.1304347826087</text:p>
          </table:table-cell>
          <table:table-cell table:formula="of:=([.C17]*1000)/3600" office:value-type="float" office:value="2.53623188405797" calcext:value-type="float">
            <text:p>2.53623188405797</text:p>
          </table:table-cell>
          <table:table-cell table:formula="of:=([.D17]-[.D16])/[.B17]" office:value-type="float" office:value="0.283191737464602" calcext:value-type="float">
            <text:p>0.283191737464602</text:p>
          </table:table-cell>
          <table:table-cell table:formula="of:=[.$I$1]*[.E17]" office:value-type="float" office:value="25.4872563718142" calcext:value-type="float">
            <text:p>25.4872563718142</text:p>
          </table:table-cell>
          <table:table-cell table:formula="of:=[.F17]*100" office:value-type="float" office:value="2548.72563718142" calcext:value-type="float">
            <text:p>2548.7256371814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30" office:value-type="float" office:value="0.533333333333333" calcext:value-type="float">
            <text:p>0.533333333333333</text:p>
          </table:table-cell>
          <table:table-cell table:formula="of:=MIN((-(-35*[.A18])/(0.66*[.A18] + 47.6)); 40)" office:value-type="float" office:value="9.62861072902338" calcext:value-type="float">
            <text:p>9.62861072902338</text:p>
          </table:table-cell>
          <table:table-cell table:formula="of:=([.C18]*1000)/3600" office:value-type="float" office:value="2.67461409139538" calcext:value-type="float">
            <text:p>2.67461409139538</text:p>
          </table:table-cell>
          <table:table-cell table:formula="of:=([.D18]-[.D17])/[.B18]" office:value-type="float" office:value="0.259466638757649" calcext:value-type="float">
            <text:p>0.259466638757649</text:p>
          </table:table-cell>
          <table:table-cell table:formula="of:=[.$I$1]*[.E18]" office:value-type="float" office:value="23.3519974881885" calcext:value-type="float">
            <text:p>23.3519974881885</text:p>
          </table:table-cell>
          <table:table-cell table:formula="of:=[.F18]*100" office:value-type="float" office:value="2335.19974881885" calcext:value-type="float">
            <text:p>2335.1997488188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30" office:value-type="float" office:value="0.566666666666667" calcext:value-type="float">
            <text:p>0.566666666666667</text:p>
          </table:table-cell>
          <table:table-cell table:formula="of:=MIN((-(-35*[.A19])/(0.66*[.A19] + 47.6)); 40)" office:value-type="float" office:value="10.1156069364162" calcext:value-type="float">
            <text:p>10.1156069364162</text:p>
          </table:table-cell>
          <table:table-cell table:formula="of:=([.C19]*1000)/3600" office:value-type="float" office:value="2.80989081567116" calcext:value-type="float">
            <text:p>2.80989081567116</text:p>
          </table:table-cell>
          <table:table-cell table:formula="of:=([.D19]-[.D18])/[.B19]" office:value-type="float" office:value="0.238723631074903" calcext:value-type="float">
            <text:p>0.238723631074903</text:p>
          </table:table-cell>
          <table:table-cell table:formula="of:=[.$I$1]*[.E19]" office:value-type="float" office:value="21.4851267967412" calcext:value-type="float">
            <text:p>21.4851267967412</text:p>
          </table:table-cell>
          <table:table-cell table:formula="of:=[.F19]*100" office:value-type="float" office:value="2148.51267967412" calcext:value-type="float">
            <text:p>2148.512679674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30" office:value-type="float" office:value="0.6" calcext:value-type="float">
            <text:p>0.6</text:p>
          </table:table-cell>
          <table:table-cell table:formula="of:=MIN((-(-35*[.A20])/(0.66*[.A20] + 47.6)); 40)" office:value-type="float" office:value="10.5917955615333" calcext:value-type="float">
            <text:p>10.5917955615333</text:p>
          </table:table-cell>
          <table:table-cell table:formula="of:=([.C20]*1000)/3600" office:value-type="float" office:value="2.94216543375925" calcext:value-type="float">
            <text:p>2.94216543375925</text:p>
          </table:table-cell>
          <table:table-cell table:formula="of:=([.D20]-[.D19])/[.B20]" office:value-type="float" office:value="0.220457696813474" calcext:value-type="float">
            <text:p>0.220457696813474</text:p>
          </table:table-cell>
          <table:table-cell table:formula="of:=[.$I$1]*[.E20]" office:value-type="float" office:value="19.8411927132127" calcext:value-type="float">
            <text:p>19.8411927132127</text:p>
          </table:table-cell>
          <table:table-cell table:formula="of:=[.F20]*100" office:value-type="float" office:value="1984.11927132127" calcext:value-type="float">
            <text:p>1984.1192713212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30" office:value-type="float" office:value="0.633333333333333" calcext:value-type="float">
            <text:p>0.633333333333333</text:p>
          </table:table-cell>
          <table:table-cell table:formula="of:=MIN((-(-35*[.A21])/(0.66*[.A21] + 47.6)); 40)" office:value-type="float" office:value="11.0575324243432" calcext:value-type="float">
            <text:p>11.0575324243432</text:p>
          </table:table-cell>
          <table:table-cell table:formula="of:=([.C21]*1000)/3600" office:value-type="float" office:value="3.07153678453978" calcext:value-type="float">
            <text:p>3.07153678453978</text:p>
          </table:table-cell>
          <table:table-cell table:formula="of:=([.D21]-[.D20])/[.B21]" office:value-type="float" office:value="0.204270553863996" calcext:value-type="float">
            <text:p>0.204270553863996</text:p>
          </table:table-cell>
          <table:table-cell table:formula="of:=[.$I$1]*[.E21]" office:value-type="float" office:value="18.3843498477596" calcext:value-type="float">
            <text:p>18.3843498477596</text:p>
          </table:table-cell>
          <table:table-cell table:formula="of:=[.F21]*100" office:value-type="float" office:value="1838.43498477596" calcext:value-type="float">
            <text:p>1838.4349847759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30" office:value-type="float" office:value="0.666666666666667" calcext:value-type="float">
            <text:p>0.666666666666667</text:p>
          </table:table-cell>
          <table:table-cell table:formula="of:=MIN((-(-35*[.A22])/(0.66*[.A22] + 47.6)); 40)" office:value-type="float" office:value="11.5131578947368" calcext:value-type="float">
            <text:p>11.5131578947368</text:p>
          </table:table-cell>
          <table:table-cell table:formula="of:=([.C22]*1000)/3600" office:value-type="float" office:value="3.19809941520468" calcext:value-type="float">
            <text:p>3.19809941520468</text:p>
          </table:table-cell>
          <table:table-cell table:formula="of:=([.D22]-[.D21])/[.B22]" office:value-type="float" office:value="0.18984394599735" calcext:value-type="float">
            <text:p>0.18984394599735</text:p>
          </table:table-cell>
          <table:table-cell table:formula="of:=[.$I$1]*[.E22]" office:value-type="float" office:value="17.0859551397615" calcext:value-type="float">
            <text:p>17.0859551397615</text:p>
          </table:table-cell>
          <table:table-cell table:formula="of:=[.F22]*100" office:value-type="float" office:value="1708.59551397615" calcext:value-type="float">
            <text:p>1708.5955139761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30" office:value-type="float" office:value="0.7" calcext:value-type="float">
            <text:p>0.7</text:p>
          </table:table-cell>
          <table:table-cell table:formula="of:=MIN((-(-35*[.A23])/(0.66*[.A23] + 47.6)); 40)" office:value-type="float" office:value="11.9589977220957" calcext:value-type="float">
            <text:p>11.9589977220957</text:p>
          </table:table-cell>
          <table:table-cell table:formula="of:=([.C23]*1000)/3600" office:value-type="float" office:value="3.32194381169324" calcext:value-type="float">
            <text:p>3.32194381169324</text:p>
          </table:table-cell>
          <table:table-cell table:formula="of:=([.D23]-[.D22])/[.B23]" office:value-type="float" office:value="0.176920566412235" calcext:value-type="float">
            <text:p>0.176920566412235</text:p>
          </table:table-cell>
          <table:table-cell table:formula="of:=[.$I$1]*[.E23]" office:value-type="float" office:value="15.9228509771011" calcext:value-type="float">
            <text:p>15.9228509771011</text:p>
          </table:table-cell>
          <table:table-cell table:formula="of:=[.F23]*100" office:value-type="float" office:value="1592.28509771011" calcext:value-type="float">
            <text:p>1592.2850977101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30" office:value-type="float" office:value="0.733333333333333" calcext:value-type="float">
            <text:p>0.733333333333333</text:p>
          </table:table-cell>
          <table:table-cell table:formula="of:=MIN((-(-35*[.A24])/(0.66*[.A24] + 47.6)); 40)" office:value-type="float" office:value="12.3953638119768" calcext:value-type="float">
            <text:p>12.3953638119768</text:p>
          </table:table-cell>
          <table:table-cell table:formula="of:=([.C24]*1000)/3600" office:value-type="float" office:value="3.44315661443801" calcext:value-type="float">
            <text:p>3.44315661443801</text:p>
          </table:table-cell>
          <table:table-cell table:formula="of:=([.D24]-[.D23])/[.B24]" office:value-type="float" office:value="0.16529018556104" calcext:value-type="float">
            <text:p>0.16529018556104</text:p>
          </table:table-cell>
          <table:table-cell table:formula="of:=[.$I$1]*[.E24]" office:value-type="float" office:value="14.8761167004936" calcext:value-type="float">
            <text:p>14.8761167004936</text:p>
          </table:table-cell>
          <table:table-cell table:formula="of:=[.F24]*100" office:value-type="float" office:value="1487.61167004936" calcext:value-type="float">
            <text:p>1487.6116700493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30" office:value-type="float" office:value="0.766666666666667" calcext:value-type="float">
            <text:p>0.766666666666667</text:p>
          </table:table-cell>
          <table:table-cell table:formula="of:=MIN((-(-35*[.A25])/(0.66*[.A25] + 47.6)); 40)" office:value-type="float" office:value="12.8225549538069" calcext:value-type="float">
            <text:p>12.8225549538069</text:p>
          </table:table-cell>
          <table:table-cell table:formula="of:=([.C25]*1000)/3600" office:value-type="float" office:value="3.56182082050193" calcext:value-type="float">
            <text:p>3.56182082050193</text:p>
          </table:table-cell>
          <table:table-cell table:formula="of:=([.D25]-[.D24])/[.B25]" office:value-type="float" office:value="0.154779399213814" calcext:value-type="float">
            <text:p>0.154779399213814</text:p>
          </table:table-cell>
          <table:table-cell table:formula="of:=[.$I$1]*[.E25]" office:value-type="float" office:value="13.9301459292433" calcext:value-type="float">
            <text:p>13.9301459292433</text:p>
          </table:table-cell>
          <table:table-cell table:formula="of:=[.F25]*100" office:value-type="float" office:value="1393.01459292433" calcext:value-type="float">
            <text:p>1393.0145929243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30" office:value-type="float" office:value="0.8" calcext:value-type="float">
            <text:p>0.8</text:p>
          </table:table-cell>
          <table:table-cell table:formula="of:=MIN((-(-35*[.A26])/(0.66*[.A26] + 47.6)); 40)" office:value-type="float" office:value="13.2408575031526" calcext:value-type="float">
            <text:p>13.2408575031526</text:p>
          </table:table-cell>
          <table:table-cell table:formula="of:=([.C26]*1000)/3600" office:value-type="float" office:value="3.67801597309794" calcext:value-type="float">
            <text:p>3.67801597309794</text:p>
          </table:table-cell>
          <table:table-cell table:formula="of:=([.D26]-[.D25])/[.B26]" office:value-type="float" office:value="0.145243940745015" calcext:value-type="float">
            <text:p>0.145243940745015</text:p>
          </table:table-cell>
          <table:table-cell table:formula="of:=[.$I$1]*[.E26]" office:value-type="float" office:value="13.0719546670513" calcext:value-type="float">
            <text:p>13.0719546670513</text:p>
          </table:table-cell>
          <table:table-cell table:formula="of:=[.F26]*100" office:value-type="float" office:value="1307.19546670513" calcext:value-type="float">
            <text:p>1307.1954667051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30" office:value-type="float" office:value="0.833333333333333" calcext:value-type="float">
            <text:p>0.833333333333333</text:p>
          </table:table-cell>
          <table:table-cell table:formula="of:=MIN((-(-35*[.A27])/(0.66*[.A27] + 47.6)); 40)" office:value-type="float" office:value="13.6505460218409" calcext:value-type="float">
            <text:p>13.6505460218409</text:p>
          </table:table-cell>
          <table:table-cell table:formula="of:=([.C27]*1000)/3600" office:value-type="float" office:value="3.79181833940024" calcext:value-type="float">
            <text:p>3.79181833940024</text:p>
          </table:table-cell>
          <table:table-cell table:formula="of:=([.D27]-[.D26])/[.B27]" office:value-type="float" office:value="0.136562839562762" calcext:value-type="float">
            <text:p>0.136562839562762</text:p>
          </table:table-cell>
          <table:table-cell table:formula="of:=[.$I$1]*[.E27]" office:value-type="float" office:value="12.2906555606486" calcext:value-type="float">
            <text:p>12.2906555606486</text:p>
          </table:table-cell>
          <table:table-cell table:formula="of:=[.F27]*100" office:value-type="float" office:value="1229.06555606486" calcext:value-type="float">
            <text:p>1229.0655560648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30" office:value-type="float" office:value="0.866666666666667" calcext:value-type="float">
            <text:p>0.866666666666667</text:p>
          </table:table-cell>
          <table:table-cell table:formula="of:=MIN((-(-35*[.A28])/(0.66*[.A28] + 47.6)); 40)" office:value-type="float" office:value="14.0518838789376" calcext:value-type="float">
            <text:p>14.0518838789376</text:p>
          </table:table-cell>
          <table:table-cell table:formula="of:=([.C28]*1000)/3600" office:value-type="float" office:value="3.90330107748267" calcext:value-type="float">
            <text:p>3.90330107748267</text:p>
          </table:table-cell>
          <table:table-cell table:formula="of:=([.D28]-[.D27])/[.B28]" office:value-type="float" office:value="0.128633928556648" calcext:value-type="float">
            <text:p>0.128633928556648</text:p>
          </table:table-cell>
          <table:table-cell table:formula="of:=[.$I$1]*[.E28]" office:value-type="float" office:value="11.5770535700983" calcext:value-type="float">
            <text:p>11.5770535700983</text:p>
          </table:table-cell>
          <table:table-cell table:formula="of:=[.F28]*100" office:value-type="float" office:value="1157.70535700983" calcext:value-type="float">
            <text:p>1157.7053570098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30" office:value-type="float" office:value="0.9" calcext:value-type="float">
            <text:p>0.9</text:p>
          </table:table-cell>
          <table:table-cell table:formula="of:=MIN((-(-35*[.A29])/(0.66*[.A29] + 47.6)); 40)" office:value-type="float" office:value="14.445123815347" calcext:value-type="float">
            <text:p>14.445123815347</text:p>
          </table:table-cell>
          <table:table-cell table:formula="of:=([.C29]*1000)/3600" office:value-type="float" office:value="4.01253439315194" calcext:value-type="float">
            <text:p>4.01253439315194</text:p>
          </table:table-cell>
          <table:table-cell table:formula="of:=([.D29]-[.D28])/[.B29]" office:value-type="float" office:value="0.121370350743634" calcext:value-type="float">
            <text:p>0.121370350743634</text:p>
          </table:table-cell>
          <table:table-cell table:formula="of:=[.$I$1]*[.E29]" office:value-type="float" office:value="10.9233315669271" calcext:value-type="float">
            <text:p>10.9233315669271</text:p>
          </table:table-cell>
          <table:table-cell table:formula="of:=[.F29]*100" office:value-type="float" office:value="1092.33315669271" calcext:value-type="float">
            <text:p>1092.3331566927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30" office:value-type="float" office:value="0.933333333333333" calcext:value-type="float">
            <text:p>0.933333333333333</text:p>
          </table:table-cell>
          <table:table-cell table:formula="of:=MIN((-(-35*[.A30])/(0.66*[.A30] + 47.6)); 40)" office:value-type="float" office:value="14.8305084745763" calcext:value-type="float">
            <text:p>14.8305084745763</text:p>
          </table:table-cell>
          <table:table-cell table:formula="of:=([.C30]*1000)/3600" office:value-type="float" office:value="4.1195856873823" calcext:value-type="float">
            <text:p>4.1195856873823</text:p>
          </table:table-cell>
          <table:table-cell table:formula="of:=([.D30]-[.D29])/[.B30]" office:value-type="float" office:value="0.11469781524681" calcext:value-type="float">
            <text:p>0.11469781524681</text:p>
          </table:table-cell>
          <table:table-cell table:formula="of:=[.$I$1]*[.E30]" office:value-type="float" office:value="10.3228033722129" calcext:value-type="float">
            <text:p>10.3228033722129</text:p>
          </table:table-cell>
          <table:table-cell table:formula="of:=[.F30]*100" office:value-type="float" office:value="1032.28033722129" calcext:value-type="float">
            <text:p>1032.2803372212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30" office:value-type="float" office:value="0.966666666666667" calcext:value-type="float">
            <text:p>0.966666666666667</text:p>
          </table:table-cell>
          <table:table-cell table:formula="of:=MIN((-(-35*[.A31])/(0.66*[.A31] + 47.6)); 40)" office:value-type="float" office:value="15.2082709020078" calcext:value-type="float">
            <text:p>15.2082709020078</text:p>
          </table:table-cell>
          <table:table-cell table:formula="of:=([.C31]*1000)/3600" office:value-type="float" office:value="4.22451969500216" calcext:value-type="float">
            <text:p>4.22451969500216</text:p>
          </table:table-cell>
          <table:table-cell table:formula="of:=([.D31]-[.D30])/[.B31]" office:value-type="float" office:value="0.108552421675723" calcext:value-type="float">
            <text:p>0.108552421675723</text:p>
          </table:table-cell>
          <table:table-cell table:formula="of:=[.$I$1]*[.E31]" office:value-type="float" office:value="9.76971795081508" calcext:value-type="float">
            <text:p>9.76971795081508</text:p>
          </table:table-cell>
          <table:table-cell table:formula="of:=[.F31]*100" office:value-type="float" office:value="976.971795081508" calcext:value-type="float">
            <text:p>976.97179508150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30" office:value-type="float" office:value="1" calcext:value-type="float">
            <text:p>1</text:p>
          </table:table-cell>
          <table:table-cell table:formula="of:=MIN((-(-35*[.A32])/(0.66*[.A32] + 47.6)); 40)" office:value-type="float" office:value="15.5786350148368" calcext:value-type="float">
            <text:p>15.5786350148368</text:p>
          </table:table-cell>
          <table:table-cell table:formula="of:=([.C32]*1000)/3600" office:value-type="float" office:value="4.32739861523244" calcext:value-type="float">
            <text:p>4.32739861523244</text:p>
          </table:table-cell>
          <table:table-cell table:formula="of:=([.D32]-[.D31])/[.B32]" office:value-type="float" office:value="0.102878920230279" calcext:value-type="float">
            <text:p>0.102878920230279</text:p>
          </table:table-cell>
          <table:table-cell table:formula="of:=[.$I$1]*[.E32]" office:value-type="float" office:value="9.25910282072512" calcext:value-type="float">
            <text:p>9.25910282072512</text:p>
          </table:table-cell>
          <table:table-cell table:formula="of:=[.F32]*100" office:value-type="float" office:value="925.910282072512" calcext:value-type="float">
            <text:p>925.91028207251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30" office:value-type="float" office:value="1.03333333333333" calcext:value-type="float">
            <text:p>1.03333333333333</text:p>
          </table:table-cell>
          <table:table-cell table:formula="of:=MIN((-(-35*[.A33])/(0.66*[.A33] + 47.6)); 40)" office:value-type="float" office:value="15.9418160446665" calcext:value-type="float">
            <text:p>15.9418160446665</text:p>
          </table:table-cell>
          <table:table-cell table:formula="of:=([.C33]*1000)/3600" office:value-type="float" office:value="4.42828223462958" calcext:value-type="float">
            <text:p>4.42828223462958</text:p>
          </table:table-cell>
          <table:table-cell table:formula="of:=([.D33]-[.D32])/[.B33]" office:value-type="float" office:value="0.0976293090939999" calcext:value-type="float">
            <text:p>0.0976293090939999</text:p>
          </table:table-cell>
          <table:table-cell table:formula="of:=[.$I$1]*[.E33]" office:value-type="float" office:value="8.78663781845999" calcext:value-type="float">
            <text:p>8.78663781845999</text:p>
          </table:table-cell>
          <table:table-cell table:formula="of:=[.F33]*100" office:value-type="float" office:value="878.663781845999" calcext:value-type="float">
            <text:p>878.66378184599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30" office:value-type="float" office:value="1.06666666666667" calcext:value-type="float">
            <text:p>1.06666666666667</text:p>
          </table:table-cell>
          <table:table-cell table:formula="of:=MIN((-(-35*[.A34])/(0.66*[.A34] + 47.6)); 40)" office:value-type="float" office:value="16.2980209545984" calcext:value-type="float">
            <text:p>16.2980209545984</text:p>
          </table:table-cell>
          <table:table-cell table:formula="of:=([.C34]*1000)/3600" office:value-type="float" office:value="4.52722804294399" calcext:value-type="float">
            <text:p>4.52722804294399</text:p>
          </table:table-cell>
          <table:table-cell table:formula="of:=([.D34]-[.D33])/[.B34]" office:value-type="float" office:value="0.0927616952947649" calcext:value-type="float">
            <text:p>0.0927616952947649</text:p>
          </table:table-cell>
          <table:table-cell table:formula="of:=[.$I$1]*[.E34]" office:value-type="float" office:value="8.34855257652884" calcext:value-type="float">
            <text:p>8.34855257652884</text:p>
          </table:table-cell>
          <table:table-cell table:formula="of:=[.F34]*100" office:value-type="float" office:value="834.855257652884" calcext:value-type="float">
            <text:p>834.85525765288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30" office:value-type="float" office:value="1.1" calcext:value-type="float">
            <text:p>1.1</text:p>
          </table:table-cell>
          <table:table-cell table:formula="of:=MIN((-(-35*[.A35])/(0.66*[.A35] + 47.6)); 40)" office:value-type="float" office:value="16.6474488325166" calcext:value-type="float">
            <text:p>16.6474488325166</text:p>
          </table:table-cell>
          <table:table-cell table:formula="of:=([.C35]*1000)/3600" office:value-type="float" office:value="4.62429134236572" calcext:value-type="float">
            <text:p>4.62429134236572</text:p>
          </table:table-cell>
          <table:table-cell table:formula="of:=([.D35]-[.D34])/[.B35]" office:value-type="float" office:value="0.0882393631106584" calcext:value-type="float">
            <text:p>0.0882393631106584</text:p>
          </table:table-cell>
          <table:table-cell table:formula="of:=[.$I$1]*[.E35]" office:value-type="float" office:value="7.94154267995925" calcext:value-type="float">
            <text:p>7.94154267995925</text:p>
          </table:table-cell>
          <table:table-cell table:formula="of:=[.F35]*100" office:value-type="float" office:value="794.154267995925" calcext:value-type="float">
            <text:p>794.15426799592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30" office:value-type="float" office:value="1.13333333333333" calcext:value-type="float">
            <text:p>1.13333333333333</text:p>
          </table:table-cell>
          <table:table-cell table:formula="of:=MIN((-(-35*[.A36])/(0.66*[.A36] + 47.6)); 40)" office:value-type="float" office:value="16.9902912621359" calcext:value-type="float">
            <text:p>16.9902912621359</text:p>
          </table:table-cell>
          <table:table-cell table:formula="of:=([.C36]*1000)/3600" office:value-type="float" office:value="4.71952535059331" calcext:value-type="float">
            <text:p>4.71952535059331</text:p>
          </table:table-cell>
          <table:table-cell table:formula="of:=([.D36]-[.D35])/[.B36]" office:value-type="float" office:value="0.0840300072596435" calcext:value-type="float">
            <text:p>0.0840300072596435</text:p>
          </table:table-cell>
          <table:table-cell table:formula="of:=[.$I$1]*[.E36]" office:value-type="float" office:value="7.56270065336792" calcext:value-type="float">
            <text:p>7.56270065336792</text:p>
          </table:table-cell>
          <table:table-cell table:formula="of:=[.F36]*100" office:value-type="float" office:value="756.270065336792" calcext:value-type="float">
            <text:p>756.27006533679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30" office:value-type="float" office:value="1.16666666666667" calcext:value-type="float">
            <text:p>1.16666666666667</text:p>
          </table:table-cell>
          <table:table-cell table:formula="of:=MIN((-(-35*[.A37])/(0.66*[.A37] + 47.6)); 40)" office:value-type="float" office:value="17.3267326732673" calcext:value-type="float">
            <text:p>17.3267326732673</text:p>
          </table:table-cell>
          <table:table-cell table:formula="of:=([.C37]*1000)/3600" office:value-type="float" office:value="4.81298129812981" calcext:value-type="float">
            <text:p>4.81298129812981</text:p>
          </table:table-cell>
          <table:table-cell table:formula="of:=([.D37]-[.D36])/[.B37]" office:value-type="float" office:value="0.0801050978884289" calcext:value-type="float">
            <text:p>0.0801050978884289</text:p>
          </table:table-cell>
          <table:table-cell table:formula="of:=[.$I$1]*[.E37]" office:value-type="float" office:value="7.20945880995861" calcext:value-type="float">
            <text:p>7.20945880995861</text:p>
          </table:table-cell>
          <table:table-cell table:formula="of:=[.F37]*100" office:value-type="float" office:value="720.945880995861" calcext:value-type="float">
            <text:p>720.94588099586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30" office:value-type="float" office:value="1.2" calcext:value-type="float">
            <text:p>1.2</text:p>
          </table:table-cell>
          <table:table-cell table:formula="of:=MIN((-(-35*[.A38])/(0.66*[.A38] + 47.6)); 40)" office:value-type="float" office:value="17.6569506726457" calcext:value-type="float">
            <text:p>17.6569506726457</text:p>
          </table:table-cell>
          <table:table-cell table:formula="of:=([.C38]*1000)/3600" office:value-type="float" office:value="4.90470852017937" calcext:value-type="float">
            <text:p>4.90470852017937</text:p>
          </table:table-cell>
          <table:table-cell table:formula="of:=([.D38]-[.D37])/[.B38]" office:value-type="float" office:value="0.0764393517079657" calcext:value-type="float">
            <text:p>0.0764393517079657</text:p>
          </table:table-cell>
          <table:table-cell table:formula="of:=[.$I$1]*[.E38]" office:value-type="float" office:value="6.87954165371691" calcext:value-type="float">
            <text:p>6.87954165371691</text:p>
          </table:table-cell>
          <table:table-cell table:formula="of:=[.F38]*100" office:value-type="float" office:value="687.954165371691" calcext:value-type="float">
            <text:p>687.95416537169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30" office:value-type="float" office:value="1.23333333333333" calcext:value-type="float">
            <text:p>1.23333333333333</text:p>
          </table:table-cell>
          <table:table-cell table:formula="of:=MIN((-(-35*[.A39])/(0.66*[.A39] + 47.6)); 40)" office:value-type="float" office:value="17.9811163565676" calcext:value-type="float">
            <text:p>17.9811163565676</text:p>
          </table:table-cell>
          <table:table-cell table:formula="of:=([.C39]*1000)/3600" office:value-type="float" office:value="4.99475454349101" calcext:value-type="float">
            <text:p>4.99475454349101</text:p>
          </table:table-cell>
          <table:table-cell table:formula="of:=([.D39]-[.D38])/[.B39]" office:value-type="float" office:value="0.0730102891715948" calcext:value-type="float">
            <text:p>0.0730102891715948</text:p>
          </table:table-cell>
          <table:table-cell table:formula="of:=[.$I$1]*[.E39]" office:value-type="float" office:value="6.57092602544353" calcext:value-type="float">
            <text:p>6.57092602544353</text:p>
          </table:table-cell>
          <table:table-cell table:formula="of:=[.F39]*100" office:value-type="float" office:value="657.092602544353" calcext:value-type="float">
            <text:p>657.09260254435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30" office:value-type="float" office:value="1.26666666666667" calcext:value-type="float">
            <text:p>1.26666666666667</text:p>
          </table:table-cell>
          <table:table-cell table:formula="of:=MIN((-(-35*[.A40])/(0.66*[.A40] + 47.6)); 40)" office:value-type="float" office:value="18.2993946064942" calcext:value-type="float">
            <text:p>18.2993946064942</text:p>
          </table:table-cell>
          <table:table-cell table:formula="of:=([.C40]*1000)/3600" office:value-type="float" office:value="5.08316516847062" calcext:value-type="float">
            <text:p>5.08316516847062</text:p>
          </table:table-cell>
          <table:table-cell table:formula="of:=([.D40]-[.D39])/[.B40]" office:value-type="float" office:value="0.0697978618260093" calcext:value-type="float">
            <text:p>0.0697978618260093</text:p>
          </table:table-cell>
          <table:table-cell table:formula="of:=[.$I$1]*[.E40]" office:value-type="float" office:value="6.28180756434083" calcext:value-type="float">
            <text:p>6.28180756434083</text:p>
          </table:table-cell>
          <table:table-cell table:formula="of:=[.F40]*100" office:value-type="float" office:value="628.180756434083" calcext:value-type="float">
            <text:p>628.18075643408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30" office:value-type="float" office:value="1.3" calcext:value-type="float">
            <text:p>1.3</text:p>
          </table:table-cell>
          <table:table-cell table:formula="of:=MIN((-(-35*[.A41])/(0.66*[.A41] + 47.6)); 40)" office:value-type="float" office:value="18.6119443686938" calcext:value-type="float">
            <text:p>18.6119443686938</text:p>
          </table:table-cell>
          <table:table-cell table:formula="of:=([.C41]*1000)/3600" office:value-type="float" office:value="5.16998454685938" calcext:value-type="float">
            <text:p>5.16998454685938</text:p>
          </table:table-cell>
          <table:table-cell table:formula="of:=([.D41]-[.D40])/[.B41]" office:value-type="float" office:value="0.0667841372221235" calcext:value-type="float">
            <text:p>0.0667841372221235</text:p>
          </table:table-cell>
          <table:table-cell table:formula="of:=[.$I$1]*[.E41]" office:value-type="float" office:value="6.01057234999111" calcext:value-type="float">
            <text:p>6.01057234999111</text:p>
          </table:table-cell>
          <table:table-cell table:formula="of:=[.F41]*100" office:value-type="float" office:value="601.057234999111" calcext:value-type="float">
            <text:p>601.05723499911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30" office:value-type="float" office:value="1.33333333333333" calcext:value-type="float">
            <text:p>1.33333333333333</text:p>
          </table:table-cell>
          <table:table-cell table:formula="of:=MIN((-(-35*[.A42])/(0.66*[.A42] + 47.6)); 40)" office:value-type="float" office:value="18.9189189189189" calcext:value-type="float">
            <text:p>18.9189189189189</text:p>
          </table:table-cell>
          <table:table-cell table:formula="of:=([.C42]*1000)/3600" office:value-type="float" office:value="5.25525525525526" calcext:value-type="float">
            <text:p>5.25525525525526</text:p>
          </table:table-cell>
          <table:table-cell table:formula="of:=([.D42]-[.D41])/[.B42]" office:value-type="float" office:value="0.0639530312969088" calcext:value-type="float">
            <text:p>0.0639530312969088</text:p>
          </table:table-cell>
          <table:table-cell table:formula="of:=[.$I$1]*[.E42]" office:value-type="float" office:value="5.75577281672179" calcext:value-type="float">
            <text:p>5.75577281672179</text:p>
          </table:table-cell>
          <table:table-cell table:formula="of:=[.F42]*100" office:value-type="float" office:value="575.577281672179" calcext:value-type="float">
            <text:p>575.57728167217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30" office:value-type="float" office:value="1.36666666666667" calcext:value-type="float">
            <text:p>1.36666666666667</text:p>
          </table:table-cell>
          <table:table-cell table:formula="of:=MIN((-(-35*[.A43])/(0.66*[.A43] + 47.6)); 40)" office:value-type="float" office:value="19.2204661130458" calcext:value-type="float">
            <text:p>19.2204661130458</text:p>
          </table:table-cell>
          <table:table-cell table:formula="of:=([.C43]*1000)/3600" office:value-type="float" office:value="5.33901836473495" calcext:value-type="float">
            <text:p>5.33901836473495</text:p>
          </table:table-cell>
          <table:table-cell table:formula="of:=([.D43]-[.D42])/[.B43]" office:value-type="float" office:value="0.0612900801070912" calcext:value-type="float">
            <text:p>0.0612900801070912</text:p>
          </table:table-cell>
          <table:table-cell table:formula="of:=[.$I$1]*[.E43]" office:value-type="float" office:value="5.51610720963821" calcext:value-type="float">
            <text:p>5.51610720963821</text:p>
          </table:table-cell>
          <table:table-cell table:formula="of:=[.F43]*100" office:value-type="float" office:value="551.610720963821" calcext:value-type="float">
            <text:p>551.61072096382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30" office:value-type="float" office:value="1.4" calcext:value-type="float">
            <text:p>1.4</text:p>
          </table:table-cell>
          <table:table-cell table:formula="of:=MIN((-(-35*[.A44])/(0.66*[.A44] + 47.6)); 40)" office:value-type="float" office:value="19.5167286245353" calcext:value-type="float">
            <text:p>19.5167286245353</text:p>
          </table:table-cell>
          <table:table-cell table:formula="of:=([.C44]*1000)/3600" office:value-type="float" office:value="5.42131350681537" calcext:value-type="float">
            <text:p>5.42131350681537</text:p>
          </table:table-cell>
          <table:table-cell table:formula="of:=([.D44]-[.D43])/[.B44]" office:value-type="float" office:value="0.0587822443431563" calcext:value-type="float">
            <text:p>0.0587822443431563</text:p>
          </table:table-cell>
          <table:table-cell table:formula="of:=[.$I$1]*[.E44]" office:value-type="float" office:value="5.29040199088407" calcext:value-type="float">
            <text:p>5.29040199088407</text:p>
          </table:table-cell>
          <table:table-cell table:formula="of:=[.F44]*100" office:value-type="float" office:value="529.040199088406" calcext:value-type="float">
            <text:p>529.04019908840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30" office:value-type="float" office:value="1.43333333333333" calcext:value-type="float">
            <text:p>1.43333333333333</text:p>
          </table:table-cell>
          <table:table-cell table:formula="of:=MIN((-(-35*[.A45])/(0.66*[.A45] + 47.6)); 40)" office:value-type="float" office:value="19.8078441695183" calcext:value-type="float">
            <text:p>19.8078441695183</text:p>
          </table:table-cell>
          <table:table-cell table:formula="of:=([.C45]*1000)/3600" office:value-type="float" office:value="5.5021789359773" calcext:value-type="float">
            <text:p>5.5021789359773</text:p>
          </table:table-cell>
          <table:table-cell table:formula="of:=([.D45]-[.D44])/[.B45]" office:value-type="float" office:value="0.0564177412757714" calcext:value-type="float">
            <text:p>0.0564177412757714</text:p>
          </table:table-cell>
          <table:table-cell table:formula="of:=[.$I$1]*[.E45]" office:value-type="float" office:value="5.07759671481943" calcext:value-type="float">
            <text:p>5.07759671481943</text:p>
          </table:table-cell>
          <table:table-cell table:formula="of:=[.F45]*100" office:value-type="float" office:value="507.759671481943" calcext:value-type="float">
            <text:p>507.7596714819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30" office:value-type="float" office:value="1.46666666666667" calcext:value-type="float">
            <text:p>1.46666666666667</text:p>
          </table:table-cell>
          <table:table-cell table:formula="of:=MIN((-(-35*[.A46])/(0.66*[.A46] + 47.6)); 40)" office:value-type="float" office:value="20.0939457202505" calcext:value-type="float">
            <text:p>20.0939457202505</text:p>
          </table:table-cell>
          <table:table-cell table:formula="of:=([.C46]*1000)/3600" office:value-type="float" office:value="5.58165158895848" calcext:value-type="float">
            <text:p>5.58165158895848</text:p>
          </table:table-cell>
          <table:table-cell table:formula="of:=([.D46]-[.D45])/[.B46]" office:value-type="float" office:value="0.0541858997598914" calcext:value-type="float">
            <text:p>0.0541858997598914</text:p>
          </table:table-cell>
          <table:table-cell table:formula="of:=[.$I$1]*[.E46]" office:value-type="float" office:value="4.87673097839022" calcext:value-type="float">
            <text:p>4.87673097839022</text:p>
          </table:table-cell>
          <table:table-cell table:formula="of:=[.F46]*100" office:value-type="float" office:value="487.673097839022" calcext:value-type="float">
            <text:p>487.67309783902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30" office:value-type="float" office:value="1.5" calcext:value-type="float">
            <text:p>1.5</text:p>
          </table:table-cell>
          <table:table-cell table:formula="of:=MIN((-(-35*[.A47])/(0.66*[.A47] + 47.6)); 40)" office:value-type="float" office:value="20.3751617076326" calcext:value-type="float">
            <text:p>20.3751617076326</text:p>
          </table:table-cell>
          <table:table-cell table:formula="of:=([.C47]*1000)/3600" office:value-type="float" office:value="5.65976714100906" calcext:value-type="float">
            <text:p>5.65976714100906</text:p>
          </table:table-cell>
          <table:table-cell table:formula="of:=([.D47]-[.D46])/[.B47]" office:value-type="float" office:value="0.0520770347003842" calcext:value-type="float">
            <text:p>0.0520770347003842</text:p>
          </table:table-cell>
          <table:table-cell table:formula="of:=[.$I$1]*[.E47]" office:value-type="float" office:value="4.68693312303458" calcext:value-type="float">
            <text:p>4.68693312303458</text:p>
          </table:table-cell>
          <table:table-cell table:formula="of:=[.F47]*100" office:value-type="float" office:value="468.693312303458" calcext:value-type="float">
            <text:p>468.69331230345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30" office:value-type="float" office:value="1.53333333333333" calcext:value-type="float">
            <text:p>1.53333333333333</text:p>
          </table:table-cell>
          <table:table-cell table:formula="of:=MIN((-(-35*[.A48])/(0.66*[.A48] + 47.6)); 40)" office:value-type="float" office:value="20.6516162134428" calcext:value-type="float">
            <text:p>20.6516162134428</text:p>
          </table:table-cell>
          <table:table-cell table:formula="of:=([.C48]*1000)/3600" office:value-type="float" office:value="5.73656005928966" calcext:value-type="float">
            <text:p>5.73656005928966</text:p>
          </table:table-cell>
          <table:table-cell table:formula="of:=([.D48]-[.D47])/[.B48]" office:value-type="float" office:value="0.0500823380090929" calcext:value-type="float">
            <text:p>0.0500823380090929</text:p>
          </table:table-cell>
          <table:table-cell table:formula="of:=[.$I$1]*[.E48]" office:value-type="float" office:value="4.50741042081836" calcext:value-type="float">
            <text:p>4.50741042081836</text:p>
          </table:table-cell>
          <table:table-cell table:formula="of:=[.F48]*100" office:value-type="float" office:value="450.741042081836" calcext:value-type="float">
            <text:p>450.74104208183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30" office:value-type="float" office:value="1.56666666666667" calcext:value-type="float">
            <text:p>1.56666666666667</text:p>
          </table:table-cell>
          <table:table-cell table:formula="of:=MIN((-(-35*[.A49])/(0.66*[.A49] + 47.6)); 40)" office:value-type="float" office:value="20.9234291528873" calcext:value-type="float">
            <text:p>20.9234291528873</text:p>
          </table:table-cell>
          <table:table-cell table:formula="of:=([.C49]*1000)/3600" office:value-type="float" office:value="5.81206365357981" calcext:value-type="float">
            <text:p>5.81206365357981</text:p>
          </table:table-cell>
          <table:table-cell table:formula="of:=([.D49]-[.D48])/[.B49]" office:value-type="float" office:value="0.0481937835894528" calcext:value-type="float">
            <text:p>0.0481937835894528</text:p>
          </table:table-cell>
          <table:table-cell table:formula="of:=[.$I$1]*[.E49]" office:value-type="float" office:value="4.33744052305075" calcext:value-type="float">
            <text:p>4.33744052305075</text:p>
          </table:table-cell>
          <table:table-cell table:formula="of:=[.F49]*100" office:value-type="float" office:value="433.744052305075" calcext:value-type="float">
            <text:p>433.74405230507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30" office:value-type="float" office:value="1.6" calcext:value-type="float">
            <text:p>1.6</text:p>
          </table:table-cell>
          <table:table-cell table:formula="of:=MIN((-(-35*[.A50])/(0.66*[.A50] + 47.6)); 40)" office:value-type="float" office:value="21.1907164480323" calcext:value-type="float">
            <text:p>21.1907164480323</text:p>
          </table:table-cell>
          <table:table-cell table:formula="of:=([.C50]*1000)/3600" office:value-type="float" office:value="5.88631012445341" calcext:value-type="float">
            <text:p>5.88631012445341</text:p>
          </table:table-cell>
          <table:table-cell table:formula="of:=([.D50]-[.D49])/[.B50]" office:value-type="float" office:value="0.0464040442960045" calcext:value-type="float">
            <text:p>0.0464040442960045</text:p>
          </table:table-cell>
          <table:table-cell table:formula="of:=[.$I$1]*[.E50]" office:value-type="float" office:value="4.17636398664041" calcext:value-type="float">
            <text:p>4.17636398664041</text:p>
          </table:table-cell>
          <table:table-cell table:formula="of:=[.F50]*100" office:value-type="float" office:value="417.636398664041" calcext:value-type="float">
            <text:p>417.63639866404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30" office:value-type="float" office:value="1.63333333333333" calcext:value-type="float">
            <text:p>1.63333333333333</text:p>
          </table:table-cell>
          <table:table-cell table:formula="of:=MIN((-(-35*[.A51])/(0.66*[.A51] + 47.6)); 40)" office:value-type="float" office:value="21.4535901926445" calcext:value-type="float">
            <text:p>21.4535901926445</text:p>
          </table:table-cell>
          <table:table-cell table:formula="of:=([.C51]*1000)/3600" office:value-type="float" office:value="5.95933060906791" calcext:value-type="float">
            <text:p>5.95933060906791</text:p>
          </table:table-cell>
          <table:table-cell table:formula="of:=([.D51]-[.D50])/[.B51]" office:value-type="float" office:value="0.0447064191517337" calcext:value-type="float">
            <text:p>0.0447064191517337</text:p>
          </table:table-cell>
          <table:table-cell table:formula="of:=[.$I$1]*[.E51]" office:value-type="float" office:value="4.02357772365603" calcext:value-type="float">
            <text:p>4.02357772365603</text:p>
          </table:table-cell>
          <table:table-cell table:formula="of:=[.F51]*100" office:value-type="float" office:value="402.357772365603" calcext:value-type="float">
            <text:p>402.35777236560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30" office:value-type="float" office:value="1.66666666666667" calcext:value-type="float">
            <text:p>1.66666666666667</text:p>
          </table:table-cell>
          <table:table-cell table:formula="of:=MIN((-(-35*[.A52])/(0.66*[.A52] + 47.6)); 40)" office:value-type="float" office:value="21.712158808933" calcext:value-type="float">
            <text:p>21.712158808933</text:p>
          </table:table-cell>
          <table:table-cell table:formula="of:=([.C52]*1000)/3600" office:value-type="float" office:value="6.03115522470361" calcext:value-type="float">
            <text:p>6.03115522470361</text:p>
          </table:table-cell>
          <table:table-cell table:formula="of:=([.D52]-[.D51])/[.B52]" office:value-type="float" office:value="0.04309476938142" calcext:value-type="float">
            <text:p>0.04309476938142</text:p>
          </table:table-cell>
          <table:table-cell table:formula="of:=[.$I$1]*[.E52]" office:value-type="float" office:value="3.8785292443278" calcext:value-type="float">
            <text:p>3.8785292443278</text:p>
          </table:table-cell>
          <table:table-cell table:formula="of:=[.F52]*100" office:value-type="float" office:value="387.85292443278" calcext:value-type="float">
            <text:p>387.8529244327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30" office:value-type="float" office:value="1.7" calcext:value-type="float">
            <text:p>1.7</text:p>
          </table:table-cell>
          <table:table-cell table:formula="of:=MIN((-(-35*[.A53])/(0.66*[.A53] + 47.6)); 40)" office:value-type="float" office:value="21.9665271966527" calcext:value-type="float">
            <text:p>21.9665271966527</text:p>
          </table:table-cell>
          <table:table-cell table:formula="of:=([.C53]*1000)/3600" office:value-type="float" office:value="6.10181311018131" calcext:value-type="float">
            <text:p>6.10181311018131</text:p>
          </table:table-cell>
          <table:table-cell table:formula="of:=([.D53]-[.D52])/[.B53]" office:value-type="float" office:value="0.0415634620457052" calcext:value-type="float">
            <text:p>0.0415634620457052</text:p>
          </table:table-cell>
          <table:table-cell table:formula="of:=[.$I$1]*[.E53]" office:value-type="float" office:value="3.74071158411347" calcext:value-type="float">
            <text:p>3.74071158411347</text:p>
          </table:table-cell>
          <table:table-cell table:formula="of:=[.F53]*100" office:value-type="float" office:value="374.071158411347" calcext:value-type="float">
            <text:p>374.07115841134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30" office:value-type="float" office:value="1.73333333333333" calcext:value-type="float">
            <text:p>1.73333333333333</text:p>
          </table:table-cell>
          <table:table-cell table:formula="of:=MIN((-(-35*[.A54])/(0.66*[.A54] + 47.6)); 40)" office:value-type="float" office:value="22.216796875" calcext:value-type="float">
            <text:p>22.216796875</text:p>
          </table:table-cell>
          <table:table-cell table:formula="of:=([.C54]*1000)/3600" office:value-type="float" office:value="6.17133246527778" calcext:value-type="float">
            <text:p>6.17133246527778</text:p>
          </table:table-cell>
          <table:table-cell table:formula="of:=([.D54]-[.D53])/[.B54]" office:value-type="float" office:value="0.0401073202479615" calcext:value-type="float">
            <text:p>0.0401073202479615</text:p>
          </table:table-cell>
          <table:table-cell table:formula="of:=[.$I$1]*[.E54]" office:value-type="float" office:value="3.60965882231653" calcext:value-type="float">
            <text:p>3.60965882231653</text:p>
          </table:table-cell>
          <table:table-cell table:formula="of:=[.F54]*100" office:value-type="float" office:value="360.965882231653" calcext:value-type="float">
            <text:p>360.96588223165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30" office:value-type="float" office:value="1.76666666666667" calcext:value-type="float">
            <text:p>1.76666666666667</text:p>
          </table:table-cell>
          <table:table-cell table:formula="of:=MIN((-(-35*[.A55])/(0.66*[.A55] + 47.6)); 40)" office:value-type="float" office:value="22.463066117704" calcext:value-type="float">
            <text:p>22.463066117704</text:p>
          </table:table-cell>
          <table:table-cell table:formula="of:=([.C55]*1000)/3600" office:value-type="float" office:value="6.23974058825112" calcext:value-type="float">
            <text:p>6.23974058825112</text:p>
          </table:table-cell>
          <table:table-cell table:formula="of:=([.D55]-[.D54])/[.B55]" office:value-type="float" office:value="0.0387215790415161" calcext:value-type="float">
            <text:p>0.0387215790415161</text:p>
          </table:table-cell>
          <table:table-cell table:formula="of:=[.$I$1]*[.E55]" office:value-type="float" office:value="3.48494211373645" calcext:value-type="float">
            <text:p>3.48494211373645</text:p>
          </table:table-cell>
          <table:table-cell table:formula="of:=[.F55]*100" office:value-type="float" office:value="348.494211373645" calcext:value-type="float">
            <text:p>348.49421137364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30" office:value-type="float" office:value="1.8" calcext:value-type="float">
            <text:p>1.8</text:p>
          </table:table-cell>
          <table:table-cell table:formula="of:=MIN((-(-35*[.A56])/(0.66*[.A56] + 47.6)); 40)" office:value-type="float" office:value="22.7054300816915" calcext:value-type="float">
            <text:p>22.7054300816915</text:p>
          </table:table-cell>
          <table:table-cell table:formula="of:=([.C56]*1000)/3600" office:value-type="float" office:value="6.30706391158097" calcext:value-type="float">
            <text:p>6.30706391158097</text:p>
          </table:table-cell>
          <table:table-cell table:formula="of:=([.D56]-[.D55])/[.B56]" office:value-type="float" office:value="0.0374018462943596" calcext:value-type="float">
            <text:p>0.0374018462943596</text:p>
          </table:table-cell>
          <table:table-cell table:formula="of:=[.$I$1]*[.E56]" office:value-type="float" office:value="3.36616616649237" calcext:value-type="float">
            <text:p>3.36616616649237</text:p>
          </table:table-cell>
          <table:table-cell table:formula="of:=[.F56]*100" office:value-type="float" office:value="336.616616649237" calcext:value-type="float">
            <text:p>336.61661664923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30" office:value-type="float" office:value="1.83333333333333" calcext:value-type="float">
            <text:p>1.83333333333333</text:p>
          </table:table-cell>
          <table:table-cell table:formula="of:=MIN((-(-35*[.A57])/(0.66*[.A57] + 47.6)); 40)" office:value-type="float" office:value="22.9439809296782" calcext:value-type="float">
            <text:p>22.9439809296782</text:p>
          </table:table-cell>
          <table:table-cell table:formula="of:=([.C57]*1000)/3600" office:value-type="float" office:value="6.37332803602172" calcext:value-type="float">
            <text:p>6.37332803602172</text:p>
          </table:table-cell>
          <table:table-cell table:formula="of:=([.D57]-[.D56])/[.B57]" office:value-type="float" office:value="0.0361440678767715" calcext:value-type="float">
            <text:p>0.0361440678767715</text:p>
          </table:table-cell>
          <table:table-cell table:formula="of:=[.$I$1]*[.E57]" office:value-type="float" office:value="3.25296610890944" calcext:value-type="float">
            <text:p>3.25296610890944</text:p>
          </table:table-cell>
          <table:table-cell table:formula="of:=[.F57]*100" office:value-type="float" office:value="325.296610890944" calcext:value-type="float">
            <text:p>325.29661089094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30" office:value-type="float" office:value="1.86666666666667" calcext:value-type="float">
            <text:p>1.86666666666667</text:p>
          </table:table-cell>
          <table:table-cell table:formula="of:=MIN((-(-35*[.A58])/(0.66*[.A58] + 47.6)); 40)" office:value-type="float" office:value="23.1788079470199" calcext:value-type="float">
            <text:p>23.1788079470199</text:p>
          </table:table-cell>
          <table:table-cell table:formula="of:=([.C58]*1000)/3600" office:value-type="float" office:value="6.43855776306107" calcext:value-type="float">
            <text:p>6.43855776306107</text:p>
          </table:table-cell>
          <table:table-cell table:formula="of:=([.D58]-[.D57])/[.B58]" office:value-type="float" office:value="0.0349444966282261" calcext:value-type="float">
            <text:p>0.0349444966282261</text:p>
          </table:table-cell>
          <table:table-cell table:formula="of:=[.$I$1]*[.E58]" office:value-type="float" office:value="3.14500469654035" calcext:value-type="float">
            <text:p>3.14500469654035</text:p>
          </table:table-cell>
          <table:table-cell table:formula="of:=[.F58]*100" office:value-type="float" office:value="314.500469654035" calcext:value-type="float">
            <text:p>314.50046965403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30" office:value-type="float" office:value="1.9" calcext:value-type="float">
            <text:p>1.9</text:p>
          </table:table-cell>
          <table:table-cell table:formula="of:=MIN((-(-35*[.A59])/(0.66*[.A59] + 47.6)); 40)" office:value-type="float" office:value="23.4099976531331" calcext:value-type="float">
            <text:p>23.4099976531331</text:p>
          </table:table-cell>
          <table:table-cell table:formula="of:=([.C59]*1000)/3600" office:value-type="float" office:value="6.5027771258703" calcext:value-type="float">
            <text:p>6.5027771258703</text:p>
          </table:table-cell>
          <table:table-cell table:formula="of:=([.D59]-[.D58])/[.B59]" office:value-type="float" office:value="0.0337996646364332" calcext:value-type="float">
            <text:p>0.0337996646364332</text:p>
          </table:table-cell>
          <table:table-cell table:formula="of:=[.$I$1]*[.E59]" office:value-type="float" office:value="3.04196981727899" calcext:value-type="float">
            <text:p>3.04196981727899</text:p>
          </table:table-cell>
          <table:table-cell table:formula="of:=[.F59]*100" office:value-type="float" office:value="304.196981727899" calcext:value-type="float">
            <text:p>304.19698172789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30" office:value-type="float" office:value="1.93333333333333" calcext:value-type="float">
            <text:p>1.93333333333333</text:p>
          </table:table-cell>
          <table:table-cell table:formula="of:=MIN((-(-35*[.A60])/(0.66*[.A60] + 47.6)); 40)" office:value-type="float" office:value="23.6376339077783" calcext:value-type="float">
            <text:p>23.6376339077783</text:p>
          </table:table-cell>
          <table:table-cell table:formula="of:=([.C60]*1000)/3600" office:value-type="float" office:value="6.56600941882731" calcext:value-type="float">
            <text:p>6.56600941882731</text:p>
          </table:table-cell>
          <table:table-cell table:formula="of:=([.D60]-[.D59])/[.B60]" office:value-type="float" office:value="0.0327063584260387" calcext:value-type="float">
            <text:p>0.0327063584260387</text:p>
          </table:table-cell>
          <table:table-cell table:formula="of:=[.$I$1]*[.E60]" office:value-type="float" office:value="2.94357225834348" calcext:value-type="float">
            <text:p>2.94357225834348</text:p>
          </table:table-cell>
          <table:table-cell table:formula="of:=[.F60]*100" office:value-type="float" office:value="294.357225834348" calcext:value-type="float">
            <text:p>294.35722583434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30" office:value-type="float" office:value="1.96666666666667" calcext:value-type="float">
            <text:p>1.96666666666667</text:p>
          </table:table-cell>
          <table:table-cell table:formula="of:=MIN((-(-35*[.A61])/(0.66*[.A61] + 47.6)); 40)" office:value-type="float" office:value="23.8617980124798" calcext:value-type="float">
            <text:p>23.8617980124798</text:p>
          </table:table-cell>
          <table:table-cell table:formula="of:=([.C61]*1000)/3600" office:value-type="float" office:value="6.62827722568883" calcext:value-type="float">
            <text:p>6.62827722568883</text:p>
          </table:table-cell>
          <table:table-cell table:formula="of:=([.D61]-[.D60])/[.B61]" office:value-type="float" office:value="0.0316615967092484" calcext:value-type="float">
            <text:p>0.0316615967092484</text:p>
          </table:table-cell>
          <table:table-cell table:formula="of:=[.$I$1]*[.E61]" office:value-type="float" office:value="2.84954370383236" calcext:value-type="float">
            <text:p>2.84954370383236</text:p>
          </table:table-cell>
          <table:table-cell table:formula="of:=[.F61]*100" office:value-type="float" office:value="284.954370383236" calcext:value-type="float">
            <text:p>284.95437038323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30" office:value-type="float" office:value="2" calcext:value-type="float">
            <text:p>2</text:p>
          </table:table-cell>
          <table:table-cell table:formula="of:=MIN((-(-35*[.A62])/(0.66*[.A62] + 47.6)); 40)" office:value-type="float" office:value="24.0825688073395" calcext:value-type="float">
            <text:p>24.0825688073395</text:p>
          </table:table-cell>
          <table:table-cell table:formula="of:=([.C62]*1000)/3600" office:value-type="float" office:value="6.68960244648318" calcext:value-type="float">
            <text:p>6.68960244648318</text:p>
          </table:table-cell>
          <table:table-cell table:formula="of:=([.D62]-[.D61])/[.B62]" office:value-type="float" office:value="0.0306626103971768" calcext:value-type="float">
            <text:p>0.0306626103971768</text:p>
          </table:table-cell>
          <table:table-cell table:formula="of:=[.$I$1]*[.E62]" office:value-type="float" office:value="2.75963493574591" calcext:value-type="float">
            <text:p>2.75963493574591</text:p>
          </table:table-cell>
          <table:table-cell table:formula="of:=[.F62]*100" office:value-type="float" office:value="275.963493574591" calcext:value-type="float">
            <text:p>275.96349357459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30" office:value-type="float" office:value="2.03333333333333" calcext:value-type="float">
            <text:p>2.03333333333333</text:p>
          </table:table-cell>
          <table:table-cell table:formula="of:=MIN((-(-35*[.A63])/(0.66*[.A63] + 47.6)); 40)" office:value-type="float" office:value="24.3000227634874" calcext:value-type="float">
            <text:p>24.3000227634874</text:p>
          </table:table-cell>
          <table:table-cell table:formula="of:=([.C63]*1000)/3600" office:value-type="float" office:value="6.75000632319093" calcext:value-type="float">
            <text:p>6.75000632319093</text:p>
          </table:table-cell>
          <table:table-cell table:formula="of:=([.D63]-[.D62])/[.B63]" office:value-type="float" office:value="0.029706824610371" calcext:value-type="float">
            <text:p>0.029706824610371</text:p>
          </table:table-cell>
          <table:table-cell table:formula="of:=[.$I$1]*[.E63]" office:value-type="float" office:value="2.67361421493339" calcext:value-type="float">
            <text:p>2.67361421493339</text:p>
          </table:table-cell>
          <table:table-cell table:formula="of:=[.F63]*100" office:value-type="float" office:value="267.361421493339" calcext:value-type="float">
            <text:p>267.36142149333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30" office:value-type="float" office:value="2.06666666666667" calcext:value-type="float">
            <text:p>2.06666666666667</text:p>
          </table:table-cell>
          <table:table-cell table:formula="of:=MIN((-(-35*[.A64])/(0.66*[.A64] + 47.6)); 40)" office:value-type="float" office:value="24.5142340713963" calcext:value-type="float">
            <text:p>24.5142340713963</text:p>
          </table:table-cell>
          <table:table-cell table:formula="of:=([.C64]*1000)/3600" office:value-type="float" office:value="6.80950946427675" calcext:value-type="float">
            <text:p>6.80950946427675</text:p>
          </table:table-cell>
          <table:table-cell table:formula="of:=([.D64]-[.D63])/[.B64]" office:value-type="float" office:value="0.0287918424608775" calcext:value-type="float">
            <text:p>0.0287918424608775</text:p>
          </table:table-cell>
          <table:table-cell table:formula="of:=[.$I$1]*[.E64]" office:value-type="float" office:value="2.59126582147898" calcext:value-type="float">
            <text:p>2.59126582147898</text:p>
          </table:table-cell>
          <table:table-cell table:formula="of:=[.F64]*100" office:value-type="float" office:value="259.126582147898" calcext:value-type="float">
            <text:p>259.12658214789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30" office:value-type="float" office:value="2.1" calcext:value-type="float">
            <text:p>2.1</text:p>
          </table:table-cell>
          <table:table-cell table:formula="of:=MIN((-(-35*[.A65])/(0.66*[.A65] + 47.6)); 40)" office:value-type="float" office:value="24.7252747252747" calcext:value-type="float">
            <text:p>24.7252747252747</text:p>
          </table:table-cell>
          <table:table-cell table:formula="of:=([.C65]*1000)/3600" office:value-type="float" office:value="6.86813186813187" calcext:value-type="float">
            <text:p>6.86813186813187</text:p>
          </table:table-cell>
          <table:table-cell table:formula="of:=([.D65]-[.D64])/[.B65]" office:value-type="float" office:value="0.0279154304071995" calcext:value-type="float">
            <text:p>0.0279154304071995</text:p>
          </table:table-cell>
          <table:table-cell table:formula="of:=[.$I$1]*[.E65]" office:value-type="float" office:value="2.51238873664795" calcext:value-type="float">
            <text:p>2.51238873664795</text:p>
          </table:table-cell>
          <table:table-cell table:formula="of:=[.F65]*100" office:value-type="float" office:value="251.238873664795" calcext:value-type="float">
            <text:p>251.23887366479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30" office:value-type="float" office:value="2.13333333333333" calcext:value-type="float">
            <text:p>2.13333333333333</text:p>
          </table:table-cell>
          <table:table-cell table:formula="of:=MIN((-(-35*[.A66])/(0.66*[.A66] + 47.6)); 40)" office:value-type="float" office:value="24.93321460374" calcext:value-type="float">
            <text:p>24.93321460374</text:p>
          </table:table-cell>
          <table:table-cell table:formula="of:=([.C66]*1000)/3600" office:value-type="float" office:value="6.92589294548333" calcext:value-type="float">
            <text:p>6.92589294548333</text:p>
          </table:table-cell>
          <table:table-cell table:formula="of:=([.D66]-[.D65])/[.B66]" office:value-type="float" office:value="0.0270755050084971" calcext:value-type="float">
            <text:p>0.0270755050084971</text:p>
          </table:table-cell>
          <table:table-cell table:formula="of:=[.$I$1]*[.E66]" office:value-type="float" office:value="2.43679545076474" calcext:value-type="float">
            <text:p>2.43679545076474</text:p>
          </table:table-cell>
          <table:table-cell table:formula="of:=[.F66]*100" office:value-type="float" office:value="243.679545076474" calcext:value-type="float">
            <text:p>243.67954507647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30" office:value-type="float" office:value="2.16666666666667" calcext:value-type="float">
            <text:p>2.16666666666667</text:p>
          </table:table-cell>
          <table:table-cell table:formula="of:=MIN((-(-35*[.A67])/(0.66*[.A67] + 47.6)); 40)" office:value-type="float" office:value="25.1381215469613" calcext:value-type="float">
            <text:p>25.1381215469613</text:p>
          </table:table-cell>
          <table:table-cell table:formula="of:=([.C67]*1000)/3600" office:value-type="float" office:value="6.98281154082259" calcext:value-type="float">
            <text:p>6.98281154082259</text:p>
          </table:table-cell>
          <table:table-cell table:formula="of:=([.D67]-[.D66])/[.B67]" office:value-type="float" office:value="0.026270120925814" calcext:value-type="float">
            <text:p>0.026270120925814</text:p>
          </table:table-cell>
          <table:table-cell table:formula="of:=[.$I$1]*[.E67]" office:value-type="float" office:value="2.36431088332326" calcext:value-type="float">
            <text:p>2.36431088332326</text:p>
          </table:table-cell>
          <table:table-cell table:formula="of:=[.F67]*100" office:value-type="float" office:value="236.431088332326" calcext:value-type="float">
            <text:p>236.43108833232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30" office:value-type="float" office:value="2.2" calcext:value-type="float">
            <text:p>2.2</text:p>
          </table:table-cell>
          <table:table-cell table:formula="of:=MIN((-(-35*[.A68])/(0.66*[.A68] + 47.6)); 40)" office:value-type="float" office:value="25.340061430452" calcext:value-type="float">
            <text:p>25.340061430452</text:p>
          </table:table-cell>
          <table:table-cell table:formula="of:=([.C68]*1000)/3600" office:value-type="float" office:value="7.03890595290332" calcext:value-type="float">
            <text:p>7.03890595290332</text:p>
          </table:table-cell>
          <table:table-cell table:formula="of:=([.D68]-[.D67])/[.B68]" office:value-type="float" office:value="0.0254974600366952" calcext:value-type="float">
            <text:p>0.0254974600366952</text:p>
          </table:table-cell>
          <table:table-cell table:formula="of:=[.$I$1]*[.E68]" office:value-type="float" office:value="2.29477140330257" calcext:value-type="float">
            <text:p>2.29477140330257</text:p>
          </table:table-cell>
          <table:table-cell table:formula="of:=[.F68]*100" office:value-type="float" office:value="229.477140330257" calcext:value-type="float">
            <text:p>229.47714033025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30" office:value-type="float" office:value="2.23333333333333" calcext:value-type="float">
            <text:p>2.23333333333333</text:p>
          </table:table-cell>
          <table:table-cell table:formula="of:=MIN((-(-35*[.A69])/(0.66*[.A69] + 47.6)); 40)" office:value-type="float" office:value="25.5390982356785" calcext:value-type="float">
            <text:p>25.5390982356785</text:p>
          </table:table-cell>
          <table:table-cell table:formula="of:=([.C69]*1000)/3600" office:value-type="float" office:value="7.09419395435514" calcext:value-type="float">
            <text:p>7.09419395435514</text:p>
          </table:table-cell>
          <table:table-cell table:formula="of:=([.D69]-[.D68])/[.B69]" office:value-type="float" office:value="0.0247558215455906" calcext:value-type="float">
            <text:p>0.0247558215455906</text:p>
          </table:table-cell>
          <table:table-cell table:formula="of:=[.$I$1]*[.E69]" office:value-type="float" office:value="2.22802393910316" calcext:value-type="float">
            <text:p>2.22802393910316</text:p>
          </table:table-cell>
          <table:table-cell table:formula="of:=[.F69]*100" office:value-type="float" office:value="222.802393910316" calcext:value-type="float">
            <text:p>222.80239391031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30" office:value-type="float" office:value="2.26666666666667" calcext:value-type="float">
            <text:p>2.26666666666667</text:p>
          </table:table-cell>
          <table:table-cell table:formula="of:=MIN((-(-35*[.A70])/(0.66*[.A70] + 47.6)); 40)" office:value-type="float" office:value="25.7352941176471" calcext:value-type="float">
            <text:p>25.7352941176471</text:p>
          </table:table-cell>
          <table:table-cell table:formula="of:=([.C70]*1000)/3600" office:value-type="float" office:value="7.14869281045752" calcext:value-type="float">
            <text:p>7.14869281045752</text:p>
          </table:table-cell>
          <table:table-cell table:formula="of:=([.D70]-[.D69])/[.B70]" office:value-type="float" office:value="0.0240436129863429" calcext:value-type="float">
            <text:p>0.0240436129863429</text:p>
          </table:table-cell>
          <table:table-cell table:formula="of:=[.$I$1]*[.E70]" office:value-type="float" office:value="2.16392516877086" calcext:value-type="float">
            <text:p>2.16392516877086</text:p>
          </table:table-cell>
          <table:table-cell table:formula="of:=[.F70]*100" office:value-type="float" office:value="216.392516877086" calcext:value-type="float">
            <text:p>216.39251687708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30" office:value-type="float" office:value="2.3" calcext:value-type="float">
            <text:p>2.3</text:p>
          </table:table-cell>
          <table:table-cell table:formula="of:=MIN((-(-35*[.A71])/(0.66*[.A71] + 47.6)); 40)" office:value-type="float" office:value="25.9287094696156" calcext:value-type="float">
            <text:p>25.9287094696156</text:p>
          </table:table-cell>
          <table:table-cell table:formula="of:=([.C71]*1000)/3600" office:value-type="float" office:value="7.20241929711545" calcext:value-type="float">
            <text:p>7.20241929711545</text:p>
          </table:table-cell>
          <table:table-cell table:formula="of:=([.D71]-[.D70])/[.B71]" office:value-type="float" office:value="0.0233593420251901" calcext:value-type="float">
            <text:p>0.0233593420251901</text:p>
          </table:table-cell>
          <table:table-cell table:formula="of:=[.$I$1]*[.E71]" office:value-type="float" office:value="2.10234078226711" calcext:value-type="float">
            <text:p>2.10234078226711</text:p>
          </table:table-cell>
          <table:table-cell table:formula="of:=[.F71]*100" office:value-type="float" office:value="210.234078226711" calcext:value-type="float">
            <text:p>210.23407822671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30" office:value-type="float" office:value="2.33333333333333" calcext:value-type="float">
            <text:p>2.33333333333333</text:p>
          </table:table-cell>
          <table:table-cell table:formula="of:=MIN((-(-35*[.A72])/(0.66*[.A72] + 47.6)); 40)" office:value-type="float" office:value="26.1194029850746" calcext:value-type="float">
            <text:p>26.1194029850746</text:p>
          </table:table-cell>
          <table:table-cell table:formula="of:=([.C72]*1000)/3600" office:value-type="float" office:value="7.25538971807629" calcext:value-type="float">
            <text:p>7.25538971807629</text:p>
          </table:table-cell>
          <table:table-cell table:formula="of:=([.D72]-[.D71])/[.B72]" office:value-type="float" office:value="0.0227016089832132" calcext:value-type="float">
            <text:p>0.0227016089832132</text:p>
          </table:table-cell>
          <table:table-cell table:formula="of:=[.$I$1]*[.E72]" office:value-type="float" office:value="2.04314480848919" calcext:value-type="float">
            <text:p>2.04314480848919</text:p>
          </table:table-cell>
          <table:table-cell table:formula="of:=[.F72]*100" office:value-type="float" office:value="204.314480848919" calcext:value-type="float">
            <text:p>204.31448084891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30" office:value-type="float" office:value="2.36666666666667" calcext:value-type="float">
            <text:p>2.36666666666667</text:p>
          </table:table-cell>
          <table:table-cell table:formula="of:=MIN((-(-35*[.A73])/(0.66*[.A73] + 47.6)); 40)" office:value-type="float" office:value="26.3074317171289" calcext:value-type="float">
            <text:p>26.3074317171289</text:p>
          </table:table-cell>
          <table:table-cell table:formula="of:=([.C73]*1000)/3600" office:value-type="float" office:value="7.30761992142471" calcext:value-type="float">
            <text:p>7.30761992142471</text:p>
          </table:table-cell>
          <table:table-cell table:formula="of:=([.D73]-[.D72])/[.B73]" office:value-type="float" office:value="0.0220691000063756" calcext:value-type="float">
            <text:p>0.0220691000063756</text:p>
          </table:table-cell>
          <table:table-cell table:formula="of:=[.$I$1]*[.E73]" office:value-type="float" office:value="1.98621900057381" calcext:value-type="float">
            <text:p>1.98621900057381</text:p>
          </table:table-cell>
          <table:table-cell table:formula="of:=[.F73]*100" office:value-type="float" office:value="198.621900057381" calcext:value-type="float">
            <text:p>198.62190005738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30" office:value-type="float" office:value="2.4" calcext:value-type="float">
            <text:p>2.4</text:p>
          </table:table-cell>
          <table:table-cell table:formula="of:=MIN((-(-35*[.A74])/(0.66*[.A74] + 47.6)); 40)" office:value-type="float" office:value="26.4928511354079" calcext:value-type="float">
            <text:p>26.4928511354079</text:p>
          </table:table-cell>
          <table:table-cell table:formula="of:=([.C74]*1000)/3600" office:value-type="float" office:value="7.35912531539108" calcext:value-type="float">
            <text:p>7.35912531539108</text:p>
          </table:table-cell>
          <table:table-cell table:formula="of:=([.D74]-[.D73])/[.B74]" office:value-type="float" office:value="0.0214605808193236" calcext:value-type="float">
            <text:p>0.0214605808193236</text:p>
          </table:table-cell>
          <table:table-cell table:formula="of:=[.$I$1]*[.E74]" office:value-type="float" office:value="1.93145227373912" calcext:value-type="float">
            <text:p>1.93145227373912</text:p>
          </table:table-cell>
          <table:table-cell table:formula="of:=[.F74]*100" office:value-type="float" office:value="193.145227373912" calcext:value-type="float">
            <text:p>193.14522737391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30" office:value-type="float" office:value="2.43333333333333" calcext:value-type="float">
            <text:p>2.43333333333333</text:p>
          </table:table-cell>
          <table:table-cell table:formula="of:=MIN((-(-35*[.A75])/(0.66*[.A75] + 47.6)); 40)" office:value-type="float" office:value="26.6757151806223" calcext:value-type="float">
            <text:p>26.6757151806223</text:p>
          </table:table-cell>
          <table:table-cell table:formula="of:=([.C75]*1000)/3600" office:value-type="float" office:value="7.40992088350618" calcext:value-type="float">
            <text:p>7.40992088350618</text:p>
          </table:table-cell>
          <table:table-cell table:formula="of:=([.D75]-[.D74])/[.B75]" office:value-type="float" office:value="0.020874891006205" calcext:value-type="float">
            <text:p>0.020874891006205</text:p>
          </table:table-cell>
          <table:table-cell table:formula="of:=[.$I$1]*[.E75]" office:value-type="float" office:value="1.87874019055845" calcext:value-type="float">
            <text:p>1.87874019055845</text:p>
          </table:table-cell>
          <table:table-cell table:formula="of:=[.F75]*100" office:value-type="float" office:value="187.874019055845" calcext:value-type="float">
            <text:p>187.87401905584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30" office:value-type="float" office:value="2.46666666666667" calcext:value-type="float">
            <text:p>2.46666666666667</text:p>
          </table:table-cell>
          <table:table-cell table:formula="of:=MIN((-(-35*[.A76])/(0.66*[.A76] + 47.6)); 40)" office:value-type="float" office:value="26.856076316881" calcext:value-type="float">
            <text:p>26.856076316881</text:p>
          </table:table-cell>
          <table:table-cell table:formula="of:=([.C76]*1000)/3600" office:value-type="float" office:value="7.4600211991336" calcext:value-type="float">
            <text:p>7.4600211991336</text:p>
          </table:table-cell>
          <table:table-cell table:formula="of:=([.D76]-[.D75])/[.B76]" office:value-type="float" office:value="0.0203109387678722" calcext:value-type="float">
            <text:p>0.0203109387678722</text:p>
          </table:table-cell>
          <table:table-cell table:formula="of:=[.$I$1]*[.E76]" office:value-type="float" office:value="1.82798448910849" calcext:value-type="float">
            <text:p>1.82798448910849</text:p>
          </table:table-cell>
          <table:table-cell table:formula="of:=[.F76]*100" office:value-type="float" office:value="182.79844891085" calcext:value-type="float">
            <text:p>182.7984489108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30" office:value-type="float" office:value="2.5" calcext:value-type="float">
            <text:p>2.5</text:p>
          </table:table-cell>
          <table:table-cell table:formula="of:=MIN((-(-35*[.A77])/(0.66*[.A77] + 47.6)); 40)" office:value-type="float" office:value="27.0339855818744" calcext:value-type="float">
            <text:p>27.0339855818744</text:p>
          </table:table-cell>
          <table:table-cell table:formula="of:=([.C77]*1000)/3600" office:value-type="float" office:value="7.50944043940954" calcext:value-type="float">
            <text:p>7.50944043940954</text:p>
          </table:table-cell>
          <table:table-cell table:formula="of:=([.D77]-[.D76])/[.B77]" office:value-type="float" office:value="0.019767696110377" calcext:value-type="float">
            <text:p>0.019767696110377</text:p>
          </table:table-cell>
          <table:table-cell table:formula="of:=[.$I$1]*[.E77]" office:value-type="float" office:value="1.77909264993393" calcext:value-type="float">
            <text:p>1.77909264993393</text:p>
          </table:table-cell>
          <table:table-cell table:formula="of:=[.F77]*100" office:value-type="float" office:value="177.909264993393" calcext:value-type="float">
            <text:p>177.90926499339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30" office:value-type="float" office:value="2.53333333333333" calcext:value-type="float">
            <text:p>2.53333333333333</text:p>
          </table:table-cell>
          <table:table-cell table:formula="of:=MIN((-(-35*[.A78])/(0.66*[.A78] + 47.6)); 40)" office:value-type="float" office:value="27.2094926350246" calcext:value-type="float">
            <text:p>27.2094926350246</text:p>
          </table:table-cell>
          <table:table-cell table:formula="of:=([.C78]*1000)/3600" office:value-type="float" office:value="7.55819239861793" calcext:value-type="float">
            <text:p>7.55819239861793</text:p>
          </table:table-cell>
          <table:table-cell table:formula="of:=([.D78]-[.D77])/[.B78]" office:value-type="float" office:value="0.0192441944243632" calcext:value-type="float">
            <text:p>0.0192441944243632</text:p>
          </table:table-cell>
          <table:table-cell table:formula="of:=[.$I$1]*[.E78]" office:value-type="float" office:value="1.73197749819269" calcext:value-type="float">
            <text:p>1.73197749819269</text:p>
          </table:table-cell>
          <table:table-cell table:formula="of:=[.F78]*100" office:value-type="float" office:value="173.197749819269" calcext:value-type="float">
            <text:p>173.19774981926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30" office:value-type="float" office:value="2.56666666666667" calcext:value-type="float">
            <text:p>2.56666666666667</text:p>
          </table:table-cell>
          <table:table-cell table:formula="of:=MIN((-(-35*[.A79])/(0.66*[.A79] + 47.6)); 40)" office:value-type="float" office:value="27.3826458036984" calcext:value-type="float">
            <text:p>27.3826458036984</text:p>
          </table:table-cell>
          <table:table-cell table:formula="of:=([.C79]*1000)/3600" office:value-type="float" office:value="7.60629050102734" calcext:value-type="float">
            <text:p>7.60629050102734</text:p>
          </table:table-cell>
          <table:table-cell table:formula="of:=([.D79]-[.D78])/[.B79]" office:value-type="float" office:value="0.0187395204192518" calcext:value-type="float">
            <text:p>0.0187395204192518</text:p>
          </table:table-cell>
          <table:table-cell table:formula="of:=[.$I$1]*[.E79]" office:value-type="float" office:value="1.68655683773266" calcext:value-type="float">
            <text:p>1.68655683773266</text:p>
          </table:table-cell>
          <table:table-cell table:formula="of:=[.F79]*100" office:value-type="float" office:value="168.655683773266" calcext:value-type="float">
            <text:p>168.65568377326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30" office:value-type="float" office:value="2.6" calcext:value-type="float">
            <text:p>2.6</text:p>
          </table:table-cell>
          <table:table-cell table:formula="of:=MIN((-(-35*[.A80])/(0.66*[.A80] + 47.6)); 40)" office:value-type="float" office:value="27.5534921275737" calcext:value-type="float">
            <text:p>27.5534921275737</text:p>
          </table:table-cell>
          <table:table-cell table:formula="of:=([.C80]*1000)/3600" office:value-type="float" office:value="7.65374781321491" calcext:value-type="float">
            <text:p>7.65374781321491</text:p>
          </table:table-cell>
          <table:table-cell table:formula="of:=([.D80]-[.D79])/[.B80]" office:value-type="float" office:value="0.0182528123798335" calcext:value-type="float">
            <text:p>0.0182528123798335</text:p>
          </table:table-cell>
          <table:table-cell table:formula="of:=[.$I$1]*[.E80]" office:value-type="float" office:value="1.64275311418501" calcext:value-type="float">
            <text:p>1.64275311418501</text:p>
          </table:table-cell>
          <table:table-cell table:formula="of:=[.F80]*100" office:value-type="float" office:value="164.275311418501" calcext:value-type="float">
            <text:p>164.27531141850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30" office:value-type="float" office:value="2.63333333333333" calcext:value-type="float">
            <text:p>2.63333333333333</text:p>
          </table:table-cell>
          <table:table-cell table:formula="of:=MIN((-(-35*[.A81])/(0.66*[.A81] + 47.6)); 40)" office:value-type="float" office:value="27.7220774012432" calcext:value-type="float">
            <text:p>27.7220774012432</text:p>
          </table:table-cell>
          <table:table-cell table:formula="of:=([.C81]*1000)/3600" office:value-type="float" office:value="7.7005770559009" calcext:value-type="float">
            <text:p>7.7005770559009</text:p>
          </table:table-cell>
          <table:table-cell table:formula="of:=([.D81]-[.D80])/[.B81]" office:value-type="float" office:value="0.0177832567161978" calcext:value-type="float">
            <text:p>0.0177832567161978</text:p>
          </table:table-cell>
          <table:table-cell table:formula="of:=[.$I$1]*[.E81]" office:value-type="float" office:value="1.6004931044578" calcext:value-type="float">
            <text:p>1.6004931044578</text:p>
          </table:table-cell>
          <table:table-cell table:formula="of:=[.F81]*100" office:value-type="float" office:value="160.04931044578" calcext:value-type="float">
            <text:p>160.0493104457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30" office:value-type="float" office:value="2.66666666666667" calcext:value-type="float">
            <text:p>2.66666666666667</text:p>
          </table:table-cell>
          <table:table-cell table:formula="of:=MIN((-(-35*[.A82])/(0.66*[.A82] + 47.6)); 40)" office:value-type="float" office:value="27.8884462151394" calcext:value-type="float">
            <text:p>27.8884462151394</text:p>
          </table:table-cell>
          <table:table-cell table:formula="of:=([.C82]*1000)/3600" office:value-type="float" office:value="7.74679061531651" calcext:value-type="float">
            <text:p>7.74679061531651</text:p>
          </table:table-cell>
          <table:table-cell table:formula="of:=([.D82]-[.D81])/[.B82]" office:value-type="float" office:value="0.0173300847808556" calcext:value-type="float">
            <text:p>0.0173300847808556</text:p>
          </table:table-cell>
          <table:table-cell table:formula="of:=[.$I$1]*[.E82]" office:value-type="float" office:value="1.55970763027701" calcext:value-type="float">
            <text:p>1.55970763027701</text:p>
          </table:table-cell>
          <table:table-cell table:formula="of:=[.F82]*100" office:value-type="float" office:value="155.970763027701" calcext:value-type="float">
            <text:p>155.97076302770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30" office:value-type="float" office:value="2.7" calcext:value-type="float">
            <text:p>2.7</text:p>
          </table:table-cell>
          <table:table-cell table:formula="of:=MIN((-(-35*[.A83])/(0.66*[.A83] + 47.6)); 40)" office:value-type="float" office:value="28.0526419948545" calcext:value-type="float">
            <text:p>28.0526419948545</text:p>
          </table:table-cell>
          <table:table-cell table:formula="of:=([.C83]*1000)/3600" office:value-type="float" office:value="7.79240055412626" calcext:value-type="float">
            <text:p>7.79240055412626</text:p>
          </table:table-cell>
          <table:table-cell table:formula="of:=([.D83]-[.D82])/[.B83]" office:value-type="float" office:value="0.0168925699295366" calcext:value-type="float">
            <text:p>0.0168925699295366</text:p>
          </table:table-cell>
          <table:table-cell table:formula="of:=[.$I$1]*[.E83]" office:value-type="float" office:value="1.52033129365829" calcext:value-type="float">
            <text:p>1.52033129365829</text:p>
          </table:table-cell>
          <table:table-cell table:formula="of:=[.F83]*100" office:value-type="float" office:value="152.033129365829" calcext:value-type="float">
            <text:p>152.03312936582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30" office:value-type="float" office:value="2.73333333333333" calcext:value-type="float">
            <text:p>2.73333333333333</text:p>
          </table:table-cell>
          <table:table-cell table:formula="of:=MIN((-(-35*[.A84])/(0.66*[.A84] + 47.6)); 40)" office:value-type="float" office:value="28.2147070389304" calcext:value-type="float">
            <text:p>28.2147070389304</text:p>
          </table:table-cell>
          <table:table-cell table:formula="of:=([.C84]*1000)/3600" office:value-type="float" office:value="7.83741862192511" calcext:value-type="float">
            <text:p>7.83741862192511</text:p>
          </table:table-cell>
          <table:table-cell table:formula="of:=([.D84]-[.D83])/[.B84]" office:value-type="float" office:value="0.0164700248044573" calcext:value-type="float">
            <text:p>0.0164700248044573</text:p>
          </table:table-cell>
          <table:table-cell table:formula="of:=[.$I$1]*[.E84]" office:value-type="float" office:value="1.48230223240115" calcext:value-type="float">
            <text:p>1.48230223240115</text:p>
          </table:table-cell>
          <table:table-cell table:formula="of:=[.F84]*100" office:value-type="float" office:value="148.230223240115" calcext:value-type="float">
            <text:p>148.23022324011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30" office:value-type="float" office:value="2.76666666666667" calcext:value-type="float">
            <text:p>2.76666666666667</text:p>
          </table:table-cell>
          <table:table-cell table:formula="of:=MIN((-(-35*[.A85])/(0.66*[.A85] + 47.6)); 40)" office:value-type="float" office:value="28.3746825551866" calcext:value-type="float">
            <text:p>28.3746825551866</text:p>
          </table:table-cell>
          <table:table-cell table:formula="of:=([.C85]*1000)/3600" office:value-type="float" office:value="7.8818562653296" calcext:value-type="float">
            <text:p>7.8818562653296</text:p>
          </table:table-cell>
          <table:table-cell table:formula="of:=([.D85]-[.D84])/[.B85]" office:value-type="float" office:value="0.0160617988208997" calcext:value-type="float">
            <text:p>0.0160617988208997</text:p>
          </table:table-cell>
          <table:table-cell table:formula="of:=[.$I$1]*[.E85]" office:value-type="float" office:value="1.44556189388097" calcext:value-type="float">
            <text:p>1.44556189388097</text:p>
          </table:table-cell>
          <table:table-cell table:formula="of:=[.F85]*100" office:value-type="float" office:value="144.556189388097" calcext:value-type="float">
            <text:p>144.55618938809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30" office:value-type="float" office:value="2.8" calcext:value-type="float">
            <text:p>2.8</text:p>
          </table:table-cell>
          <table:table-cell table:formula="of:=MIN((-(-35*[.A86])/(0.66*[.A86] + 47.6)); 40)" office:value-type="float" office:value="28.5326086956522" calcext:value-type="float">
            <text:p>28.5326086956522</text:p>
          </table:table-cell>
          <table:table-cell table:formula="of:=([.C86]*1000)/3600" office:value-type="float" office:value="7.92572463768116" calcext:value-type="float">
            <text:p>7.92572463768116</text:p>
          </table:table-cell>
          <table:table-cell table:formula="of:=([.D86]-[.D85])/[.B86]" office:value-type="float" office:value="0.0156672758398426" calcext:value-type="float">
            <text:p>0.0156672758398426</text:p>
          </table:table-cell>
          <table:table-cell table:formula="of:=[.$I$1]*[.E86]" office:value-type="float" office:value="1.41005482558583" calcext:value-type="float">
            <text:p>1.41005482558583</text:p>
          </table:table-cell>
          <table:table-cell table:formula="of:=[.F86]*100" office:value-type="float" office:value="141.005482558583" calcext:value-type="float">
            <text:p>141.00548255858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30" office:value-type="float" office:value="2.83333333333333" calcext:value-type="float">
            <text:p>2.83333333333333</text:p>
          </table:table-cell>
          <table:table-cell table:formula="of:=MIN((-(-35*[.A87])/(0.66*[.A87] + 47.6)); 40)" office:value-type="float" office:value="28.6885245901639" calcext:value-type="float">
            <text:p>28.6885245901639</text:p>
          </table:table-cell>
          <table:table-cell table:formula="of:=([.C87]*1000)/3600" office:value-type="float" office:value="7.96903460837887" calcext:value-type="float">
            <text:p>7.96903460837887</text:p>
          </table:table-cell>
          <table:table-cell table:formula="of:=([.D87]-[.D86])/[.B87]" office:value-type="float" office:value="0.0152858720109566" calcext:value-type="float">
            <text:p>0.0152858720109566</text:p>
          </table:table-cell>
          <table:table-cell table:formula="of:=[.$I$1]*[.E87]" office:value-type="float" office:value="1.3757284809861" calcext:value-type="float">
            <text:p>1.3757284809861</text:p>
          </table:table-cell>
          <table:table-cell table:formula="of:=[.F87]*100" office:value-type="float" office:value="137.57284809861" calcext:value-type="float">
            <text:p>137.5728480986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30" office:value-type="float" office:value="2.86666666666667" calcext:value-type="float">
            <text:p>2.86666666666667</text:p>
          </table:table-cell>
          <table:table-cell table:formula="of:=MIN((-(-35*[.A88])/(0.66*[.A88] + 47.6)); 40)" office:value-type="float" office:value="28.8424683786891" calcext:value-type="float">
            <text:p>28.8424683786891</text:p>
          </table:table-cell>
          <table:table-cell table:formula="of:=([.C88]*1000)/3600" office:value-type="float" office:value="8.0117967718581" calcext:value-type="float">
            <text:p>8.0117967718581</text:p>
          </table:table-cell>
          <table:table-cell table:formula="of:=([.D88]-[.D87])/[.B88]" office:value-type="float" office:value="0.0149170337718231" calcext:value-type="float">
            <text:p>0.0149170337718231</text:p>
          </table:table-cell>
          <table:table-cell table:formula="of:=[.$I$1]*[.E88]" office:value-type="float" office:value="1.34253303946408" calcext:value-type="float">
            <text:p>1.34253303946408</text:p>
          </table:table-cell>
          <table:table-cell table:formula="of:=[.F88]*100" office:value-type="float" office:value="134.253303946408" calcext:value-type="float">
            <text:p>134.253303946408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30" office:value-type="float" office:value="2.9" calcext:value-type="float">
            <text:p>2.9</text:p>
          </table:table-cell>
          <table:table-cell table:formula="of:=MIN((-(-35*[.A89])/(0.66*[.A89] + 47.6)); 40)" office:value-type="float" office:value="28.99447724243" calcext:value-type="float">
            <text:p>28.99447724243</text:p>
          </table:table-cell>
          <table:table-cell table:formula="of:=([.C89]*1000)/3600" office:value-type="float" office:value="8.05402145623056" calcext:value-type="float">
            <text:p>8.05402145623056</text:p>
          </table:table-cell>
          <table:table-cell table:formula="of:=([.D89]-[.D88])/[.B89]" office:value-type="float" office:value="0.0145602359905047" calcext:value-type="float">
            <text:p>0.0145602359905047</text:p>
          </table:table-cell>
          <table:table-cell table:formula="of:=[.$I$1]*[.E89]" office:value-type="float" office:value="1.31042123914542" calcext:value-type="float">
            <text:p>1.31042123914542</text:p>
          </table:table-cell>
          <table:table-cell table:formula="of:=[.F89]*100" office:value-type="float" office:value="131.042123914542" calcext:value-type="float">
            <text:p>131.04212391454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30" office:value-type="float" office:value="2.93333333333333" calcext:value-type="float">
            <text:p>2.93333333333333</text:p>
          </table:table-cell>
          <table:table-cell table:formula="of:=MIN((-(-35*[.A90])/(0.66*[.A90] + 47.6)); 40)" office:value-type="float" office:value="29.1445874337623" calcext:value-type="float">
            <text:p>29.1445874337623</text:p>
          </table:table-cell>
          <table:table-cell table:formula="of:=([.C90]*1000)/3600" office:value-type="float" office:value="8.09571873160064" calcext:value-type="float">
            <text:p>8.09571873160064</text:p>
          </table:table-cell>
          <table:table-cell table:formula="of:=([.D90]-[.D89])/[.B90]" office:value-type="float" office:value="0.0142149802397999" calcext:value-type="float">
            <text:p>0.0142149802397999</text:p>
          </table:table-cell>
          <table:table-cell table:formula="of:=[.$I$1]*[.E90]" office:value-type="float" office:value="1.27934822158199" calcext:value-type="float">
            <text:p>1.27934822158199</text:p>
          </table:table-cell>
          <table:table-cell table:formula="of:=[.F90]*100" office:value-type="float" office:value="127.934822158199" calcext:value-type="float">
            <text:p>127.934822158199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30" office:value-type="float" office:value="2.96666666666667" calcext:value-type="float">
            <text:p>2.96666666666667</text:p>
          </table:table-cell>
          <table:table-cell table:formula="of:=MIN((-(-35*[.A91])/(0.66*[.A91] + 47.6)); 40)" office:value-type="float" office:value="29.2928343050592" calcext:value-type="float">
            <text:p>29.2928343050592</text:p>
          </table:table-cell>
          <table:table-cell table:formula="of:=([.C91]*1000)/3600" office:value-type="float" office:value="8.13689841807201" calcext:value-type="float">
            <text:p>8.13689841807201</text:p>
          </table:table-cell>
          <table:table-cell table:formula="of:=([.D91]-[.D90])/[.B91]" office:value-type="float" office:value="0.0138807931925978" calcext:value-type="float">
            <text:p>0.0138807931925978</text:p>
          </table:table-cell>
          <table:table-cell table:formula="of:=[.$I$1]*[.E91]" office:value-type="float" office:value="1.24927138733381" calcext:value-type="float">
            <text:p>1.24927138733381</text:p>
          </table:table-cell>
          <table:table-cell table:formula="of:=[.F91]*100" office:value-type="float" office:value="124.927138733381" calcext:value-type="float">
            <text:p>124.92713873338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30" office:value-type="float" office:value="3" calcext:value-type="float">
            <text:p>3</text:p>
          </table:table-cell>
          <table:table-cell table:formula="of:=MIN((-(-35*[.A92])/(0.66*[.A92] + 47.6)); 40)" office:value-type="float" office:value="29.4392523364486" calcext:value-type="float">
            <text:p>29.4392523364486</text:p>
          </table:table-cell>
          <table:table-cell table:formula="of:=([.C92]*1000)/3600" office:value-type="float" office:value="8.17757009345794" calcext:value-type="float">
            <text:p>8.17757009345794</text:p>
          </table:table-cell>
          <table:table-cell table:formula="of:=([.D92]-[.D91])/[.B92]" office:value-type="float" office:value="0.0135572251286433" calcext:value-type="float">
            <text:p>0.0135572251286433</text:p>
          </table:table-cell>
          <table:table-cell table:formula="of:=[.$I$1]*[.E92]" office:value-type="float" office:value="1.2201502615779" calcext:value-type="float">
            <text:p>1.2201502615779</text:p>
          </table:table-cell>
          <table:table-cell table:formula="of:=[.F92]*100" office:value-type="float" office:value="122.01502615779" calcext:value-type="float">
            <text:p>122.0150261577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30" office:value-type="float" office:value="3.03333333333333" calcext:value-type="float">
            <text:p>3.03333333333333</text:p>
          </table:table-cell>
          <table:table-cell table:formula="of:=MIN((-(-35*[.A93])/(0.66*[.A93] + 47.6)); 40)" office:value-type="float" office:value="29.5838751625488" calcext:value-type="float">
            <text:p>29.5838751625488</text:p>
          </table:table-cell>
          <table:table-cell table:formula="of:=([.C93]*1000)/3600" office:value-type="float" office:value="8.21774310070799" calcext:value-type="float">
            <text:p>8.21774310070799</text:p>
          </table:table-cell>
          <table:table-cell table:formula="of:=([.D93]-[.D92])/[.B93]" office:value-type="float" office:value="0.0132438485439715" calcext:value-type="float">
            <text:p>0.0132438485439715</text:p>
          </table:table-cell>
          <table:table-cell table:formula="of:=[.$I$1]*[.E93]" office:value-type="float" office:value="1.19194636895744" calcext:value-type="float">
            <text:p>1.19194636895744</text:p>
          </table:table-cell>
          <table:table-cell table:formula="of:=[.F93]*100" office:value-type="float" office:value="119.194636895744" calcext:value-type="float">
            <text:p>119.19463689574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30" office:value-type="float" office:value="3.06666666666667" calcext:value-type="float">
            <text:p>3.06666666666667</text:p>
          </table:table-cell>
          <table:table-cell table:formula="of:=MIN((-(-35*[.A94])/(0.66*[.A94] + 47.6)); 40)" office:value-type="float" office:value="29.7267355982275" calcext:value-type="float">
            <text:p>29.7267355982275</text:p>
          </table:table-cell>
          <table:table-cell table:formula="of:=([.C94]*1000)/3600" office:value-type="float" office:value="8.25742655506319" calcext:value-type="float">
            <text:p>8.25742655506319</text:p>
          </table:table-cell>
          <table:table-cell table:formula="of:=([.D94]-[.D93])/[.B94]" office:value-type="float" office:value="0.0129402568549556" calcext:value-type="float">
            <text:p>0.0129402568549556</text:p>
          </table:table-cell>
          <table:table-cell table:formula="of:=[.$I$1]*[.E94]" office:value-type="float" office:value="1.164623116946" calcext:value-type="float">
            <text:p>1.164623116946</text:p>
          </table:table-cell>
          <table:table-cell table:formula="of:=[.F94]*100" office:value-type="float" office:value="116.4623116946" calcext:value-type="float">
            <text:p>116.462311694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30" office:value-type="float" office:value="3.1" calcext:value-type="float">
            <text:p>3.1</text:p>
          </table:table-cell>
          <table:table-cell table:formula="of:=MIN((-(-35*[.A95])/(0.66*[.A95] + 47.6)); 40)" office:value-type="float" office:value="29.8678656634245" calcext:value-type="float">
            <text:p>29.8678656634245</text:p>
          </table:table-cell>
          <table:table-cell table:formula="of:=([.C95]*1000)/3600" office:value-type="float" office:value="8.29662935095125" calcext:value-type="float">
            <text:p>8.29662935095125</text:p>
          </table:table-cell>
          <table:table-cell table:formula="of:=([.D95]-[.D94])/[.B95]" office:value-type="float" office:value="0.0126460631896964" calcext:value-type="float">
            <text:p>0.0126460631896964</text:p>
          </table:table-cell>
          <table:table-cell table:formula="of:=[.$I$1]*[.E95]" office:value-type="float" office:value="1.13814568707268" calcext:value-type="float">
            <text:p>1.13814568707268</text:p>
          </table:table-cell>
          <table:table-cell table:formula="of:=[.F95]*100" office:value-type="float" office:value="113.814568707268" calcext:value-type="float">
            <text:p>113.81456870726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30" office:value-type="float" office:value="3.13333333333333" calcext:value-type="float">
            <text:p>3.13333333333333</text:p>
          </table:table-cell>
          <table:table-cell table:formula="of:=MIN((-(-35*[.A96])/(0.66*[.A96] + 47.6)); 40)" office:value-type="float" office:value="30.0072966070777" calcext:value-type="float">
            <text:p>30.0072966070777</text:p>
          </table:table-cell>
          <table:table-cell table:formula="of:=([.C96]*1000)/3600" office:value-type="float" office:value="8.3353601686327" calcext:value-type="float">
            <text:p>8.3353601686327</text:p>
          </table:table-cell>
          <table:table-cell table:formula="of:=([.D96]-[.D95])/[.B96]" office:value-type="float" office:value="0.0123608992600369" calcext:value-type="float">
            <text:p>0.0123608992600369</text:p>
          </table:table-cell>
          <table:table-cell table:formula="of:=[.$I$1]*[.E96]" office:value-type="float" office:value="1.11248093340332" calcext:value-type="float">
            <text:p>1.11248093340332</text:p>
          </table:table-cell>
          <table:table-cell table:formula="of:=[.F96]*100" office:value-type="float" office:value="111.248093340332" calcext:value-type="float">
            <text:p>111.24809334033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30" office:value-type="float" office:value="3.16666666666667" calcext:value-type="float">
            <text:p>3.16666666666667</text:p>
          </table:table-cell>
          <table:table-cell table:formula="of:=MIN((-(-35*[.A97])/(0.66*[.A97] + 47.6)); 40)" office:value-type="float" office:value="30.1450589301904" calcext:value-type="float">
            <text:p>30.1450589301904</text:p>
          </table:table-cell>
          <table:table-cell table:formula="of:=([.C97]*1000)/3600" office:value-type="float" office:value="8.37362748060844" calcext:value-type="float">
            <text:p>8.37362748060844</text:p>
          </table:table-cell>
          <table:table-cell table:formula="of:=([.D97]-[.D96])/[.B97]" office:value-type="float" office:value="0.0120844143081303" calcext:value-type="float">
            <text:p>0.0120844143081303</text:p>
          </table:table-cell>
          <table:table-cell table:formula="of:=[.$I$1]*[.E97]" office:value-type="float" office:value="1.08759728773173" calcext:value-type="float">
            <text:p>1.08759728773173</text:p>
          </table:table-cell>
          <table:table-cell table:formula="of:=[.F97]*100" office:value-type="float" office:value="108.759728773173" calcext:value-type="float">
            <text:p>108.75972877317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30" office:value-type="float" office:value="3.2" calcext:value-type="float">
            <text:p>3.2</text:p>
          </table:table-cell>
          <table:table-cell table:formula="of:=MIN((-(-35*[.A98])/(0.66*[.A98] + 47.6)); 40)" office:value-type="float" office:value="30.281182408075" calcext:value-type="float">
            <text:p>30.281182408075</text:p>
          </table:table-cell>
          <table:table-cell table:formula="of:=([.C98]*1000)/3600" office:value-type="float" office:value="8.41143955779861" calcext:value-type="float">
            <text:p>8.41143955779861</text:p>
          </table:table-cell>
          <table:table-cell table:formula="of:=([.D98]-[.D97])/[.B98]" office:value-type="float" office:value="0.0118162741219263" calcext:value-type="float">
            <text:p>0.0118162741219263</text:p>
          </table:table-cell>
          <table:table-cell table:formula="of:=[.$I$1]*[.E98]" office:value-type="float" office:value="1.06346467097337" calcext:value-type="float">
            <text:p>1.06346467097337</text:p>
          </table:table-cell>
          <table:table-cell table:formula="of:=[.F98]*100" office:value-type="float" office:value="106.346467097337" calcext:value-type="float">
            <text:p>106.34646709733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30" office:value-type="float" office:value="3.23333333333333" calcext:value-type="float">
            <text:p>3.23333333333333</text:p>
          </table:table-cell>
          <table:table-cell table:formula="of:=MIN((-(-35*[.A99])/(0.66*[.A99] + 47.6)); 40)" office:value-type="float" office:value="30.4156961118079" calcext:value-type="float">
            <text:p>30.4156961118079</text:p>
          </table:table-cell>
          <table:table-cell table:formula="of:=([.C99]*1000)/3600" office:value-type="float" office:value="8.4488044755022" calcext:value-type="float">
            <text:p>8.4488044755022</text:p>
          </table:table-cell>
          <table:table-cell table:formula="of:=([.D99]-[.D98])/[.B99]" office:value-type="float" office:value="0.0115561601145139" calcext:value-type="float">
            <text:p>0.0115561601145139</text:p>
          </table:table-cell>
          <table:table-cell table:formula="of:=[.$I$1]*[.E99]" office:value-type="float" office:value="1.04005441030625" calcext:value-type="float">
            <text:p>1.04005441030625</text:p>
          </table:table-cell>
          <table:table-cell table:formula="of:=[.F99]*100" office:value-type="float" office:value="104.005441030625" calcext:value-type="float">
            <text:p>104.00544103062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30" office:value-type="float" office:value="3.26666666666667" calcext:value-type="float">
            <text:p>3.26666666666667</text:p>
          </table:table-cell>
          <table:table-cell table:formula="of:=MIN((-(-35*[.A100])/(0.66*[.A100] + 47.6)); 40)" office:value-type="float" office:value="30.5486284289277" calcext:value-type="float">
            <text:p>30.5486284289277</text:p>
          </table:table-cell>
          <table:table-cell table:formula="of:=([.C100]*1000)/3600" office:value-type="float" office:value="8.48573011914658" calcext:value-type="float">
            <text:p>8.48573011914658</text:p>
          </table:table-cell>
          <table:table-cell table:formula="of:=([.D100]-[.D99])/[.B100]" office:value-type="float" office:value="0.0113037684625644" calcext:value-type="float">
            <text:p>0.0113037684625644</text:p>
          </table:table-cell>
          <table:table-cell table:formula="of:=[.$I$1]*[.E100]" office:value-type="float" office:value="1.0173391616308" calcext:value-type="float">
            <text:p>1.0173391616308</text:p>
          </table:table-cell>
          <table:table-cell table:formula="of:=[.F100]*100" office:value-type="float" office:value="101.73391616308" calcext:value-type="float">
            <text:p>101.7339161630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30" office:value-type="float" office:value="3.3" calcext:value-type="float">
            <text:p>3.3</text:p>
          </table:table-cell>
          <table:table-cell table:formula="of:=MIN((-(-35*[.A101])/(0.66*[.A101] + 47.6)); 40)" office:value-type="float" office:value="30.6800070834071" calcext:value-type="float">
            <text:p>30.6800070834071</text:p>
          </table:table-cell>
          <table:table-cell table:formula="of:=([.C101]*1000)/3600" office:value-type="float" office:value="8.52222418983531" calcext:value-type="float">
            <text:p>8.52222418983531</text:p>
          </table:table-cell>
          <table:table-cell table:formula="of:=([.D101]-[.D100])/[.B101]" office:value-type="float" office:value="0.0110588092996164" calcext:value-type="float">
            <text:p>0.0110588092996164</text:p>
          </table:table-cell>
          <table:table-cell table:formula="of:=[.$I$1]*[.E101]" office:value-type="float" office:value="0.995292836965479" calcext:value-type="float">
            <text:p>0.995292836965479</text:p>
          </table:table-cell>
          <table:table-cell table:formula="of:=[.F101]*100" office:value-type="float" office:value="99.5292836965479" calcext:value-type="float">
            <text:p>99.529283696547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30" office:value-type="float" office:value="3.33333333333333" calcext:value-type="float">
            <text:p>3.33333333333333</text:p>
          </table:table-cell>
          <table:table-cell table:formula="of:=MIN((-(-35*[.A102])/(0.66*[.A102] + 47.6)); 40)" office:value-type="float" office:value="30.8098591549296" calcext:value-type="float">
            <text:p>30.8098591549296</text:p>
          </table:table-cell>
          <table:table-cell table:formula="of:=([.C102]*1000)/3600" office:value-type="float" office:value="8.55829420970266" calcext:value-type="float">
            <text:p>8.55829420970266</text:p>
          </table:table-cell>
          <table:table-cell table:formula="of:=([.D102]-[.D101])/[.B102]" office:value-type="float" office:value="0.0108210059602047" calcext:value-type="float">
            <text:p>0.0108210059602047</text:p>
          </table:table-cell>
          <table:table-cell table:formula="of:=[.$I$1]*[.E102]" office:value-type="float" office:value="0.973890536418427" calcext:value-type="float">
            <text:p>0.973890536418427</text:p>
          </table:table-cell>
          <table:table-cell table:formula="of:=[.F102]*100" office:value-type="float" office:value="97.3890536418427" calcext:value-type="float">
            <text:p>97.389053641842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30" office:value-type="float" office:value="3.36666666666667" calcext:value-type="float">
            <text:p>3.36666666666667</text:p>
          </table:table-cell>
          <table:table-cell table:formula="of:=MIN((-(-35*[.A103])/(0.66*[.A103] + 47.6)); 40)" office:value-type="float" office:value="30.9382110974969" calcext:value-type="float">
            <text:p>30.9382110974969</text:p>
          </table:table-cell>
          <table:table-cell table:formula="of:=([.C103]*1000)/3600" office:value-type="float" office:value="8.59394752708248" calcext:value-type="float">
            <text:p>8.59394752708248</text:p>
          </table:table-cell>
          <table:table-cell table:formula="of:=([.D103]-[.D102])/[.B103]" office:value-type="float" office:value="0.0105900942712342" calcext:value-type="float">
            <text:p>0.0105900942712342</text:p>
          </table:table-cell>
          <table:table-cell table:formula="of:=[.$I$1]*[.E103]" office:value-type="float" office:value="0.953108484411081" calcext:value-type="float">
            <text:p>0.953108484411081</text:p>
          </table:table-cell>
          <table:table-cell table:formula="of:=[.F103]*100" office:value-type="float" office:value="95.3108484411081" calcext:value-type="float">
            <text:p>95.310848441108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30" office:value-type="float" office:value="3.4" calcext:value-type="float">
            <text:p>3.4</text:p>
          </table:table-cell>
          <table:table-cell table:formula="of:=MIN((-(-35*[.A104])/(0.66*[.A104] + 47.6)); 40)" office:value-type="float" office:value="31.0650887573964" calcext:value-type="float">
            <text:p>31.0650887573964</text:p>
          </table:table-cell>
          <table:table-cell table:formula="of:=([.C104]*1000)/3600" office:value-type="float" office:value="8.62919132149901" calcext:value-type="float">
            <text:p>8.62919132149901</text:p>
          </table:table-cell>
          <table:table-cell table:formula="of:=([.D104]-[.D103])/[.B104]" office:value-type="float" office:value="0.0103658218872148" calcext:value-type="float">
            <text:p>0.0103658218872148</text:p>
          </table:table-cell>
          <table:table-cell table:formula="of:=[.$I$1]*[.E104]" office:value-type="float" office:value="0.93292396984933" calcext:value-type="float">
            <text:p>0.93292396984933</text:p>
          </table:table-cell>
          <table:table-cell table:formula="of:=[.F104]*100" office:value-type="float" office:value="93.292396984933" calcext:value-type="float">
            <text:p>93.29239698493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30" office:value-type="float" office:value="3.43333333333333" calcext:value-type="float">
            <text:p>3.43333333333333</text:p>
          </table:table-cell>
          <table:table-cell table:formula="of:=MIN((-(-35*[.A105])/(0.66*[.A105] + 47.6)); 40)" office:value-type="float" office:value="31.190517390552" calcext:value-type="float">
            <text:p>31.190517390552</text:p>
          </table:table-cell>
          <table:table-cell table:formula="of:=([.C105]*1000)/3600" office:value-type="float" office:value="8.66403260848667" calcext:value-type="float">
            <text:p>8.66403260848667</text:p>
          </table:table-cell>
          <table:table-cell table:formula="of:=([.D105]-[.D104])/[.B105]" office:value-type="float" office:value="0.0101479476663068" calcext:value-type="float">
            <text:p>0.0101479476663068</text:p>
          </table:table-cell>
          <table:table-cell table:formula="of:=[.$I$1]*[.E105]" office:value-type="float" office:value="0.913315289967611" calcext:value-type="float">
            <text:p>0.913315289967611</text:p>
          </table:table-cell>
          <table:table-cell table:formula="of:=[.F105]*100" office:value-type="float" office:value="91.3315289967611" calcext:value-type="float">
            <text:p>91.331528996761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30" office:value-type="float" office:value="3.46666666666667" calcext:value-type="float">
            <text:p>3.46666666666667</text:p>
          </table:table-cell>
          <table:table-cell table:formula="of:=MIN((-(-35*[.A106])/(0.66*[.A106] + 47.6)); 40)" office:value-type="float" office:value="31.3145216792842" calcext:value-type="float">
            <text:p>31.3145216792842</text:p>
          </table:table-cell>
          <table:table-cell table:formula="of:=([.C106]*1000)/3600" office:value-type="float" office:value="8.69847824424562" calcext:value-type="float">
            <text:p>8.69847824424562</text:p>
          </table:table-cell>
          <table:table-cell table:formula="of:=([.D106]-[.D105])/[.B106]" office:value-type="float" office:value="0.00993624108431384" calcext:value-type="float">
            <text:p>0.00993624108431384</text:p>
          </table:table-cell>
          <table:table-cell table:formula="of:=[.$I$1]*[.E106]" office:value-type="float" office:value="0.894261697588246" calcext:value-type="float">
            <text:p>0.894261697588246</text:p>
          </table:table-cell>
          <table:table-cell table:formula="of:=[.F106]*100" office:value-type="float" office:value="89.4261697588246" calcext:value-type="float">
            <text:p>89.426169758824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30" office:value-type="float" office:value="3.5" calcext:value-type="float">
            <text:p>3.5</text:p>
          </table:table-cell>
          <table:table-cell table:formula="of:=MIN((-(-35*[.A107])/(0.66*[.A107] + 47.6)); 40)" office:value-type="float" office:value="31.437125748503" calcext:value-type="float">
            <text:p>31.437125748503</text:p>
          </table:table-cell>
          <table:table-cell table:formula="of:=([.C107]*1000)/3600" office:value-type="float" office:value="8.73253493013972" calcext:value-type="float">
            <text:p>8.73253493013972</text:p>
          </table:table-cell>
          <table:table-cell table:formula="of:=([.D107]-[.D106])/[.B107]" office:value-type="float" office:value="0.00973048168402865" calcext:value-type="float">
            <text:p>0.00973048168402865</text:p>
          </table:table-cell>
          <table:table-cell table:formula="of:=[.$I$1]*[.E107]" office:value-type="float" office:value="0.875743351562578" calcext:value-type="float">
            <text:p>0.875743351562578</text:p>
          </table:table-cell>
          <table:table-cell table:formula="of:=[.F107]*100" office:value-type="float" office:value="87.5743351562579" calcext:value-type="float">
            <text:p>87.5743351562579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30" office:value-type="float" office:value="3.53333333333333" calcext:value-type="float">
            <text:p>3.53333333333333</text:p>
          </table:table-cell>
          <table:table-cell table:formula="of:=MIN((-(-35*[.A108])/(0.66*[.A108] + 47.6)); 40)" office:value-type="float" office:value="31.5583531813542" calcext:value-type="float">
            <text:p>31.5583531813542</text:p>
          </table:table-cell>
          <table:table-cell table:formula="of:=([.C108]*1000)/3600" office:value-type="float" office:value="8.76620921704283" calcext:value-type="float">
            <text:p>8.76620921704283</text:p>
          </table:table-cell>
          <table:table-cell table:formula="of:=([.D108]-[.D107])/[.B108]" office:value-type="float" office:value="0.00953045855748463" calcext:value-type="float">
            <text:p>0.00953045855748463</text:p>
          </table:table-cell>
          <table:table-cell table:formula="of:=[.$I$1]*[.E108]" office:value-type="float" office:value="0.857741270173617" calcext:value-type="float">
            <text:p>0.857741270173617</text:p>
          </table:table-cell>
          <table:table-cell table:formula="of:=[.F108]*100" office:value-type="float" office:value="85.7741270173617" calcext:value-type="float">
            <text:p>85.774127017361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30" office:value-type="float" office:value="3.56666666666667" calcext:value-type="float">
            <text:p>3.56666666666667</text:p>
          </table:table-cell>
          <table:table-cell table:formula="of:=MIN((-(-35*[.A109])/(0.66*[.A109] + 47.6)); 40)" office:value-type="float" office:value="31.6782270343428" calcext:value-type="float">
            <text:p>31.6782270343428</text:p>
          </table:table-cell>
          <table:table-cell table:formula="of:=([.C109]*1000)/3600" office:value-type="float" office:value="8.79950750953965" calcext:value-type="float">
            <text:p>8.79950750953965</text:p>
          </table:table-cell>
          <table:table-cell table:formula="of:=([.D109]-[.D108])/[.B109]" office:value-type="float" office:value="0.00933596985892147" calcext:value-type="float">
            <text:p>0.00933596985892147</text:p>
          </table:table-cell>
          <table:table-cell table:formula="of:=[.$I$1]*[.E109]" office:value-type="float" office:value="0.840237287302933" calcext:value-type="float">
            <text:p>0.840237287302933</text:p>
          </table:table-cell>
          <table:table-cell table:formula="of:=[.F109]*100" office:value-type="float" office:value="84.0237287302933" calcext:value-type="float">
            <text:p>84.023728730293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30" office:value-type="float" office:value="3.6" calcext:value-type="float">
            <text:p>3.6</text:p>
          </table:table-cell>
          <table:table-cell table:formula="of:=MIN((-(-35*[.A110])/(0.66*[.A110] + 47.6)); 40)" office:value-type="float" office:value="31.7967698519516" calcext:value-type="float">
            <text:p>31.7967698519516</text:p>
          </table:table-cell>
          <table:table-cell table:formula="of:=([.C110]*1000)/3600" office:value-type="float" office:value="8.83243606998654" calcext:value-type="float">
            <text:p>8.83243606998654</text:p>
          </table:table-cell>
          <table:table-cell table:formula="of:=([.D110]-[.D109])/[.B110]" office:value-type="float" office:value="0.00914682234635755" calcext:value-type="float">
            <text:p>0.00914682234635755</text:p>
          </table:table-cell>
          <table:table-cell table:formula="of:=[.$I$1]*[.E110]" office:value-type="float" office:value="0.82321401117218" calcext:value-type="float">
            <text:p>0.82321401117218</text:p>
          </table:table-cell>
          <table:table-cell table:formula="of:=[.F110]*100" office:value-type="float" office:value="82.321401117218" calcext:value-type="float">
            <text:p>82.32140111721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30" office:value-type="float" office:value="3.63333333333333" calcext:value-type="float">
            <text:p>3.63333333333333</text:p>
          </table:table-cell>
          <table:table-cell table:formula="of:=MIN((-(-35*[.A111])/(0.66*[.A111] + 47.6)); 40)" office:value-type="float" office:value="31.9140036807763" calcext:value-type="float">
            <text:p>31.9140036807763</text:p>
          </table:table-cell>
          <table:table-cell table:formula="of:=([.C111]*1000)/3600" office:value-type="float" office:value="8.86500102243786" calcext:value-type="float">
            <text:p>8.86500102243786</text:p>
          </table:table-cell>
          <table:table-cell table:formula="of:=([.D111]-[.D110])/[.B111]" office:value-type="float" office:value="0.00896283094990565" calcext:value-type="float">
            <text:p>0.00896283094990565</text:p>
          </table:table-cell>
          <table:table-cell table:formula="of:=[.$I$1]*[.E111]" office:value-type="float" office:value="0.806654785491508" calcext:value-type="float">
            <text:p>0.806654785491508</text:p>
          </table:table-cell>
          <table:table-cell table:formula="of:=[.F111]*100" office:value-type="float" office:value="80.6654785491508" calcext:value-type="float">
            <text:p>80.665478549150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30" office:value-type="float" office:value="3.66666666666667" calcext:value-type="float">
            <text:p>3.66666666666667</text:p>
          </table:table-cell>
          <table:table-cell table:formula="of:=MIN((-(-35*[.A112])/(0.66*[.A112] + 47.6)); 40)" office:value-type="float" office:value="32.0299500831947" calcext:value-type="float">
            <text:p>32.0299500831947</text:p>
          </table:table-cell>
          <table:table-cell table:formula="of:=([.C112]*1000)/3600" office:value-type="float" office:value="8.89720835644297" calcext:value-type="float">
            <text:p>8.89720835644297</text:p>
          </table:table-cell>
          <table:table-cell table:formula="of:=([.D112]-[.D111])/[.B112]" office:value-type="float" office:value="0.00878381836502743" calcext:value-type="float">
            <text:p>0.00878381836502743</text:p>
          </table:table-cell>
          <table:table-cell table:formula="of:=[.$I$1]*[.E112]" office:value-type="float" office:value="0.790543652852468" calcext:value-type="float">
            <text:p>0.790543652852468</text:p>
          </table:table-cell>
          <table:table-cell table:formula="of:=[.F112]*100" office:value-type="float" office:value="79.0543652852469" calcext:value-type="float">
            <text:p>79.054365285246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30" office:value-type="float" office:value="3.7" calcext:value-type="float">
            <text:p>3.7</text:p>
          </table:table-cell>
          <table:table-cell table:formula="of:=MIN((-(-35*[.A113])/(0.66*[.A113] + 47.6)); 40)" office:value-type="float" office:value="32.1446301505875" calcext:value-type="float">
            <text:p>32.1446301505875</text:p>
          </table:table-cell>
          <table:table-cell table:formula="of:=([.C113]*1000)/3600" office:value-type="float" office:value="8.92906393071874" calcext:value-type="float">
            <text:p>8.92906393071874</text:p>
          </table:table-cell>
          <table:table-cell table:formula="of:=([.D113]-[.D112])/[.B113]" office:value-type="float" office:value="0.00860961466912757" calcext:value-type="float">
            <text:p>0.00860961466912757</text:p>
          </table:table-cell>
          <table:table-cell table:formula="of:=[.$I$1]*[.E113]" office:value-type="float" office:value="0.774865320221481" calcext:value-type="float">
            <text:p>0.774865320221481</text:p>
          </table:table-cell>
          <table:table-cell table:formula="of:=[.F113]*100" office:value-type="float" office:value="77.4865320221481" calcext:value-type="float">
            <text:p>77.486532022148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30" office:value-type="float" office:value="3.73333333333333" calcext:value-type="float">
            <text:p>3.73333333333333</text:p>
          </table:table-cell>
          <table:table-cell table:formula="of:=MIN((-(-35*[.A114])/(0.66*[.A114] + 47.6)); 40)" office:value-type="float" office:value="32.258064516129" calcext:value-type="float">
            <text:p>32.258064516129</text:p>
          </table:table-cell>
          <table:table-cell table:formula="of:=([.C114]*1000)/3600" office:value-type="float" office:value="8.96057347670251" calcext:value-type="float">
            <text:p>8.96057347670251</text:p>
          </table:table-cell>
          <table:table-cell table:formula="of:=([.D114]-[.D113])/[.B114]" office:value-type="float" office:value="0.00844005695993886" calcext:value-type="float">
            <text:p>0.00844005695993886</text:p>
          </table:table-cell>
          <table:table-cell table:formula="of:=[.$I$1]*[.E114]" office:value-type="float" office:value="0.759605126394498" calcext:value-type="float">
            <text:p>0.759605126394498</text:p>
          </table:table-cell>
          <table:table-cell table:formula="of:=[.F114]*100" office:value-type="float" office:value="75.9605126394498" calcext:value-type="float">
            <text:p>75.960512639449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30" office:value-type="float" office:value="3.76666666666667" calcext:value-type="float">
            <text:p>3.76666666666667</text:p>
          </table:table-cell>
          <table:table-cell table:formula="of:=MIN((-(-35*[.A115])/(0.66*[.A115] + 47.6)); 40)" office:value-type="float" office:value="32.3702733671632" calcext:value-type="float">
            <text:p>32.3702733671632</text:p>
          </table:table-cell>
          <table:table-cell table:formula="of:=([.C115]*1000)/3600" office:value-type="float" office:value="8.99174260198978" calcext:value-type="float">
            <text:p>8.99174260198978</text:p>
          </table:table-cell>
          <table:table-cell table:formula="of:=([.D115]-[.D114])/[.B115]" office:value-type="float" office:value="0.00827498901431915" calcext:value-type="float">
            <text:p>0.00827498901431915</text:p>
          </table:table-cell>
          <table:table-cell table:formula="of:=[.$I$1]*[.E115]" office:value-type="float" office:value="0.744749011288723" calcext:value-type="float">
            <text:p>0.744749011288723</text:p>
          </table:table-cell>
          <table:table-cell table:formula="of:=[.F115]*100" office:value-type="float" office:value="74.4749011288723" calcext:value-type="float">
            <text:p>74.474901128872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30" office:value-type="float" office:value="3.8" calcext:value-type="float">
            <text:p>3.8</text:p>
          </table:table-cell>
          <table:table-cell table:formula="of:=MIN((-(-35*[.A116])/(0.66*[.A116] + 47.6)); 40)" office:value-type="float" office:value="32.4812764571801" calcext:value-type="float">
            <text:p>32.4812764571801</text:p>
          </table:table-cell>
          <table:table-cell table:formula="of:=([.C116]*1000)/3600" office:value-type="float" office:value="9.02257679366113" calcext:value-type="float">
            <text:p>9.02257679366113</text:p>
          </table:table-cell>
          <table:table-cell table:formula="of:=([.D116]-[.D115])/[.B116]" office:value-type="float" office:value="0.00811426096614554" calcext:value-type="float">
            <text:p>0.00811426096614554</text:p>
          </table:table-cell>
          <table:table-cell table:formula="of:=[.$I$1]*[.E116]" office:value-type="float" office:value="0.730283486953098" calcext:value-type="float">
            <text:p>0.730283486953098</text:p>
          </table:table-cell>
          <table:table-cell table:formula="of:=[.F116]*100" office:value-type="float" office:value="73.0283486953098" calcext:value-type="float">
            <text:p>73.028348695309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30" office:value-type="float" office:value="3.83333333333333" calcext:value-type="float">
            <text:p>3.83333333333333</text:p>
          </table:table-cell>
          <table:table-cell table:formula="of:=MIN((-(-35*[.A117])/(0.66*[.A117] + 47.6)); 40)" office:value-type="float" office:value="32.5910931174089" calcext:value-type="float">
            <text:p>32.5910931174089</text:p>
          </table:table-cell>
          <table:table-cell table:formula="of:=([.C117]*1000)/3600" office:value-type="float" office:value="9.05308142150247" calcext:value-type="float">
            <text:p>9.05308142150247</text:p>
          </table:table-cell>
          <table:table-cell table:formula="of:=([.D117]-[.D116])/[.B117]" office:value-type="float" office:value="0.00795772900208971" calcext:value-type="float">
            <text:p>0.00795772900208971</text:p>
          </table:table-cell>
          <table:table-cell table:formula="of:=[.$I$1]*[.E117]" office:value-type="float" office:value="0.716195610188074" calcext:value-type="float">
            <text:p>0.716195610188074</text:p>
          </table:table-cell>
          <table:table-cell table:formula="of:=[.F117]*100" office:value-type="float" office:value="71.6195610188074" calcext:value-type="float">
            <text:p>71.619561018807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30" office:value-type="float" office:value="3.86666666666667" calcext:value-type="float">
            <text:p>3.86666666666667</text:p>
          </table:table-cell>
          <table:table-cell table:formula="of:=MIN((-(-35*[.A118])/(0.66*[.A118] + 47.6)); 40)" office:value-type="float" office:value="32.6997422680412" calcext:value-type="float">
            <text:p>32.6997422680412</text:p>
          </table:table-cell>
          <table:table-cell table:formula="of:=([.C118]*1000)/3600" office:value-type="float" office:value="9.08326174112257" calcext:value-type="float">
            <text:p>9.08326174112257</text:p>
          </table:table-cell>
          <table:table-cell table:formula="of:=([.D118]-[.D117])/[.B118]" office:value-type="float" office:value="0.00780525507416214" calcext:value-type="float">
            <text:p>0.00780525507416214</text:p>
          </table:table-cell>
          <table:table-cell table:formula="of:=[.$I$1]*[.E118]" office:value-type="float" office:value="0.702472956674592" calcext:value-type="float">
            <text:p>0.702472956674592</text:p>
          </table:table-cell>
          <table:table-cell table:formula="of:=[.F118]*100" office:value-type="float" office:value="70.2472956674592" calcext:value-type="float">
            <text:p>70.247295667459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30" office:value-type="float" office:value="3.9" calcext:value-type="float">
            <text:p>3.9</text:p>
          </table:table-cell>
          <table:table-cell table:formula="of:=MIN((-(-35*[.A119])/(0.66*[.A119] + 47.6)); 40)" office:value-type="float" office:value="32.8072424290979" calcext:value-type="float">
            <text:p>32.8072424290979</text:p>
          </table:table-cell>
          <table:table-cell table:formula="of:=([.C119]*1000)/3600" office:value-type="float" office:value="9.11312289697164" calcext:value-type="float">
            <text:p>9.11312289697164</text:p>
          </table:table-cell>
          <table:table-cell table:formula="of:=([.D119]-[.D118])/[.B119]" office:value-type="float" office:value="0.00765670662796735" calcext:value-type="float">
            <text:p>0.00765670662796735</text:p>
          </table:table-cell>
          <table:table-cell table:formula="of:=[.$I$1]*[.E119]" office:value-type="float" office:value="0.689103596517062" calcext:value-type="float">
            <text:p>0.689103596517062</text:p>
          </table:table-cell>
          <table:table-cell table:formula="of:=[.F119]*100" office:value-type="float" office:value="68.9103596517062" calcext:value-type="float">
            <text:p>68.910359651706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30" office:value-type="float" office:value="3.93333333333333" calcext:value-type="float">
            <text:p>3.93333333333333</text:p>
          </table:table-cell>
          <table:table-cell table:formula="of:=MIN((-(-35*[.A120])/(0.66*[.A120] + 47.6)); 40)" office:value-type="float" office:value="32.9136117309531" calcext:value-type="float">
            <text:p>32.9136117309531</text:p>
          </table:table-cell>
          <table:table-cell table:formula="of:=([.C120]*1000)/3600" office:value-type="float" office:value="9.14266992526476" calcext:value-type="float">
            <text:p>9.14266992526476</text:p>
          </table:table-cell>
          <table:table-cell table:formula="of:=([.D120]-[.D119])/[.B120]" office:value-type="float" office:value="0.00751195634570798" calcext:value-type="float">
            <text:p>0.00751195634570798</text:p>
          </table:table-cell>
          <table:table-cell table:formula="of:=[.$I$1]*[.E120]" office:value-type="float" office:value="0.676076071113718" calcext:value-type="float">
            <text:p>0.676076071113718</text:p>
          </table:table-cell>
          <table:table-cell table:formula="of:=[.F120]*100" office:value-type="float" office:value="67.6076071113718" calcext:value-type="float">
            <text:p>67.607607111371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30" office:value-type="float" office:value="3.96666666666667" calcext:value-type="float">
            <text:p>3.96666666666667</text:p>
          </table:table-cell>
          <table:table-cell table:formula="of:=MIN((-(-35*[.A121])/(0.66*[.A121] + 47.6)); 40)" office:value-type="float" office:value="33.0188679245283" calcext:value-type="float">
            <text:p>33.0188679245283</text:p>
          </table:table-cell>
          <table:table-cell table:formula="of:=([.C121]*1000)/3600" office:value-type="float" office:value="9.17190775681342" calcext:value-type="float">
            <text:p>9.17190775681342</text:p>
          </table:table-cell>
          <table:table-cell table:formula="of:=([.D121]-[.D120])/[.B121]" office:value-type="float" office:value="0.00737088190302294" calcext:value-type="float">
            <text:p>0.00737088190302294</text:p>
          </table:table-cell>
          <table:table-cell table:formula="of:=[.$I$1]*[.E121]" office:value-type="float" office:value="0.663379371272065" calcext:value-type="float">
            <text:p>0.663379371272065</text:p>
          </table:table-cell>
          <table:table-cell table:formula="of:=[.F121]*100" office:value-type="float" office:value="66.3379371272065" calcext:value-type="float">
            <text:p>66.337937127206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30" office:value-type="float" office:value="4" calcext:value-type="float">
            <text:p>4</text:p>
          </table:table-cell>
          <table:table-cell table:formula="of:=MIN((-(-35*[.A122])/(0.66*[.A122] + 47.6)); 40)" office:value-type="float" office:value="33.1230283911672" calcext:value-type="float">
            <text:p>33.1230283911672</text:p>
          </table:table-cell>
          <table:table-cell table:formula="of:=([.C122]*1000)/3600" office:value-type="float" office:value="9.20084121976866" calcext:value-type="float">
            <text:p>9.20084121976866</text:p>
          </table:table-cell>
          <table:table-cell table:formula="of:=([.D122]-[.D121])/[.B122]" office:value-type="float" office:value="0.0072333657388115" calcext:value-type="float">
            <text:p>0.0072333657388115</text:p>
          </table:table-cell>
          <table:table-cell table:formula="of:=[.$I$1]*[.E122]" office:value-type="float" office:value="0.651002916493035" calcext:value-type="float">
            <text:p>0.651002916493035</text:p>
          </table:table-cell>
          <table:table-cell table:formula="of:=[.F122]*100" office:value-type="float" office:value="65.1002916493035" calcext:value-type="float">
            <text:p>65.100291649303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30" office:value-type="float" office:value="4.03333333333333" calcext:value-type="float">
            <text:p>4.03333333333333</text:p>
          </table:table-cell>
          <table:table-cell table:formula="of:=MIN((-(-35*[.A123])/(0.66*[.A123] + 47.6)); 40)" office:value-type="float" office:value="33.2261101522046" calcext:value-type="float">
            <text:p>33.2261101522046</text:p>
          </table:table-cell>
          <table:table-cell table:formula="of:=([.C123]*1000)/3600" office:value-type="float" office:value="9.22947504227906" calcext:value-type="float">
            <text:p>9.22947504227906</text:p>
          </table:table-cell>
          <table:table-cell table:formula="of:=([.D123]-[.D122])/[.B123]" office:value-type="float" office:value="0.00709929483728803" calcext:value-type="float">
            <text:p>0.00709929483728803</text:p>
          </table:table-cell>
          <table:table-cell table:formula="of:=[.$I$1]*[.E123]" office:value-type="float" office:value="0.638936535355922" calcext:value-type="float">
            <text:p>0.638936535355922</text:p>
          </table:table-cell>
          <table:table-cell table:formula="of:=[.F123]*100" office:value-type="float" office:value="63.8936535355922" calcext:value-type="float">
            <text:p>63.893653535592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30" office:value-type="float" office:value="4.06666666666667" calcext:value-type="float">
            <text:p>4.06666666666667</text:p>
          </table:table-cell>
          <table:table-cell table:formula="of:=MIN((-(-35*[.A124])/(0.66*[.A124] + 47.6)); 40)" office:value-type="float" office:value="33.3281298782392" calcext:value-type="float">
            <text:p>33.3281298782392</text:p>
          </table:table-cell>
          <table:table-cell table:formula="of:=([.C124]*1000)/3600" office:value-type="float" office:value="9.25781385506643" calcext:value-type="float">
            <text:p>9.25781385506643</text:p>
          </table:table-cell>
          <table:table-cell table:formula="of:=([.D124]-[.D123])/[.B124]" office:value-type="float" office:value="0.0069685605214852" calcext:value-type="float">
            <text:p>0.0069685605214852</text:p>
          </table:table-cell>
          <table:table-cell table:formula="of:=[.$I$1]*[.E124]" office:value-type="float" office:value="0.627170446933668" calcext:value-type="float">
            <text:p>0.627170446933668</text:p>
          </table:table-cell>
          <table:table-cell table:formula="of:=[.F124]*100" office:value-type="float" office:value="62.7170446933668" calcext:value-type="float">
            <text:p>62.717044693366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30" office:value-type="float" office:value="4.1" calcext:value-type="float">
            <text:p>4.1</text:p>
          </table:table-cell>
          <table:table-cell table:formula="of:=MIN((-(-35*[.A125])/(0.66*[.A125] + 47.6)); 40)" office:value-type="float" office:value="33.4291038981208" calcext:value-type="float">
            <text:p>33.4291038981208</text:p>
          </table:table-cell>
          <table:table-cell table:formula="of:=([.C125]*1000)/3600" office:value-type="float" office:value="9.28586219392245" calcext:value-type="float">
            <text:p>9.28586219392245</text:p>
          </table:table-cell>
          <table:table-cell table:formula="of:=([.D125]-[.D124])/[.B125]" office:value-type="float" office:value="0.00684105825756601" calcext:value-type="float">
            <text:p>0.00684105825756601</text:p>
          </table:table-cell>
          <table:table-cell table:formula="of:=[.$I$1]*[.E125]" office:value-type="float" office:value="0.615695243180941" calcext:value-type="float">
            <text:p>0.615695243180941</text:p>
          </table:table-cell>
          <table:table-cell table:formula="of:=[.F125]*100" office:value-type="float" office:value="61.5695243180941" calcext:value-type="float">
            <text:p>61.569524318094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30" office:value-type="float" office:value="4.13333333333333" calcext:value-type="float">
            <text:p>4.13333333333333</text:p>
          </table:table-cell>
          <table:table-cell table:formula="of:=MIN((-(-35*[.A126])/(0.66*[.A126] + 47.6)); 40)" office:value-type="float" office:value="33.5290482076638" calcext:value-type="float">
            <text:p>33.5290482076638</text:p>
          </table:table-cell>
          <table:table-cell table:formula="of:=([.C126]*1000)/3600" office:value-type="float" office:value="9.31362450212883" calcext:value-type="float">
            <text:p>9.31362450212883</text:p>
          </table:table-cell>
          <table:table-cell table:formula="of:=([.D126]-[.D125])/[.B126]" office:value-type="float" office:value="0.00671668746928517" calcext:value-type="float">
            <text:p>0.00671668746928517</text:p>
          </table:table-cell>
          <table:table-cell table:formula="of:=[.$I$1]*[.E126]" office:value-type="float" office:value="0.604501872235665" calcext:value-type="float">
            <text:p>0.604501872235665</text:p>
          </table:table-cell>
          <table:table-cell table:formula="of:=[.F126]*100" office:value-type="float" office:value="60.4501872235665" calcext:value-type="float">
            <text:p>60.450187223566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30" office:value-type="float" office:value="4.16666666666667" calcext:value-type="float">
            <text:p>4.16666666666667</text:p>
          </table:table-cell>
          <table:table-cell table:formula="of:=MIN((-(-35*[.A127])/(0.66*[.A127] + 47.6)); 40)" office:value-type="float" office:value="33.6279784780938" calcext:value-type="float">
            <text:p>33.6279784780938</text:p>
          </table:table-cell>
          <table:table-cell table:formula="of:=([.C127]*1000)/3600" office:value-type="float" office:value="9.34110513280383" calcext:value-type="float">
            <text:p>9.34110513280383</text:p>
          </table:table-cell>
          <table:table-cell table:formula="of:=([.D127]-[.D126])/[.B127]" office:value-type="float" office:value="0.00659535136199892" calcext:value-type="float">
            <text:p>0.00659535136199892</text:p>
          </table:table-cell>
          <table:table-cell table:formula="of:=[.$I$1]*[.E127]" office:value-type="float" office:value="0.593581622579903" calcext:value-type="float">
            <text:p>0.593581622579903</text:p>
          </table:table-cell>
          <table:table-cell table:formula="of:=[.F127]*100" office:value-type="float" office:value="59.3581622579903" calcext:value-type="float">
            <text:p>59.358162257990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30" office:value-type="float" office:value="4.2" calcext:value-type="float">
            <text:p>4.2</text:p>
          </table:table-cell>
          <table:table-cell table:formula="of:=MIN((-(-35*[.A128])/(0.66*[.A128] + 47.6)); 40)" office:value-type="float" office:value="33.7259100642398" calcext:value-type="float">
            <text:p>33.7259100642398</text:p>
          </table:table-cell>
          <table:table-cell table:formula="of:=([.C128]*1000)/3600" office:value-type="float" office:value="9.36830835117773" calcext:value-type="float">
            <text:p>9.36830835117773</text:p>
          </table:table-cell>
          <table:table-cell table:formula="of:=([.D128]-[.D127])/[.B128]" office:value-type="float" office:value="0.00647695675569141" calcext:value-type="float">
            <text:p>0.00647695675569141</text:p>
          </table:table-cell>
          <table:table-cell table:formula="of:=[.$I$1]*[.E128]" office:value-type="float" office:value="0.582926108012227" calcext:value-type="float">
            <text:p>0.582926108012227</text:p>
          </table:table-cell>
          <table:table-cell table:formula="of:=[.F128]*100" office:value-type="float" office:value="58.2926108012227" calcext:value-type="float">
            <text:p>58.292610801222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30" office:value-type="float" office:value="4.23333333333333" calcext:value-type="float">
            <text:p>4.23333333333333</text:p>
          </table:table-cell>
          <table:table-cell table:formula="of:=MIN((-(-35*[.A129])/(0.66*[.A129] + 47.6)); 40)" office:value-type="float" office:value="33.8228580124791" calcext:value-type="float">
            <text:p>33.8228580124791</text:p>
          </table:table-cell>
          <table:table-cell table:formula="of:=([.C129]*1000)/3600" office:value-type="float" office:value="9.39523833679974" calcext:value-type="float">
            <text:p>9.39523833679974</text:p>
          </table:table-cell>
          <table:table-cell table:formula="of:=([.D129]-[.D128])/[.B129]" office:value-type="float" office:value="0.00636141392645984" calcext:value-type="float">
            <text:p>0.00636141392645984</text:p>
          </table:table-cell>
          <table:table-cell table:formula="of:=[.$I$1]*[.E129]" office:value-type="float" office:value="0.572527253381386" calcext:value-type="float">
            <text:p>0.572527253381386</text:p>
          </table:table-cell>
          <table:table-cell table:formula="of:=[.F129]*100" office:value-type="float" office:value="57.2527253381386" calcext:value-type="float">
            <text:p>57.252725338138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30" office:value-type="float" office:value="4.26666666666667" calcext:value-type="float">
            <text:p>4.26666666666667</text:p>
          </table:table-cell>
          <table:table-cell table:formula="of:=MIN((-(-35*[.A130])/(0.66*[.A130] + 47.6)); 40)" office:value-type="float" office:value="33.9188370684434" calcext:value-type="float">
            <text:p>33.9188370684434</text:p>
          </table:table-cell>
          <table:table-cell table:formula="of:=([.C130]*1000)/3600" office:value-type="float" office:value="9.42189918567871" calcext:value-type="float">
            <text:p>9.42189918567871</text:p>
          </table:table-cell>
          <table:table-cell table:formula="of:=([.D130]-[.D129])/[.B130]" office:value-type="float" office:value="0.00624863645600868" calcext:value-type="float">
            <text:p>0.00624863645600868</text:p>
          </table:table-cell>
          <table:table-cell table:formula="of:=[.$I$1]*[.E130]" office:value-type="float" office:value="0.562377281040781" calcext:value-type="float">
            <text:p>0.562377281040781</text:p>
          </table:table-cell>
          <table:table-cell table:formula="of:=[.F130]*100" office:value-type="float" office:value="56.2377281040781" calcext:value-type="float">
            <text:p>56.237728104078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30" office:value-type="float" office:value="4.3" calcext:value-type="float">
            <text:p>4.3</text:p>
          </table:table-cell>
          <table:table-cell table:formula="of:=MIN((-(-35*[.A131])/(0.66*[.A131] + 47.6)); 40)" office:value-type="float" office:value="34.013861684496" calcext:value-type="float">
            <text:p>34.013861684496</text:p>
          </table:table-cell>
          <table:table-cell table:formula="of:=([.C131]*1000)/3600" office:value-type="float" office:value="9.44829491236" calcext:value-type="float">
            <text:p>9.44829491236</text:p>
          </table:table-cell>
          <table:table-cell table:formula="of:=([.D131]-[.D130])/[.B131]" office:value-type="float" office:value="0.00613854108867173" calcext:value-type="float">
            <text:p>0.00613854108867173</text:p>
          </table:table-cell>
          <table:table-cell table:formula="of:=[.$I$1]*[.E131]" office:value-type="float" office:value="0.552468697980455" calcext:value-type="float">
            <text:p>0.552468697980455</text:p>
          </table:table-cell>
          <table:table-cell table:formula="of:=[.F131]*100" office:value-type="float" office:value="55.2468697980455" calcext:value-type="float">
            <text:p>55.246869798045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30" office:value-type="float" office:value="4.33333333333333" calcext:value-type="float">
            <text:p>4.33333333333333</text:p>
          </table:table-cell>
          <table:table-cell table:formula="of:=MIN((-(-35*[.A132])/(0.66*[.A132] + 47.6)); 40)" office:value-type="float" office:value="34.1079460269865" calcext:value-type="float">
            <text:p>34.1079460269865</text:p>
          </table:table-cell>
          <table:table-cell table:formula="of:=([.C132]*1000)/3600" office:value-type="float" office:value="9.4744294519407" calcext:value-type="float">
            <text:p>9.4744294519407</text:p>
          </table:table-cell>
          <table:table-cell table:formula="of:=([.D132]-[.D131])/[.B132]" office:value-type="float" office:value="0.00603104759554472" calcext:value-type="float">
            <text:p>0.00603104759554472</text:p>
          </table:table-cell>
          <table:table-cell table:formula="of:=[.$I$1]*[.E132]" office:value-type="float" office:value="0.542794283599025" calcext:value-type="float">
            <text:p>0.542794283599025</text:p>
          </table:table-cell>
          <table:table-cell table:formula="of:=[.F132]*100" office:value-type="float" office:value="54.2794283599025" calcext:value-type="float">
            <text:p>54.279428359902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30" office:value-type="float" office:value="4.36666666666667" calcext:value-type="float">
            <text:p>4.36666666666667</text:p>
          </table:table-cell>
          <table:table-cell table:formula="of:=MIN((-(-35*[.A133])/(0.66*[.A133] + 47.6)); 40)" office:value-type="float" office:value="34.2011039832911" calcext:value-type="float">
            <text:p>34.2011039832911</text:p>
          </table:table-cell>
          <table:table-cell table:formula="of:=([.C133]*1000)/3600" office:value-type="float" office:value="9.5003066620253" calcext:value-type="float">
            <text:p>9.5003066620253</text:p>
          </table:table-cell>
          <table:table-cell table:formula="of:=([.D133]-[.D132])/[.B133]" office:value-type="float" office:value="0.00592607864532821" calcext:value-type="float">
            <text:p>0.00592607864532821</text:p>
          </table:table-cell>
          <table:table-cell table:formula="of:=[.$I$1]*[.E133]" office:value-type="float" office:value="0.533347078079539" calcext:value-type="float">
            <text:p>0.533347078079539</text:p>
          </table:table-cell>
          <table:table-cell table:formula="of:=[.F133]*100" office:value-type="float" office:value="53.3347078079539" calcext:value-type="float">
            <text:p>53.3347078079539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30" office:value-type="float" office:value="4.4" calcext:value-type="float">
            <text:p>4.4</text:p>
          </table:table-cell>
          <table:table-cell table:formula="of:=MIN((-(-35*[.A134])/(0.66*[.A134] + 47.6)); 40)" office:value-type="float" office:value="34.2933491686461" calcext:value-type="float">
            <text:p>34.2933491686461</text:p>
          </table:table-cell>
          <table:table-cell table:formula="of:=([.C134]*1000)/3600" office:value-type="float" office:value="9.52593032462391" calcext:value-type="float">
            <text:p>9.52593032462391</text:p>
          </table:table-cell>
          <table:table-cell table:formula="of:=([.D134]-[.D133])/[.B134]" office:value-type="float" office:value="0.00582355968150392" calcext:value-type="float">
            <text:p>0.00582355968150392</text:p>
          </table:table-cell>
          <table:table-cell table:formula="of:=[.$I$1]*[.E134]" office:value-type="float" office:value="0.524120371335353" calcext:value-type="float">
            <text:p>0.524120371335353</text:p>
          </table:table-cell>
          <table:table-cell table:formula="of:=[.F134]*100" office:value-type="float" office:value="52.4120371335353" calcext:value-type="float">
            <text:p>52.4120371335353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30" office:value-type="float" office:value="4.43333333333333" calcext:value-type="float">
            <text:p>4.43333333333333</text:p>
          </table:table-cell>
          <table:table-cell table:formula="of:=MIN((-(-35*[.A135])/(0.66*[.A135] + 47.6)); 40)" office:value-type="float" office:value="34.3846949327818" calcext:value-type="float">
            <text:p>34.3846949327818</text:p>
          </table:table-cell>
          <table:table-cell table:formula="of:=([.C135]*1000)/3600" office:value-type="float" office:value="9.55130414799494" calcext:value-type="float">
            <text:p>9.55130414799494</text:p>
          </table:table-cell>
          <table:table-cell table:formula="of:=([.D135]-[.D134])/[.B135]" office:value-type="float" office:value="0.00572341880549592" calcext:value-type="float">
            <text:p>0.00572341880549592</text:p>
          </table:table-cell>
          <table:table-cell table:formula="of:=[.$I$1]*[.E135]" office:value-type="float" office:value="0.515107692494632" calcext:value-type="float">
            <text:p>0.515107692494632</text:p>
          </table:table-cell>
          <table:table-cell table:formula="of:=[.F135]*100" office:value-type="float" office:value="51.5107692494632" calcext:value-type="float">
            <text:p>51.510769249463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30" office:value-type="float" office:value="4.46666666666667" calcext:value-type="float">
            <text:p>4.46666666666667</text:p>
          </table:table-cell>
          <table:table-cell table:formula="of:=MIN((-(-35*[.A136])/(0.66*[.A136] + 47.6)); 40)" office:value-type="float" office:value="34.4751543663628" calcext:value-type="float">
            <text:p>34.4751543663628</text:p>
          </table:table-cell>
          <table:table-cell table:formula="of:=([.C136]*1000)/3600" office:value-type="float" office:value="9.57643176843412" calcext:value-type="float">
            <text:p>9.57643176843412</text:p>
          </table:table-cell>
          <table:table-cell table:formula="of:=([.D136]-[.D135])/[.B136]" office:value-type="float" office:value="0.00562558666548775" calcext:value-type="float">
            <text:p>0.00562558666548775</text:p>
          </table:table-cell>
          <table:table-cell table:formula="of:=[.$I$1]*[.E136]" office:value-type="float" office:value="0.506302799893897" calcext:value-type="float">
            <text:p>0.506302799893897</text:p>
          </table:table-cell>
          <table:table-cell table:formula="of:=[.F136]*100" office:value-type="float" office:value="50.6302799893897" calcext:value-type="float">
            <text:p>50.630279989389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30" office:value-type="float" office:value="4.5" calcext:value-type="float">
            <text:p>4.5</text:p>
          </table:table-cell>
          <table:table-cell table:formula="of:=MIN((-(-35*[.A137])/(0.66*[.A137] + 47.6)); 40)" office:value-type="float" office:value="34.5647403072421" calcext:value-type="float">
            <text:p>34.5647403072421</text:p>
          </table:table-cell>
          <table:table-cell table:formula="of:=([.C137]*1000)/3600" office:value-type="float" office:value="9.6013167520117" calcext:value-type="float">
            <text:p>9.6013167520117</text:p>
          </table:table-cell>
          <table:table-cell table:formula="of:=([.D137]-[.D136])/[.B137]" office:value-type="float" office:value="0.00552999635057342" calcext:value-type="float">
            <text:p>0.00552999635057342</text:p>
          </table:table-cell>
          <table:table-cell table:formula="of:=[.$I$1]*[.E137]" office:value-type="float" office:value="0.497699671551608" calcext:value-type="float">
            <text:p>0.497699671551608</text:p>
          </table:table-cell>
          <table:table-cell table:formula="of:=[.F137]*100" office:value-type="float" office:value="49.7699671551608" calcext:value-type="float">
            <text:p>49.769967155160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30" office:value-type="float" office:value="4.53333333333333" calcext:value-type="float">
            <text:p>4.53333333333333</text:p>
          </table:table-cell>
          <table:table-cell table:formula="of:=MIN((-(-35*[.A138])/(0.66*[.A138] + 47.6)); 40)" office:value-type="float" office:value="34.6534653465347" calcext:value-type="float">
            <text:p>34.6534653465347</text:p>
          </table:table-cell>
          <table:table-cell table:formula="of:=([.C138]*1000)/3600" office:value-type="float" office:value="9.62596259625962" calcext:value-type="float">
            <text:p>9.62596259625962</text:p>
          </table:table-cell>
          <table:table-cell table:formula="of:=([.D138]-[.D137])/[.B138]" office:value-type="float" office:value="0.00543658328998256" calcext:value-type="float">
            <text:p>0.00543658328998256</text:p>
          </table:table-cell>
          <table:table-cell table:formula="of:=[.$I$1]*[.E138]" office:value-type="float" office:value="0.48929249609843" calcext:value-type="float">
            <text:p>0.48929249609843</text:p>
          </table:table-cell>
          <table:table-cell table:formula="of:=[.F138]*100" office:value-type="float" office:value="48.929249609843" calcext:value-type="float">
            <text:p>48.92924960984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30" office:value-type="float" office:value="4.56666666666667" calcext:value-type="float">
            <text:p>4.56666666666667</text:p>
          </table:table-cell>
          <table:table-cell table:formula="of:=MIN((-(-35*[.A139])/(0.66*[.A139] + 47.6)); 40)" office:value-type="float" office:value="34.7413418345167" calcext:value-type="float">
            <text:p>34.7413418345167</text:p>
          </table:table-cell>
          <table:table-cell table:formula="of:=([.C139]*1000)/3600" office:value-type="float" office:value="9.6503727318102" calcext:value-type="float">
            <text:p>9.6503727318102</text:p>
          </table:table-cell>
          <table:table-cell table:formula="of:=([.D139]-[.D138])/[.B139]" office:value-type="float" office:value="0.00534528515706096" calcext:value-type="float">
            <text:p>0.00534528515706096</text:p>
          </table:table-cell>
          <table:table-cell table:formula="of:=[.$I$1]*[.E139]" office:value-type="float" office:value="0.481075664135486" calcext:value-type="float">
            <text:p>0.481075664135486</text:p>
          </table:table-cell>
          <table:table-cell table:formula="of:=[.F139]*100" office:value-type="float" office:value="48.1075664135486" calcext:value-type="float">
            <text:p>48.107566413548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30" office:value-type="float" office:value="4.6" calcext:value-type="float">
            <text:p>4.6</text:p>
          </table:table-cell>
          <table:table-cell table:formula="of:=MIN((-(-35*[.A140])/(0.66*[.A140] + 47.6)); 40)" office:value-type="float" office:value="34.8283818863571" calcext:value-type="float">
            <text:p>34.8283818863571</text:p>
          </table:table-cell>
          <table:table-cell table:formula="of:=([.C140]*1000)/3600" office:value-type="float" office:value="9.67455052398808" calcext:value-type="float">
            <text:p>9.67455052398808</text:p>
          </table:table-cell>
          <table:table-cell table:formula="of:=([.D140]-[.D139])/[.B140]" office:value-type="float" office:value="0.00525604177779896" calcext:value-type="float">
            <text:p>0.00525604177779896</text:p>
          </table:table-cell>
          <table:table-cell table:formula="of:=[.$I$1]*[.E140]" office:value-type="float" office:value="0.473043760001906" calcext:value-type="float">
            <text:p>0.473043760001906</text:p>
          </table:table-cell>
          <table:table-cell table:formula="of:=[.F140]*100" office:value-type="float" office:value="47.3043760001906" calcext:value-type="float">
            <text:p>47.304376000190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30" office:value-type="float" office:value="4.63333333333333" calcext:value-type="float">
            <text:p>4.63333333333333</text:p>
          </table:table-cell>
          <table:table-cell table:formula="of:=MIN((-(-35*[.A141])/(0.66*[.A141] + 47.6)); 40)" office:value-type="float" office:value="34.9145973876848" calcext:value-type="float">
            <text:p>34.9145973876848</text:p>
          </table:table-cell>
          <table:table-cell table:formula="of:=([.C141]*1000)/3600" office:value-type="float" office:value="9.69849927435689" calcext:value-type="float">
            <text:p>9.69849927435689</text:p>
          </table:table-cell>
          <table:table-cell table:formula="of:=([.D141]-[.D140])/[.B141]" office:value-type="float" office:value="0.00516879504362836" calcext:value-type="float">
            <text:p>0.00516879504362836</text:p>
          </table:table-cell>
          <table:table-cell table:formula="of:=[.$I$1]*[.E141]" office:value-type="float" office:value="0.465191553926552" calcext:value-type="float">
            <text:p>0.465191553926552</text:p>
          </table:table-cell>
          <table:table-cell table:formula="of:=[.F141]*100" office:value-type="float" office:value="46.5191553926552" calcext:value-type="float">
            <text:p>46.519155392655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30" office:value-type="float" office:value="4.66666666666667" calcext:value-type="float">
            <text:p>4.66666666666667</text:p>
          </table:table-cell>
          <table:table-cell table:formula="of:=MIN((-(-35*[.A142])/(0.66*[.A142] + 47.6)); 40)" office:value-type="float" office:value="35" calcext:value-type="float">
            <text:p>35</text:p>
          </table:table-cell>
          <table:table-cell table:formula="of:=([.C142]*1000)/3600" office:value-type="float" office:value="9.72222222222222" calcext:value-type="float">
            <text:p>9.72222222222222</text:p>
          </table:table-cell>
          <table:table-cell table:formula="of:=([.D142]-[.D141])/[.B142]" office:value-type="float" office:value="0.00508348882828548" calcext:value-type="float">
            <text:p>0.00508348882828548</text:p>
          </table:table-cell>
          <table:table-cell table:formula="of:=[.$I$1]*[.E142]" office:value-type="float" office:value="0.457513994545693" calcext:value-type="float">
            <text:p>0.457513994545693</text:p>
          </table:table-cell>
          <table:table-cell table:formula="of:=[.F142]*100" office:value-type="float" office:value="45.7513994545693" calcext:value-type="float">
            <text:p>45.7513994545693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30" office:value-type="float" office:value="4.7" calcext:value-type="float">
            <text:p>4.7</text:p>
          </table:table-cell>
          <table:table-cell table:formula="of:=MIN((-(-35*[.A143])/(0.66*[.A143] + 47.6)); 40)" office:value-type="float" office:value="35.084601165932" calcext:value-type="float">
            <text:p>35.084601165932</text:p>
          </table:table-cell>
          <table:table-cell table:formula="of:=([.C143]*1000)/3600" office:value-type="float" office:value="9.74572254609223" calcext:value-type="float">
            <text:p>9.74572254609223</text:p>
          </table:table-cell>
          <table:table-cell table:formula="of:=([.D143]-[.D142])/[.B143]" office:value-type="float" office:value="0.00500006890851281" calcext:value-type="float">
            <text:p>0.00500006890851281</text:p>
          </table:table-cell>
          <table:table-cell table:formula="of:=[.$I$1]*[.E143]" office:value-type="float" office:value="0.450006201766153" calcext:value-type="float">
            <text:p>0.450006201766153</text:p>
          </table:table-cell>
          <table:table-cell table:formula="of:=[.F143]*100" office:value-type="float" office:value="45.0006201766153" calcext:value-type="float">
            <text:p>45.000620176615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30" office:value-type="float" office:value="4.73333333333333" calcext:value-type="float">
            <text:p>4.73333333333333</text:p>
          </table:table-cell>
          <table:table-cell table:formula="of:=MIN((-(-35*[.A144])/(0.66*[.A144] + 47.6)); 40)" office:value-type="float" office:value="35.1684121143504" calcext:value-type="float">
            <text:p>35.1684121143504</text:p>
          </table:table-cell>
          <table:table-cell table:formula="of:=([.C144]*1000)/3600" office:value-type="float" office:value="9.76900336509734" calcext:value-type="float">
            <text:p>9.76900336509734</text:p>
          </table:table-cell>
          <table:table-cell table:formula="of:=([.D144]-[.D143])/[.B144]" office:value-type="float" office:value="0.00491848288840214" calcext:value-type="float">
            <text:p>0.00491848288840214</text:p>
          </table:table-cell>
          <table:table-cell table:formula="of:=[.$I$1]*[.E144]" office:value-type="float" office:value="0.442663459956193" calcext:value-type="float">
            <text:p>0.442663459956193</text:p>
          </table:table-cell>
          <table:table-cell table:formula="of:=[.F144]*100" office:value-type="float" office:value="44.2663459956193" calcext:value-type="float">
            <text:p>44.266345995619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30" office:value-type="float" office:value="4.76666666666667" calcext:value-type="float">
            <text:p>4.76666666666667</text:p>
          </table:table-cell>
          <table:table-cell table:formula="of:=MIN((-(-35*[.A145])/(0.66*[.A145] + 47.6)); 40)" office:value-type="float" office:value="35.2514438653331" calcext:value-type="float">
            <text:p>35.2514438653331</text:p>
          </table:table-cell>
          <table:table-cell table:formula="of:=([.C145]*1000)/3600" office:value-type="float" office:value="9.79206774037032" calcext:value-type="float">
            <text:p>9.79206774037032</text:p>
          </table:table-cell>
          <table:table-cell table:formula="of:=([.D145]-[.D144])/[.B145]" office:value-type="float" office:value="0.00483868012719907" calcext:value-type="float">
            <text:p>0.00483868012719907</text:p>
          </table:table-cell>
          <table:table-cell table:formula="of:=[.$I$1]*[.E145]" office:value-type="float" office:value="0.435481211447916" calcext:value-type="float">
            <text:p>0.435481211447916</text:p>
          </table:table-cell>
          <table:table-cell table:formula="of:=[.F145]*100" office:value-type="float" office:value="43.5481211447916" calcext:value-type="float">
            <text:p>43.548121144791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30" office:value-type="float" office:value="4.8" calcext:value-type="float">
            <text:p>4.8</text:p>
          </table:table-cell>
          <table:table-cell table:formula="of:=MIN((-(-35*[.A146])/(0.66*[.A146] + 47.6)); 40)" office:value-type="float" office:value="35.3337072349972" calcext:value-type="float">
            <text:p>35.3337072349972</text:p>
          </table:table-cell>
          <table:table-cell table:formula="of:=([.C146]*1000)/3600" office:value-type="float" office:value="9.81491867638811" calcext:value-type="float">
            <text:p>9.81491867638811</text:p>
          </table:table-cell>
          <table:table-cell table:formula="of:=([.D146]-[.D145])/[.B146]" office:value-type="float" office:value="0.00476061167037319" calcext:value-type="float">
            <text:p>0.00476061167037319</text:p>
          </table:table-cell>
          <table:table-cell table:formula="of:=[.$I$1]*[.E146]" office:value-type="float" office:value="0.428455050333587" calcext:value-type="float">
            <text:p>0.428455050333587</text:p>
          </table:table-cell>
          <table:table-cell table:formula="of:=[.F146]*100" office:value-type="float" office:value="42.8455050333587" calcext:value-type="float">
            <text:p>42.845505033358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30" office:value-type="float" office:value="4.83333333333333" calcext:value-type="float">
            <text:p>4.83333333333333</text:p>
          </table:table-cell>
          <table:table-cell table:formula="of:=MIN((-(-35*[.A147])/(0.66*[.A147] + 47.6)); 40)" office:value-type="float" office:value="35.4152128401954" calcext:value-type="float">
            <text:p>35.4152128401954</text:p>
          </table:table-cell>
          <table:table-cell table:formula="of:=([.C147]*1000)/3600" office:value-type="float" office:value="9.8375591222765" calcext:value-type="float">
            <text:p>9.8375591222765</text:p>
          </table:table-cell>
          <table:table-cell table:formula="of:=([.D147]-[.D146])/[.B147]" office:value-type="float" office:value="0.00468423018380487" calcext:value-type="float">
            <text:p>0.00468423018380487</text:p>
          </table:table-cell>
          <table:table-cell table:formula="of:=[.$I$1]*[.E147]" office:value-type="float" office:value="0.421580716542438" calcext:value-type="float">
            <text:p>0.421580716542438</text:p>
          </table:table-cell>
          <table:table-cell table:formula="of:=[.F147]*100" office:value-type="float" office:value="42.1580716542438" calcext:value-type="float">
            <text:p>42.158071654243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30" office:value-type="float" office:value="4.86666666666667" calcext:value-type="float">
            <text:p>4.86666666666667</text:p>
          </table:table-cell>
          <table:table-cell table:formula="of:=MIN((-(-35*[.A148])/(0.66*[.A148] + 47.6)); 40)" office:value-type="float" office:value="35.4959711030842" calcext:value-type="float">
            <text:p>35.4959711030842</text:p>
          </table:table-cell>
          <table:table-cell table:formula="of:=([.C148]*1000)/3600" office:value-type="float" office:value="9.85999197307894" calcext:value-type="float">
            <text:p>9.85999197307894</text:p>
          </table:table-cell>
          <table:table-cell table:formula="of:=([.D148]-[.D147])/[.B148]" office:value-type="float" office:value="0.00460948989091275" calcext:value-type="float">
            <text:p>0.00460948989091275</text:p>
          </table:table-cell>
          <table:table-cell table:formula="of:=[.$I$1]*[.E148]" office:value-type="float" office:value="0.414854090182148" calcext:value-type="float">
            <text:p>0.414854090182148</text:p>
          </table:table-cell>
          <table:table-cell table:formula="of:=[.F148]*100" office:value-type="float" office:value="41.4854090182148" calcext:value-type="float">
            <text:p>41.485409018214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30" office:value-type="float" office:value="4.9" calcext:value-type="float">
            <text:p>4.9</text:p>
          </table:table-cell>
          <table:table-cell table:formula="of:=MIN((-(-35*[.A149])/(0.66*[.A149] + 47.6)); 40)" office:value-type="float" office:value="35.5759922555663" calcext:value-type="float">
            <text:p>35.5759922555663</text:p>
          </table:table-cell>
          <table:table-cell table:formula="of:=([.C149]*1000)/3600" office:value-type="float" office:value="9.88222007099064" calcext:value-type="float">
            <text:p>9.88222007099064</text:p>
          </table:table-cell>
          <table:table-cell table:formula="of:=([.D149]-[.D148])/[.B149]" office:value-type="float" office:value="0.00453634651259224" calcext:value-type="float">
            <text:p>0.00453634651259224</text:p>
          </table:table-cell>
          <table:table-cell table:formula="of:=[.$I$1]*[.E149]" office:value-type="float" office:value="0.408271186133302" calcext:value-type="float">
            <text:p>0.408271186133302</text:p>
          </table:table-cell>
          <table:table-cell table:formula="of:=[.F149]*100" office:value-type="float" office:value="40.8271186133302" calcext:value-type="float">
            <text:p>40.827118613330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30" office:value-type="float" office:value="4.93333333333333" calcext:value-type="float">
            <text:p>4.93333333333333</text:p>
          </table:table-cell>
          <table:table-cell table:formula="of:=MIN((-(-35*[.A150])/(0.66*[.A150] + 47.6)); 40)" office:value-type="float" office:value="35.6552863436123" calcext:value-type="float">
            <text:p>35.6552863436123</text:p>
          </table:table-cell>
          <table:table-cell table:formula="of:=([.C150]*1000)/3600" office:value-type="float" office:value="9.90424620655898" calcext:value-type="float">
            <text:p>9.90424620655898</text:p>
          </table:table-cell>
          <table:table-cell table:formula="of:=([.D150]-[.D149])/[.B150]" office:value-type="float" office:value="0.00446475720979811" calcext:value-type="float">
            <text:p>0.00446475720979811</text:p>
          </table:table-cell>
          <table:table-cell table:formula="of:=[.$I$1]*[.E150]" office:value-type="float" office:value="0.40182814888183" calcext:value-type="float">
            <text:p>0.40182814888183</text:p>
          </table:table-cell>
          <table:table-cell table:formula="of:=[.F150]*100" office:value-type="float" office:value="40.1828148881829" calcext:value-type="float">
            <text:p>40.182814888182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30" office:value-type="float" office:value="4.96666666666667" calcext:value-type="float">
            <text:p>4.96666666666667</text:p>
          </table:table-cell>
          <table:table-cell table:formula="of:=MIN((-(-35*[.A151])/(0.66*[.A151] + 47.6)); 40)" office:value-type="float" office:value="35.733863231465" calcext:value-type="float">
            <text:p>35.733863231465</text:p>
          </table:table-cell>
          <table:table-cell table:formula="of:=([.C151]*1000)/3600" office:value-type="float" office:value="9.92607311985139" calcext:value-type="float">
            <text:p>9.92607311985139</text:p>
          </table:table-cell>
          <table:table-cell table:formula="of:=([.D151]-[.D150])/[.B151]" office:value-type="float" office:value="0.00439468052867236" calcext:value-type="float">
            <text:p>0.00439468052867236</text:p>
          </table:table-cell>
          <table:table-cell table:formula="of:=[.$I$1]*[.E151]" office:value-type="float" office:value="0.395521247580512" calcext:value-type="float">
            <text:p>0.395521247580512</text:p>
          </table:table-cell>
          <table:table-cell table:formula="of:=[.F151]*100" office:value-type="float" office:value="39.5521247580512" calcext:value-type="float">
            <text:p>39.552124758051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30" office:value-type="float" office:value="5" calcext:value-type="float">
            <text:p>5</text:p>
          </table:table-cell>
          <table:table-cell table:formula="of:=MIN((-(-35*[.A152])/(0.66*[.A152] + 47.6)); 40)" office:value-type="float" office:value="35.8117326057299" calcext:value-type="float">
            <text:p>35.8117326057299</text:p>
          </table:table-cell>
          <table:table-cell table:formula="of:=([.C152]*1000)/3600" office:value-type="float" office:value="9.94770350159163" calcext:value-type="float">
            <text:p>9.94770350159163</text:p>
          </table:table-cell>
          <table:table-cell table:formula="of:=([.D152]-[.D151])/[.B152]" office:value-type="float" office:value="0.00432607634804931" calcext:value-type="float">
            <text:p>0.00432607634804931</text:p>
          </table:table-cell>
          <table:table-cell table:formula="of:=[.$I$1]*[.E152]" office:value-type="float" office:value="0.389346871324438" calcext:value-type="float">
            <text:p>0.389346871324438</text:p>
          </table:table-cell>
          <table:table-cell table:formula="of:=[.F152]*100" office:value-type="float" office:value="38.9346871324438" calcext:value-type="float">
            <text:p>38.934687132443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30" office:value-type="float" office:value="5.03333333333333" calcext:value-type="float">
            <text:p>5.03333333333333</text:p>
          </table:table-cell>
          <table:table-cell table:formula="of:=MIN((-(-35*[.A153])/(0.66*[.A153] + 47.6)); 40)" office:value-type="float" office:value="35.8889039793562" calcext:value-type="float">
            <text:p>35.8889039793562</text:p>
          </table:table-cell>
          <table:table-cell table:formula="of:=([.C153]*1000)/3600" office:value-type="float" office:value="9.96913999426562" calcext:value-type="float">
            <text:p>9.96913999426562</text:p>
          </table:table-cell>
          <table:table-cell table:formula="of:=([.D153]-[.D152])/[.B153]" office:value-type="float" office:value="0.0042589058292692" calcext:value-type="float">
            <text:p>0.0042589058292692</text:p>
          </table:table-cell>
          <table:table-cell table:formula="of:=[.$I$1]*[.E153]" office:value-type="float" office:value="0.383301524634228" calcext:value-type="float">
            <text:p>0.383301524634228</text:p>
          </table:table-cell>
          <table:table-cell table:formula="of:=[.F153]*100" office:value-type="float" office:value="38.3301524634228" calcext:value-type="float">
            <text:p>38.330152463422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30" office:value-type="float" office:value="5.06666666666667" calcext:value-type="float">
            <text:p>5.06666666666667</text:p>
          </table:table-cell>
          <table:table-cell table:formula="of:=MIN((-(-35*[.A154])/(0.66*[.A154] + 47.6)); 40)" office:value-type="float" office:value="35.9653866955111" calcext:value-type="float">
            <text:p>35.9653866955111</text:p>
          </table:table-cell>
          <table:table-cell table:formula="of:=([.C154]*1000)/3600" office:value-type="float" office:value="9.99038519319752" calcext:value-type="float">
            <text:p>9.99038519319752</text:p>
          </table:table-cell>
          <table:table-cell table:formula="of:=([.D154]-[.D153])/[.B154]" office:value-type="float" office:value="0.00419313136813865" calcext:value-type="float">
            <text:p>0.00419313136813865</text:p>
          </table:table-cell>
          <table:table-cell table:formula="of:=[.$I$1]*[.E154]" office:value-type="float" office:value="0.377381823132478" calcext:value-type="float">
            <text:p>0.377381823132478</text:p>
          </table:table-cell>
          <table:table-cell table:formula="of:=[.F154]*100" office:value-type="float" office:value="37.7381823132478" calcext:value-type="float">
            <text:p>37.738182313247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30" office:value-type="float" office:value="5.1" calcext:value-type="float">
            <text:p>5.1</text:p>
          </table:table-cell>
          <table:table-cell table:formula="of:=MIN((-(-35*[.A155])/(0.66*[.A155] + 47.6)); 40)" office:value-type="float" office:value="36.0411899313501" calcext:value-type="float">
            <text:p>36.0411899313501</text:p>
          </table:table-cell>
          <table:table-cell table:formula="of:=([.C155]*1000)/3600" office:value-type="float" office:value="10.0114416475973" calcext:value-type="float">
            <text:p>10.0114416475973</text:p>
          </table:table-cell>
          <table:table-cell table:formula="of:=([.D155]-[.D154])/[.B155]" office:value-type="float" office:value="0.00412871654896667" calcext:value-type="float">
            <text:p>0.00412871654896667</text:p>
          </table:table-cell>
          <table:table-cell table:formula="of:=[.$I$1]*[.E155]" office:value-type="float" office:value="0.371584489407001" calcext:value-type="float">
            <text:p>0.371584489407001</text:p>
          </table:table-cell>
          <table:table-cell table:formula="of:=[.F155]*100" office:value-type="float" office:value="37.1584489407001" calcext:value-type="float">
            <text:p>37.158448940700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30" office:value-type="float" office:value="5.13333333333333" calcext:value-type="float">
            <text:p>5.13333333333333</text:p>
          </table:table-cell>
          <table:table-cell table:formula="of:=MIN((-(-35*[.A156])/(0.66*[.A156] + 47.6)); 40)" office:value-type="float" office:value="36.1163227016886" calcext:value-type="float">
            <text:p>36.1163227016886</text:p>
          </table:table-cell>
          <table:table-cell table:formula="of:=([.C156]*1000)/3600" office:value-type="float" office:value="10.0323118615802" calcext:value-type="float">
            <text:p>10.0323118615802</text:p>
          </table:table-cell>
          <table:table-cell table:formula="of:=([.D156]-[.D155])/[.B156]" office:value-type="float" office:value="0.00406562610056481" calcext:value-type="float">
            <text:p>0.00406562610056481</text:p>
          </table:table-cell>
          <table:table-cell table:formula="of:=[.$I$1]*[.E156]" office:value-type="float" office:value="0.365906349050833" calcext:value-type="float">
            <text:p>0.365906349050833</text:p>
          </table:table-cell>
          <table:table-cell table:formula="of:=[.F156]*100" office:value-type="float" office:value="36.5906349050833" calcext:value-type="float">
            <text:p>36.590634905083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30" office:value-type="float" office:value="5.16666666666667" calcext:value-type="float">
            <text:p>5.16666666666667</text:p>
          </table:table-cell>
          <table:table-cell table:formula="of:=MIN((-(-35*[.A157])/(0.66*[.A157] + 47.6)); 40)" office:value-type="float" office:value="36.1907938625751" calcext:value-type="float">
            <text:p>36.1907938625751</text:p>
          </table:table-cell>
          <table:table-cell table:formula="of:=([.C157]*1000)/3600" office:value-type="float" office:value="10.0529982951597" calcext:value-type="float">
            <text:p>10.0529982951597</text:p>
          </table:table-cell>
          <table:table-cell table:formula="of:=([.D157]-[.D156])/[.B157]" office:value-type="float" office:value="0.00400382585411273" calcext:value-type="float">
            <text:p>0.00400382585411273</text:p>
          </table:table-cell>
          <table:table-cell table:formula="of:=[.$I$1]*[.E157]" office:value-type="float" office:value="0.360344326870146" calcext:value-type="float">
            <text:p>0.360344326870146</text:p>
          </table:table-cell>
          <table:table-cell table:formula="of:=[.F157]*100" office:value-type="float" office:value="36.0344326870146" calcext:value-type="float">
            <text:p>36.034432687014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30" office:value-type="float" office:value="5.2" calcext:value-type="float">
            <text:p>5.2</text:p>
          </table:table-cell>
          <table:table-cell table:formula="of:=MIN((-(-35*[.A158])/(0.66*[.A158] + 47.6)); 40)" office:value-type="float" office:value="36.2646121147715" calcext:value-type="float">
            <text:p>36.2646121147715</text:p>
          </table:table-cell>
          <table:table-cell table:formula="of:=([.C158]*1000)/3600" office:value-type="float" office:value="10.0735033652143" calcext:value-type="float">
            <text:p>10.0735033652143</text:p>
          </table:table-cell>
          <table:table-cell table:formula="of:=([.D158]-[.D157])/[.B158]" office:value-type="float" office:value="0.00394328270280298" calcext:value-type="float">
            <text:p>0.00394328270280298</text:p>
          </table:table-cell>
          <table:table-cell table:formula="of:=[.$I$1]*[.E158]" office:value-type="float" office:value="0.354895443252268" calcext:value-type="float">
            <text:p>0.354895443252268</text:p>
          </table:table-cell>
          <table:table-cell table:formula="of:=[.F158]*100" office:value-type="float" office:value="35.4895443252268" calcext:value-type="float">
            <text:p>35.489544325226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30" office:value-type="float" office:value="5.23333333333333" calcext:value-type="float">
            <text:p>5.23333333333333</text:p>
          </table:table-cell>
          <table:table-cell table:formula="of:=MIN((-(-35*[.A159])/(0.66*[.A159] + 47.6)); 40)" office:value-type="float" office:value="36.3377860071419" calcext:value-type="float">
            <text:p>36.3377860071419</text:p>
          </table:table-cell>
          <table:table-cell table:formula="of:=([.C159]*1000)/3600" office:value-type="float" office:value="10.0938294464283" calcext:value-type="float">
            <text:p>10.0938294464283</text:p>
          </table:table-cell>
          <table:table-cell table:formula="of:=([.D159]-[.D158])/[.B159]" office:value-type="float" office:value="0.00388396456318434" calcext:value-type="float">
            <text:p>0.00388396456318434</text:p>
          </table:table-cell>
          <table:table-cell table:formula="of:=[.$I$1]*[.E159]" office:value-type="float" office:value="0.34955681068659" calcext:value-type="float">
            <text:p>0.34955681068659</text:p>
          </table:table-cell>
          <table:table-cell table:formula="of:=[.F159]*100" office:value-type="float" office:value="34.9556810686591" calcext:value-type="float">
            <text:p>34.955681068659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30" office:value-type="float" office:value="5.26666666666667" calcext:value-type="float">
            <text:p>5.26666666666667</text:p>
          </table:table-cell>
          <table:table-cell table:formula="of:=MIN((-(-35*[.A160])/(0.66*[.A160] + 47.6)); 40)" office:value-type="float" office:value="36.4103239399526" calcext:value-type="float">
            <text:p>36.4103239399526</text:p>
          </table:table-cell>
          <table:table-cell table:formula="of:=([.C160]*1000)/3600" office:value-type="float" office:value="10.1139788722091" calcext:value-type="float">
            <text:p>10.1139788722091</text:p>
          </table:table-cell>
          <table:table-cell table:formula="of:=([.D160]-[.D159])/[.B160]" office:value-type="float" office:value="0.00382584033811628" calcext:value-type="float">
            <text:p>0.00382584033811628</text:p>
          </table:table-cell>
          <table:table-cell table:formula="of:=[.$I$1]*[.E160]" office:value-type="float" office:value="0.344325630430465" calcext:value-type="float">
            <text:p>0.344325630430465</text:p>
          </table:table-cell>
          <table:table-cell table:formula="of:=[.F160]*100" office:value-type="float" office:value="34.4325630430465" calcext:value-type="float">
            <text:p>34.432563043046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30" office:value-type="float" office:value="5.3" calcext:value-type="float">
            <text:p>5.3</text:p>
          </table:table-cell>
          <table:table-cell table:formula="of:=MIN((-(-35*[.A161])/(0.66*[.A161] + 47.6)); 40)" office:value-type="float" office:value="36.4822341680871" calcext:value-type="float">
            <text:p>36.4822341680871</text:p>
          </table:table-cell>
          <table:table-cell table:formula="of:=([.C161]*1000)/3600" office:value-type="float" office:value="10.1339539355797" calcext:value-type="float">
            <text:p>10.1339539355797</text:p>
          </table:table-cell>
          <table:table-cell table:formula="of:=([.D161]-[.D160])/[.B161]" office:value-type="float" office:value="0.00376887988126069" calcext:value-type="float">
            <text:p>0.00376887988126069</text:p>
          </table:table-cell>
          <table:table-cell table:formula="of:=[.$I$1]*[.E161]" office:value-type="float" office:value="0.339199189313462" calcext:value-type="float">
            <text:p>0.339199189313462</text:p>
          </table:table-cell>
          <table:table-cell table:formula="of:=[.F161]*100" office:value-type="float" office:value="33.9199189313462" calcext:value-type="float">
            <text:p>33.919918931346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30" office:value-type="float" office:value="5.33333333333333" calcext:value-type="float">
            <text:p>5.33333333333333</text:p>
          </table:table-cell>
          <table:table-cell table:formula="of:=MIN((-(-35*[.A162])/(0.66*[.A162] + 47.6)); 40)" office:value-type="float" office:value="36.5535248041775" calcext:value-type="float">
            <text:p>36.5535248041775</text:p>
          </table:table-cell>
          <table:table-cell table:formula="of:=([.C162]*1000)/3600" office:value-type="float" office:value="10.1537568900493" calcext:value-type="float">
            <text:p>10.1537568900493</text:p>
          </table:table-cell>
          <table:table-cell table:formula="of:=([.D162]-[.D161])/[.B162]" office:value-type="float" office:value="0.00371305396304644" calcext:value-type="float">
            <text:p>0.00371305396304644</text:p>
          </table:table-cell>
          <table:table-cell table:formula="of:=[.$I$1]*[.E162]" office:value-type="float" office:value="0.33417485667418" calcext:value-type="float">
            <text:p>0.33417485667418</text:p>
          </table:table-cell>
          <table:table-cell table:formula="of:=[.F162]*100" office:value-type="float" office:value="33.417485667418" calcext:value-type="float">
            <text:p>33.41748566741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30" office:value-type="float" office:value="5.36666666666667" calcext:value-type="float">
            <text:p>5.36666666666667</text:p>
          </table:table-cell>
          <table:table-cell table:formula="of:=MIN((-(-35*[.A163])/(0.66*[.A163] + 47.6)); 40)" office:value-type="float" office:value="36.624203821656" calcext:value-type="float">
            <text:p>36.624203821656</text:p>
          </table:table-cell>
          <table:table-cell table:formula="of:=([.C163]*1000)/3600" office:value-type="float" office:value="10.17338995046" calcext:value-type="float">
            <text:p>10.17338995046</text:p>
          </table:table-cell>
          <table:table-cell table:formula="of:=([.D163]-[.D162])/[.B163]" office:value-type="float" office:value="0.00365833423801785" calcext:value-type="float">
            <text:p>0.00365833423801785</text:p>
          </table:table-cell>
          <table:table-cell table:formula="of:=[.$I$1]*[.E163]" office:value-type="float" office:value="0.329250081421606" calcext:value-type="float">
            <text:p>0.329250081421606</text:p>
          </table:table-cell>
          <table:table-cell table:formula="of:=[.F163]*100" office:value-type="float" office:value="32.9250081421606" calcext:value-type="float">
            <text:p>32.925008142160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30" office:value-type="float" office:value="5.4" calcext:value-type="float">
            <text:p>5.4</text:p>
          </table:table-cell>
          <table:table-cell table:formula="of:=MIN((-(-35*[.A164])/(0.66*[.A164] + 47.6)); 40)" office:value-type="float" office:value="36.6942790577272" calcext:value-type="float">
            <text:p>36.6942790577272</text:p>
          </table:table-cell>
          <table:table-cell table:formula="of:=([.C164]*1000)/3600" office:value-type="float" office:value="10.1928552938131" calcext:value-type="float">
            <text:p>10.1928552938131</text:p>
          </table:table-cell>
          <table:table-cell table:formula="of:=([.D164]-[.D163])/[.B164]" office:value-type="float" office:value="0.00360469321353424" calcext:value-type="float">
            <text:p>0.00360469321353424</text:p>
          </table:table-cell>
          <table:table-cell table:formula="of:=[.$I$1]*[.E164]" office:value-type="float" office:value="0.324422389218082" calcext:value-type="float">
            <text:p>0.324422389218082</text:p>
          </table:table-cell>
          <table:table-cell table:formula="of:=[.F164]*100" office:value-type="float" office:value="32.4422389218082" calcext:value-type="float">
            <text:p>32.442238921808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30" office:value-type="float" office:value="5.43333333333333" calcext:value-type="float">
            <text:p>5.43333333333333</text:p>
          </table:table-cell>
          <table:table-cell table:formula="of:=MIN((-(-35*[.A165])/(0.66*[.A165] + 47.6)); 40)" office:value-type="float" office:value="36.763758216265" calcext:value-type="float">
            <text:p>36.763758216265</text:p>
          </table:table-cell>
          <table:table-cell table:formula="of:=([.C165]*1000)/3600" office:value-type="float" office:value="10.2121550600736" calcext:value-type="float">
            <text:p>10.2121550600736</text:p>
          </table:table-cell>
          <table:table-cell table:formula="of:=([.D165]-[.D164])/[.B165]" office:value-type="float" office:value="0.00355210421972566" calcext:value-type="float">
            <text:p>0.00355210421972566</text:p>
          </table:table-cell>
          <table:table-cell table:formula="of:=[.$I$1]*[.E165]" office:value-type="float" office:value="0.31968937977531" calcext:value-type="float">
            <text:p>0.31968937977531</text:p>
          </table:table-cell>
          <table:table-cell table:formula="of:=[.F165]*100" office:value-type="float" office:value="31.968937977531" calcext:value-type="float">
            <text:p>31.96893797753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30" office:value-type="float" office:value="5.46666666666667" calcext:value-type="float">
            <text:p>5.46666666666667</text:p>
          </table:table-cell>
          <table:table-cell table:formula="of:=MIN((-(-35*[.A166])/(0.66*[.A166] + 47.6)); 40)" office:value-type="float" office:value="36.8326488706366" calcext:value-type="float">
            <text:p>36.8326488706366</text:p>
          </table:table-cell>
          <table:table-cell table:formula="of:=([.C166]*1000)/3600" office:value-type="float" office:value="10.2312913529546" calcext:value-type="float">
            <text:p>10.2312913529546</text:p>
          </table:table-cell>
          <table:table-cell table:formula="of:=([.D166]-[.D165])/[.B166]" office:value-type="float" office:value="0.00350054138066893" calcext:value-type="float">
            <text:p>0.00350054138066893</text:p>
          </table:table-cell>
          <table:table-cell table:formula="of:=[.$I$1]*[.E166]" office:value-type="float" office:value="0.315048724260204" calcext:value-type="float">
            <text:p>0.315048724260204</text:p>
          </table:table-cell>
          <table:table-cell table:formula="of:=[.F166]*100" office:value-type="float" office:value="31.5048724260204" calcext:value-type="float">
            <text:p>31.504872426020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30" office:value-type="float" office:value="5.5" calcext:value-type="float">
            <text:p>5.5</text:p>
          </table:table-cell>
          <table:table-cell table:formula="of:=MIN((-(-35*[.A167])/(0.66*[.A167] + 47.6)); 40)" office:value-type="float" office:value="36.9009584664537" calcext:value-type="float">
            <text:p>36.9009584664537</text:p>
          </table:table-cell>
          <table:table-cell table:formula="of:=([.C167]*1000)/3600" office:value-type="float" office:value="10.2502662406816" calcext:value-type="float">
            <text:p>10.2502662406816</text:p>
          </table:table-cell>
          <table:table-cell table:formula="of:=([.D167]-[.D166])/[.B167]" office:value-type="float" office:value="0.00344997958672331" calcext:value-type="float">
            <text:p>0.00344997958672331</text:p>
          </table:table-cell>
          <table:table-cell table:formula="of:=[.$I$1]*[.E167]" office:value-type="float" office:value="0.310498162805098" calcext:value-type="float">
            <text:p>0.310498162805098</text:p>
          </table:table-cell>
          <table:table-cell table:formula="of:=[.F167]*100" office:value-type="float" office:value="31.0498162805098" calcext:value-type="float">
            <text:p>31.049816280509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30" office:value-type="float" office:value="5.53333333333333" calcext:value-type="float">
            <text:p>5.53333333333333</text:p>
          </table:table-cell>
          <table:table-cell table:formula="of:=MIN((-(-35*[.A168])/(0.66*[.A168] + 47.6)); 40)" office:value-type="float" office:value="36.9686943242555" calcext:value-type="float">
            <text:p>36.9686943242555</text:p>
          </table:table-cell>
          <table:table-cell table:formula="of:=([.C168]*1000)/3600" office:value-type="float" office:value="10.2690817567376" calcext:value-type="float">
            <text:p>10.2690817567376</text:p>
          </table:table-cell>
          <table:table-cell table:formula="of:=([.D168]-[.D167])/[.B168]" office:value-type="float" office:value="0.00340039446796492" calcext:value-type="float">
            <text:p>0.00340039446796492</text:p>
          </table:table-cell>
          <table:table-cell table:formula="of:=[.$I$1]*[.E168]" office:value-type="float" office:value="0.306035502116843" calcext:value-type="float">
            <text:p>0.306035502116843</text:p>
          </table:table-cell>
          <table:table-cell table:formula="of:=[.F168]*100" office:value-type="float" office:value="30.6035502116843" calcext:value-type="float">
            <text:p>30.603550211684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30" office:value-type="float" office:value="5.56666666666667" calcext:value-type="float">
            <text:p>5.56666666666667</text:p>
          </table:table-cell>
          <table:table-cell table:formula="of:=MIN((-(-35*[.A169])/(0.66*[.A169] + 47.6)); 40)" office:value-type="float" office:value="37.0358636421239" calcext:value-type="float">
            <text:p>37.0358636421239</text:p>
          </table:table-cell>
          <table:table-cell table:formula="of:=([.C169]*1000)/3600" office:value-type="float" office:value="10.28773990059" calcext:value-type="float">
            <text:p>10.28773990059</text:p>
          </table:table-cell>
          <table:table-cell table:formula="of:=([.D169]-[.D168])/[.B169]" office:value-type="float" office:value="0.00335176236868289" calcext:value-type="float">
            <text:p>0.00335176236868289</text:p>
          </table:table-cell>
          <table:table-cell table:formula="of:=[.$I$1]*[.E169]" office:value-type="float" office:value="0.30165861318146" calcext:value-type="float">
            <text:p>0.30165861318146</text:p>
          </table:table-cell>
          <table:table-cell table:formula="of:=[.F169]*100" office:value-type="float" office:value="30.165861318146" calcext:value-type="float">
            <text:p>30.16586131814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30" office:value-type="float" office:value="5.6" calcext:value-type="float">
            <text:p>5.6</text:p>
          </table:table-cell>
          <table:table-cell table:formula="of:=MIN((-(-35*[.A170])/(0.66*[.A170] + 47.6)); 40)" office:value-type="float" office:value="37.1024734982332" calcext:value-type="float">
            <text:p>37.1024734982332</text:p>
          </table:table-cell>
          <table:table-cell table:formula="of:=([.C170]*1000)/3600" office:value-type="float" office:value="10.3062426383981" calcext:value-type="float">
            <text:p>10.3062426383981</text:p>
          </table:table-cell>
          <table:table-cell table:formula="of:=([.D170]-[.D169])/[.B170]" office:value-type="float" office:value="0.00330406032288051" calcext:value-type="float">
            <text:p>0.00330406032288051</text:p>
          </table:table-cell>
          <table:table-cell table:formula="of:=[.$I$1]*[.E170]" office:value-type="float" office:value="0.297365429059246" calcext:value-type="float">
            <text:p>0.297365429059246</text:p>
          </table:table-cell>
          <table:table-cell table:formula="of:=[.F170]*100" office:value-type="float" office:value="29.7365429059246" calcext:value-type="float">
            <text:p>29.736542905924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30" office:value-type="float" office:value="5.63333333333333" calcext:value-type="float">
            <text:p>5.63333333333333</text:p>
          </table:table-cell>
          <table:table-cell table:formula="of:=MIN((-(-35*[.A171])/(0.66*[.A171] + 47.6)); 40)" office:value-type="float" office:value="37.1685308533367" calcext:value-type="float">
            <text:p>37.1685308533367</text:p>
          </table:table-cell>
          <table:table-cell table:formula="of:=([.C171]*1000)/3600" office:value-type="float" office:value="10.3245919037046" calcext:value-type="float">
            <text:p>10.3245919037046</text:p>
          </table:table-cell>
          <table:table-cell table:formula="of:=([.D171]-[.D170])/[.B171]" office:value-type="float" office:value="0.00325726603074328" calcext:value-type="float">
            <text:p>0.00325726603074328</text:p>
          </table:table-cell>
          <table:table-cell table:formula="of:=[.$I$1]*[.E171]" office:value-type="float" office:value="0.293153942766895" calcext:value-type="float">
            <text:p>0.293153942766895</text:p>
          </table:table-cell>
          <table:table-cell table:formula="of:=[.F171]*100" office:value-type="float" office:value="29.3153942766895" calcext:value-type="float">
            <text:p>29.315394276689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30" office:value-type="float" office:value="5.66666666666667" calcext:value-type="float">
            <text:p>5.66666666666667</text:p>
          </table:table-cell>
          <table:table-cell table:formula="of:=MIN((-(-35*[.A172])/(0.66*[.A172] + 47.6)); 40)" office:value-type="float" office:value="37.2340425531915" calcext:value-type="float">
            <text:p>37.2340425531915</text:p>
          </table:table-cell>
          <table:table-cell table:formula="of:=([.C172]*1000)/3600" office:value-type="float" office:value="10.3427895981087" calcext:value-type="float">
            <text:p>10.3427895981087</text:p>
          </table:table-cell>
          <table:table-cell table:formula="of:=([.D172]-[.D171])/[.B172]" office:value-type="float" office:value="0.00321135783601973" calcext:value-type="float">
            <text:p>0.00321135783601973</text:p>
          </table:table-cell>
          <table:table-cell table:formula="of:=[.$I$1]*[.E172]" office:value-type="float" office:value="0.289022205241775" calcext:value-type="float">
            <text:p>0.289022205241775</text:p>
          </table:table-cell>
          <table:table-cell table:formula="of:=[.F172]*100" office:value-type="float" office:value="28.9022205241775" calcext:value-type="float">
            <text:p>28.902220524177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30" office:value-type="float" office:value="5.7" calcext:value-type="float">
            <text:p>5.7</text:p>
          </table:table-cell>
          <table:table-cell table:formula="of:=MIN((-(-35*[.A173])/(0.66*[.A173] + 47.6)); 40)" office:value-type="float" office:value="37.2990153309236" calcext:value-type="float">
            <text:p>37.2990153309236</text:p>
          </table:table-cell>
          <table:table-cell table:formula="of:=([.C173]*1000)/3600" office:value-type="float" office:value="10.3608375919232" calcext:value-type="float">
            <text:p>10.3608375919232</text:p>
          </table:table-cell>
          <table:table-cell table:formula="of:=([.D173]-[.D172])/[.B173]" office:value-type="float" office:value="0.00316631470429391" calcext:value-type="float">
            <text:p>0.00316631470429391</text:p>
          </table:table-cell>
          <table:table-cell table:formula="of:=[.$I$1]*[.E173]" office:value-type="float" office:value="0.284968323386452" calcext:value-type="float">
            <text:p>0.284968323386452</text:p>
          </table:table-cell>
          <table:table-cell table:formula="of:=[.F173]*100" office:value-type="float" office:value="28.4968323386452" calcext:value-type="float">
            <text:p>28.496832338645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30" office:value-type="float" office:value="5.73333333333333" calcext:value-type="float">
            <text:p>5.73333333333333</text:p>
          </table:table-cell>
          <table:table-cell table:formula="of:=MIN((-(-35*[.A174])/(0.66*[.A174] + 47.6)); 40)" office:value-type="float" office:value="37.3634558093347" calcext:value-type="float">
            <text:p>37.3634558093347</text:p>
          </table:table-cell>
          <table:table-cell table:formula="of:=([.C174]*1000)/3600" office:value-type="float" office:value="10.3787377248152" calcext:value-type="float">
            <text:p>10.3787377248152</text:p>
          </table:table-cell>
          <table:table-cell table:formula="of:=([.D174]-[.D173])/[.B174]" office:value-type="float" office:value="0.0031221162020863" calcext:value-type="float">
            <text:p>0.0031221162020863</text:p>
          </table:table-cell>
          <table:table-cell table:formula="of:=[.$I$1]*[.E174]" office:value-type="float" office:value="0.280990458187767" calcext:value-type="float">
            <text:p>0.280990458187767</text:p>
          </table:table-cell>
          <table:table-cell table:formula="of:=[.F174]*100" office:value-type="float" office:value="28.0990458187767" calcext:value-type="float">
            <text:p>28.099045818776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30" office:value-type="float" office:value="5.76666666666667" calcext:value-type="float">
            <text:p>5.76666666666667</text:p>
          </table:table-cell>
          <table:table-cell table:formula="of:=MIN((-(-35*[.A175])/(0.66*[.A175] + 47.6)); 40)" office:value-type="float" office:value="37.4273705031524" calcext:value-type="float">
            <text:p>37.4273705031524</text:p>
          </table:table-cell>
          <table:table-cell table:formula="of:=([.C175]*1000)/3600" office:value-type="float" office:value="10.3964918064312" calcext:value-type="float">
            <text:p>10.3964918064312</text:p>
          </table:table-cell>
          <table:table-cell table:formula="of:=([.D175]-[.D174])/[.B175]" office:value-type="float" office:value="0.00307874247677121" calcext:value-type="float">
            <text:p>0.00307874247677121</text:p>
          </table:table-cell>
          <table:table-cell table:formula="of:=[.$I$1]*[.E175]" office:value-type="float" office:value="0.277086822909409" calcext:value-type="float">
            <text:p>0.277086822909409</text:p>
          </table:table-cell>
          <table:table-cell table:formula="of:=[.F175]*100" office:value-type="float" office:value="27.7086822909409" calcext:value-type="float">
            <text:p>27.708682290940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30" office:value-type="float" office:value="5.8" calcext:value-type="float">
            <text:p>5.8</text:p>
          </table:table-cell>
          <table:table-cell table:formula="of:=MIN((-(-35*[.A176])/(0.66*[.A176] + 47.6)); 40)" office:value-type="float" office:value="37.4907658212263" calcext:value-type="float">
            <text:p>37.4907658212263</text:p>
          </table:table-cell>
          <table:table-cell table:formula="of:=([.C176]*1000)/3600" office:value-type="float" office:value="10.4141016170073" calcext:value-type="float">
            <text:p>10.4141016170073</text:p>
          </table:table-cell>
          <table:table-cell table:formula="of:=([.D176]-[.D175])/[.B176]" office:value-type="float" office:value="0.00303617423725414" calcext:value-type="float">
            <text:p>0.00303617423725414</text:p>
          </table:table-cell>
          <table:table-cell table:formula="of:=[.$I$1]*[.E176]" office:value-type="float" office:value="0.273255681352873" calcext:value-type="float">
            <text:p>0.273255681352873</text:p>
          </table:table-cell>
          <table:table-cell table:formula="of:=[.F176]*100" office:value-type="float" office:value="27.3255681352873" calcext:value-type="float">
            <text:p>27.325568135287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30" office:value-type="float" office:value="5.83333333333333" calcext:value-type="float">
            <text:p>5.83333333333333</text:p>
          </table:table-cell>
          <table:table-cell table:formula="of:=MIN((-(-35*[.A177])/(0.66*[.A177] + 47.6)); 40)" office:value-type="float" office:value="37.5536480686695" calcext:value-type="float">
            <text:p>37.5536480686695</text:p>
          </table:table-cell>
          <table:table-cell table:formula="of:=([.C177]*1000)/3600" office:value-type="float" office:value="10.4315689079638" calcext:value-type="float">
            <text:p>10.4315689079638</text:p>
          </table:table-cell>
          <table:table-cell table:formula="of:=([.D177]-[.D176])/[.B177]" office:value-type="float" office:value="0.00299439273539203" calcext:value-type="float">
            <text:p>0.00299439273539203</text:p>
          </table:table-cell>
          <table:table-cell table:formula="of:=[.$I$1]*[.E177]" office:value-type="float" office:value="0.269495346185283" calcext:value-type="float">
            <text:p>0.269495346185283</text:p>
          </table:table-cell>
          <table:table-cell table:formula="of:=[.F177]*100" office:value-type="float" office:value="26.9495346185283" calcext:value-type="float">
            <text:p>26.949534618528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30" office:value-type="float" office:value="5.86666666666667" calcext:value-type="float">
            <text:p>5.86666666666667</text:p>
          </table:table-cell>
          <table:table-cell table:formula="of:=MIN((-(-35*[.A178])/(0.66*[.A178] + 47.6)); 40)" office:value-type="float" office:value="37.6160234489497" calcext:value-type="float">
            <text:p>37.6160234489497</text:p>
          </table:table-cell>
          <table:table-cell table:formula="of:=([.C178]*1000)/3600" office:value-type="float" office:value="10.448895402486" calcext:value-type="float">
            <text:p>10.448895402486</text:p>
          </table:table-cell>
          <table:table-cell table:formula="of:=([.D178]-[.D177])/[.B178]" office:value-type="float" office:value="0.00295337974811284" calcext:value-type="float">
            <text:p>0.00295337974811284</text:p>
          </table:table-cell>
          <table:table-cell table:formula="of:=[.$I$1]*[.E178]" office:value-type="float" office:value="0.265804177330155" calcext:value-type="float">
            <text:p>0.265804177330155</text:p>
          </table:table-cell>
          <table:table-cell table:formula="of:=[.F178]*100" office:value-type="float" office:value="26.5804177330155" calcext:value-type="float">
            <text:p>26.580417733015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30" office:value-type="float" office:value="5.9" calcext:value-type="float">
            <text:p>5.9</text:p>
          </table:table-cell>
          <table:table-cell table:formula="of:=MIN((-(-35*[.A179])/(0.66*[.A179] + 47.6)); 40)" office:value-type="float" office:value="37.6778980659287" calcext:value-type="float">
            <text:p>37.6778980659287</text:p>
          </table:table-cell>
          <table:table-cell table:formula="of:=([.C179]*1000)/3600" office:value-type="float" office:value="10.4660827960913" calcext:value-type="float">
            <text:p>10.4660827960913</text:p>
          </table:table-cell>
          <table:table-cell table:formula="of:=([.D179]-[.D178])/[.B179]" office:value-type="float" office:value="0.00291311756021872" calcext:value-type="float">
            <text:p>0.00291311756021872</text:p>
          </table:table-cell>
          <table:table-cell table:formula="of:=[.$I$1]*[.E179]" office:value-type="float" office:value="0.262180580419684" calcext:value-type="float">
            <text:p>0.262180580419684</text:p>
          </table:table-cell>
          <table:table-cell table:formula="of:=[.F179]*100" office:value-type="float" office:value="26.2180580419684" calcext:value-type="float">
            <text:p>26.218058041968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30" office:value-type="float" office:value="5.93333333333333" calcext:value-type="float">
            <text:p>5.93333333333333</text:p>
          </table:table-cell>
          <table:table-cell table:formula="of:=MIN((-(-35*[.A180])/(0.66*[.A180] + 47.6)); 40)" office:value-type="float" office:value="37.7392779258541" calcext:value-type="float">
            <text:p>37.7392779258541</text:p>
          </table:table-cell>
          <table:table-cell table:formula="of:=([.C180]*1000)/3600" office:value-type="float" office:value="10.4831327571817" calcext:value-type="float">
            <text:p>10.4831327571817</text:p>
          </table:table-cell>
          <table:table-cell table:formula="of:=([.D180]-[.D179])/[.B180]" office:value-type="float" office:value="0.00287358894781877" calcext:value-type="float">
            <text:p>0.00287358894781877</text:p>
          </table:table-cell>
          <table:table-cell table:formula="of:=[.$I$1]*[.E180]" office:value-type="float" office:value="0.258623005303689" calcext:value-type="float">
            <text:p>0.258623005303689</text:p>
          </table:table-cell>
          <table:table-cell table:formula="of:=[.F180]*100" office:value-type="float" office:value="25.8623005303689" calcext:value-type="float">
            <text:p>25.862300530368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30" office:value-type="float" office:value="5.96666666666667" calcext:value-type="float">
            <text:p>5.96666666666667</text:p>
          </table:table-cell>
          <table:table-cell table:formula="of:=MIN((-(-35*[.A181])/(0.66*[.A181] + 47.6)); 40)" office:value-type="float" office:value="37.8001689393025" calcext:value-type="float">
            <text:p>37.8001689393025</text:p>
          </table:table-cell>
          <table:table-cell table:formula="of:=([.C181]*1000)/3600" office:value-type="float" office:value="10.500046927584" calcext:value-type="float">
            <text:p>10.500046927584</text:p>
          </table:table-cell>
          <table:table-cell table:formula="of:=([.D181]-[.D180])/[.B181]" office:value-type="float" office:value="0.00283477716240203" calcext:value-type="float">
            <text:p>0.00283477716240203</text:p>
          </table:table-cell>
          <table:table-cell table:formula="of:=[.$I$1]*[.E181]" office:value-type="float" office:value="0.255129944616183" calcext:value-type="float">
            <text:p>0.255129944616183</text:p>
          </table:table-cell>
          <table:table-cell table:formula="of:=[.F181]*100" office:value-type="float" office:value="25.5129944616183" calcext:value-type="float">
            <text:p>25.512994461618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30" office:value-type="float" office:value="6" calcext:value-type="float">
            <text:p>6</text:p>
          </table:table-cell>
          <table:table-cell table:formula="of:=MIN((-(-35*[.A182])/(0.66*[.A182] + 47.6)); 40)" office:value-type="float" office:value="37.8605769230769" calcext:value-type="float">
            <text:p>37.8605769230769</text:p>
          </table:table-cell>
          <table:table-cell table:formula="of:=([.C182]*1000)/3600" office:value-type="float" office:value="10.5168269230769" calcext:value-type="float">
            <text:p>10.5168269230769</text:p>
          </table:table-cell>
          <table:table-cell table:formula="of:=([.D182]-[.D181])/[.B182]" office:value-type="float" office:value="0.00279666591548159" calcext:value-type="float">
            <text:p>0.00279666591548159</text:p>
          </table:table-cell>
          <table:table-cell table:formula="of:=[.$I$1]*[.E182]" office:value-type="float" office:value="0.251699932393343" calcext:value-type="float">
            <text:p>0.251699932393343</text:p>
          </table:table-cell>
          <table:table-cell table:formula="of:=[.F182]*100" office:value-type="float" office:value="25.1699932393343" calcext:value-type="float">
            <text:p>25.169993239334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30" office:value-type="float" office:value="6.03333333333333" calcext:value-type="float">
            <text:p>6.03333333333333</text:p>
          </table:table-cell>
          <table:table-cell table:formula="of:=MIN((-(-35*[.A183])/(0.66*[.A183] + 47.6)); 40)" office:value-type="float" office:value="37.9205076020591" calcext:value-type="float">
            <text:p>37.9205076020591</text:p>
          </table:table-cell>
          <table:table-cell table:formula="of:=([.C183]*1000)/3600" office:value-type="float" office:value="10.5334743339053" calcext:value-type="float">
            <text:p>10.5334743339053</text:p>
          </table:table-cell>
          <table:table-cell table:formula="of:=([.D183]-[.D182])/[.B183]" office:value-type="float" office:value="0.00275923936382196" calcext:value-type="float">
            <text:p>0.00275923936382196</text:p>
          </table:table-cell>
          <table:table-cell table:formula="of:=[.$I$1]*[.E183]" office:value-type="float" office:value="0.248331542743976" calcext:value-type="float">
            <text:p>0.248331542743976</text:p>
          </table:table-cell>
          <table:table-cell table:formula="of:=[.F183]*100" office:value-type="float" office:value="24.8331542743976" calcext:value-type="float">
            <text:p>24.833154274397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30" office:value-type="float" office:value="6.06666666666667" calcext:value-type="float">
            <text:p>6.06666666666667</text:p>
          </table:table-cell>
          <table:table-cell table:formula="of:=MIN((-(-35*[.A184])/(0.66*[.A184] + 47.6)); 40)" office:value-type="float" office:value="37.9799666110184" calcext:value-type="float">
            <text:p>37.9799666110184</text:p>
          </table:table-cell>
          <table:table-cell table:formula="of:=([.C184]*1000)/3600" office:value-type="float" office:value="10.5499907252829" calcext:value-type="float">
            <text:p>10.5499907252829</text:p>
          </table:table-cell>
          <table:table-cell table:formula="of:=([.D184]-[.D183])/[.B184]" office:value-type="float" office:value="0.00272248209520262" calcext:value-type="float">
            <text:p>0.00272248209520262</text:p>
          </table:table-cell>
          <table:table-cell table:formula="of:=[.$I$1]*[.E184]" office:value-type="float" office:value="0.245023388568236" calcext:value-type="float">
            <text:p>0.245023388568236</text:p>
          </table:table-cell>
          <table:table-cell table:formula="of:=[.F184]*100" office:value-type="float" office:value="24.5023388568236" calcext:value-type="float">
            <text:p>24.502338856823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30" office:value-type="float" office:value="6.1" calcext:value-type="float">
            <text:p>6.1</text:p>
          </table:table-cell>
          <table:table-cell table:formula="of:=MIN((-(-35*[.A185])/(0.66*[.A185] + 47.6)); 40)" office:value-type="float" office:value="38.0389594963772" calcext:value-type="float">
            <text:p>38.0389594963772</text:p>
          </table:table-cell>
          <table:table-cell table:formula="of:=([.C185]*1000)/3600" office:value-type="float" office:value="10.5663776378826" calcext:value-type="float">
            <text:p>10.5663776378826</text:p>
          </table:table-cell>
          <table:table-cell table:formula="of:=([.D185]-[.D184])/[.B185]" office:value-type="float" office:value="0.0026863791147034" calcext:value-type="float">
            <text:p>0.0026863791147034</text:p>
          </table:table-cell>
          <table:table-cell table:formula="of:=[.$I$1]*[.E185]" office:value-type="float" office:value="0.241774120323306" calcext:value-type="float">
            <text:p>0.241774120323306</text:p>
          </table:table-cell>
          <table:table-cell table:formula="of:=[.F185]*100" office:value-type="float" office:value="24.1774120323306" calcext:value-type="float">
            <text:p>24.177412032330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30" office:value-type="float" office:value="6.13333333333333" calcext:value-type="float">
            <text:p>6.13333333333333</text:p>
          </table:table-cell>
          <table:table-cell table:formula="of:=MIN((-(-35*[.A186])/(0.66*[.A186] + 47.6)); 40)" office:value-type="float" office:value="38.0974917179366" calcext:value-type="float">
            <text:p>38.0974917179366</text:p>
          </table:table-cell>
          <table:table-cell table:formula="of:=([.C186]*1000)/3600" office:value-type="float" office:value="10.5826365883157" calcext:value-type="float">
            <text:p>10.5826365883157</text:p>
          </table:table-cell>
          <table:table-cell table:formula="of:=([.D186]-[.D185])/[.B186]" office:value-type="float" office:value="0.0026509158314915" calcext:value-type="float">
            <text:p>0.0026509158314915</text:p>
          </table:table-cell>
          <table:table-cell table:formula="of:=[.$I$1]*[.E186]" office:value-type="float" office:value="0.238582424834235" calcext:value-type="float">
            <text:p>0.238582424834235</text:p>
          </table:table-cell>
          <table:table-cell table:formula="of:=[.F186]*100" office:value-type="float" office:value="23.8582424834235" calcext:value-type="float">
            <text:p>23.858242483423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30" office:value-type="float" office:value="6.16666666666667" calcext:value-type="float">
            <text:p>6.16666666666667</text:p>
          </table:table-cell>
          <table:table-cell table:formula="of:=MIN((-(-35*[.A187])/(0.66*[.A187] + 47.6)); 40)" office:value-type="float" office:value="38.1555686505598" calcext:value-type="float">
            <text:p>38.1555686505598</text:p>
          </table:table-cell>
          <table:table-cell table:formula="of:=([.C187]*1000)/3600" office:value-type="float" office:value="10.5987690695999" calcext:value-type="float">
            <text:p>10.5987690695999</text:p>
          </table:table-cell>
          <table:table-cell table:formula="of:=([.D187]-[.D186])/[.B187]" office:value-type="float" office:value="0.00261607804609122" calcext:value-type="float">
            <text:p>0.00261607804609122</text:p>
          </table:table-cell>
          <table:table-cell table:formula="of:=[.$I$1]*[.E187]" office:value-type="float" office:value="0.23544702414821" calcext:value-type="float">
            <text:p>0.23544702414821</text:p>
          </table:table-cell>
          <table:table-cell table:formula="of:=[.F187]*100" office:value-type="float" office:value="23.544702414821" calcext:value-type="float">
            <text:p>23.54470241482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30" office:value-type="float" office:value="6.2" calcext:value-type="float">
            <text:p>6.2</text:p>
          </table:table-cell>
          <table:table-cell table:formula="of:=MIN((-(-35*[.A188])/(0.66*[.A188] + 47.6)); 40)" office:value-type="float" office:value="38.2131955858183" calcext:value-type="float">
            <text:p>38.2131955858183</text:p>
          </table:table-cell>
          <table:table-cell table:formula="of:=([.C188]*1000)/3600" office:value-type="float" office:value="10.6147765516162" calcext:value-type="float">
            <text:p>10.6147765516162</text:p>
          </table:table-cell>
          <table:table-cell table:formula="of:=([.D188]-[.D187])/[.B188]" office:value-type="float" office:value="0.002581851938103" calcext:value-type="float">
            <text:p>0.002581851938103</text:p>
          </table:table-cell>
          <table:table-cell table:formula="of:=[.$I$1]*[.E188]" office:value-type="float" office:value="0.23236667442927" calcext:value-type="float">
            <text:p>0.23236667442927</text:p>
          </table:table-cell>
          <table:table-cell table:formula="of:=[.F188]*100" office:value-type="float" office:value="23.236667442927" calcext:value-type="float">
            <text:p>23.23666744292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30" office:value-type="float" office:value="6.23333333333333" calcext:value-type="float">
            <text:p>6.23333333333333</text:p>
          </table:table-cell>
          <table:table-cell table:formula="of:=MIN((-(-35*[.A189])/(0.66*[.A189] + 47.6)); 40)" office:value-type="float" office:value="38.2703777335984" calcext:value-type="float">
            <text:p>38.2703777335984</text:p>
          </table:table-cell>
          <table:table-cell table:formula="of:=([.C189]*1000)/3600" office:value-type="float" office:value="10.6306604815551" calcext:value-type="float">
            <text:p>10.6306604815551</text:p>
          </table:table-cell>
          <table:table-cell table:formula="of:=([.D189]-[.D188])/[.B189]" office:value-type="float" office:value="0.0025482240543735" calcext:value-type="float">
            <text:p>0.0025482240543735</text:p>
          </table:table-cell>
          <table:table-cell table:formula="of:=[.$I$1]*[.E189]" office:value-type="float" office:value="0.229340164893615" calcext:value-type="float">
            <text:p>0.229340164893615</text:p>
          </table:table-cell>
          <table:table-cell table:formula="of:=[.F189]*100" office:value-type="float" office:value="22.9340164893615" calcext:value-type="float">
            <text:p>22.934016489361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30" office:value-type="float" office:value="6.26666666666667" calcext:value-type="float">
            <text:p>6.26666666666667</text:p>
          </table:table-cell>
          <table:table-cell table:formula="of:=MIN((-(-35*[.A190])/(0.66*[.A190] + 47.6)); 40)" office:value-type="float" office:value="38.327120223672" calcext:value-type="float">
            <text:p>38.327120223672</text:p>
          </table:table-cell>
          <table:table-cell table:formula="of:=([.C190]*1000)/3600" office:value-type="float" office:value="10.6464222843533" calcext:value-type="float">
            <text:p>10.6464222843533</text:p>
          </table:table-cell>
          <table:table-cell table:formula="of:=([.D190]-[.D189])/[.B190]" office:value-type="float" office:value="0.00251518129758607" calcext:value-type="float">
            <text:p>0.00251518129758607</text:p>
          </table:table-cell>
          <table:table-cell table:formula="of:=[.$I$1]*[.E190]" office:value-type="float" office:value="0.226366316782746" calcext:value-type="float">
            <text:p>0.226366316782746</text:p>
          </table:table-cell>
          <table:table-cell table:formula="of:=[.F190]*100" office:value-type="float" office:value="22.6366316782746" calcext:value-type="float">
            <text:p>22.636631678274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30" office:value-type="float" office:value="6.3" calcext:value-type="float">
            <text:p>6.3</text:p>
          </table:table-cell>
          <table:table-cell table:formula="of:=MIN((-(-35*[.A191])/(0.66*[.A191] + 47.6)); 40)" office:value-type="float" office:value="38.3834281072299" calcext:value-type="float">
            <text:p>38.3834281072299</text:p>
          </table:table-cell>
          <table:table-cell table:formula="of:=([.C191]*1000)/3600" office:value-type="float" office:value="10.6620633631194" calcext:value-type="float">
            <text:p>10.6620633631194</text:p>
          </table:table-cell>
          <table:table-cell table:formula="of:=([.D191]-[.D190])/[.B191]" office:value-type="float" office:value="0.00248271091525339" calcext:value-type="float">
            <text:p>0.00248271091525339</text:p>
          </table:table-cell>
          <table:table-cell table:formula="of:=[.$I$1]*[.E191]" office:value-type="float" office:value="0.223443982372805" calcext:value-type="float">
            <text:p>0.223443982372805</text:p>
          </table:table-cell>
          <table:table-cell table:formula="of:=[.F191]*100" office:value-type="float" office:value="22.3443982372805" calcext:value-type="float">
            <text:p>22.344398237280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30" office:value-type="float" office:value="6.33333333333333" calcext:value-type="float">
            <text:p>6.33333333333333</text:p>
          </table:table-cell>
          <table:table-cell table:formula="of:=MIN((-(-35*[.A192])/(0.66*[.A192] + 47.6)); 40)" office:value-type="float" office:value="38.4393063583815" calcext:value-type="float">
            <text:p>38.4393063583815</text:p>
          </table:table-cell>
          <table:table-cell table:formula="of:=([.C192]*1000)/3600" office:value-type="float" office:value="10.6775850995504" calcext:value-type="float">
            <text:p>10.6775850995504</text:p>
          </table:table-cell>
          <table:table-cell table:formula="of:=([.D192]-[.D191])/[.B192]" office:value-type="float" office:value="0.00245080048910545" calcext:value-type="float">
            <text:p>0.00245080048910545</text:p>
          </table:table-cell>
          <table:table-cell table:formula="of:=[.$I$1]*[.E192]" office:value-type="float" office:value="0.220572044019491" calcext:value-type="float">
            <text:p>0.220572044019491</text:p>
          </table:table-cell>
          <table:table-cell table:formula="of:=[.F192]*100" office:value-type="float" office:value="22.0572044019491" calcext:value-type="float">
            <text:p>22.057204401949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30" office:value-type="float" office:value="6.36666666666667" calcext:value-type="float">
            <text:p>6.36666666666667</text:p>
          </table:table-cell>
          <table:table-cell table:formula="of:=MIN((-(-35*[.A193])/(0.66*[.A193] + 47.6)); 40)" office:value-type="float" office:value="38.494759875619" calcext:value-type="float">
            <text:p>38.494759875619</text:p>
          </table:table-cell>
          <table:table-cell table:formula="of:=([.C193]*1000)/3600" office:value-type="float" office:value="10.6929888543386" calcext:value-type="float">
            <text:p>10.6929888543386</text:p>
          </table:table-cell>
          <table:table-cell table:formula="of:=([.D193]-[.D192])/[.B193]" office:value-type="float" office:value="0.00241943792484859" calcext:value-type="float">
            <text:p>0.00241943792484859</text:p>
          </table:table-cell>
          <table:table-cell table:formula="of:=[.$I$1]*[.E193]" office:value-type="float" office:value="0.217749413236373" calcext:value-type="float">
            <text:p>0.217749413236373</text:p>
          </table:table-cell>
          <table:table-cell table:formula="of:=[.F193]*100" office:value-type="float" office:value="21.7749413236373" calcext:value-type="float">
            <text:p>21.774941323637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30" office:value-type="float" office:value="6.4" calcext:value-type="float">
            <text:p>6.4</text:p>
          </table:table-cell>
          <table:table-cell table:formula="of:=MIN((-(-35*[.A194])/(0.66*[.A194] + 47.6)); 40)" office:value-type="float" office:value="38.5497934832492" calcext:value-type="float">
            <text:p>38.5497934832492</text:p>
          </table:table-cell>
          <table:table-cell table:formula="of:=([.C194]*1000)/3600" office:value-type="float" office:value="10.7082759675692" calcext:value-type="float">
            <text:p>10.7082759675692</text:p>
          </table:table-cell>
          <table:table-cell table:formula="of:=([.D194]-[.D193])/[.B194]" office:value-type="float" office:value="0.00238861144228164" calcext:value-type="float">
            <text:p>0.00238861144228164</text:p>
          </table:table-cell>
          <table:table-cell table:formula="of:=[.$I$1]*[.E194]" office:value-type="float" office:value="0.214975029805348" calcext:value-type="float">
            <text:p>0.214975029805348</text:p>
          </table:table-cell>
          <table:table-cell table:formula="of:=[.F194]*100" office:value-type="float" office:value="21.4975029805348" calcext:value-type="float">
            <text:p>21.497502980534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30" office:value-type="float" office:value="6.43333333333333" calcext:value-type="float">
            <text:p>6.43333333333333</text:p>
          </table:table-cell>
          <table:table-cell table:formula="of:=MIN((-(-35*[.A195])/(0.66*[.A195] + 47.6)); 40)" office:value-type="float" office:value="38.6044119327923" calcext:value-type="float">
            <text:p>38.6044119327923</text:p>
          </table:table-cell>
          <table:table-cell table:formula="of:=([.C195]*1000)/3600" office:value-type="float" office:value="10.723447759109" calcext:value-type="float">
            <text:p>10.723447759109</text:p>
          </table:table-cell>
          <table:table-cell table:formula="of:=([.D195]-[.D194])/[.B195]" office:value-type="float" office:value="0.00235830956576504" calcext:value-type="float">
            <text:p>0.00235830956576504</text:p>
          </table:table-cell>
          <table:table-cell table:formula="of:=[.$I$1]*[.E195]" office:value-type="float" office:value="0.212247860918854" calcext:value-type="float">
            <text:p>0.212247860918854</text:p>
          </table:table-cell>
          <table:table-cell table:formula="of:=[.F195]*100" office:value-type="float" office:value="21.2247860918854" calcext:value-type="float">
            <text:p>21.224786091885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30" office:value-type="float" office:value="6.46666666666667" calcext:value-type="float">
            <text:p>6.46666666666667</text:p>
          </table:table-cell>
          <table:table-cell table:formula="of:=MIN((-(-35*[.A196])/(0.66*[.A196] + 47.6)); 40)" office:value-type="float" office:value="38.6586199043498" calcext:value-type="float">
            <text:p>38.6586199043498</text:p>
          </table:table-cell>
          <table:table-cell table:formula="of:=([.C196]*1000)/3600" office:value-type="float" office:value="10.7385055289861" calcext:value-type="float">
            <text:p>10.7385055289861</text:p>
          </table:table-cell>
          <table:table-cell table:formula="of:=([.D196]-[.D195])/[.B196]" office:value-type="float" office:value="0.00232852111501264" calcext:value-type="float">
            <text:p>0.00232852111501264</text:p>
          </table:table-cell>
          <table:table-cell table:formula="of:=[.$I$1]*[.E196]" office:value-type="float" office:value="0.209566900351138" calcext:value-type="float">
            <text:p>0.209566900351138</text:p>
          </table:table-cell>
          <table:table-cell table:formula="of:=[.F196]*100" office:value-type="float" office:value="20.9566900351138" calcext:value-type="float">
            <text:p>20.956690035113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30" office:value-type="float" office:value="6.5" calcext:value-type="float">
            <text:p>6.5</text:p>
          </table:table-cell>
          <table:table-cell table:formula="of:=MIN((-(-35*[.A197])/(0.66*[.A197] + 47.6)); 40)" office:value-type="float" office:value="38.712422007941" calcext:value-type="float">
            <text:p>38.712422007941</text:p>
          </table:table-cell>
          <table:table-cell table:formula="of:=([.C197]*1000)/3600" office:value-type="float" office:value="10.7534505577614" calcext:value-type="float">
            <text:p>10.7534505577614</text:p>
          </table:table-cell>
          <table:table-cell table:formula="of:=([.D197]-[.D196])/[.B197]" office:value-type="float" office:value="0.00229923519620511" calcext:value-type="float">
            <text:p>0.00229923519620511</text:p>
          </table:table-cell>
          <table:table-cell table:formula="of:=[.$I$1]*[.E197]" office:value-type="float" office:value="0.20693116765846" calcext:value-type="float">
            <text:p>0.20693116765846</text:p>
          </table:table-cell>
          <table:table-cell table:formula="of:=[.F197]*100" office:value-type="float" office:value="20.693116765846" calcext:value-type="float">
            <text:p>20.69311676584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30" office:value-type="float" office:value="6.53333333333333" calcext:value-type="float">
            <text:p>6.53333333333333</text:p>
          </table:table-cell>
          <table:table-cell table:formula="of:=MIN((-(-35*[.A198])/(0.66*[.A198] + 47.6)); 40)" office:value-type="float" office:value="38.7658227848101" calcext:value-type="float">
            <text:p>38.7658227848101</text:p>
          </table:table-cell>
          <table:table-cell table:formula="of:=([.C198]*1000)/3600" office:value-type="float" office:value="10.7682841068917" calcext:value-type="float">
            <text:p>10.7682841068917</text:p>
          </table:table-cell>
          <table:table-cell table:formula="of:=([.D198]-[.D197])/[.B198]" office:value-type="float" office:value="0.00227044119341459" calcext:value-type="float">
            <text:p>0.00227044119341459</text:p>
          </table:table-cell>
          <table:table-cell table:formula="of:=[.$I$1]*[.E198]" office:value-type="float" office:value="0.204339707407313" calcext:value-type="float">
            <text:p>0.204339707407313</text:p>
          </table:table-cell>
          <table:table-cell table:formula="of:=[.F198]*100" office:value-type="float" office:value="20.4339707407313" calcext:value-type="float">
            <text:p>20.433970740731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30" office:value-type="float" office:value="6.56666666666667" calcext:value-type="float">
            <text:p>6.56666666666667</text:p>
          </table:table-cell>
          <table:table-cell table:formula="of:=MIN((-(-35*[.A199])/(0.66*[.A199] + 47.6)); 40)" office:value-type="float" office:value="38.818826708704" calcext:value-type="float">
            <text:p>38.818826708704</text:p>
          </table:table-cell>
          <table:table-cell table:formula="of:=([.C199]*1000)/3600" office:value-type="float" office:value="10.7830074190844" calcext:value-type="float">
            <text:p>10.7830074190844</text:p>
          </table:table-cell>
          <table:table-cell table:formula="of:=([.D199]-[.D198])/[.B199]" office:value-type="float" office:value="0.00224212876031508" calcext:value-type="float">
            <text:p>0.00224212876031508</text:p>
          </table:table-cell>
          <table:table-cell table:formula="of:=[.$I$1]*[.E199]" office:value-type="float" office:value="0.201791588428357" calcext:value-type="float">
            <text:p>0.201791588428357</text:p>
          </table:table-cell>
          <table:table-cell table:formula="of:=[.F199]*100" office:value-type="float" office:value="20.1791588428357" calcext:value-type="float">
            <text:p>20.179158842835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30" office:value-type="float" office:value="6.6" calcext:value-type="float">
            <text:p>6.6</text:p>
          </table:table-cell>
          <table:table-cell table:formula="of:=MIN((-(-35*[.A200])/(0.66*[.A200] + 47.6)); 40)" office:value-type="float" office:value="38.8714381871214" calcext:value-type="float">
            <text:p>38.8714381871214</text:p>
          </table:table-cell>
          <table:table-cell table:formula="of:=([.C200]*1000)/3600" office:value-type="float" office:value="10.7976217186448" calcext:value-type="float">
            <text:p>10.7976217186448</text:p>
          </table:table-cell>
          <table:table-cell table:formula="of:=([.D200]-[.D199])/[.B200]" office:value-type="float" office:value="0.00221428781218067" calcext:value-type="float">
            <text:p>0.00221428781218067</text:p>
          </table:table-cell>
          <table:table-cell table:formula="of:=[.$I$1]*[.E200]" office:value-type="float" office:value="0.19928590309626" calcext:value-type="float">
            <text:p>0.19928590309626</text:p>
          </table:table-cell>
          <table:table-cell table:formula="of:=[.F200]*100" office:value-type="float" office:value="19.928590309626" calcext:value-type="float">
            <text:p>19.92859030962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30" office:value-type="float" office:value="6.63333333333333" calcext:value-type="float">
            <text:p>6.63333333333333</text:p>
          </table:table-cell>
          <table:table-cell table:formula="of:=MIN((-(-35*[.A201])/(0.66*[.A201] + 47.6)); 40)" office:value-type="float" office:value="38.9236615625349" calcext:value-type="float">
            <text:p>38.9236615625349</text:p>
          </table:table-cell>
          <table:table-cell table:formula="of:=([.C201]*1000)/3600" office:value-type="float" office:value="10.8121282118153" calcext:value-type="float">
            <text:p>10.8121282118153</text:p>
          </table:table-cell>
          <table:table-cell table:formula="of:=([.D201]-[.D200])/[.B201]" office:value-type="float" office:value="0.00218690851815524" calcext:value-type="float">
            <text:p>0.00218690851815524</text:p>
          </table:table-cell>
          <table:table-cell table:formula="of:=[.$I$1]*[.E201]" office:value-type="float" office:value="0.196821766633971" calcext:value-type="float">
            <text:p>0.196821766633971</text:p>
          </table:table-cell>
          <table:table-cell table:formula="of:=[.F201]*100" office:value-type="float" office:value="19.6821766633971" calcext:value-type="float">
            <text:p>19.682176663397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30" office:value-type="float" office:value="6.66666666666667" calcext:value-type="float">
            <text:p>6.66666666666667</text:p>
          </table:table-cell>
          <table:table-cell table:formula="of:=MIN((-(-35*[.A202])/(0.66*[.A202] + 47.6)); 40)" office:value-type="float" office:value="38.9755011135858" calcext:value-type="float">
            <text:p>38.9755011135858</text:p>
          </table:table-cell>
          <table:table-cell table:formula="of:=([.C202]*1000)/3600" office:value-type="float" office:value="10.8265280871072" calcext:value-type="float">
            <text:p>10.8265280871072</text:p>
          </table:table-cell>
          <table:table-cell table:formula="of:=([.D202]-[.D201])/[.B202]" office:value-type="float" office:value="0.00215998129378425" calcext:value-type="float">
            <text:p>0.00215998129378425</text:p>
          </table:table-cell>
          <table:table-cell table:formula="of:=[.$I$1]*[.E202]" office:value-type="float" office:value="0.194398316440583" calcext:value-type="float">
            <text:p>0.194398316440583</text:p>
          </table:table-cell>
          <table:table-cell table:formula="of:=[.F202]*100" office:value-type="float" office:value="19.4398316440583" calcext:value-type="float">
            <text:p>19.439831644058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30" office:value-type="float" office:value="6.7" calcext:value-type="float">
            <text:p>6.7</text:p>
          </table:table-cell>
          <table:table-cell table:formula="of:=MIN((-(-35*[.A203])/(0.66*[.A203] + 47.6)); 40)" office:value-type="float" office:value="39.0269610562521" calcext:value-type="float">
            <text:p>39.0269610562521</text:p>
          </table:table-cell>
          <table:table-cell table:formula="of:=([.C203]*1000)/3600" office:value-type="float" office:value="10.8408225156256" calcext:value-type="float">
            <text:p>10.8408225156256</text:p>
          </table:table-cell>
          <table:table-cell table:formula="of:=([.D203]-[.D202])/[.B203]" office:value-type="float" office:value="0.00213349679379488" calcext:value-type="float">
            <text:p>0.00213349679379488</text:p>
          </table:table-cell>
          <table:table-cell table:formula="of:=[.$I$1]*[.E203]" office:value-type="float" office:value="0.192014711441539" calcext:value-type="float">
            <text:p>0.192014711441539</text:p>
          </table:table-cell>
          <table:table-cell table:formula="of:=[.F203]*100" office:value-type="float" office:value="19.2014711441539" calcext:value-type="float">
            <text:p>19.2014711441539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30" office:value-type="float" office:value="6.73333333333333" calcext:value-type="float">
            <text:p>6.73333333333333</text:p>
          </table:table-cell>
          <table:table-cell table:formula="of:=MIN((-(-35*[.A204])/(0.66*[.A204] + 47.6)); 40)" office:value-type="float" office:value="39.0780455449923" calcext:value-type="float">
            <text:p>39.0780455449923</text:p>
          </table:table-cell>
          <table:table-cell table:formula="of:=([.C204]*1000)/3600" office:value-type="float" office:value="10.8550126513867" calcext:value-type="float">
            <text:p>10.8550126513867</text:p>
          </table:table-cell>
          <table:table-cell table:formula="of:=([.D204]-[.D203])/[.B204]" office:value-type="float" office:value="0.00210744590512301" calcext:value-type="float">
            <text:p>0.00210744590512301</text:p>
          </table:table-cell>
          <table:table-cell table:formula="of:=[.$I$1]*[.E204]" office:value-type="float" office:value="0.189670131461071" calcext:value-type="float">
            <text:p>0.189670131461071</text:p>
          </table:table-cell>
          <table:table-cell table:formula="of:=[.F204]*100" office:value-type="float" office:value="18.9670131461071" calcext:value-type="float">
            <text:p>18.9670131461071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30" office:value-type="float" office:value="6.76666666666667" calcext:value-type="float">
            <text:p>6.76666666666667</text:p>
          </table:table-cell>
          <table:table-cell table:formula="of:=MIN((-(-35*[.A205])/(0.66*[.A205] + 47.6)); 40)" office:value-type="float" office:value="39.1287586738628" calcext:value-type="float">
            <text:p>39.1287586738628</text:p>
          </table:table-cell>
          <table:table-cell table:formula="of:=([.C205]*1000)/3600" office:value-type="float" office:value="10.8690996316285" calcext:value-type="float">
            <text:p>10.8690996316285</text:p>
          </table:table-cell>
          <table:table-cell table:formula="of:=([.D205]-[.D204])/[.B205]" office:value-type="float" office:value="0.00208181974016795" calcext:value-type="float">
            <text:p>0.00208181974016795</text:p>
          </table:table-cell>
          <table:table-cell table:formula="of:=[.$I$1]*[.E205]" office:value-type="float" office:value="0.187363776615115" calcext:value-type="float">
            <text:p>0.187363776615115</text:p>
          </table:table-cell>
          <table:table-cell table:formula="of:=[.F205]*100" office:value-type="float" office:value="18.7363776615115" calcext:value-type="float">
            <text:p>18.736377661511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30" office:value-type="float" office:value="6.8" calcext:value-type="float">
            <text:p>6.8</text:p>
          </table:table-cell>
          <table:table-cell table:formula="of:=MIN((-(-35*[.A206])/(0.66*[.A206] + 47.6)); 40)" office:value-type="float" office:value="39.1791044776119" calcext:value-type="float">
            <text:p>39.1791044776119</text:p>
          </table:table-cell>
          <table:table-cell table:formula="of:=([.C206]*1000)/3600" office:value-type="float" office:value="10.8830845771144" calcext:value-type="float">
            <text:p>10.8830845771144</text:p>
          </table:table-cell>
          <table:table-cell table:formula="of:=([.D206]-[.D205])/[.B206]" office:value-type="float" office:value="0.00205660963027706" calcext:value-type="float">
            <text:p>0.00205660963027706</text:p>
          </table:table-cell>
          <table:table-cell table:formula="of:=[.$I$1]*[.E206]" office:value-type="float" office:value="0.185094866724936" calcext:value-type="float">
            <text:p>0.185094866724936</text:p>
          </table:table-cell>
          <table:table-cell table:formula="of:=[.F206]*100" office:value-type="float" office:value="18.5094866724936" calcext:value-type="float">
            <text:p>18.509486672493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30" office:value-type="float" office:value="6.83333333333333" calcext:value-type="float">
            <text:p>6.83333333333333</text:p>
          </table:table-cell>
          <table:table-cell table:formula="of:=MIN((-(-35*[.A207])/(0.66*[.A207] + 47.6)); 40)" office:value-type="float" office:value="39.2290869327501" calcext:value-type="float">
            <text:p>39.2290869327501</text:p>
          </table:table-cell>
          <table:table-cell table:formula="of:=([.C207]*1000)/3600" office:value-type="float" office:value="10.8969685924306" calcext:value-type="float">
            <text:p>10.8969685924306</text:p>
          </table:table-cell>
          <table:table-cell table:formula="of:=([.D207]-[.D206])/[.B207]" office:value-type="float" office:value="0.00203180711943882" calcext:value-type="float">
            <text:p>0.00203180711943882</text:p>
          </table:table-cell>
          <table:table-cell table:formula="of:=[.$I$1]*[.E207]" office:value-type="float" office:value="0.182862640749493" calcext:value-type="float">
            <text:p>0.182862640749493</text:p>
          </table:table-cell>
          <table:table-cell table:formula="of:=[.F207]*100" office:value-type="float" office:value="18.2862640749493" calcext:value-type="float">
            <text:p>18.286264074949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30" office:value-type="float" office:value="6.86666666666667" calcext:value-type="float">
            <text:p>6.86666666666667</text:p>
          </table:table-cell>
          <table:table-cell table:formula="of:=MIN((-(-35*[.A208])/(0.66*[.A208] + 47.6)); 40)" office:value-type="float" office:value="39.2787099585966" calcext:value-type="float">
            <text:p>39.2787099585966</text:p>
          </table:table-cell>
          <table:table-cell table:formula="of:=([.C208]*1000)/3600" office:value-type="float" office:value="10.9107527662768" calcext:value-type="float">
            <text:p>10.9107527662768</text:p>
          </table:table-cell>
          <table:table-cell table:formula="of:=([.D208]-[.D207])/[.B208]" office:value-type="float" office:value="0.00200740395819208" calcext:value-type="float">
            <text:p>0.00200740395819208</text:p>
          </table:table-cell>
          <table:table-cell table:formula="of:=[.$I$1]*[.E208]" office:value-type="float" office:value="0.180666356237287" calcext:value-type="float">
            <text:p>0.180666356237287</text:p>
          </table:table-cell>
          <table:table-cell table:formula="of:=[.F208]*100" office:value-type="float" office:value="18.0666356237287" calcext:value-type="float">
            <text:p>18.0666356237287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30" office:value-type="float" office:value="6.9" calcext:value-type="float">
            <text:p>6.9</text:p>
          </table:table-cell>
          <table:table-cell table:formula="of:=MIN((-(-35*[.A209])/(0.66*[.A209] + 47.6)); 40)" office:value-type="float" office:value="39.3279774183042" calcext:value-type="float">
            <text:p>39.3279774183042</text:p>
          </table:table-cell>
          <table:table-cell table:formula="of:=([.C209]*1000)/3600" office:value-type="float" office:value="10.9244381717512" calcext:value-type="float">
            <text:p>10.9244381717512</text:p>
          </table:table-cell>
          <table:table-cell table:formula="of:=([.D209]-[.D208])/[.B209]" office:value-type="float" office:value="0.001983392097728" calcext:value-type="float">
            <text:p>0.001983392097728</text:p>
          </table:table-cell>
          <table:table-cell table:formula="of:=[.$I$1]*[.E209]" office:value-type="float" office:value="0.17850528879552" calcext:value-type="float">
            <text:p>0.17850528879552</text:p>
          </table:table-cell>
          <table:table-cell table:formula="of:=[.F209]*100" office:value-type="float" office:value="17.850528879552" calcext:value-type="float">
            <text:p>17.85052887955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30" office:value-type="float" office:value="6.93333333333333" calcext:value-type="float">
            <text:p>6.93333333333333</text:p>
          </table:table-cell>
          <table:table-cell table:formula="of:=MIN((-(-35*[.A210])/(0.66*[.A210] + 47.6)); 40)" office:value-type="float" office:value="39.3768931198615" calcext:value-type="float">
            <text:p>39.3768931198615</text:p>
          </table:table-cell>
          <table:table-cell table:formula="of:=([.C210]*1000)/3600" office:value-type="float" office:value="10.9380258666282" calcext:value-type="float">
            <text:p>10.9380258666282</text:p>
          </table:table-cell>
          <table:table-cell table:formula="of:=([.D210]-[.D209])/[.B210]" office:value-type="float" office:value="0.00195976368418778" calcext:value-type="float">
            <text:p>0.00195976368418778</text:p>
          </table:table-cell>
          <table:table-cell table:formula="of:=[.$I$1]*[.E210]" office:value-type="float" office:value="0.1763787315769" calcext:value-type="float">
            <text:p>0.1763787315769</text:p>
          </table:table-cell>
          <table:table-cell table:formula="of:=[.F210]*100" office:value-type="float" office:value="17.63787315769" calcext:value-type="float">
            <text:p>17.63787315769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30" office:value-type="float" office:value="6.96666666666667" calcext:value-type="float">
            <text:p>6.96666666666667</text:p>
          </table:table-cell>
          <table:table-cell table:formula="of:=MIN((-(-35*[.A211])/(0.66*[.A211] + 47.6)); 40)" office:value-type="float" office:value="39.4254608170745" calcext:value-type="float">
            <text:p>39.4254608170745</text:p>
          </table:table-cell>
          <table:table-cell table:formula="of:=([.C211]*1000)/3600" office:value-type="float" office:value="10.9515168936318" calcext:value-type="float">
            <text:p>10.9515168936318</text:p>
          </table:table-cell>
          <table:table-cell table:formula="of:=([.D211]-[.D210])/[.B211]" office:value-type="float" office:value="0.00193651105314825" calcext:value-type="float">
            <text:p>0.00193651105314825</text:p>
          </table:table-cell>
          <table:table-cell table:formula="of:=[.$I$1]*[.E211]" office:value-type="float" office:value="0.174285994783343" calcext:value-type="float">
            <text:p>0.174285994783343</text:p>
          </table:table-cell>
          <table:table-cell table:formula="of:=[.F211]*100" office:value-type="float" office:value="17.4285994783343" calcext:value-type="float">
            <text:p>17.428599478334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30" office:value-type="float" office:value="7" calcext:value-type="float">
            <text:p>7</text:p>
          </table:table-cell>
          <table:table-cell table:formula="of:=MIN((-(-35*[.A212])/(0.66*[.A212] + 47.6)); 40)" office:value-type="float" office:value="39.4736842105263" calcext:value-type="float">
            <text:p>39.4736842105263</text:p>
          </table:table-cell>
          <table:table-cell table:formula="of:=([.C212]*1000)/3600" office:value-type="float" office:value="10.9649122807018" calcext:value-type="float">
            <text:p>10.9649122807018</text:p>
          </table:table-cell>
          <table:table-cell table:formula="of:=([.D212]-[.D211])/[.B212]" office:value-type="float" office:value="0.00191362672427862" calcext:value-type="float">
            <text:p>0.00191362672427862</text:p>
          </table:table-cell>
          <table:table-cell table:formula="of:=[.$I$1]*[.E212]" office:value-type="float" office:value="0.172226405185076" calcext:value-type="float">
            <text:p>0.172226405185076</text:p>
          </table:table-cell>
          <table:table-cell table:formula="of:=[.F212]*100" office:value-type="float" office:value="17.2226405185076" calcext:value-type="float">
            <text:p>17.222640518507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30" office:value-type="float" office:value="7.03333333333333" calcext:value-type="float">
            <text:p>7.03333333333333</text:p>
          </table:table-cell>
          <table:table-cell table:formula="of:=MIN((-(-35*[.A213])/(0.66*[.A213] + 47.6)); 40)" office:value-type="float" office:value="39.5215669485176" calcext:value-type="float">
            <text:p>39.5215669485176</text:p>
          </table:table-cell>
          <table:table-cell table:formula="of:=([.C213]*1000)/3600" office:value-type="float" office:value="10.9782130412549" calcext:value-type="float">
            <text:p>10.9782130412549</text:p>
          </table:table-cell>
          <table:table-cell table:formula="of:=([.D213]-[.D212])/[.B213]" office:value-type="float" office:value="0.00189110339618049" calcext:value-type="float">
            <text:p>0.00189110339618049</text:p>
          </table:table-cell>
          <table:table-cell table:formula="of:=[.$I$1]*[.E213]" office:value-type="float" office:value="0.170199305656244" calcext:value-type="float">
            <text:p>0.170199305656244</text:p>
          </table:table-cell>
          <table:table-cell table:formula="of:=[.F213]*100" office:value-type="float" office:value="17.0199305656244" calcext:value-type="float">
            <text:p>17.0199305656244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30" office:value-type="float" office:value="7.06666666666667" calcext:value-type="float">
            <text:p>7.06666666666667</text:p>
          </table:table-cell>
          <table:table-cell table:formula="of:=MIN((-(-35*[.A214])/(0.66*[.A214] + 47.6)); 40)" office:value-type="float" office:value="39.5691126279863" calcext:value-type="float">
            <text:p>39.5691126279863</text:p>
          </table:table-cell>
          <table:table-cell table:formula="of:=([.C214]*1000)/3600" office:value-type="float" office:value="10.9914201744407" calcext:value-type="float">
            <text:p>10.9914201744407</text:p>
          </table:table-cell>
          <table:table-cell table:formula="of:=([.D214]-[.D213])/[.B214]" office:value-type="float" office:value="0.00186893394138147" calcext:value-type="float">
            <text:p>0.00186893394138147</text:p>
          </table:table-cell>
          <table:table-cell table:formula="of:=[.$I$1]*[.E214]" office:value-type="float" office:value="0.168204054724332" calcext:value-type="float">
            <text:p>0.168204054724332</text:p>
          </table:table-cell>
          <table:table-cell table:formula="of:=[.F214]*100" office:value-type="float" office:value="16.8204054724332" calcext:value-type="float">
            <text:p>16.820405472433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30" office:value-type="float" office:value="7.1" calcext:value-type="float">
            <text:p>7.1</text:p>
          </table:table-cell>
          <table:table-cell table:formula="of:=MIN((-(-35*[.A215])/(0.66*[.A215] + 47.6)); 40)" office:value-type="float" office:value="39.6163247954087" calcext:value-type="float">
            <text:p>39.6163247954087</text:p>
          </table:table-cell>
          <table:table-cell table:formula="of:=([.C215]*1000)/3600" office:value-type="float" office:value="11.0045346653913" calcext:value-type="float">
            <text:p>11.0045346653913</text:p>
          </table:table-cell>
          <table:table-cell table:formula="of:=([.D215]-[.D214])/[.B215]" office:value-type="float" office:value="0.00184711140149884" calcext:value-type="float">
            <text:p>0.00184711140149884</text:p>
          </table:table-cell>
          <table:table-cell table:formula="of:=[.$I$1]*[.E215]" office:value-type="float" office:value="0.166240026134896" calcext:value-type="float">
            <text:p>0.166240026134896</text:p>
          </table:table-cell>
          <table:table-cell table:formula="of:=[.F215]*100" office:value-type="float" office:value="16.6240026134896" calcext:value-type="float">
            <text:p>16.6240026134896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30" office:value-type="float" office:value="7.13333333333333" calcext:value-type="float">
            <text:p>7.13333333333333</text:p>
          </table:table-cell>
          <table:table-cell table:formula="of:=MIN((-(-35*[.A216])/(0.66*[.A216] + 47.6)); 40)" office:value-type="float" office:value="39.6632069476806" calcext:value-type="float">
            <text:p>39.6632069476806</text:p>
          </table:table-cell>
          <table:table-cell table:formula="of:=([.C216]*1000)/3600" office:value-type="float" office:value="11.0175574854668" calcext:value-type="float">
            <text:p>11.0175574854668</text:p>
          </table:table-cell>
          <table:table-cell table:formula="of:=([.D216]-[.D215])/[.B216]" office:value-type="float" office:value="0.0018256289825515" calcext:value-type="float">
            <text:p>0.0018256289825515</text:p>
          </table:table-cell>
          <table:table-cell table:formula="of:=[.$I$1]*[.E216]" office:value-type="float" office:value="0.164306608429635" calcext:value-type="float">
            <text:p>0.164306608429635</text:p>
          </table:table-cell>
          <table:table-cell table:formula="of:=[.F216]*100" office:value-type="float" office:value="16.4306608429635" calcext:value-type="float">
            <text:p>16.430660842963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30" office:value-type="float" office:value="7.16666666666667" calcext:value-type="float">
            <text:p>7.16666666666667</text:p>
          </table:table-cell>
          <table:table-cell table:formula="of:=MIN((-(-35*[.A217])/(0.66*[.A217] + 47.6)); 40)" office:value-type="float" office:value="39.7097625329815" calcext:value-type="float">
            <text:p>39.7097625329815</text:p>
          </table:table-cell>
          <table:table-cell table:formula="of:=([.C217]*1000)/3600" office:value-type="float" office:value="11.0304895924949" calcext:value-type="float">
            <text:p>11.0304895924949</text:p>
          </table:table-cell>
          <table:table-cell table:formula="of:=([.D217]-[.D216])/[.B217]" office:value-type="float" office:value="0.0018044800504243" calcext:value-type="float">
            <text:p>0.0018044800504243</text:p>
          </table:table-cell>
          <table:table-cell table:formula="of:=[.$I$1]*[.E217]" office:value-type="float" office:value="0.162403204538187" calcext:value-type="float">
            <text:p>0.162403204538187</text:p>
          </table:table-cell>
          <table:table-cell table:formula="of:=[.F217]*100" office:value-type="float" office:value="16.2403204538187" calcext:value-type="float">
            <text:p>16.240320453818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30" office:value-type="float" office:value="7.2" calcext:value-type="float">
            <text:p>7.2</text:p>
          </table:table-cell>
          <table:table-cell table:formula="of:=MIN((-(-35*[.A218])/(0.66*[.A218] + 47.6)); 40)" office:value-type="float" office:value="39.7559949516197" calcext:value-type="float">
            <text:p>39.7559949516197</text:p>
          </table:table-cell>
          <table:table-cell table:formula="of:=([.C218]*1000)/3600" office:value-type="float" office:value="11.0433319310055" calcext:value-type="float">
            <text:p>11.0433319310055</text:p>
          </table:table-cell>
          <table:table-cell table:formula="of:=([.D218]-[.D217])/[.B218]" office:value-type="float" office:value="0.00178365812647247" calcext:value-type="float">
            <text:p>0.00178365812647247</text:p>
          </table:table-cell>
          <table:table-cell table:formula="of:=[.$I$1]*[.E218]" office:value-type="float" office:value="0.160529231382522" calcext:value-type="float">
            <text:p>0.160529231382522</text:p>
          </table:table-cell>
          <table:table-cell table:formula="of:=[.F218]*100" office:value-type="float" office:value="16.0529231382522" calcext:value-type="float">
            <text:p>16.0529231382522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30" office:value-type="float" office:value="7.23333333333333" calcext:value-type="float">
            <text:p>7.23333333333333</text:p>
          </table:table-cell>
          <table:table-cell table:formula="of:=MIN((-(-35*[.A219])/(0.66*[.A219] + 47.6)); 40)" office:value-type="float" office:value="39.8019075568599" calcext:value-type="float">
            <text:p>39.8019075568599</text:p>
          </table:table-cell>
          <table:table-cell table:formula="of:=([.C219]*1000)/3600" office:value-type="float" office:value="11.0560854324611" calcext:value-type="float">
            <text:p>11.0560854324611</text:p>
          </table:table-cell>
          <table:table-cell table:formula="of:=([.D219]-[.D218])/[.B219]" office:value-type="float" office:value="0.001763156883263" calcext:value-type="float">
            <text:p>0.001763156883263</text:p>
          </table:table-cell>
          <table:table-cell table:formula="of:=[.$I$1]*[.E219]" office:value-type="float" office:value="0.15868411949367" calcext:value-type="float">
            <text:p>0.15868411949367</text:p>
          </table:table-cell>
          <table:table-cell table:formula="of:=[.F219]*100" office:value-type="float" office:value="15.868411949367" calcext:value-type="float">
            <text:p>15.86841194936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30" office:value-type="float" office:value="7.26666666666667" calcext:value-type="float">
            <text:p>7.26666666666667</text:p>
          </table:table-cell>
          <table:table-cell table:formula="of:=MIN((-(-35*[.A220])/(0.66*[.A220] + 47.6)); 40)" office:value-type="float" office:value="39.8475036557343" calcext:value-type="float">
            <text:p>39.8475036557343</text:p>
          </table:table-cell>
          <table:table-cell table:formula="of:=([.C220]*1000)/3600" office:value-type="float" office:value="11.0687510154817" calcext:value-type="float">
            <text:p>11.0687510154817</text:p>
          </table:table-cell>
          <table:table-cell table:formula="of:=([.D220]-[.D219])/[.B220]" office:value-type="float" office:value="0.00174297014045919" calcext:value-type="float">
            <text:p>0.00174297014045919</text:p>
          </table:table-cell>
          <table:table-cell table:formula="of:=[.$I$1]*[.E220]" office:value-type="float" office:value="0.156867312641327" calcext:value-type="float">
            <text:p>0.156867312641327</text:p>
          </table:table-cell>
          <table:table-cell table:formula="of:=[.F220]*100" office:value-type="float" office:value="15.6867312641327" calcext:value-type="float">
            <text:p>15.686731264132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30" office:value-type="float" office:value="7.3" calcext:value-type="float">
            <text:p>7.3</text:p>
          </table:table-cell>
          <table:table-cell table:formula="of:=MIN((-(-35*[.A221])/(0.66*[.A221] + 47.6)); 40)" office:value-type="float" office:value="39.8927865098366" calcext:value-type="float">
            <text:p>39.8927865098366</text:p>
          </table:table-cell>
          <table:table-cell table:formula="of:=([.C221]*1000)/3600" office:value-type="float" office:value="11.0813295860657" calcext:value-type="float">
            <text:p>11.0813295860657</text:p>
          </table:table-cell>
          <table:table-cell table:formula="of:=([.D221]-[.D220])/[.B221]" office:value-type="float" office:value="0.00172309186081815" calcext:value-type="float">
            <text:p>0.00172309186081815</text:p>
          </table:table-cell>
          <table:table-cell table:formula="of:=[.$I$1]*[.E221]" office:value-type="float" office:value="0.155078267473633" calcext:value-type="float">
            <text:p>0.155078267473633</text:p>
          </table:table-cell>
          <table:table-cell table:formula="of:=[.F221]*100" office:value-type="float" office:value="15.5078267473633" calcext:value-type="float">
            <text:p>15.507826747363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30" office:value-type="float" office:value="7.33333333333333" calcext:value-type="float">
            <text:p>7.33333333333333</text:p>
          </table:table-cell>
          <table:table-cell table:formula="of:=MIN((-(-35*[.A222])/(0.66*[.A222] + 47.6)); 40)" office:value-type="float" office:value="39.9377593360996" calcext:value-type="float">
            <text:p>39.9377593360996</text:p>
          </table:table-cell>
          <table:table-cell table:formula="of:=([.C222]*1000)/3600" office:value-type="float" office:value="11.0938220378054" calcext:value-type="float">
            <text:p>11.0938220378054</text:p>
          </table:table-cell>
          <table:table-cell table:formula="of:=([.D222]-[.D221])/[.B222]" office:value-type="float" office:value="0.00170351614632609" calcext:value-type="float">
            <text:p>0.00170351614632609</text:p>
          </table:table-cell>
          <table:table-cell table:formula="of:=[.$I$1]*[.E222]" office:value-type="float" office:value="0.153316453169348" calcext:value-type="float">
            <text:p>0.153316453169348</text:p>
          </table:table-cell>
          <table:table-cell table:formula="of:=[.F222]*100" office:value-type="float" office:value="15.3316453169348" calcext:value-type="float">
            <text:p>15.331645316934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30" office:value-type="float" office:value="7.36666666666667" calcext:value-type="float">
            <text:p>7.36666666666667</text:p>
          </table:table-cell>
          <table:table-cell table:formula="of:=MIN((-(-35*[.A223])/(0.66*[.A223] + 47.6)); 40)" office:value-type="float" office:value="39.9824253075571" calcext:value-type="float">
            <text:p>39.9824253075571</text:p>
          </table:table-cell>
          <table:table-cell table:formula="of:=([.C223]*1000)/3600" office:value-type="float" office:value="11.1062292520992" calcext:value-type="float">
            <text:p>11.1062292520992</text:p>
          </table:table-cell>
          <table:table-cell table:formula="of:=([.D223]-[.D222])/[.B223]" office:value-type="float" office:value="0.00168423723444696" calcext:value-type="float">
            <text:p>0.00168423723444696</text:p>
          </table:table-cell>
          <table:table-cell table:formula="of:=[.$I$1]*[.E223]" office:value-type="float" office:value="0.151581351100226" calcext:value-type="float">
            <text:p>0.151581351100226</text:p>
          </table:table-cell>
          <table:table-cell table:formula="of:=[.F223]*100" office:value-type="float" office:value="15.1581351100226" calcext:value-type="float">
            <text:p>15.1581351100226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30" office:value-type="float" office:value="7.4" calcext:value-type="float">
            <text:p>7.4</text:p>
          </table:table-cell>
          <table:table-cell table:formula="of:=MIN((-(-35*[.A224])/(0.66*[.A224] + 47.6)); 40)" office:value-type="float" office:value="40" calcext:value-type="float">
            <text:p>40</text:p>
          </table:table-cell>
          <table:table-cell table:formula="of:=([.C224]*1000)/3600" office:value-type="float" office:value="11.1111111111111" calcext:value-type="float">
            <text:p>11.1111111111111</text:p>
          </table:table-cell>
          <table:table-cell table:formula="of:=([.D224]-[.D223])/[.B224]" office:value-type="float" office:value="0.00065971067728534" calcext:value-type="float">
            <text:p>0.00065971067728534</text:p>
          </table:table-cell>
          <table:table-cell table:formula="of:=[.$I$1]*[.E224]" office:value-type="float" office:value="0.0593739609556806" calcext:value-type="float">
            <text:p>0.0593739609556806</text:p>
          </table:table-cell>
          <table:table-cell table:formula="of:=[.F224]*100" office:value-type="float" office:value="5.93739609556806" calcext:value-type="float">
            <text:p>5.9373960955680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30" office:value-type="float" office:value="7.43333333333333" calcext:value-type="float">
            <text:p>7.43333333333333</text:p>
          </table:table-cell>
          <table:table-cell table:formula="of:=MIN((-(-35*[.A225])/(0.66*[.A225] + 47.6)); 40)" office:value-type="float" office:value="40" calcext:value-type="float">
            <text:p>40</text:p>
          </table:table-cell>
          <table:table-cell table:formula="of:=([.C225]*1000)/3600" office:value-type="float" office:value="11.1111111111111" calcext:value-type="float">
            <text:p>11.1111111111111</text:p>
          </table:table-cell>
          <table:table-cell table:formula="of:=([.D225]-[.D224])/[.B225]" office:value-type="float" office:value="0" calcext:value-type="float">
            <text:p>0</text:p>
          </table:table-cell>
          <table:table-cell table:formula="of:=[.$I$1]*[.E225]" office:value-type="float" office:value="0" calcext:value-type="float">
            <text:p>0</text:p>
          </table:table-cell>
          <table:table-cell table:formula="of:=[.F225]*100" office:value-type="float" office:value="0" calcext:value-type="float">
            <text:p>0</text:p>
          </table:table-cell>
          <table:table-cell table:number-columns-repeated="2"/>
        </table:table-row>
      </table:table>
      <table:table table:name="forceCSV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[$forceCalcs.D2]" office:value-type="float" office:value="0" calcext:value-type="float">
            <text:p>0</text:p>
          </table:table-cell>
          <table:table-cell table:formula="of:=[$forceCalcs.G3]" office:value-type="float" office:value="54392.8719436386" calcext:value-type="float">
            <text:p>54392.8719436386</text:p>
          </table:table-cell>
        </table:table-row>
        <table:table-row table:style-name="ro1">
          <table:table-cell table:formula="of:=[$forceCalcs.D3]" office:value-type="float" office:value="0.201455081272736" calcext:value-type="float">
            <text:p>0.201455081272736</text:p>
          </table:table-cell>
          <table:table-cell table:formula="of:=[$forceCalcs.G4]" office:value-type="float" office:value="26462.5991876247" calcext:value-type="float">
            <text:p>26462.5991876247</text:p>
          </table:table-cell>
        </table:table-row>
        <table:table-row table:style-name="ro1">
          <table:table-cell table:formula="of:=[$forceCalcs.D4]" office:value-type="float" office:value="0.3974743345144" calcext:value-type="float">
            <text:p>0.3974743345144</text:p>
          </table:table-cell>
          <table:table-cell table:formula="of:=[$forceCalcs.G5]" office:value-type="float" office:value="17172.0456742607" calcext:value-type="float">
            <text:p>17172.0456742607</text:p>
          </table:table-cell>
        </table:table-row>
        <table:table-row table:style-name="ro1">
          <table:table-cell table:formula="of:=[$forceCalcs.D5]" office:value-type="float" office:value="0.588274842006185" calcext:value-type="float">
            <text:p>0.588274842006185</text:p>
          </table:table-cell>
          <table:table-cell table:formula="of:=[$forceCalcs.G6]" office:value-type="float" office:value="12540.6519862385" calcext:value-type="float">
            <text:p>12540.6519862385</text:p>
          </table:table-cell>
        </table:table-row>
        <table:table-row table:style-name="ro1">
          <table:table-cell table:formula="of:=[$forceCalcs.D6]" office:value-type="float" office:value="0.774062278839349" calcext:value-type="float">
            <text:p>0.774062278839349</text:p>
          </table:table-cell>
          <table:table-cell table:formula="of:=[$forceCalcs.G7]" office:value-type="float" office:value="9772.34617646692" calcext:value-type="float">
            <text:p>9772.34617646692</text:p>
          </table:table-cell>
        </table:table-row>
        <table:table-row table:style-name="ro1">
          <table:table-cell table:formula="of:=[$forceCalcs.D7]" office:value-type="float" office:value="0.955031652477625" calcext:value-type="float">
            <text:p>0.955031652477625</text:p>
          </table:table-cell>
          <table:table-cell table:formula="of:=[$forceCalcs.G8]" office:value-type="float" office:value="7935.13498683891" calcext:value-type="float">
            <text:p>7935.13498683891</text:p>
          </table:table-cell>
        </table:table-row>
        <table:table-row table:style-name="ro1">
          <table:table-cell table:formula="of:=[$forceCalcs.D8]" office:value-type="float" office:value="1.13136798551849" calcext:value-type="float">
            <text:p>1.13136798551849</text:p>
          </table:table-cell>
          <table:table-cell table:formula="of:=[$forceCalcs.G9]" office:value-type="float" office:value="6629.61707331785" calcext:value-type="float">
            <text:p>6629.61707331785</text:p>
          </table:table-cell>
        </table:table-row>
        <table:table-row table:style-name="ro1">
          <table:table-cell table:formula="of:=[$forceCalcs.D9]" office:value-type="float" office:value="1.30324694667858" calcext:value-type="float">
            <text:p>1.30324694667858</text:p>
          </table:table-cell>
          <table:table-cell table:formula="of:=[$forceCalcs.G10]" office:value-type="float" office:value="5656.11146487772" calcext:value-type="float">
            <text:p>5656.11146487772</text:p>
          </table:table-cell>
        </table:table-row>
        <table:table-row table:style-name="ro1">
          <table:table-cell table:formula="of:=[$forceCalcs.D10]" office:value-type="float" office:value="1.47083543452681" calcext:value-type="float">
            <text:p>1.47083543452681</text:p>
          </table:table-cell>
          <table:table-cell table:formula="of:=[$forceCalcs.G11]" office:value-type="float" office:value="4903.70050547323" calcext:value-type="float">
            <text:p>4903.70050547323</text:p>
          </table:table-cell>
        </table:table-row>
        <table:table-row table:style-name="ro1">
          <table:table-cell table:formula="of:=[$forceCalcs.D11]" office:value-type="float" office:value="1.63429211804259" calcext:value-type="float">
            <text:p>1.63429211804259</text:p>
          </table:table-cell>
          <table:table-cell table:formula="of:=[$forceCalcs.G12]" office:value-type="float" office:value="4305.84713019337" calcext:value-type="float">
            <text:p>4305.84713019337</text:p>
          </table:table-cell>
        </table:table-row>
        <table:table-row table:style-name="ro1">
          <table:table-cell table:formula="of:=[$forceCalcs.D12]" office:value-type="float" office:value="1.79376793767938" calcext:value-type="float">
            <text:p>1.79376793767938</text:p>
          </table:table-cell>
          <table:table-cell table:formula="of:=[$forceCalcs.G13]" office:value-type="float" office:value="3820.22098151582" calcext:value-type="float">
            <text:p>3820.22098151582</text:p>
          </table:table-cell>
        </table:table-row>
        <table:table-row table:style-name="ro1">
          <table:table-cell table:formula="of:=[$forceCalcs.D13]" office:value-type="float" office:value="1.94940657025965" calcext:value-type="float">
            <text:p>1.94940657025965</text:p>
          </table:table-cell>
          <table:table-cell table:formula="of:=[$forceCalcs.G14]" office:value-type="float" office:value="3418.61153515209" calcext:value-type="float">
            <text:p>3418.61153515209</text:p>
          </table:table-cell>
        </table:table-row>
        <table:table-row table:style-name="ro1">
          <table:table-cell table:formula="of:=[$forceCalcs.D14]" office:value-type="float" office:value="2.10134486071085" calcext:value-type="float">
            <text:p>2.10134486071085</text:p>
          </table:table-cell>
          <table:table-cell table:formula="of:=[$forceCalcs.G15]" office:value-type="float" office:value="3081.49676290677" calcext:value-type="float">
            <text:p>3081.49676290677</text:p>
          </table:table-cell>
        </table:table-row>
        <table:table-row table:style-name="ro1">
          <table:table-cell table:formula="of:=[$forceCalcs.D15]" office:value-type="float" office:value="2.24971322336933" calcext:value-type="float">
            <text:p>2.24971322336933</text:p>
          </table:table-cell>
          <table:table-cell table:formula="of:=[$forceCalcs.G16]" office:value-type="float" office:value="2794.93955915802" calcext:value-type="float">
            <text:p>2794.93955915802</text:p>
          </table:table-cell>
        </table:table-row>
        <table:table-row table:style-name="ro1">
          <table:table-cell table:formula="of:=[$forceCalcs.D16]" office:value-type="float" office:value="2.39463601532567" calcext:value-type="float">
            <text:p>2.39463601532567</text:p>
          </table:table-cell>
          <table:table-cell table:formula="of:=[$forceCalcs.G17]" office:value-type="float" office:value="2548.72563718142" calcext:value-type="float">
            <text:p>2548.72563718142</text:p>
          </table:table-cell>
        </table:table-row>
        <table:table-row table:style-name="ro1">
          <table:table-cell table:formula="of:=[$forceCalcs.D17]" office:value-type="float" office:value="2.53623188405797" calcext:value-type="float">
            <text:p>2.53623188405797</text:p>
          </table:table-cell>
          <table:table-cell table:formula="of:=[$forceCalcs.G18]" office:value-type="float" office:value="2335.19974881885" calcext:value-type="float">
            <text:p>2335.19974881885</text:p>
          </table:table-cell>
        </table:table-row>
        <table:table-row table:style-name="ro1">
          <table:table-cell table:formula="of:=[$forceCalcs.D18]" office:value-type="float" office:value="2.67461409139538" calcext:value-type="float">
            <text:p>2.67461409139538</text:p>
          </table:table-cell>
          <table:table-cell table:formula="of:=[$forceCalcs.G19]" office:value-type="float" office:value="2148.51267967412" calcext:value-type="float">
            <text:p>2148.51267967412</text:p>
          </table:table-cell>
        </table:table-row>
        <table:table-row table:style-name="ro1">
          <table:table-cell table:formula="of:=[$forceCalcs.D19]" office:value-type="float" office:value="2.80989081567116" calcext:value-type="float">
            <text:p>2.80989081567116</text:p>
          </table:table-cell>
          <table:table-cell table:formula="of:=[$forceCalcs.G20]" office:value-type="float" office:value="1984.11927132127" calcext:value-type="float">
            <text:p>1984.11927132127</text:p>
          </table:table-cell>
        </table:table-row>
        <table:table-row table:style-name="ro1">
          <table:table-cell table:formula="of:=[$forceCalcs.D20]" office:value-type="float" office:value="2.94216543375925" calcext:value-type="float">
            <text:p>2.94216543375925</text:p>
          </table:table-cell>
          <table:table-cell table:formula="of:=[$forceCalcs.G21]" office:value-type="float" office:value="1838.43498477596" calcext:value-type="float">
            <text:p>1838.43498477596</text:p>
          </table:table-cell>
        </table:table-row>
        <table:table-row table:style-name="ro1">
          <table:table-cell table:formula="of:=[$forceCalcs.D21]" office:value-type="float" office:value="3.07153678453978" calcext:value-type="float">
            <text:p>3.07153678453978</text:p>
          </table:table-cell>
          <table:table-cell table:formula="of:=[$forceCalcs.G22]" office:value-type="float" office:value="1708.59551397615" calcext:value-type="float">
            <text:p>1708.59551397615</text:p>
          </table:table-cell>
        </table:table-row>
        <table:table-row table:style-name="ro1">
          <table:table-cell table:formula="of:=[$forceCalcs.D22]" office:value-type="float" office:value="3.19809941520468" calcext:value-type="float">
            <text:p>3.19809941520468</text:p>
          </table:table-cell>
          <table:table-cell table:formula="of:=[$forceCalcs.G23]" office:value-type="float" office:value="1592.28509771011" calcext:value-type="float">
            <text:p>1592.28509771011</text:p>
          </table:table-cell>
        </table:table-row>
        <table:table-row table:style-name="ro1">
          <table:table-cell table:formula="of:=[$forceCalcs.D23]" office:value-type="float" office:value="3.32194381169324" calcext:value-type="float">
            <text:p>3.32194381169324</text:p>
          </table:table-cell>
          <table:table-cell table:formula="of:=[$forceCalcs.G24]" office:value-type="float" office:value="1487.61167004936" calcext:value-type="float">
            <text:p>1487.61167004936</text:p>
          </table:table-cell>
        </table:table-row>
        <table:table-row table:style-name="ro1">
          <table:table-cell table:formula="of:=[$forceCalcs.D24]" office:value-type="float" office:value="3.44315661443801" calcext:value-type="float">
            <text:p>3.44315661443801</text:p>
          </table:table-cell>
          <table:table-cell table:formula="of:=[$forceCalcs.G25]" office:value-type="float" office:value="1393.01459292433" calcext:value-type="float">
            <text:p>1393.01459292433</text:p>
          </table:table-cell>
        </table:table-row>
        <table:table-row table:style-name="ro1">
          <table:table-cell table:formula="of:=[$forceCalcs.D25]" office:value-type="float" office:value="3.56182082050193" calcext:value-type="float">
            <text:p>3.56182082050193</text:p>
          </table:table-cell>
          <table:table-cell table:formula="of:=[$forceCalcs.G26]" office:value-type="float" office:value="1307.19546670513" calcext:value-type="float">
            <text:p>1307.19546670513</text:p>
          </table:table-cell>
        </table:table-row>
        <table:table-row table:style-name="ro1">
          <table:table-cell table:formula="of:=[$forceCalcs.D26]" office:value-type="float" office:value="3.67801597309794" calcext:value-type="float">
            <text:p>3.67801597309794</text:p>
          </table:table-cell>
          <table:table-cell table:formula="of:=[$forceCalcs.G27]" office:value-type="float" office:value="1229.06555606486" calcext:value-type="float">
            <text:p>1229.06555606486</text:p>
          </table:table-cell>
        </table:table-row>
        <table:table-row table:style-name="ro1">
          <table:table-cell table:formula="of:=[$forceCalcs.D27]" office:value-type="float" office:value="3.79181833940024" calcext:value-type="float">
            <text:p>3.79181833940024</text:p>
          </table:table-cell>
          <table:table-cell table:formula="of:=[$forceCalcs.G28]" office:value-type="float" office:value="1157.70535700983" calcext:value-type="float">
            <text:p>1157.70535700983</text:p>
          </table:table-cell>
        </table:table-row>
        <table:table-row table:style-name="ro1">
          <table:table-cell table:formula="of:=[$forceCalcs.D28]" office:value-type="float" office:value="3.90330107748267" calcext:value-type="float">
            <text:p>3.90330107748267</text:p>
          </table:table-cell>
          <table:table-cell table:formula="of:=[$forceCalcs.G29]" office:value-type="float" office:value="1092.33315669271" calcext:value-type="float">
            <text:p>1092.33315669271</text:p>
          </table:table-cell>
        </table:table-row>
        <table:table-row table:style-name="ro1">
          <table:table-cell table:formula="of:=[$forceCalcs.D29]" office:value-type="float" office:value="4.01253439315194" calcext:value-type="float">
            <text:p>4.01253439315194</text:p>
          </table:table-cell>
          <table:table-cell table:formula="of:=[$forceCalcs.G30]" office:value-type="float" office:value="1032.28033722129" calcext:value-type="float">
            <text:p>1032.28033722129</text:p>
          </table:table-cell>
        </table:table-row>
        <table:table-row table:style-name="ro1">
          <table:table-cell table:formula="of:=[$forceCalcs.D30]" office:value-type="float" office:value="4.1195856873823" calcext:value-type="float">
            <text:p>4.1195856873823</text:p>
          </table:table-cell>
          <table:table-cell table:formula="of:=[$forceCalcs.G31]" office:value-type="float" office:value="976.971795081508" calcext:value-type="float">
            <text:p>976.971795081508</text:p>
          </table:table-cell>
        </table:table-row>
        <table:table-row table:style-name="ro1">
          <table:table-cell table:formula="of:=[$forceCalcs.D31]" office:value-type="float" office:value="4.22451969500216" calcext:value-type="float">
            <text:p>4.22451969500216</text:p>
          </table:table-cell>
          <table:table-cell table:formula="of:=[$forceCalcs.G32]" office:value-type="float" office:value="925.910282072512" calcext:value-type="float">
            <text:p>925.910282072512</text:p>
          </table:table-cell>
        </table:table-row>
        <table:table-row table:style-name="ro1">
          <table:table-cell table:formula="of:=[$forceCalcs.D32]" office:value-type="float" office:value="4.32739861523244" calcext:value-type="float">
            <text:p>4.32739861523244</text:p>
          </table:table-cell>
          <table:table-cell table:formula="of:=[$forceCalcs.G33]" office:value-type="float" office:value="878.663781845999" calcext:value-type="float">
            <text:p>878.663781845999</text:p>
          </table:table-cell>
        </table:table-row>
        <table:table-row table:style-name="ro1">
          <table:table-cell table:formula="of:=[$forceCalcs.D33]" office:value-type="float" office:value="4.42828223462958" calcext:value-type="float">
            <text:p>4.42828223462958</text:p>
          </table:table-cell>
          <table:table-cell table:formula="of:=[$forceCalcs.G34]" office:value-type="float" office:value="834.855257652884" calcext:value-type="float">
            <text:p>834.855257652884</text:p>
          </table:table-cell>
        </table:table-row>
        <table:table-row table:style-name="ro1">
          <table:table-cell table:formula="of:=[$forceCalcs.D34]" office:value-type="float" office:value="4.52722804294399" calcext:value-type="float">
            <text:p>4.52722804294399</text:p>
          </table:table-cell>
          <table:table-cell table:formula="of:=[$forceCalcs.G35]" office:value-type="float" office:value="794.154267995925" calcext:value-type="float">
            <text:p>794.154267995925</text:p>
          </table:table-cell>
        </table:table-row>
        <table:table-row table:style-name="ro1">
          <table:table-cell table:formula="of:=[$forceCalcs.D35]" office:value-type="float" office:value="4.62429134236572" calcext:value-type="float">
            <text:p>4.62429134236572</text:p>
          </table:table-cell>
          <table:table-cell table:formula="of:=[$forceCalcs.G36]" office:value-type="float" office:value="756.270065336792" calcext:value-type="float">
            <text:p>756.270065336792</text:p>
          </table:table-cell>
        </table:table-row>
        <table:table-row table:style-name="ro1">
          <table:table-cell table:formula="of:=[$forceCalcs.D36]" office:value-type="float" office:value="4.71952535059331" calcext:value-type="float">
            <text:p>4.71952535059331</text:p>
          </table:table-cell>
          <table:table-cell table:formula="of:=[$forceCalcs.G37]" office:value-type="float" office:value="720.945880995861" calcext:value-type="float">
            <text:p>720.945880995861</text:p>
          </table:table-cell>
        </table:table-row>
        <table:table-row table:style-name="ro1">
          <table:table-cell table:formula="of:=[$forceCalcs.D37]" office:value-type="float" office:value="4.81298129812981" calcext:value-type="float">
            <text:p>4.81298129812981</text:p>
          </table:table-cell>
          <table:table-cell table:formula="of:=[$forceCalcs.G38]" office:value-type="float" office:value="687.954165371691" calcext:value-type="float">
            <text:p>687.954165371691</text:p>
          </table:table-cell>
        </table:table-row>
        <table:table-row table:style-name="ro1">
          <table:table-cell table:formula="of:=[$forceCalcs.D38]" office:value-type="float" office:value="4.90470852017937" calcext:value-type="float">
            <text:p>4.90470852017937</text:p>
          </table:table-cell>
          <table:table-cell table:formula="of:=[$forceCalcs.G39]" office:value-type="float" office:value="657.092602544353" calcext:value-type="float">
            <text:p>657.092602544353</text:p>
          </table:table-cell>
        </table:table-row>
        <table:table-row table:style-name="ro1">
          <table:table-cell table:formula="of:=[$forceCalcs.D39]" office:value-type="float" office:value="4.99475454349101" calcext:value-type="float">
            <text:p>4.99475454349101</text:p>
          </table:table-cell>
          <table:table-cell table:formula="of:=[$forceCalcs.G40]" office:value-type="float" office:value="628.180756434083" calcext:value-type="float">
            <text:p>628.180756434083</text:p>
          </table:table-cell>
        </table:table-row>
        <table:table-row table:style-name="ro1">
          <table:table-cell table:formula="of:=[$forceCalcs.D40]" office:value-type="float" office:value="5.08316516847062" calcext:value-type="float">
            <text:p>5.08316516847062</text:p>
          </table:table-cell>
          <table:table-cell table:formula="of:=[$forceCalcs.G41]" office:value-type="float" office:value="601.057234999111" calcext:value-type="float">
            <text:p>601.057234999111</text:p>
          </table:table-cell>
        </table:table-row>
        <table:table-row table:style-name="ro1">
          <table:table-cell table:formula="of:=[$forceCalcs.D41]" office:value-type="float" office:value="5.16998454685938" calcext:value-type="float">
            <text:p>5.16998454685938</text:p>
          </table:table-cell>
          <table:table-cell table:formula="of:=[$forceCalcs.G42]" office:value-type="float" office:value="575.577281672179" calcext:value-type="float">
            <text:p>575.577281672179</text:p>
          </table:table-cell>
        </table:table-row>
        <table:table-row table:style-name="ro1">
          <table:table-cell table:formula="of:=[$forceCalcs.D42]" office:value-type="float" office:value="5.25525525525526" calcext:value-type="float">
            <text:p>5.25525525525526</text:p>
          </table:table-cell>
          <table:table-cell table:formula="of:=[$forceCalcs.G43]" office:value-type="float" office:value="551.610720963821" calcext:value-type="float">
            <text:p>551.610720963821</text:p>
          </table:table-cell>
        </table:table-row>
        <table:table-row table:style-name="ro1">
          <table:table-cell table:formula="of:=[$forceCalcs.D43]" office:value-type="float" office:value="5.33901836473495" calcext:value-type="float">
            <text:p>5.33901836473495</text:p>
          </table:table-cell>
          <table:table-cell table:formula="of:=[$forceCalcs.G44]" office:value-type="float" office:value="529.040199088406" calcext:value-type="float">
            <text:p>529.040199088406</text:p>
          </table:table-cell>
        </table:table-row>
        <table:table-row table:style-name="ro1">
          <table:table-cell table:formula="of:=[$forceCalcs.D44]" office:value-type="float" office:value="5.42131350681537" calcext:value-type="float">
            <text:p>5.42131350681537</text:p>
          </table:table-cell>
          <table:table-cell table:formula="of:=[$forceCalcs.G45]" office:value-type="float" office:value="507.759671481943" calcext:value-type="float">
            <text:p>507.759671481943</text:p>
          </table:table-cell>
        </table:table-row>
        <table:table-row table:style-name="ro1">
          <table:table-cell table:formula="of:=[$forceCalcs.D45]" office:value-type="float" office:value="5.5021789359773" calcext:value-type="float">
            <text:p>5.5021789359773</text:p>
          </table:table-cell>
          <table:table-cell table:formula="of:=[$forceCalcs.G46]" office:value-type="float" office:value="487.673097839022" calcext:value-type="float">
            <text:p>487.673097839022</text:p>
          </table:table-cell>
        </table:table-row>
        <table:table-row table:style-name="ro1">
          <table:table-cell table:formula="of:=[$forceCalcs.D46]" office:value-type="float" office:value="5.58165158895848" calcext:value-type="float">
            <text:p>5.58165158895848</text:p>
          </table:table-cell>
          <table:table-cell table:formula="of:=[$forceCalcs.G47]" office:value-type="float" office:value="468.693312303458" calcext:value-type="float">
            <text:p>468.693312303458</text:p>
          </table:table-cell>
        </table:table-row>
        <table:table-row table:style-name="ro1">
          <table:table-cell table:formula="of:=[$forceCalcs.D47]" office:value-type="float" office:value="5.65976714100906" calcext:value-type="float">
            <text:p>5.65976714100906</text:p>
          </table:table-cell>
          <table:table-cell table:formula="of:=[$forceCalcs.G48]" office:value-type="float" office:value="450.741042081836" calcext:value-type="float">
            <text:p>450.741042081836</text:p>
          </table:table-cell>
        </table:table-row>
        <table:table-row table:style-name="ro1">
          <table:table-cell table:formula="of:=[$forceCalcs.D48]" office:value-type="float" office:value="5.73656005928966" calcext:value-type="float">
            <text:p>5.73656005928966</text:p>
          </table:table-cell>
          <table:table-cell table:formula="of:=[$forceCalcs.G49]" office:value-type="float" office:value="433.744052305075" calcext:value-type="float">
            <text:p>433.744052305075</text:p>
          </table:table-cell>
        </table:table-row>
        <table:table-row table:style-name="ro1">
          <table:table-cell table:formula="of:=[$forceCalcs.D49]" office:value-type="float" office:value="5.81206365357981" calcext:value-type="float">
            <text:p>5.81206365357981</text:p>
          </table:table-cell>
          <table:table-cell table:formula="of:=[$forceCalcs.G50]" office:value-type="float" office:value="417.636398664041" calcext:value-type="float">
            <text:p>417.636398664041</text:p>
          </table:table-cell>
        </table:table-row>
        <table:table-row table:style-name="ro1">
          <table:table-cell table:formula="of:=[$forceCalcs.D50]" office:value-type="float" office:value="5.88631012445341" calcext:value-type="float">
            <text:p>5.88631012445341</text:p>
          </table:table-cell>
          <table:table-cell table:formula="of:=[$forceCalcs.G51]" office:value-type="float" office:value="402.357772365603" calcext:value-type="float">
            <text:p>402.357772365603</text:p>
          </table:table-cell>
        </table:table-row>
        <table:table-row table:style-name="ro1">
          <table:table-cell table:formula="of:=[$forceCalcs.D51]" office:value-type="float" office:value="5.95933060906791" calcext:value-type="float">
            <text:p>5.95933060906791</text:p>
          </table:table-cell>
          <table:table-cell table:formula="of:=[$forceCalcs.G52]" office:value-type="float" office:value="387.85292443278" calcext:value-type="float">
            <text:p>387.85292443278</text:p>
          </table:table-cell>
        </table:table-row>
        <table:table-row table:style-name="ro1">
          <table:table-cell table:formula="of:=[$forceCalcs.D52]" office:value-type="float" office:value="6.03115522470361" calcext:value-type="float">
            <text:p>6.03115522470361</text:p>
          </table:table-cell>
          <table:table-cell table:formula="of:=[$forceCalcs.G53]" office:value-type="float" office:value="374.071158411347" calcext:value-type="float">
            <text:p>374.071158411347</text:p>
          </table:table-cell>
        </table:table-row>
        <table:table-row table:style-name="ro1">
          <table:table-cell table:formula="of:=[$forceCalcs.D53]" office:value-type="float" office:value="6.10181311018131" calcext:value-type="float">
            <text:p>6.10181311018131</text:p>
          </table:table-cell>
          <table:table-cell table:formula="of:=[$forceCalcs.G54]" office:value-type="float" office:value="360.965882231653" calcext:value-type="float">
            <text:p>360.965882231653</text:p>
          </table:table-cell>
        </table:table-row>
        <table:table-row table:style-name="ro1">
          <table:table-cell table:formula="of:=[$forceCalcs.D54]" office:value-type="float" office:value="6.17133246527778" calcext:value-type="float">
            <text:p>6.17133246527778</text:p>
          </table:table-cell>
          <table:table-cell table:formula="of:=[$forceCalcs.G55]" office:value-type="float" office:value="348.494211373645" calcext:value-type="float">
            <text:p>348.494211373645</text:p>
          </table:table-cell>
        </table:table-row>
        <table:table-row table:style-name="ro1">
          <table:table-cell table:formula="of:=[$forceCalcs.D55]" office:value-type="float" office:value="6.23974058825112" calcext:value-type="float">
            <text:p>6.23974058825112</text:p>
          </table:table-cell>
          <table:table-cell table:formula="of:=[$forceCalcs.G56]" office:value-type="float" office:value="336.616616649237" calcext:value-type="float">
            <text:p>336.616616649237</text:p>
          </table:table-cell>
        </table:table-row>
        <table:table-row table:style-name="ro1">
          <table:table-cell table:formula="of:=[$forceCalcs.D56]" office:value-type="float" office:value="6.30706391158097" calcext:value-type="float">
            <text:p>6.30706391158097</text:p>
          </table:table-cell>
          <table:table-cell table:formula="of:=[$forceCalcs.G57]" office:value-type="float" office:value="325.296610890944" calcext:value-type="float">
            <text:p>325.296610890944</text:p>
          </table:table-cell>
        </table:table-row>
        <table:table-row table:style-name="ro1">
          <table:table-cell table:formula="of:=[$forceCalcs.D57]" office:value-type="float" office:value="6.37332803602172" calcext:value-type="float">
            <text:p>6.37332803602172</text:p>
          </table:table-cell>
          <table:table-cell table:formula="of:=[$forceCalcs.G58]" office:value-type="float" office:value="314.500469654035" calcext:value-type="float">
            <text:p>314.500469654035</text:p>
          </table:table-cell>
        </table:table-row>
        <table:table-row table:style-name="ro1">
          <table:table-cell table:formula="of:=[$forceCalcs.D58]" office:value-type="float" office:value="6.43855776306107" calcext:value-type="float">
            <text:p>6.43855776306107</text:p>
          </table:table-cell>
          <table:table-cell table:formula="of:=[$forceCalcs.G59]" office:value-type="float" office:value="304.196981727899" calcext:value-type="float">
            <text:p>304.196981727899</text:p>
          </table:table-cell>
        </table:table-row>
        <table:table-row table:style-name="ro1">
          <table:table-cell table:formula="of:=[$forceCalcs.D59]" office:value-type="float" office:value="6.5027771258703" calcext:value-type="float">
            <text:p>6.5027771258703</text:p>
          </table:table-cell>
          <table:table-cell table:formula="of:=[$forceCalcs.G60]" office:value-type="float" office:value="294.357225834348" calcext:value-type="float">
            <text:p>294.357225834348</text:p>
          </table:table-cell>
        </table:table-row>
        <table:table-row table:style-name="ro1">
          <table:table-cell table:formula="of:=[$forceCalcs.D60]" office:value-type="float" office:value="6.56600941882731" calcext:value-type="float">
            <text:p>6.56600941882731</text:p>
          </table:table-cell>
          <table:table-cell table:formula="of:=[$forceCalcs.G61]" office:value-type="float" office:value="284.954370383236" calcext:value-type="float">
            <text:p>284.954370383236</text:p>
          </table:table-cell>
        </table:table-row>
        <table:table-row table:style-name="ro1">
          <table:table-cell table:formula="of:=[$forceCalcs.D61]" office:value-type="float" office:value="6.62827722568883" calcext:value-type="float">
            <text:p>6.62827722568883</text:p>
          </table:table-cell>
          <table:table-cell table:formula="of:=[$forceCalcs.G62]" office:value-type="float" office:value="275.963493574591" calcext:value-type="float">
            <text:p>275.963493574591</text:p>
          </table:table-cell>
        </table:table-row>
        <table:table-row table:style-name="ro1">
          <table:table-cell table:formula="of:=[$forceCalcs.D62]" office:value-type="float" office:value="6.68960244648318" calcext:value-type="float">
            <text:p>6.68960244648318</text:p>
          </table:table-cell>
          <table:table-cell table:formula="of:=[$forceCalcs.G63]" office:value-type="float" office:value="267.361421493339" calcext:value-type="float">
            <text:p>267.361421493339</text:p>
          </table:table-cell>
        </table:table-row>
        <table:table-row table:style-name="ro1">
          <table:table-cell table:formula="of:=[$forceCalcs.D63]" office:value-type="float" office:value="6.75000632319093" calcext:value-type="float">
            <text:p>6.75000632319093</text:p>
          </table:table-cell>
          <table:table-cell table:formula="of:=[$forceCalcs.G64]" office:value-type="float" office:value="259.126582147898" calcext:value-type="float">
            <text:p>259.126582147898</text:p>
          </table:table-cell>
        </table:table-row>
        <table:table-row table:style-name="ro1">
          <table:table-cell table:formula="of:=[$forceCalcs.D64]" office:value-type="float" office:value="6.80950946427675" calcext:value-type="float">
            <text:p>6.80950946427675</text:p>
          </table:table-cell>
          <table:table-cell table:formula="of:=[$forceCalcs.G65]" office:value-type="float" office:value="251.238873664795" calcext:value-type="float">
            <text:p>251.238873664795</text:p>
          </table:table-cell>
        </table:table-row>
        <table:table-row table:style-name="ro1">
          <table:table-cell table:formula="of:=[$forceCalcs.D65]" office:value-type="float" office:value="6.86813186813187" calcext:value-type="float">
            <text:p>6.86813186813187</text:p>
          </table:table-cell>
          <table:table-cell table:formula="of:=[$forceCalcs.G66]" office:value-type="float" office:value="243.679545076474" calcext:value-type="float">
            <text:p>243.679545076474</text:p>
          </table:table-cell>
        </table:table-row>
        <table:table-row table:style-name="ro1">
          <table:table-cell table:formula="of:=[$forceCalcs.D66]" office:value-type="float" office:value="6.92589294548333" calcext:value-type="float">
            <text:p>6.92589294548333</text:p>
          </table:table-cell>
          <table:table-cell table:formula="of:=[$forceCalcs.G67]" office:value-type="float" office:value="236.431088332326" calcext:value-type="float">
            <text:p>236.431088332326</text:p>
          </table:table-cell>
        </table:table-row>
        <table:table-row table:style-name="ro1">
          <table:table-cell table:formula="of:=[$forceCalcs.D67]" office:value-type="float" office:value="6.98281154082259" calcext:value-type="float">
            <text:p>6.98281154082259</text:p>
          </table:table-cell>
          <table:table-cell table:formula="of:=[$forceCalcs.G68]" office:value-type="float" office:value="229.477140330257" calcext:value-type="float">
            <text:p>229.477140330257</text:p>
          </table:table-cell>
        </table:table-row>
        <table:table-row table:style-name="ro1">
          <table:table-cell table:formula="of:=[$forceCalcs.D68]" office:value-type="float" office:value="7.03890595290332" calcext:value-type="float">
            <text:p>7.03890595290332</text:p>
          </table:table-cell>
          <table:table-cell table:formula="of:=[$forceCalcs.G69]" office:value-type="float" office:value="222.802393910316" calcext:value-type="float">
            <text:p>222.802393910316</text:p>
          </table:table-cell>
        </table:table-row>
        <table:table-row table:style-name="ro1">
          <table:table-cell table:formula="of:=[$forceCalcs.D69]" office:value-type="float" office:value="7.09419395435514" calcext:value-type="float">
            <text:p>7.09419395435514</text:p>
          </table:table-cell>
          <table:table-cell table:formula="of:=[$forceCalcs.G70]" office:value-type="float" office:value="216.392516877086" calcext:value-type="float">
            <text:p>216.392516877086</text:p>
          </table:table-cell>
        </table:table-row>
        <table:table-row table:style-name="ro1">
          <table:table-cell table:formula="of:=[$forceCalcs.D70]" office:value-type="float" office:value="7.14869281045752" calcext:value-type="float">
            <text:p>7.14869281045752</text:p>
          </table:table-cell>
          <table:table-cell table:formula="of:=[$forceCalcs.G71]" office:value-type="float" office:value="210.234078226711" calcext:value-type="float">
            <text:p>210.234078226711</text:p>
          </table:table-cell>
        </table:table-row>
        <table:table-row table:style-name="ro1">
          <table:table-cell table:formula="of:=[$forceCalcs.D71]" office:value-type="float" office:value="7.20241929711545" calcext:value-type="float">
            <text:p>7.20241929711545</text:p>
          </table:table-cell>
          <table:table-cell table:formula="of:=[$forceCalcs.G72]" office:value-type="float" office:value="204.314480848919" calcext:value-type="float">
            <text:p>204.314480848919</text:p>
          </table:table-cell>
        </table:table-row>
        <table:table-row table:style-name="ro1">
          <table:table-cell table:formula="of:=[$forceCalcs.D72]" office:value-type="float" office:value="7.25538971807629" calcext:value-type="float">
            <text:p>7.25538971807629</text:p>
          </table:table-cell>
          <table:table-cell table:formula="of:=[$forceCalcs.G73]" office:value-type="float" office:value="198.621900057381" calcext:value-type="float">
            <text:p>198.621900057381</text:p>
          </table:table-cell>
        </table:table-row>
        <table:table-row table:style-name="ro1">
          <table:table-cell table:formula="of:=[$forceCalcs.D73]" office:value-type="float" office:value="7.30761992142471" calcext:value-type="float">
            <text:p>7.30761992142471</text:p>
          </table:table-cell>
          <table:table-cell table:formula="of:=[$forceCalcs.G74]" office:value-type="float" office:value="193.145227373912" calcext:value-type="float">
            <text:p>193.145227373912</text:p>
          </table:table-cell>
        </table:table-row>
        <table:table-row table:style-name="ro1">
          <table:table-cell table:formula="of:=[$forceCalcs.D74]" office:value-type="float" office:value="7.35912531539108" calcext:value-type="float">
            <text:p>7.35912531539108</text:p>
          </table:table-cell>
          <table:table-cell table:formula="of:=[$forceCalcs.G75]" office:value-type="float" office:value="187.874019055845" calcext:value-type="float">
            <text:p>187.874019055845</text:p>
          </table:table-cell>
        </table:table-row>
        <table:table-row table:style-name="ro1">
          <table:table-cell table:formula="of:=[$forceCalcs.D75]" office:value-type="float" office:value="7.40992088350618" calcext:value-type="float">
            <text:p>7.40992088350618</text:p>
          </table:table-cell>
          <table:table-cell table:formula="of:=[$forceCalcs.G76]" office:value-type="float" office:value="182.79844891085" calcext:value-type="float">
            <text:p>182.79844891085</text:p>
          </table:table-cell>
        </table:table-row>
        <table:table-row table:style-name="ro1">
          <table:table-cell table:formula="of:=[$forceCalcs.D76]" office:value-type="float" office:value="7.4600211991336" calcext:value-type="float">
            <text:p>7.4600211991336</text:p>
          </table:table-cell>
          <table:table-cell table:formula="of:=[$forceCalcs.G77]" office:value-type="float" office:value="177.909264993393" calcext:value-type="float">
            <text:p>177.909264993393</text:p>
          </table:table-cell>
        </table:table-row>
        <table:table-row table:style-name="ro1">
          <table:table-cell table:formula="of:=[$forceCalcs.D77]" office:value-type="float" office:value="7.50944043940954" calcext:value-type="float">
            <text:p>7.50944043940954</text:p>
          </table:table-cell>
          <table:table-cell table:formula="of:=[$forceCalcs.G78]" office:value-type="float" office:value="173.197749819269" calcext:value-type="float">
            <text:p>173.197749819269</text:p>
          </table:table-cell>
        </table:table-row>
        <table:table-row table:style-name="ro1">
          <table:table-cell table:formula="of:=[$forceCalcs.D78]" office:value-type="float" office:value="7.55819239861793" calcext:value-type="float">
            <text:p>7.55819239861793</text:p>
          </table:table-cell>
          <table:table-cell table:formula="of:=[$forceCalcs.G79]" office:value-type="float" office:value="168.655683773266" calcext:value-type="float">
            <text:p>168.655683773266</text:p>
          </table:table-cell>
        </table:table-row>
        <table:table-row table:style-name="ro1">
          <table:table-cell table:formula="of:=[$forceCalcs.D79]" office:value-type="float" office:value="7.60629050102734" calcext:value-type="float">
            <text:p>7.60629050102734</text:p>
          </table:table-cell>
          <table:table-cell table:formula="of:=[$forceCalcs.G80]" office:value-type="float" office:value="164.275311418501" calcext:value-type="float">
            <text:p>164.275311418501</text:p>
          </table:table-cell>
        </table:table-row>
        <table:table-row table:style-name="ro1">
          <table:table-cell table:formula="of:=[$forceCalcs.D80]" office:value-type="float" office:value="7.65374781321491" calcext:value-type="float">
            <text:p>7.65374781321491</text:p>
          </table:table-cell>
          <table:table-cell table:formula="of:=[$forceCalcs.G81]" office:value-type="float" office:value="160.04931044578" calcext:value-type="float">
            <text:p>160.04931044578</text:p>
          </table:table-cell>
        </table:table-row>
        <table:table-row table:style-name="ro1">
          <table:table-cell table:formula="of:=[$forceCalcs.D81]" office:value-type="float" office:value="7.7005770559009" calcext:value-type="float">
            <text:p>7.7005770559009</text:p>
          </table:table-cell>
          <table:table-cell table:formula="of:=[$forceCalcs.G82]" office:value-type="float" office:value="155.970763027701" calcext:value-type="float">
            <text:p>155.970763027701</text:p>
          </table:table-cell>
        </table:table-row>
        <table:table-row table:style-name="ro1">
          <table:table-cell table:formula="of:=[$forceCalcs.D82]" office:value-type="float" office:value="7.74679061531651" calcext:value-type="float">
            <text:p>7.74679061531651</text:p>
          </table:table-cell>
          <table:table-cell table:formula="of:=[$forceCalcs.G83]" office:value-type="float" office:value="152.033129365829" calcext:value-type="float">
            <text:p>152.033129365829</text:p>
          </table:table-cell>
        </table:table-row>
        <table:table-row table:style-name="ro1">
          <table:table-cell table:formula="of:=[$forceCalcs.D83]" office:value-type="float" office:value="7.79240055412626" calcext:value-type="float">
            <text:p>7.79240055412626</text:p>
          </table:table-cell>
          <table:table-cell table:formula="of:=[$forceCalcs.G84]" office:value-type="float" office:value="148.230223240115" calcext:value-type="float">
            <text:p>148.230223240115</text:p>
          </table:table-cell>
        </table:table-row>
        <table:table-row table:style-name="ro1">
          <table:table-cell table:formula="of:=[$forceCalcs.D84]" office:value-type="float" office:value="7.83741862192511" calcext:value-type="float">
            <text:p>7.83741862192511</text:p>
          </table:table-cell>
          <table:table-cell table:formula="of:=[$forceCalcs.G85]" office:value-type="float" office:value="144.556189388097" calcext:value-type="float">
            <text:p>144.556189388097</text:p>
          </table:table-cell>
        </table:table-row>
        <table:table-row table:style-name="ro1">
          <table:table-cell table:formula="of:=[$forceCalcs.D85]" office:value-type="float" office:value="7.8818562653296" calcext:value-type="float">
            <text:p>7.8818562653296</text:p>
          </table:table-cell>
          <table:table-cell table:formula="of:=[$forceCalcs.G86]" office:value-type="float" office:value="141.005482558583" calcext:value-type="float">
            <text:p>141.005482558583</text:p>
          </table:table-cell>
        </table:table-row>
        <table:table-row table:style-name="ro1">
          <table:table-cell table:formula="of:=[$forceCalcs.D86]" office:value-type="float" office:value="7.92572463768116" calcext:value-type="float">
            <text:p>7.92572463768116</text:p>
          </table:table-cell>
          <table:table-cell table:formula="of:=[$forceCalcs.G87]" office:value-type="float" office:value="137.57284809861" calcext:value-type="float">
            <text:p>137.57284809861</text:p>
          </table:table-cell>
        </table:table-row>
        <table:table-row table:style-name="ro1">
          <table:table-cell table:formula="of:=[$forceCalcs.D87]" office:value-type="float" office:value="7.96903460837887" calcext:value-type="float">
            <text:p>7.96903460837887</text:p>
          </table:table-cell>
          <table:table-cell table:formula="of:=[$forceCalcs.G88]" office:value-type="float" office:value="134.253303946408" calcext:value-type="float">
            <text:p>134.253303946408</text:p>
          </table:table-cell>
        </table:table-row>
        <table:table-row table:style-name="ro1">
          <table:table-cell table:formula="of:=[$forceCalcs.D88]" office:value-type="float" office:value="8.0117967718581" calcext:value-type="float">
            <text:p>8.0117967718581</text:p>
          </table:table-cell>
          <table:table-cell table:formula="of:=[$forceCalcs.G89]" office:value-type="float" office:value="131.042123914542" calcext:value-type="float">
            <text:p>131.042123914542</text:p>
          </table:table-cell>
        </table:table-row>
        <table:table-row table:style-name="ro1">
          <table:table-cell table:formula="of:=[$forceCalcs.D89]" office:value-type="float" office:value="8.05402145623056" calcext:value-type="float">
            <text:p>8.05402145623056</text:p>
          </table:table-cell>
          <table:table-cell table:formula="of:=[$forceCalcs.G90]" office:value-type="float" office:value="127.934822158199" calcext:value-type="float">
            <text:p>127.934822158199</text:p>
          </table:table-cell>
        </table:table-row>
        <table:table-row table:style-name="ro1">
          <table:table-cell table:formula="of:=[$forceCalcs.D90]" office:value-type="float" office:value="8.09571873160064" calcext:value-type="float">
            <text:p>8.09571873160064</text:p>
          </table:table-cell>
          <table:table-cell table:formula="of:=[$forceCalcs.G91]" office:value-type="float" office:value="124.927138733381" calcext:value-type="float">
            <text:p>124.927138733381</text:p>
          </table:table-cell>
        </table:table-row>
        <table:table-row table:style-name="ro1">
          <table:table-cell table:formula="of:=[$forceCalcs.D91]" office:value-type="float" office:value="8.13689841807201" calcext:value-type="float">
            <text:p>8.13689841807201</text:p>
          </table:table-cell>
          <table:table-cell table:formula="of:=[$forceCalcs.G92]" office:value-type="float" office:value="122.01502615779" calcext:value-type="float">
            <text:p>122.01502615779</text:p>
          </table:table-cell>
        </table:table-row>
        <table:table-row table:style-name="ro1">
          <table:table-cell table:formula="of:=[$forceCalcs.D92]" office:value-type="float" office:value="8.17757009345794" calcext:value-type="float">
            <text:p>8.17757009345794</text:p>
          </table:table-cell>
          <table:table-cell table:formula="of:=[$forceCalcs.G93]" office:value-type="float" office:value="119.194636895744" calcext:value-type="float">
            <text:p>119.194636895744</text:p>
          </table:table-cell>
        </table:table-row>
        <table:table-row table:style-name="ro1">
          <table:table-cell table:formula="of:=[$forceCalcs.D93]" office:value-type="float" office:value="8.21774310070799" calcext:value-type="float">
            <text:p>8.21774310070799</text:p>
          </table:table-cell>
          <table:table-cell table:formula="of:=[$forceCalcs.G94]" office:value-type="float" office:value="116.4623116946" calcext:value-type="float">
            <text:p>116.4623116946</text:p>
          </table:table-cell>
        </table:table-row>
        <table:table-row table:style-name="ro1">
          <table:table-cell table:formula="of:=[$forceCalcs.D94]" office:value-type="float" office:value="8.25742655506319" calcext:value-type="float">
            <text:p>8.25742655506319</text:p>
          </table:table-cell>
          <table:table-cell table:formula="of:=[$forceCalcs.G95]" office:value-type="float" office:value="113.814568707268" calcext:value-type="float">
            <text:p>113.814568707268</text:p>
          </table:table-cell>
        </table:table-row>
        <table:table-row table:style-name="ro1">
          <table:table-cell table:formula="of:=[$forceCalcs.D95]" office:value-type="float" office:value="8.29662935095125" calcext:value-type="float">
            <text:p>8.29662935095125</text:p>
          </table:table-cell>
          <table:table-cell table:formula="of:=[$forceCalcs.G96]" office:value-type="float" office:value="111.248093340332" calcext:value-type="float">
            <text:p>111.248093340332</text:p>
          </table:table-cell>
        </table:table-row>
        <table:table-row table:style-name="ro1">
          <table:table-cell table:formula="of:=[$forceCalcs.D96]" office:value-type="float" office:value="8.3353601686327" calcext:value-type="float">
            <text:p>8.3353601686327</text:p>
          </table:table-cell>
          <table:table-cell table:formula="of:=[$forceCalcs.G97]" office:value-type="float" office:value="108.759728773173" calcext:value-type="float">
            <text:p>108.759728773173</text:p>
          </table:table-cell>
        </table:table-row>
        <table:table-row table:style-name="ro1">
          <table:table-cell table:formula="of:=[$forceCalcs.D97]" office:value-type="float" office:value="8.37362748060844" calcext:value-type="float">
            <text:p>8.37362748060844</text:p>
          </table:table-cell>
          <table:table-cell table:formula="of:=[$forceCalcs.G98]" office:value-type="float" office:value="106.346467097337" calcext:value-type="float">
            <text:p>106.346467097337</text:p>
          </table:table-cell>
        </table:table-row>
        <table:table-row table:style-name="ro1">
          <table:table-cell table:formula="of:=[$forceCalcs.D98]" office:value-type="float" office:value="8.41143955779861" calcext:value-type="float">
            <text:p>8.41143955779861</text:p>
          </table:table-cell>
          <table:table-cell table:formula="of:=[$forceCalcs.G99]" office:value-type="float" office:value="104.005441030625" calcext:value-type="float">
            <text:p>104.005441030625</text:p>
          </table:table-cell>
        </table:table-row>
        <table:table-row table:style-name="ro1">
          <table:table-cell table:formula="of:=[$forceCalcs.D99]" office:value-type="float" office:value="8.4488044755022" calcext:value-type="float">
            <text:p>8.4488044755022</text:p>
          </table:table-cell>
          <table:table-cell table:formula="of:=[$forceCalcs.G100]" office:value-type="float" office:value="101.73391616308" calcext:value-type="float">
            <text:p>101.73391616308</text:p>
          </table:table-cell>
        </table:table-row>
        <table:table-row table:style-name="ro1">
          <table:table-cell table:formula="of:=[$forceCalcs.D100]" office:value-type="float" office:value="8.48573011914658" calcext:value-type="float">
            <text:p>8.48573011914658</text:p>
          </table:table-cell>
          <table:table-cell table:formula="of:=[$forceCalcs.G101]" office:value-type="float" office:value="99.5292836965479" calcext:value-type="float">
            <text:p>99.5292836965479</text:p>
          </table:table-cell>
        </table:table-row>
        <table:table-row table:style-name="ro1">
          <table:table-cell table:formula="of:=[$forceCalcs.D101]" office:value-type="float" office:value="8.52222418983531" calcext:value-type="float">
            <text:p>8.52222418983531</text:p>
          </table:table-cell>
          <table:table-cell table:formula="of:=[$forceCalcs.G102]" office:value-type="float" office:value="97.3890536418427" calcext:value-type="float">
            <text:p>97.3890536418427</text:p>
          </table:table-cell>
        </table:table-row>
        <table:table-row table:style-name="ro1">
          <table:table-cell table:formula="of:=[$forceCalcs.D102]" office:value-type="float" office:value="8.55829420970266" calcext:value-type="float">
            <text:p>8.55829420970266</text:p>
          </table:table-cell>
          <table:table-cell table:formula="of:=[$forceCalcs.G103]" office:value-type="float" office:value="95.3108484411081" calcext:value-type="float">
            <text:p>95.3108484411081</text:p>
          </table:table-cell>
        </table:table-row>
        <table:table-row table:style-name="ro1">
          <table:table-cell table:formula="of:=[$forceCalcs.D103]" office:value-type="float" office:value="8.59394752708248" calcext:value-type="float">
            <text:p>8.59394752708248</text:p>
          </table:table-cell>
          <table:table-cell table:formula="of:=[$forceCalcs.G104]" office:value-type="float" office:value="93.292396984933" calcext:value-type="float">
            <text:p>93.292396984933</text:p>
          </table:table-cell>
        </table:table-row>
        <table:table-row table:style-name="ro1">
          <table:table-cell table:formula="of:=[$forceCalcs.D104]" office:value-type="float" office:value="8.62919132149901" calcext:value-type="float">
            <text:p>8.62919132149901</text:p>
          </table:table-cell>
          <table:table-cell table:formula="of:=[$forceCalcs.G105]" office:value-type="float" office:value="91.3315289967611" calcext:value-type="float">
            <text:p>91.3315289967611</text:p>
          </table:table-cell>
        </table:table-row>
        <table:table-row table:style-name="ro1">
          <table:table-cell table:formula="of:=[$forceCalcs.D105]" office:value-type="float" office:value="8.66403260848667" calcext:value-type="float">
            <text:p>8.66403260848667</text:p>
          </table:table-cell>
          <table:table-cell table:formula="of:=[$forceCalcs.G106]" office:value-type="float" office:value="89.4261697588246" calcext:value-type="float">
            <text:p>89.4261697588246</text:p>
          </table:table-cell>
        </table:table-row>
        <table:table-row table:style-name="ro1">
          <table:table-cell table:formula="of:=[$forceCalcs.D106]" office:value-type="float" office:value="8.69847824424562" calcext:value-type="float">
            <text:p>8.69847824424562</text:p>
          </table:table-cell>
          <table:table-cell table:formula="of:=[$forceCalcs.G107]" office:value-type="float" office:value="87.5743351562579" calcext:value-type="float">
            <text:p>87.5743351562579</text:p>
          </table:table-cell>
        </table:table-row>
        <table:table-row table:style-name="ro1">
          <table:table-cell table:formula="of:=[$forceCalcs.D107]" office:value-type="float" office:value="8.73253493013972" calcext:value-type="float">
            <text:p>8.73253493013972</text:p>
          </table:table-cell>
          <table:table-cell table:formula="of:=[$forceCalcs.G108]" office:value-type="float" office:value="85.7741270173617" calcext:value-type="float">
            <text:p>85.7741270173617</text:p>
          </table:table-cell>
        </table:table-row>
        <table:table-row table:style-name="ro1">
          <table:table-cell table:formula="of:=[$forceCalcs.D108]" office:value-type="float" office:value="8.76620921704283" calcext:value-type="float">
            <text:p>8.76620921704283</text:p>
          </table:table-cell>
          <table:table-cell table:formula="of:=[$forceCalcs.G109]" office:value-type="float" office:value="84.0237287302933" calcext:value-type="float">
            <text:p>84.0237287302933</text:p>
          </table:table-cell>
        </table:table-row>
        <table:table-row table:style-name="ro1">
          <table:table-cell table:formula="of:=[$forceCalcs.D109]" office:value-type="float" office:value="8.79950750953965" calcext:value-type="float">
            <text:p>8.79950750953965</text:p>
          </table:table-cell>
          <table:table-cell table:formula="of:=[$forceCalcs.G110]" office:value-type="float" office:value="82.321401117218" calcext:value-type="float">
            <text:p>82.321401117218</text:p>
          </table:table-cell>
        </table:table-row>
        <table:table-row table:style-name="ro1">
          <table:table-cell table:formula="of:=[$forceCalcs.D110]" office:value-type="float" office:value="8.83243606998654" calcext:value-type="float">
            <text:p>8.83243606998654</text:p>
          </table:table-cell>
          <table:table-cell table:formula="of:=[$forceCalcs.G111]" office:value-type="float" office:value="80.6654785491508" calcext:value-type="float">
            <text:p>80.6654785491508</text:p>
          </table:table-cell>
        </table:table-row>
        <table:table-row table:style-name="ro1">
          <table:table-cell table:formula="of:=[$forceCalcs.D111]" office:value-type="float" office:value="8.86500102243786" calcext:value-type="float">
            <text:p>8.86500102243786</text:p>
          </table:table-cell>
          <table:table-cell table:formula="of:=[$forceCalcs.G112]" office:value-type="float" office:value="79.0543652852469" calcext:value-type="float">
            <text:p>79.0543652852469</text:p>
          </table:table-cell>
        </table:table-row>
        <table:table-row table:style-name="ro1">
          <table:table-cell table:formula="of:=[$forceCalcs.D112]" office:value-type="float" office:value="8.89720835644297" calcext:value-type="float">
            <text:p>8.89720835644297</text:p>
          </table:table-cell>
          <table:table-cell table:formula="of:=[$forceCalcs.G113]" office:value-type="float" office:value="77.4865320221481" calcext:value-type="float">
            <text:p>77.4865320221481</text:p>
          </table:table-cell>
        </table:table-row>
        <table:table-row table:style-name="ro1">
          <table:table-cell table:formula="of:=[$forceCalcs.D113]" office:value-type="float" office:value="8.92906393071874" calcext:value-type="float">
            <text:p>8.92906393071874</text:p>
          </table:table-cell>
          <table:table-cell table:formula="of:=[$forceCalcs.G114]" office:value-type="float" office:value="75.9605126394498" calcext:value-type="float">
            <text:p>75.9605126394498</text:p>
          </table:table-cell>
        </table:table-row>
        <table:table-row table:style-name="ro1">
          <table:table-cell table:formula="of:=[$forceCalcs.D114]" office:value-type="float" office:value="8.96057347670251" calcext:value-type="float">
            <text:p>8.96057347670251</text:p>
          </table:table-cell>
          <table:table-cell table:formula="of:=[$forceCalcs.G115]" office:value-type="float" office:value="74.4749011288723" calcext:value-type="float">
            <text:p>74.4749011288723</text:p>
          </table:table-cell>
        </table:table-row>
        <table:table-row table:style-name="ro1">
          <table:table-cell table:formula="of:=[$forceCalcs.D115]" office:value-type="float" office:value="8.99174260198978" calcext:value-type="float">
            <text:p>8.99174260198978</text:p>
          </table:table-cell>
          <table:table-cell table:formula="of:=[$forceCalcs.G116]" office:value-type="float" office:value="73.0283486953098" calcext:value-type="float">
            <text:p>73.0283486953098</text:p>
          </table:table-cell>
        </table:table-row>
        <table:table-row table:style-name="ro1">
          <table:table-cell table:formula="of:=[$forceCalcs.D116]" office:value-type="float" office:value="9.02257679366113" calcext:value-type="float">
            <text:p>9.02257679366113</text:p>
          </table:table-cell>
          <table:table-cell table:formula="of:=[$forceCalcs.G117]" office:value-type="float" office:value="71.6195610188074" calcext:value-type="float">
            <text:p>71.6195610188074</text:p>
          </table:table-cell>
        </table:table-row>
        <table:table-row table:style-name="ro1">
          <table:table-cell table:formula="of:=[$forceCalcs.D117]" office:value-type="float" office:value="9.05308142150247" calcext:value-type="float">
            <text:p>9.05308142150247</text:p>
          </table:table-cell>
          <table:table-cell table:formula="of:=[$forceCalcs.G118]" office:value-type="float" office:value="70.2472956674592" calcext:value-type="float">
            <text:p>70.2472956674592</text:p>
          </table:table-cell>
        </table:table-row>
        <table:table-row table:style-name="ro1">
          <table:table-cell table:formula="of:=[$forceCalcs.D118]" office:value-type="float" office:value="9.08326174112257" calcext:value-type="float">
            <text:p>9.08326174112257</text:p>
          </table:table-cell>
          <table:table-cell table:formula="of:=[$forceCalcs.G119]" office:value-type="float" office:value="68.9103596517062" calcext:value-type="float">
            <text:p>68.9103596517062</text:p>
          </table:table-cell>
        </table:table-row>
        <table:table-row table:style-name="ro1">
          <table:table-cell table:formula="of:=[$forceCalcs.D119]" office:value-type="float" office:value="9.11312289697164" calcext:value-type="float">
            <text:p>9.11312289697164</text:p>
          </table:table-cell>
          <table:table-cell table:formula="of:=[$forceCalcs.G120]" office:value-type="float" office:value="67.6076071113718" calcext:value-type="float">
            <text:p>67.6076071113718</text:p>
          </table:table-cell>
        </table:table-row>
        <table:table-row table:style-name="ro1">
          <table:table-cell table:formula="of:=[$forceCalcs.D120]" office:value-type="float" office:value="9.14266992526476" calcext:value-type="float">
            <text:p>9.14266992526476</text:p>
          </table:table-cell>
          <table:table-cell table:formula="of:=[$forceCalcs.G121]" office:value-type="float" office:value="66.3379371272065" calcext:value-type="float">
            <text:p>66.3379371272065</text:p>
          </table:table-cell>
        </table:table-row>
        <table:table-row table:style-name="ro1">
          <table:table-cell table:formula="of:=[$forceCalcs.D121]" office:value-type="float" office:value="9.17190775681342" calcext:value-type="float">
            <text:p>9.17190775681342</text:p>
          </table:table-cell>
          <table:table-cell table:formula="of:=[$forceCalcs.G122]" office:value-type="float" office:value="65.1002916493035" calcext:value-type="float">
            <text:p>65.1002916493035</text:p>
          </table:table-cell>
        </table:table-row>
        <table:table-row table:style-name="ro1">
          <table:table-cell table:formula="of:=[$forceCalcs.D122]" office:value-type="float" office:value="9.20084121976866" calcext:value-type="float">
            <text:p>9.20084121976866</text:p>
          </table:table-cell>
          <table:table-cell table:formula="of:=[$forceCalcs.G123]" office:value-type="float" office:value="63.8936535355922" calcext:value-type="float">
            <text:p>63.8936535355922</text:p>
          </table:table-cell>
        </table:table-row>
        <table:table-row table:style-name="ro1">
          <table:table-cell table:formula="of:=[$forceCalcs.D123]" office:value-type="float" office:value="9.22947504227906" calcext:value-type="float">
            <text:p>9.22947504227906</text:p>
          </table:table-cell>
          <table:table-cell table:formula="of:=[$forceCalcs.G124]" office:value-type="float" office:value="62.7170446933668" calcext:value-type="float">
            <text:p>62.7170446933668</text:p>
          </table:table-cell>
        </table:table-row>
        <table:table-row table:style-name="ro1">
          <table:table-cell table:formula="of:=[$forceCalcs.D124]" office:value-type="float" office:value="9.25781385506643" calcext:value-type="float">
            <text:p>9.25781385506643</text:p>
          </table:table-cell>
          <table:table-cell table:formula="of:=[$forceCalcs.G125]" office:value-type="float" office:value="61.5695243180941" calcext:value-type="float">
            <text:p>61.5695243180941</text:p>
          </table:table-cell>
        </table:table-row>
        <table:table-row table:style-name="ro1">
          <table:table-cell table:formula="of:=[$forceCalcs.D125]" office:value-type="float" office:value="9.28586219392245" calcext:value-type="float">
            <text:p>9.28586219392245</text:p>
          </table:table-cell>
          <table:table-cell table:formula="of:=[$forceCalcs.G126]" office:value-type="float" office:value="60.4501872235665" calcext:value-type="float">
            <text:p>60.4501872235665</text:p>
          </table:table-cell>
        </table:table-row>
        <table:table-row table:style-name="ro1">
          <table:table-cell table:formula="of:=[$forceCalcs.D126]" office:value-type="float" office:value="9.31362450212883" calcext:value-type="float">
            <text:p>9.31362450212883</text:p>
          </table:table-cell>
          <table:table-cell table:formula="of:=[$forceCalcs.G127]" office:value-type="float" office:value="59.3581622579903" calcext:value-type="float">
            <text:p>59.3581622579903</text:p>
          </table:table-cell>
        </table:table-row>
        <table:table-row table:style-name="ro1">
          <table:table-cell table:formula="of:=[$forceCalcs.D127]" office:value-type="float" office:value="9.34110513280383" calcext:value-type="float">
            <text:p>9.34110513280383</text:p>
          </table:table-cell>
          <table:table-cell table:formula="of:=[$forceCalcs.G128]" office:value-type="float" office:value="58.2926108012227" calcext:value-type="float">
            <text:p>58.2926108012227</text:p>
          </table:table-cell>
        </table:table-row>
        <table:table-row table:style-name="ro1">
          <table:table-cell table:formula="of:=[$forceCalcs.D128]" office:value-type="float" office:value="9.36830835117773" calcext:value-type="float">
            <text:p>9.36830835117773</text:p>
          </table:table-cell>
          <table:table-cell table:formula="of:=[$forceCalcs.G129]" office:value-type="float" office:value="57.2527253381386" calcext:value-type="float">
            <text:p>57.2527253381386</text:p>
          </table:table-cell>
        </table:table-row>
        <table:table-row table:style-name="ro1">
          <table:table-cell table:formula="of:=[$forceCalcs.D129]" office:value-type="float" office:value="9.39523833679974" calcext:value-type="float">
            <text:p>9.39523833679974</text:p>
          </table:table-cell>
          <table:table-cell table:formula="of:=[$forceCalcs.G130]" office:value-type="float" office:value="56.2377281040781" calcext:value-type="float">
            <text:p>56.2377281040781</text:p>
          </table:table-cell>
        </table:table-row>
        <table:table-row table:style-name="ro1">
          <table:table-cell table:formula="of:=[$forceCalcs.D130]" office:value-type="float" office:value="9.42189918567871" calcext:value-type="float">
            <text:p>9.42189918567871</text:p>
          </table:table-cell>
          <table:table-cell table:formula="of:=[$forceCalcs.G131]" office:value-type="float" office:value="55.2468697980455" calcext:value-type="float">
            <text:p>55.2468697980455</text:p>
          </table:table-cell>
        </table:table-row>
        <table:table-row table:style-name="ro1">
          <table:table-cell table:formula="of:=[$forceCalcs.D131]" office:value-type="float" office:value="9.44829491236" calcext:value-type="float">
            <text:p>9.44829491236</text:p>
          </table:table-cell>
          <table:table-cell table:formula="of:=[$forceCalcs.G132]" office:value-type="float" office:value="54.2794283599025" calcext:value-type="float">
            <text:p>54.2794283599025</text:p>
          </table:table-cell>
        </table:table-row>
        <table:table-row table:style-name="ro1">
          <table:table-cell table:formula="of:=[$forceCalcs.D132]" office:value-type="float" office:value="9.4744294519407" calcext:value-type="float">
            <text:p>9.4744294519407</text:p>
          </table:table-cell>
          <table:table-cell table:formula="of:=[$forceCalcs.G133]" office:value-type="float" office:value="53.3347078079539" calcext:value-type="float">
            <text:p>53.3347078079539</text:p>
          </table:table-cell>
        </table:table-row>
        <table:table-row table:style-name="ro1">
          <table:table-cell table:formula="of:=[$forceCalcs.D133]" office:value-type="float" office:value="9.5003066620253" calcext:value-type="float">
            <text:p>9.5003066620253</text:p>
          </table:table-cell>
          <table:table-cell table:formula="of:=[$forceCalcs.G134]" office:value-type="float" office:value="52.4120371335353" calcext:value-type="float">
            <text:p>52.4120371335353</text:p>
          </table:table-cell>
        </table:table-row>
        <table:table-row table:style-name="ro1">
          <table:table-cell table:formula="of:=[$forceCalcs.D134]" office:value-type="float" office:value="9.52593032462391" calcext:value-type="float">
            <text:p>9.52593032462391</text:p>
          </table:table-cell>
          <table:table-cell table:formula="of:=[$forceCalcs.G135]" office:value-type="float" office:value="51.5107692494632" calcext:value-type="float">
            <text:p>51.5107692494632</text:p>
          </table:table-cell>
        </table:table-row>
        <table:table-row table:style-name="ro1">
          <table:table-cell table:formula="of:=[$forceCalcs.D135]" office:value-type="float" office:value="9.55130414799494" calcext:value-type="float">
            <text:p>9.55130414799494</text:p>
          </table:table-cell>
          <table:table-cell table:formula="of:=[$forceCalcs.G136]" office:value-type="float" office:value="50.6302799893897" calcext:value-type="float">
            <text:p>50.6302799893897</text:p>
          </table:table-cell>
        </table:table-row>
        <table:table-row table:style-name="ro1">
          <table:table-cell table:formula="of:=[$forceCalcs.D136]" office:value-type="float" office:value="9.57643176843412" calcext:value-type="float">
            <text:p>9.57643176843412</text:p>
          </table:table-cell>
          <table:table-cell table:formula="of:=[$forceCalcs.G137]" office:value-type="float" office:value="49.7699671551608" calcext:value-type="float">
            <text:p>49.7699671551608</text:p>
          </table:table-cell>
        </table:table-row>
        <table:table-row table:style-name="ro1">
          <table:table-cell table:formula="of:=[$forceCalcs.D137]" office:value-type="float" office:value="9.6013167520117" calcext:value-type="float">
            <text:p>9.6013167520117</text:p>
          </table:table-cell>
          <table:table-cell table:formula="of:=[$forceCalcs.G138]" office:value-type="float" office:value="48.929249609843" calcext:value-type="float">
            <text:p>48.929249609843</text:p>
          </table:table-cell>
        </table:table-row>
        <table:table-row table:style-name="ro1">
          <table:table-cell table:formula="of:=[$forceCalcs.D138]" office:value-type="float" office:value="9.62596259625962" calcext:value-type="float">
            <text:p>9.62596259625962</text:p>
          </table:table-cell>
          <table:table-cell table:formula="of:=[$forceCalcs.G139]" office:value-type="float" office:value="48.1075664135486" calcext:value-type="float">
            <text:p>48.1075664135486</text:p>
          </table:table-cell>
        </table:table-row>
        <table:table-row table:style-name="ro1">
          <table:table-cell table:formula="of:=[$forceCalcs.D139]" office:value-type="float" office:value="9.6503727318102" calcext:value-type="float">
            <text:p>9.6503727318102</text:p>
          </table:table-cell>
          <table:table-cell table:formula="of:=[$forceCalcs.G140]" office:value-type="float" office:value="47.3043760001906" calcext:value-type="float">
            <text:p>47.3043760001906</text:p>
          </table:table-cell>
        </table:table-row>
        <table:table-row table:style-name="ro1">
          <table:table-cell table:formula="of:=[$forceCalcs.D140]" office:value-type="float" office:value="9.67455052398808" calcext:value-type="float">
            <text:p>9.67455052398808</text:p>
          </table:table-cell>
          <table:table-cell table:formula="of:=[$forceCalcs.G141]" office:value-type="float" office:value="46.5191553926552" calcext:value-type="float">
            <text:p>46.5191553926552</text:p>
          </table:table-cell>
        </table:table-row>
        <table:table-row table:style-name="ro1">
          <table:table-cell table:formula="of:=[$forceCalcs.D141]" office:value-type="float" office:value="9.69849927435689" calcext:value-type="float">
            <text:p>9.69849927435689</text:p>
          </table:table-cell>
          <table:table-cell table:formula="of:=[$forceCalcs.G142]" office:value-type="float" office:value="45.7513994545693" calcext:value-type="float">
            <text:p>45.7513994545693</text:p>
          </table:table-cell>
        </table:table-row>
        <table:table-row table:style-name="ro1">
          <table:table-cell table:formula="of:=[$forceCalcs.D142]" office:value-type="float" office:value="9.72222222222222" calcext:value-type="float">
            <text:p>9.72222222222222</text:p>
          </table:table-cell>
          <table:table-cell table:formula="of:=[$forceCalcs.G143]" office:value-type="float" office:value="45.0006201766153" calcext:value-type="float">
            <text:p>45.0006201766153</text:p>
          </table:table-cell>
        </table:table-row>
        <table:table-row table:style-name="ro1">
          <table:table-cell table:formula="of:=[$forceCalcs.D143]" office:value-type="float" office:value="9.74572254609223" calcext:value-type="float">
            <text:p>9.74572254609223</text:p>
          </table:table-cell>
          <table:table-cell table:formula="of:=[$forceCalcs.G144]" office:value-type="float" office:value="44.2663459956193" calcext:value-type="float">
            <text:p>44.2663459956193</text:p>
          </table:table-cell>
        </table:table-row>
        <table:table-row table:style-name="ro1">
          <table:table-cell table:formula="of:=[$forceCalcs.D144]" office:value-type="float" office:value="9.76900336509734" calcext:value-type="float">
            <text:p>9.76900336509734</text:p>
          </table:table-cell>
          <table:table-cell table:formula="of:=[$forceCalcs.G145]" office:value-type="float" office:value="43.5481211447916" calcext:value-type="float">
            <text:p>43.5481211447916</text:p>
          </table:table-cell>
        </table:table-row>
        <table:table-row table:style-name="ro1">
          <table:table-cell table:formula="of:=[$forceCalcs.D145]" office:value-type="float" office:value="9.79206774037032" calcext:value-type="float">
            <text:p>9.79206774037032</text:p>
          </table:table-cell>
          <table:table-cell table:formula="of:=[$forceCalcs.G146]" office:value-type="float" office:value="42.8455050333587" calcext:value-type="float">
            <text:p>42.8455050333587</text:p>
          </table:table-cell>
        </table:table-row>
        <table:table-row table:style-name="ro1">
          <table:table-cell table:formula="of:=[$forceCalcs.D146]" office:value-type="float" office:value="9.81491867638811" calcext:value-type="float">
            <text:p>9.81491867638811</text:p>
          </table:table-cell>
          <table:table-cell table:formula="of:=[$forceCalcs.G147]" office:value-type="float" office:value="42.1580716542438" calcext:value-type="float">
            <text:p>42.1580716542438</text:p>
          </table:table-cell>
        </table:table-row>
        <table:table-row table:style-name="ro1">
          <table:table-cell table:formula="of:=[$forceCalcs.D147]" office:value-type="float" office:value="9.8375591222765" calcext:value-type="float">
            <text:p>9.8375591222765</text:p>
          </table:table-cell>
          <table:table-cell table:formula="of:=[$forceCalcs.G148]" office:value-type="float" office:value="41.4854090182148" calcext:value-type="float">
            <text:p>41.4854090182148</text:p>
          </table:table-cell>
        </table:table-row>
        <table:table-row table:style-name="ro1">
          <table:table-cell table:formula="of:=[$forceCalcs.D148]" office:value-type="float" office:value="9.85999197307894" calcext:value-type="float">
            <text:p>9.85999197307894</text:p>
          </table:table-cell>
          <table:table-cell table:formula="of:=[$forceCalcs.G149]" office:value-type="float" office:value="40.8271186133302" calcext:value-type="float">
            <text:p>40.8271186133302</text:p>
          </table:table-cell>
        </table:table-row>
        <table:table-row table:style-name="ro1">
          <table:table-cell table:formula="of:=[$forceCalcs.D149]" office:value-type="float" office:value="9.88222007099064" calcext:value-type="float">
            <text:p>9.88222007099064</text:p>
          </table:table-cell>
          <table:table-cell table:formula="of:=[$forceCalcs.G150]" office:value-type="float" office:value="40.1828148881829" calcext:value-type="float">
            <text:p>40.1828148881829</text:p>
          </table:table-cell>
        </table:table-row>
        <table:table-row table:style-name="ro1">
          <table:table-cell table:formula="of:=[$forceCalcs.D150]" office:value-type="float" office:value="9.90424620655898" calcext:value-type="float">
            <text:p>9.90424620655898</text:p>
          </table:table-cell>
          <table:table-cell table:formula="of:=[$forceCalcs.G151]" office:value-type="float" office:value="39.5521247580512" calcext:value-type="float">
            <text:p>39.5521247580512</text:p>
          </table:table-cell>
        </table:table-row>
        <table:table-row table:style-name="ro1">
          <table:table-cell table:formula="of:=[$forceCalcs.D151]" office:value-type="float" office:value="9.92607311985139" calcext:value-type="float">
            <text:p>9.92607311985139</text:p>
          </table:table-cell>
          <table:table-cell table:formula="of:=[$forceCalcs.G152]" office:value-type="float" office:value="38.9346871324438" calcext:value-type="float">
            <text:p>38.9346871324438</text:p>
          </table:table-cell>
        </table:table-row>
        <table:table-row table:style-name="ro1">
          <table:table-cell table:formula="of:=[$forceCalcs.D152]" office:value-type="float" office:value="9.94770350159163" calcext:value-type="float">
            <text:p>9.94770350159163</text:p>
          </table:table-cell>
          <table:table-cell table:formula="of:=[$forceCalcs.G153]" office:value-type="float" office:value="38.3301524634228" calcext:value-type="float">
            <text:p>38.3301524634228</text:p>
          </table:table-cell>
        </table:table-row>
        <table:table-row table:style-name="ro1">
          <table:table-cell table:formula="of:=[$forceCalcs.D153]" office:value-type="float" office:value="9.96913999426562" calcext:value-type="float">
            <text:p>9.96913999426562</text:p>
          </table:table-cell>
          <table:table-cell table:formula="of:=[$forceCalcs.G154]" office:value-type="float" office:value="37.7381823132478" calcext:value-type="float">
            <text:p>37.7381823132478</text:p>
          </table:table-cell>
        </table:table-row>
        <table:table-row table:style-name="ro1">
          <table:table-cell table:formula="of:=[$forceCalcs.D154]" office:value-type="float" office:value="9.99038519319752" calcext:value-type="float">
            <text:p>9.99038519319752</text:p>
          </table:table-cell>
          <table:table-cell table:formula="of:=[$forceCalcs.G155]" office:value-type="float" office:value="37.1584489407001" calcext:value-type="float">
            <text:p>37.1584489407001</text:p>
          </table:table-cell>
        </table:table-row>
        <table:table-row table:style-name="ro1">
          <table:table-cell table:formula="of:=[$forceCalcs.D155]" office:value-type="float" office:value="10.0114416475973" calcext:value-type="float">
            <text:p>10.0114416475973</text:p>
          </table:table-cell>
          <table:table-cell table:formula="of:=[$forceCalcs.G156]" office:value-type="float" office:value="36.5906349050833" calcext:value-type="float">
            <text:p>36.5906349050833</text:p>
          </table:table-cell>
        </table:table-row>
        <table:table-row table:style-name="ro1">
          <table:table-cell table:formula="of:=[$forceCalcs.D156]" office:value-type="float" office:value="10.0323118615802" calcext:value-type="float">
            <text:p>10.0323118615802</text:p>
          </table:table-cell>
          <table:table-cell table:formula="of:=[$forceCalcs.G157]" office:value-type="float" office:value="36.0344326870146" calcext:value-type="float">
            <text:p>36.0344326870146</text:p>
          </table:table-cell>
        </table:table-row>
        <table:table-row table:style-name="ro1">
          <table:table-cell table:formula="of:=[$forceCalcs.D157]" office:value-type="float" office:value="10.0529982951597" calcext:value-type="float">
            <text:p>10.0529982951597</text:p>
          </table:table-cell>
          <table:table-cell table:formula="of:=[$forceCalcs.G158]" office:value-type="float" office:value="35.4895443252268" calcext:value-type="float">
            <text:p>35.4895443252268</text:p>
          </table:table-cell>
        </table:table-row>
        <table:table-row table:style-name="ro1">
          <table:table-cell table:formula="of:=[$forceCalcs.D158]" office:value-type="float" office:value="10.0735033652143" calcext:value-type="float">
            <text:p>10.0735033652143</text:p>
          </table:table-cell>
          <table:table-cell table:formula="of:=[$forceCalcs.G159]" office:value-type="float" office:value="34.9556810686591" calcext:value-type="float">
            <text:p>34.9556810686591</text:p>
          </table:table-cell>
        </table:table-row>
        <table:table-row table:style-name="ro1">
          <table:table-cell table:formula="of:=[$forceCalcs.D159]" office:value-type="float" office:value="10.0938294464283" calcext:value-type="float">
            <text:p>10.0938294464283</text:p>
          </table:table-cell>
          <table:table-cell table:formula="of:=[$forceCalcs.G160]" office:value-type="float" office:value="34.4325630430465" calcext:value-type="float">
            <text:p>34.4325630430465</text:p>
          </table:table-cell>
        </table:table-row>
        <table:table-row table:style-name="ro1">
          <table:table-cell table:formula="of:=[$forceCalcs.D160]" office:value-type="float" office:value="10.1139788722091" calcext:value-type="float">
            <text:p>10.1139788722091</text:p>
          </table:table-cell>
          <table:table-cell table:formula="of:=[$forceCalcs.G161]" office:value-type="float" office:value="33.9199189313462" calcext:value-type="float">
            <text:p>33.9199189313462</text:p>
          </table:table-cell>
        </table:table-row>
        <table:table-row table:style-name="ro1">
          <table:table-cell table:formula="of:=[$forceCalcs.D161]" office:value-type="float" office:value="10.1339539355797" calcext:value-type="float">
            <text:p>10.1339539355797</text:p>
          </table:table-cell>
          <table:table-cell table:formula="of:=[$forceCalcs.G162]" office:value-type="float" office:value="33.417485667418" calcext:value-type="float">
            <text:p>33.417485667418</text:p>
          </table:table-cell>
        </table:table-row>
        <table:table-row table:style-name="ro1">
          <table:table-cell table:formula="of:=[$forceCalcs.D162]" office:value-type="float" office:value="10.1537568900493" calcext:value-type="float">
            <text:p>10.1537568900493</text:p>
          </table:table-cell>
          <table:table-cell table:formula="of:=[$forceCalcs.G163]" office:value-type="float" office:value="32.9250081421606" calcext:value-type="float">
            <text:p>32.9250081421606</text:p>
          </table:table-cell>
        </table:table-row>
        <table:table-row table:style-name="ro1">
          <table:table-cell table:formula="of:=[$forceCalcs.D163]" office:value-type="float" office:value="10.17338995046" calcext:value-type="float">
            <text:p>10.17338995046</text:p>
          </table:table-cell>
          <table:table-cell table:formula="of:=[$forceCalcs.G164]" office:value-type="float" office:value="32.4422389218082" calcext:value-type="float">
            <text:p>32.4422389218082</text:p>
          </table:table-cell>
        </table:table-row>
        <table:table-row table:style-name="ro1">
          <table:table-cell table:formula="of:=[$forceCalcs.D164]" office:value-type="float" office:value="10.1928552938131" calcext:value-type="float">
            <text:p>10.1928552938131</text:p>
          </table:table-cell>
          <table:table-cell table:formula="of:=[$forceCalcs.G165]" office:value-type="float" office:value="31.968937977531" calcext:value-type="float">
            <text:p>31.968937977531</text:p>
          </table:table-cell>
        </table:table-row>
        <table:table-row table:style-name="ro1">
          <table:table-cell table:formula="of:=[$forceCalcs.D165]" office:value-type="float" office:value="10.2121550600736" calcext:value-type="float">
            <text:p>10.2121550600736</text:p>
          </table:table-cell>
          <table:table-cell table:formula="of:=[$forceCalcs.G166]" office:value-type="float" office:value="31.5048724260204" calcext:value-type="float">
            <text:p>31.5048724260204</text:p>
          </table:table-cell>
        </table:table-row>
        <table:table-row table:style-name="ro1">
          <table:table-cell table:formula="of:=[$forceCalcs.D166]" office:value-type="float" office:value="10.2312913529546" calcext:value-type="float">
            <text:p>10.2312913529546</text:p>
          </table:table-cell>
          <table:table-cell table:formula="of:=[$forceCalcs.G167]" office:value-type="float" office:value="31.0498162805098" calcext:value-type="float">
            <text:p>31.0498162805098</text:p>
          </table:table-cell>
        </table:table-row>
        <table:table-row table:style-name="ro1">
          <table:table-cell table:formula="of:=[$forceCalcs.D167]" office:value-type="float" office:value="10.2502662406816" calcext:value-type="float">
            <text:p>10.2502662406816</text:p>
          </table:table-cell>
          <table:table-cell table:formula="of:=[$forceCalcs.G168]" office:value-type="float" office:value="30.6035502116843" calcext:value-type="float">
            <text:p>30.6035502116843</text:p>
          </table:table-cell>
        </table:table-row>
        <table:table-row table:style-name="ro1">
          <table:table-cell table:formula="of:=[$forceCalcs.D168]" office:value-type="float" office:value="10.2690817567376" calcext:value-type="float">
            <text:p>10.2690817567376</text:p>
          </table:table-cell>
          <table:table-cell table:formula="of:=[$forceCalcs.G169]" office:value-type="float" office:value="30.165861318146" calcext:value-type="float">
            <text:p>30.165861318146</text:p>
          </table:table-cell>
        </table:table-row>
        <table:table-row table:style-name="ro1">
          <table:table-cell table:formula="of:=[$forceCalcs.D169]" office:value-type="float" office:value="10.28773990059" calcext:value-type="float">
            <text:p>10.28773990059</text:p>
          </table:table-cell>
          <table:table-cell table:formula="of:=[$forceCalcs.G170]" office:value-type="float" office:value="29.7365429059246" calcext:value-type="float">
            <text:p>29.7365429059246</text:p>
          </table:table-cell>
        </table:table-row>
        <table:table-row table:style-name="ro1">
          <table:table-cell table:formula="of:=[$forceCalcs.D170]" office:value-type="float" office:value="10.3062426383981" calcext:value-type="float">
            <text:p>10.3062426383981</text:p>
          </table:table-cell>
          <table:table-cell table:formula="of:=[$forceCalcs.G171]" office:value-type="float" office:value="29.3153942766895" calcext:value-type="float">
            <text:p>29.3153942766895</text:p>
          </table:table-cell>
        </table:table-row>
        <table:table-row table:style-name="ro1">
          <table:table-cell table:formula="of:=[$forceCalcs.D171]" office:value-type="float" office:value="10.3245919037046" calcext:value-type="float">
            <text:p>10.3245919037046</text:p>
          </table:table-cell>
          <table:table-cell table:formula="of:=[$forceCalcs.G172]" office:value-type="float" office:value="28.9022205241775" calcext:value-type="float">
            <text:p>28.9022205241775</text:p>
          </table:table-cell>
        </table:table-row>
        <table:table-row table:style-name="ro1">
          <table:table-cell table:formula="of:=[$forceCalcs.D172]" office:value-type="float" office:value="10.3427895981087" calcext:value-type="float">
            <text:p>10.3427895981087</text:p>
          </table:table-cell>
          <table:table-cell table:formula="of:=[$forceCalcs.G173]" office:value-type="float" office:value="28.4968323386452" calcext:value-type="float">
            <text:p>28.4968323386452</text:p>
          </table:table-cell>
        </table:table-row>
        <table:table-row table:style-name="ro1">
          <table:table-cell table:formula="of:=[$forceCalcs.D173]" office:value-type="float" office:value="10.3608375919232" calcext:value-type="float">
            <text:p>10.3608375919232</text:p>
          </table:table-cell>
          <table:table-cell table:formula="of:=[$forceCalcs.G174]" office:value-type="float" office:value="28.0990458187767" calcext:value-type="float">
            <text:p>28.0990458187767</text:p>
          </table:table-cell>
        </table:table-row>
        <table:table-row table:style-name="ro1">
          <table:table-cell table:formula="of:=[$forceCalcs.D174]" office:value-type="float" office:value="10.3787377248152" calcext:value-type="float">
            <text:p>10.3787377248152</text:p>
          </table:table-cell>
          <table:table-cell table:formula="of:=[$forceCalcs.G175]" office:value-type="float" office:value="27.7086822909409" calcext:value-type="float">
            <text:p>27.7086822909409</text:p>
          </table:table-cell>
        </table:table-row>
        <table:table-row table:style-name="ro1">
          <table:table-cell table:formula="of:=[$forceCalcs.D175]" office:value-type="float" office:value="10.3964918064312" calcext:value-type="float">
            <text:p>10.3964918064312</text:p>
          </table:table-cell>
          <table:table-cell table:formula="of:=[$forceCalcs.G176]" office:value-type="float" office:value="27.3255681352873" calcext:value-type="float">
            <text:p>27.3255681352873</text:p>
          </table:table-cell>
        </table:table-row>
        <table:table-row table:style-name="ro1">
          <table:table-cell table:formula="of:=[$forceCalcs.D176]" office:value-type="float" office:value="10.4141016170073" calcext:value-type="float">
            <text:p>10.4141016170073</text:p>
          </table:table-cell>
          <table:table-cell table:formula="of:=[$forceCalcs.G177]" office:value-type="float" office:value="26.9495346185283" calcext:value-type="float">
            <text:p>26.9495346185283</text:p>
          </table:table-cell>
        </table:table-row>
        <table:table-row table:style-name="ro1">
          <table:table-cell table:formula="of:=[$forceCalcs.D177]" office:value-type="float" office:value="10.4315689079638" calcext:value-type="float">
            <text:p>10.4315689079638</text:p>
          </table:table-cell>
          <table:table-cell table:formula="of:=[$forceCalcs.G178]" office:value-type="float" office:value="26.5804177330155" calcext:value-type="float">
            <text:p>26.5804177330155</text:p>
          </table:table-cell>
        </table:table-row>
        <table:table-row table:style-name="ro1">
          <table:table-cell table:formula="of:=[$forceCalcs.D178]" office:value-type="float" office:value="10.448895402486" calcext:value-type="float">
            <text:p>10.448895402486</text:p>
          </table:table-cell>
          <table:table-cell table:formula="of:=[$forceCalcs.G179]" office:value-type="float" office:value="26.2180580419684" calcext:value-type="float">
            <text:p>26.2180580419684</text:p>
          </table:table-cell>
        </table:table-row>
        <table:table-row table:style-name="ro1">
          <table:table-cell table:formula="of:=[$forceCalcs.D179]" office:value-type="float" office:value="10.4660827960913" calcext:value-type="float">
            <text:p>10.4660827960913</text:p>
          </table:table-cell>
          <table:table-cell table:formula="of:=[$forceCalcs.G180]" office:value-type="float" office:value="25.8623005303689" calcext:value-type="float">
            <text:p>25.8623005303689</text:p>
          </table:table-cell>
        </table:table-row>
        <table:table-row table:style-name="ro1">
          <table:table-cell table:formula="of:=[$forceCalcs.D180]" office:value-type="float" office:value="10.4831327571817" calcext:value-type="float">
            <text:p>10.4831327571817</text:p>
          </table:table-cell>
          <table:table-cell table:formula="of:=[$forceCalcs.G181]" office:value-type="float" office:value="25.5129944616183" calcext:value-type="float">
            <text:p>25.5129944616183</text:p>
          </table:table-cell>
        </table:table-row>
        <table:table-row table:style-name="ro1">
          <table:table-cell table:formula="of:=[$forceCalcs.D181]" office:value-type="float" office:value="10.500046927584" calcext:value-type="float">
            <text:p>10.500046927584</text:p>
          </table:table-cell>
          <table:table-cell table:formula="of:=[$forceCalcs.G182]" office:value-type="float" office:value="25.1699932393343" calcext:value-type="float">
            <text:p>25.1699932393343</text:p>
          </table:table-cell>
        </table:table-row>
        <table:table-row table:style-name="ro1">
          <table:table-cell table:formula="of:=[$forceCalcs.D182]" office:value-type="float" office:value="10.5168269230769" calcext:value-type="float">
            <text:p>10.5168269230769</text:p>
          </table:table-cell>
          <table:table-cell table:formula="of:=[$forceCalcs.G183]" office:value-type="float" office:value="24.8331542743976" calcext:value-type="float">
            <text:p>24.8331542743976</text:p>
          </table:table-cell>
        </table:table-row>
        <table:table-row table:style-name="ro1">
          <table:table-cell table:formula="of:=[$forceCalcs.D183]" office:value-type="float" office:value="10.5334743339053" calcext:value-type="float">
            <text:p>10.5334743339053</text:p>
          </table:table-cell>
          <table:table-cell table:formula="of:=[$forceCalcs.G184]" office:value-type="float" office:value="24.5023388568236" calcext:value-type="float">
            <text:p>24.5023388568236</text:p>
          </table:table-cell>
        </table:table-row>
        <table:table-row table:style-name="ro1">
          <table:table-cell table:formula="of:=[$forceCalcs.D184]" office:value-type="float" office:value="10.5499907252829" calcext:value-type="float">
            <text:p>10.5499907252829</text:p>
          </table:table-cell>
          <table:table-cell table:formula="of:=[$forceCalcs.G185]" office:value-type="float" office:value="24.1774120323306" calcext:value-type="float">
            <text:p>24.1774120323306</text:p>
          </table:table-cell>
        </table:table-row>
        <table:table-row table:style-name="ro1">
          <table:table-cell table:formula="of:=[$forceCalcs.D185]" office:value-type="float" office:value="10.5663776378826" calcext:value-type="float">
            <text:p>10.5663776378826</text:p>
          </table:table-cell>
          <table:table-cell table:formula="of:=[$forceCalcs.G186]" office:value-type="float" office:value="23.8582424834235" calcext:value-type="float">
            <text:p>23.8582424834235</text:p>
          </table:table-cell>
        </table:table-row>
        <table:table-row table:style-name="ro1">
          <table:table-cell table:formula="of:=[$forceCalcs.D186]" office:value-type="float" office:value="10.5826365883157" calcext:value-type="float">
            <text:p>10.5826365883157</text:p>
          </table:table-cell>
          <table:table-cell table:formula="of:=[$forceCalcs.G187]" office:value-type="float" office:value="23.544702414821" calcext:value-type="float">
            <text:p>23.544702414821</text:p>
          </table:table-cell>
        </table:table-row>
        <table:table-row table:style-name="ro1">
          <table:table-cell table:formula="of:=[$forceCalcs.D187]" office:value-type="float" office:value="10.5987690695999" calcext:value-type="float">
            <text:p>10.5987690695999</text:p>
          </table:table-cell>
          <table:table-cell table:formula="of:=[$forceCalcs.G188]" office:value-type="float" office:value="23.236667442927" calcext:value-type="float">
            <text:p>23.236667442927</text:p>
          </table:table-cell>
        </table:table-row>
        <table:table-row table:style-name="ro1">
          <table:table-cell table:formula="of:=[$forceCalcs.D188]" office:value-type="float" office:value="10.6147765516162" calcext:value-type="float">
            <text:p>10.6147765516162</text:p>
          </table:table-cell>
          <table:table-cell table:formula="of:=[$forceCalcs.G189]" office:value-type="float" office:value="22.9340164893615" calcext:value-type="float">
            <text:p>22.9340164893615</text:p>
          </table:table-cell>
        </table:table-row>
        <table:table-row table:style-name="ro1">
          <table:table-cell table:formula="of:=[$forceCalcs.D189]" office:value-type="float" office:value="10.6306604815551" calcext:value-type="float">
            <text:p>10.6306604815551</text:p>
          </table:table-cell>
          <table:table-cell table:formula="of:=[$forceCalcs.G190]" office:value-type="float" office:value="22.6366316782746" calcext:value-type="float">
            <text:p>22.6366316782746</text:p>
          </table:table-cell>
        </table:table-row>
        <table:table-row table:style-name="ro1">
          <table:table-cell table:formula="of:=[$forceCalcs.D190]" office:value-type="float" office:value="10.6464222843533" calcext:value-type="float">
            <text:p>10.6464222843533</text:p>
          </table:table-cell>
          <table:table-cell table:formula="of:=[$forceCalcs.G191]" office:value-type="float" office:value="22.3443982372805" calcext:value-type="float">
            <text:p>22.3443982372805</text:p>
          </table:table-cell>
        </table:table-row>
        <table:table-row table:style-name="ro1">
          <table:table-cell table:formula="of:=[$forceCalcs.D191]" office:value-type="float" office:value="10.6620633631194" calcext:value-type="float">
            <text:p>10.6620633631194</text:p>
          </table:table-cell>
          <table:table-cell table:formula="of:=[$forceCalcs.G192]" office:value-type="float" office:value="22.0572044019491" calcext:value-type="float">
            <text:p>22.0572044019491</text:p>
          </table:table-cell>
        </table:table-row>
        <table:table-row table:style-name="ro1">
          <table:table-cell table:formula="of:=[$forceCalcs.D192]" office:value-type="float" office:value="10.6775850995504" calcext:value-type="float">
            <text:p>10.6775850995504</text:p>
          </table:table-cell>
          <table:table-cell table:formula="of:=[$forceCalcs.G193]" office:value-type="float" office:value="21.7749413236373" calcext:value-type="float">
            <text:p>21.7749413236373</text:p>
          </table:table-cell>
        </table:table-row>
        <table:table-row table:style-name="ro1">
          <table:table-cell table:formula="of:=[$forceCalcs.D193]" office:value-type="float" office:value="10.6929888543386" calcext:value-type="float">
            <text:p>10.6929888543386</text:p>
          </table:table-cell>
          <table:table-cell table:formula="of:=[$forceCalcs.G194]" office:value-type="float" office:value="21.4975029805348" calcext:value-type="float">
            <text:p>21.4975029805348</text:p>
          </table:table-cell>
        </table:table-row>
        <table:table-row table:style-name="ro1">
          <table:table-cell table:formula="of:=[$forceCalcs.D194]" office:value-type="float" office:value="10.7082759675692" calcext:value-type="float">
            <text:p>10.7082759675692</text:p>
          </table:table-cell>
          <table:table-cell table:formula="of:=[$forceCalcs.G195]" office:value-type="float" office:value="21.2247860918854" calcext:value-type="float">
            <text:p>21.2247860918854</text:p>
          </table:table-cell>
        </table:table-row>
        <table:table-row table:style-name="ro1">
          <table:table-cell table:formula="of:=[$forceCalcs.D195]" office:value-type="float" office:value="10.723447759109" calcext:value-type="float">
            <text:p>10.723447759109</text:p>
          </table:table-cell>
          <table:table-cell table:formula="of:=[$forceCalcs.G196]" office:value-type="float" office:value="20.9566900351138" calcext:value-type="float">
            <text:p>20.9566900351138</text:p>
          </table:table-cell>
        </table:table-row>
        <table:table-row table:style-name="ro1">
          <table:table-cell table:formula="of:=[$forceCalcs.D196]" office:value-type="float" office:value="10.7385055289861" calcext:value-type="float">
            <text:p>10.7385055289861</text:p>
          </table:table-cell>
          <table:table-cell table:formula="of:=[$forceCalcs.G197]" office:value-type="float" office:value="20.693116765846" calcext:value-type="float">
            <text:p>20.693116765846</text:p>
          </table:table-cell>
        </table:table-row>
        <table:table-row table:style-name="ro1">
          <table:table-cell table:formula="of:=[$forceCalcs.D197]" office:value-type="float" office:value="10.7534505577614" calcext:value-type="float">
            <text:p>10.7534505577614</text:p>
          </table:table-cell>
          <table:table-cell table:formula="of:=[$forceCalcs.G198]" office:value-type="float" office:value="20.4339707407313" calcext:value-type="float">
            <text:p>20.4339707407313</text:p>
          </table:table-cell>
        </table:table-row>
        <table:table-row table:style-name="ro1">
          <table:table-cell table:formula="of:=[$forceCalcs.D198]" office:value-type="float" office:value="10.7682841068917" calcext:value-type="float">
            <text:p>10.7682841068917</text:p>
          </table:table-cell>
          <table:table-cell table:formula="of:=[$forceCalcs.G199]" office:value-type="float" office:value="20.1791588428357" calcext:value-type="float">
            <text:p>20.1791588428357</text:p>
          </table:table-cell>
        </table:table-row>
        <table:table-row table:style-name="ro1">
          <table:table-cell table:formula="of:=[$forceCalcs.D199]" office:value-type="float" office:value="10.7830074190844" calcext:value-type="float">
            <text:p>10.7830074190844</text:p>
          </table:table-cell>
          <table:table-cell table:formula="of:=[$forceCalcs.G200]" office:value-type="float" office:value="19.928590309626" calcext:value-type="float">
            <text:p>19.928590309626</text:p>
          </table:table-cell>
        </table:table-row>
        <table:table-row table:style-name="ro1">
          <table:table-cell table:formula="of:=[$forceCalcs.D200]" office:value-type="float" office:value="10.7976217186448" calcext:value-type="float">
            <text:p>10.7976217186448</text:p>
          </table:table-cell>
          <table:table-cell table:formula="of:=[$forceCalcs.G201]" office:value-type="float" office:value="19.6821766633971" calcext:value-type="float">
            <text:p>19.6821766633971</text:p>
          </table:table-cell>
        </table:table-row>
        <table:table-row table:style-name="ro1">
          <table:table-cell table:formula="of:=[$forceCalcs.D201]" office:value-type="float" office:value="10.8121282118153" calcext:value-type="float">
            <text:p>10.8121282118153</text:p>
          </table:table-cell>
          <table:table-cell table:formula="of:=[$forceCalcs.G202]" office:value-type="float" office:value="19.4398316440583" calcext:value-type="float">
            <text:p>19.4398316440583</text:p>
          </table:table-cell>
        </table:table-row>
        <table:table-row table:style-name="ro1">
          <table:table-cell table:formula="of:=[$forceCalcs.D202]" office:value-type="float" office:value="10.8265280871072" calcext:value-type="float">
            <text:p>10.8265280871072</text:p>
          </table:table-cell>
          <table:table-cell table:formula="of:=[$forceCalcs.G203]" office:value-type="float" office:value="19.2014711441539" calcext:value-type="float">
            <text:p>19.2014711441539</text:p>
          </table:table-cell>
        </table:table-row>
        <table:table-row table:style-name="ro1">
          <table:table-cell table:formula="of:=[$forceCalcs.D203]" office:value-type="float" office:value="10.8408225156256" calcext:value-type="float">
            <text:p>10.8408225156256</text:p>
          </table:table-cell>
          <table:table-cell table:formula="of:=[$forceCalcs.G204]" office:value-type="float" office:value="18.9670131461071" calcext:value-type="float">
            <text:p>18.9670131461071</text:p>
          </table:table-cell>
        </table:table-row>
        <table:table-row table:style-name="ro1">
          <table:table-cell table:formula="of:=[$forceCalcs.D204]" office:value-type="float" office:value="10.8550126513867" calcext:value-type="float">
            <text:p>10.8550126513867</text:p>
          </table:table-cell>
          <table:table-cell table:formula="of:=[$forceCalcs.G205]" office:value-type="float" office:value="18.7363776615115" calcext:value-type="float">
            <text:p>18.7363776615115</text:p>
          </table:table-cell>
        </table:table-row>
        <table:table-row table:style-name="ro1">
          <table:table-cell table:formula="of:=[$forceCalcs.D205]" office:value-type="float" office:value="10.8690996316285" calcext:value-type="float">
            <text:p>10.8690996316285</text:p>
          </table:table-cell>
          <table:table-cell table:formula="of:=[$forceCalcs.G206]" office:value-type="float" office:value="18.5094866724936" calcext:value-type="float">
            <text:p>18.5094866724936</text:p>
          </table:table-cell>
        </table:table-row>
        <table:table-row table:style-name="ro1">
          <table:table-cell table:formula="of:=[$forceCalcs.D206]" office:value-type="float" office:value="10.8830845771144" calcext:value-type="float">
            <text:p>10.8830845771144</text:p>
          </table:table-cell>
          <table:table-cell table:formula="of:=[$forceCalcs.G207]" office:value-type="float" office:value="18.2862640749493" calcext:value-type="float">
            <text:p>18.2862640749493</text:p>
          </table:table-cell>
        </table:table-row>
        <table:table-row table:style-name="ro1">
          <table:table-cell table:formula="of:=[$forceCalcs.D207]" office:value-type="float" office:value="10.8969685924306" calcext:value-type="float">
            <text:p>10.8969685924306</text:p>
          </table:table-cell>
          <table:table-cell table:formula="of:=[$forceCalcs.G208]" office:value-type="float" office:value="18.0666356237287" calcext:value-type="float">
            <text:p>18.0666356237287</text:p>
          </table:table-cell>
        </table:table-row>
        <table:table-row table:style-name="ro1">
          <table:table-cell table:formula="of:=[$forceCalcs.D208]" office:value-type="float" office:value="10.9107527662768" calcext:value-type="float">
            <text:p>10.9107527662768</text:p>
          </table:table-cell>
          <table:table-cell table:formula="of:=[$forceCalcs.G209]" office:value-type="float" office:value="17.850528879552" calcext:value-type="float">
            <text:p>17.850528879552</text:p>
          </table:table-cell>
        </table:table-row>
        <table:table-row table:style-name="ro1">
          <table:table-cell table:formula="of:=[$forceCalcs.D209]" office:value-type="float" office:value="10.9244381717512" calcext:value-type="float">
            <text:p>10.9244381717512</text:p>
          </table:table-cell>
          <table:table-cell table:formula="of:=[$forceCalcs.G210]" office:value-type="float" office:value="17.63787315769" calcext:value-type="float">
            <text:p>17.63787315769</text:p>
          </table:table-cell>
        </table:table-row>
        <table:table-row table:style-name="ro1">
          <table:table-cell table:formula="of:=[$forceCalcs.D210]" office:value-type="float" office:value="10.9380258666282" calcext:value-type="float">
            <text:p>10.9380258666282</text:p>
          </table:table-cell>
          <table:table-cell table:formula="of:=[$forceCalcs.G211]" office:value-type="float" office:value="17.4285994783343" calcext:value-type="float">
            <text:p>17.4285994783343</text:p>
          </table:table-cell>
        </table:table-row>
        <table:table-row table:style-name="ro1">
          <table:table-cell table:formula="of:=[$forceCalcs.D211]" office:value-type="float" office:value="10.9515168936318" calcext:value-type="float">
            <text:p>10.9515168936318</text:p>
          </table:table-cell>
          <table:table-cell table:formula="of:=[$forceCalcs.G212]" office:value-type="float" office:value="17.2226405185076" calcext:value-type="float">
            <text:p>17.2226405185076</text:p>
          </table:table-cell>
        </table:table-row>
        <table:table-row table:style-name="ro1">
          <table:table-cell table:formula="of:=[$forceCalcs.D212]" office:value-type="float" office:value="10.9649122807018" calcext:value-type="float">
            <text:p>10.9649122807018</text:p>
          </table:table-cell>
          <table:table-cell table:formula="of:=[$forceCalcs.G213]" office:value-type="float" office:value="17.0199305656244" calcext:value-type="float">
            <text:p>17.0199305656244</text:p>
          </table:table-cell>
        </table:table-row>
        <table:table-row table:style-name="ro1">
          <table:table-cell table:formula="of:=[$forceCalcs.D213]" office:value-type="float" office:value="10.9782130412549" calcext:value-type="float">
            <text:p>10.9782130412549</text:p>
          </table:table-cell>
          <table:table-cell table:formula="of:=[$forceCalcs.G214]" office:value-type="float" office:value="16.8204054724332" calcext:value-type="float">
            <text:p>16.8204054724332</text:p>
          </table:table-cell>
        </table:table-row>
        <table:table-row table:style-name="ro1">
          <table:table-cell table:formula="of:=[$forceCalcs.D214]" office:value-type="float" office:value="10.9914201744407" calcext:value-type="float">
            <text:p>10.9914201744407</text:p>
          </table:table-cell>
          <table:table-cell table:formula="of:=[$forceCalcs.G215]" office:value-type="float" office:value="16.6240026134896" calcext:value-type="float">
            <text:p>16.6240026134896</text:p>
          </table:table-cell>
        </table:table-row>
        <table:table-row table:style-name="ro1">
          <table:table-cell table:formula="of:=[$forceCalcs.D215]" office:value-type="float" office:value="11.0045346653913" calcext:value-type="float">
            <text:p>11.0045346653913</text:p>
          </table:table-cell>
          <table:table-cell table:formula="of:=[$forceCalcs.G216]" office:value-type="float" office:value="16.4306608429635" calcext:value-type="float">
            <text:p>16.4306608429635</text:p>
          </table:table-cell>
        </table:table-row>
        <table:table-row table:style-name="ro1">
          <table:table-cell table:formula="of:=[$forceCalcs.D216]" office:value-type="float" office:value="11.0175574854668" calcext:value-type="float">
            <text:p>11.0175574854668</text:p>
          </table:table-cell>
          <table:table-cell table:formula="of:=[$forceCalcs.G217]" office:value-type="float" office:value="16.2403204538187" calcext:value-type="float">
            <text:p>16.2403204538187</text:p>
          </table:table-cell>
        </table:table-row>
        <table:table-row table:style-name="ro1">
          <table:table-cell table:formula="of:=[$forceCalcs.D217]" office:value-type="float" office:value="11.0304895924949" calcext:value-type="float">
            <text:p>11.0304895924949</text:p>
          </table:table-cell>
          <table:table-cell table:formula="of:=[$forceCalcs.G218]" office:value-type="float" office:value="16.0529231382522" calcext:value-type="float">
            <text:p>16.0529231382522</text:p>
          </table:table-cell>
        </table:table-row>
        <table:table-row table:style-name="ro1">
          <table:table-cell table:formula="of:=[$forceCalcs.D218]" office:value-type="float" office:value="11.0433319310055" calcext:value-type="float">
            <text:p>11.0433319310055</text:p>
          </table:table-cell>
          <table:table-cell table:formula="of:=[$forceCalcs.G219]" office:value-type="float" office:value="15.868411949367" calcext:value-type="float">
            <text:p>15.868411949367</text:p>
          </table:table-cell>
        </table:table-row>
        <table:table-row table:style-name="ro1">
          <table:table-cell table:formula="of:=[$forceCalcs.D219]" office:value-type="float" office:value="11.0560854324611" calcext:value-type="float">
            <text:p>11.0560854324611</text:p>
          </table:table-cell>
          <table:table-cell table:formula="of:=[$forceCalcs.G220]" office:value-type="float" office:value="15.6867312641327" calcext:value-type="float">
            <text:p>15.6867312641327</text:p>
          </table:table-cell>
        </table:table-row>
        <table:table-row table:style-name="ro1">
          <table:table-cell table:formula="of:=[$forceCalcs.D220]" office:value-type="float" office:value="11.0687510154817" calcext:value-type="float">
            <text:p>11.0687510154817</text:p>
          </table:table-cell>
          <table:table-cell table:formula="of:=[$forceCalcs.G221]" office:value-type="float" office:value="15.5078267473633" calcext:value-type="float">
            <text:p>15.5078267473633</text:p>
          </table:table-cell>
        </table:table-row>
        <table:table-row table:style-name="ro1">
          <table:table-cell table:formula="of:=[$forceCalcs.D221]" office:value-type="float" office:value="11.0813295860657" calcext:value-type="float">
            <text:p>11.0813295860657</text:p>
          </table:table-cell>
          <table:table-cell table:formula="of:=[$forceCalcs.G222]" office:value-type="float" office:value="15.3316453169348" calcext:value-type="float">
            <text:p>15.3316453169348</text:p>
          </table:table-cell>
        </table:table-row>
        <table:table-row table:style-name="ro1">
          <table:table-cell table:formula="of:=[$forceCalcs.D222]" office:value-type="float" office:value="11.0938220378054" calcext:value-type="float">
            <text:p>11.0938220378054</text:p>
          </table:table-cell>
          <table:table-cell table:formula="of:=[$forceCalcs.G223]" office:value-type="float" office:value="15.1581351100226" calcext:value-type="float">
            <text:p>15.1581351100226</text:p>
          </table:table-cell>
        </table:table-row>
        <table:table-row table:style-name="ro1">
          <table:table-cell table:formula="of:=[$forceCalcs.D223]" office:value-type="float" office:value="11.1062292520992" calcext:value-type="float">
            <text:p>11.1062292520992</text:p>
          </table:table-cell>
          <table:table-cell table:formula="of:=[$forceCalcs.G224]" office:value-type="float" office:value="5.93739609556806" calcext:value-type="float">
            <text:p>5.93739609556806</text:p>
          </table:table-cell>
        </table:table-row>
        <table:table-row table:style-name="ro1">
          <table:table-cell table:formula="of:=[$forceCalcs.D224]" office:value-type="float" office:value="11.1111111111111" calcext:value-type="float">
            <text:p>11.1111111111111</text:p>
          </table:table-cell>
          <table:table-cell table:formula="of:=[$forceCalcs.G225]" office:value-type="float" office:value="0" calcext:value-type="float">
            <text:p>0</text:p>
          </table:table-cell>
        </table:table-row>
        <table:table-row table:style-name="ro1">
          <table:table-cell table:formula="of:=[$forceCalcs.D225]" office:value-type="float" office:value="11.1111111111111" calcext:value-type="float">
            <text:p>11.1111111111111</text:p>
          </table:table-cell>
          <table:table-cell table:formula="of:=[$forceCalcs.G22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00-00-00</text:date>, <text:time style:data-style-name="N2" text:time-value="13:28:53.92734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09:48:31.350836100</meta:creation-date>
    <dc:date>2025-11-18T13:29:58.454852500</dc:date>
    <meta:editing-duration>PT1H49M33S</meta:editing-duration>
    <meta:editing-cycles>12</meta:editing-cycles>
    <meta:generator>LibreOffice/25.2.6.2$Windows_X86_64 LibreOffice_project/729c5bfe710f5eb71ed3bbde9e06a6065e9c6c5d</meta:generator>
    <meta:document-statistic meta:table-count="4" meta:cell-count="3105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4.201cm" style:legend-expansion="high" chart:style-name="ch2"/>
        <chart:plot-area chart:style-name="ch3" svg:x="1.331cm" svg:y="0.18cm" svg:width="11.629cm" svg:height="7.659cm">
          <chart:coordinate-region svg:x="1.965cm" svg:y="0.379cm" svg:width="10.905cm" svg:height="6.524cm"/>
          <chart:axis chart:dimension="x" chart:name="primary-x" chart:style-name="ch4">
            <chart:title svg:x="6.594cm" svg:y="8.019cm" chart:style-name="ch5">
              <text:p><text:span text:style-name="T1">frame#</text:span></text:p>
            </chart:title>
          </chart:axis>
          <chart:axis chart:dimension="y" chart:name="primary-y" chart:style-name="ch4">
            <chart:title svg:x="0.451cm" svg:y="5.01cm" chart:style-name="ch6">
              <text:p><text:span text:style-name="T1">speed in kmh</text:span></text:p>
            </chart:title>
            <chart:grid chart:style-name="ch7" chart:class="major"/>
          </chart:axis>
          <chart:series chart:style-name="ch8" chart:values-cell-range-address="Sheet1.I3:Sheet1.I220" chart:class="chart:line">
            <chart:data-point chart:repeated="2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3:Sheet1.I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09344">
                <text:p>1.609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9344">
                <text:p>1.609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18688">
                <text:p>3.218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18688">
                <text:p>3.218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28032">
                <text:p>4.828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28032">
                <text:p>4.828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37376">
                <text:p>6.437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37376">
                <text:p>6.437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37376">
                <text:p>6.437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04672">
                <text:p>8.04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04672">
                <text:p>8.04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56064">
                <text:p>9.656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656064">
                <text:p>9.656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656064">
                <text:p>9.656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04672">
                <text:p>8.04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04672">
                <text:p>8.04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4672">
                <text:p>8.04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4672">
                <text:p>8.04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656064">
                <text:p>9.656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265408">
                <text:p>11.265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484096">
                <text:p>14.4840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484096">
                <text:p>14.4840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09344">
                <text:p>16.09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09344">
                <text:p>16.09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09344">
                <text:p>16.09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09344">
                <text:p>16.09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09344">
                <text:p>16.09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09344">
                <text:p>16.09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702784">
                <text:p>17.702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312128">
                <text:p>19.312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312128">
                <text:p>19.312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702784">
                <text:p>17.7027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702784">
                <text:p>17.7027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702784">
                <text:p>17.7027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312128">
                <text:p>19.312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312128">
                <text:p>19.312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312128">
                <text:p>19.312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921472">
                <text:p>20.9214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530816">
                <text:p>22.5308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921472">
                <text:p>20.9214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312128">
                <text:p>19.312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312128">
                <text:p>19.3121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.312128">
                <text:p>19.312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.921472">
                <text:p>20.9214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30816">
                <text:p>22.530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530816">
                <text:p>22.530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30816">
                <text:p>22.5308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.530816">
                <text:p>22.5308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.530816">
                <text:p>22.5308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.921472">
                <text:p>20.9214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.921472">
                <text:p>20.921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.921472">
                <text:p>20.921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530816">
                <text:p>22.5308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.14016">
                <text:p>24.14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42cm" svg:y="4.201cm" style:legend-expansion="high" chart:style-name="ch2"/>
        <chart:plot-area chart:style-name="ch3" svg:x="0.32cm" svg:y="0.18cm" svg:width="10.402cm" svg:height="8.64cm">
          <chart:coordinate-region svg:x="1.527cm" svg:y="0.379cm" svg:width="9.195cm" svg:height="7.5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ceCalcs.G2:forceCalcs.G225" chart:label-cell-address="forceCalcs.G1:forceCalcs.G1" chart:class="chart:line">
            <chart:data-point chart:repeated="2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ert to centinewtons</text:p>
                <draw:g>
                  <svg:desc>forceCalcs.G1:forceCalc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392.8719436386">
                <text:p>54392.8719436386</text:p>
                <draw:g>
                  <svg:desc>forceCalcs.G2:forceCalcs.G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392.8719436386">
                <text:p>54392.8719436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462.5991876247">
                <text:p>26462.5991876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172.0456742607">
                <text:p>17172.0456742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40.6519862385">
                <text:p>12540.6519862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72.34617646692">
                <text:p>9772.34617646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35.13498683891">
                <text:p>7935.13498683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29.61707331785">
                <text:p>6629.61707331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56.11146487772">
                <text:p>5656.11146487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03.70050547323">
                <text:p>4903.70050547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5.84713019337">
                <text:p>4305.84713019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20.22098151582">
                <text:p>3820.22098151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18.61153515209">
                <text:p>3418.61153515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81.49676290677">
                <text:p>3081.49676290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94.93955915802">
                <text:p>2794.93955915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48.72563718142">
                <text:p>2548.725637181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35.19974881885">
                <text:p>2335.19974881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48.51267967412">
                <text:p>2148.512679674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84.11927132127">
                <text:p>1984.11927132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38.43498477596">
                <text:p>1838.434984775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08.59551397615">
                <text:p>1708.59551397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92.28509771011">
                <text:p>1592.285097710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7.61167004936">
                <text:p>1487.61167004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3.01459292433">
                <text:p>1393.014592924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7.19546670513">
                <text:p>1307.195466705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29.06555606486">
                <text:p>1229.06555606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7.70535700983">
                <text:p>1157.705357009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2.33315669271">
                <text:p>1092.33315669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2.28033722129">
                <text:p>1032.28033722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6.971795081508">
                <text:p>976.971795081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5.910282072512">
                <text:p>925.9102820725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8.663781845999">
                <text:p>878.663781845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4.855257652884">
                <text:p>834.8552576528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4.154267995925">
                <text:p>794.154267995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6.270065336792">
                <text:p>756.2700653367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.945880995861">
                <text:p>720.9458809958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7.954165371691">
                <text:p>687.9541653716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7.092602544353">
                <text:p>657.092602544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8.180756434083">
                <text:p>628.1807564340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1.057234999111">
                <text:p>601.057234999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5.577281672179">
                <text:p>575.5772816721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1.610720963821">
                <text:p>551.6107209638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9.040199088406">
                <text:p>529.0401990884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7.759671481943">
                <text:p>507.7596714819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7.673097839022">
                <text:p>487.673097839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8.693312303458">
                <text:p>468.693312303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0.741042081836">
                <text:p>450.741042081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3.744052305075">
                <text:p>433.744052305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7.636398664041">
                <text:p>417.636398664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2.357772365603">
                <text:p>402.3577723656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7.85292443278">
                <text:p>387.852924432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4.071158411347">
                <text:p>374.0711584113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0.965882231653">
                <text:p>360.9658822316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8.494211373645">
                <text:p>348.494211373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6.616616649237">
                <text:p>336.6166166492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5.296610890944">
                <text:p>325.2966108909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4.500469654035">
                <text:p>314.5004696540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.196981727899">
                <text:p>304.196981727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4.357225834348">
                <text:p>294.3572258343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4.954370383236">
                <text:p>284.954370383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5.963493574591">
                <text:p>275.9634935745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7.361421493339">
                <text:p>267.3614214933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9.126582147898">
                <text:p>259.1265821478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1.238873664795">
                <text:p>251.238873664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3.679545076474">
                <text:p>243.679545076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6.431088332326">
                <text:p>236.431088332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9.477140330257">
                <text:p>229.4771403302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2.802393910316">
                <text:p>222.8023939103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6.392516877086">
                <text:p>216.3925168770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234078226711">
                <text:p>210.234078226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4.314480848919">
                <text:p>204.3144808489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8.621900057381">
                <text:p>198.6219000573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3.145227373912">
                <text:p>193.1452273739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7.874019055845">
                <text:p>187.8740190558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2.79844891085">
                <text:p>182.798448910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7.909264993393">
                <text:p>177.9092649933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3.197749819269">
                <text:p>173.1977498192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8.655683773266">
                <text:p>168.6556837732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4.275311418501">
                <text:p>164.2753114185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.04931044578">
                <text:p>160.049310445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5.970763027701">
                <text:p>155.9707630277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2.033129365829">
                <text:p>152.0331293658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.230223240115">
                <text:p>148.2302232401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4.556189388097">
                <text:p>144.5561893880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1.005482558583">
                <text:p>141.0054825585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7.57284809861">
                <text:p>137.572848098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.253303946408">
                <text:p>134.2533039464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1.042123914542">
                <text:p>131.042123914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7.934822158199">
                <text:p>127.9348221581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4.927138733381">
                <text:p>124.9271387333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2.01502615779">
                <text:p>122.015026157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9.194636895744">
                <text:p>119.1946368957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6.4623116946">
                <text:p>116.46231169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.814568707268">
                <text:p>113.8145687072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.248093340332">
                <text:p>111.2480933403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759728773173">
                <text:p>108.7597287731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.346467097337">
                <text:p>106.3464670973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.005441030625">
                <text:p>104.005441030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.73391616308">
                <text:p>101.733916163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5292836965479">
                <text:p>99.52928369654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7.3890536418427">
                <text:p>97.38905364184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.3108484411081">
                <text:p>95.31084844110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3.292396984933">
                <text:p>93.2923969849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1.3315289967611">
                <text:p>91.33152899676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.4261697588246">
                <text:p>89.42616975882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.5743351562579">
                <text:p>87.57433515625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.7741270173617">
                <text:p>85.77412701736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4.0237287302933">
                <text:p>84.02372873029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.321401117218">
                <text:p>82.3214011172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.6654785491508">
                <text:p>80.66547854915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.0543652852469">
                <text:p>79.05436528524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4865320221481">
                <text:p>77.48653202214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5.9605126394498">
                <text:p>75.96051263944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.4749011288723">
                <text:p>74.47490112887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.0283486953098">
                <text:p>73.02834869530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.6195610188074">
                <text:p>71.61956101880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.2472956674592">
                <text:p>70.24729566745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9103596517062">
                <text:p>68.91035965170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7.6076071113718">
                <text:p>67.60760711137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6.3379371272065">
                <text:p>66.33793712720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.1002916493035">
                <text:p>65.10029164930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.8936535355922">
                <text:p>63.89365353559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.7170446933668">
                <text:p>62.71704469336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.5695243180941">
                <text:p>61.56952431809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.4501872235665">
                <text:p>60.45018722356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.3581622579903">
                <text:p>59.35816225799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.2926108012227">
                <text:p>58.29261080122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.2527253381386">
                <text:p>57.25272533813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.2377281040781">
                <text:p>56.23772810407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5.2468697980455">
                <text:p>55.24686979804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4.2794283599025">
                <text:p>54.27942835990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3.3347078079539">
                <text:p>53.3347078079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.4120371335353">
                <text:p>52.4120371335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1.5107692494632">
                <text:p>51.51076924946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.6302799893897">
                <text:p>50.63027998938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.7699671551608">
                <text:p>49.76996715516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.929249609843">
                <text:p>48.9292496098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8.1075664135486">
                <text:p>48.10756641354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.3043760001906">
                <text:p>47.30437600019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.5191553926552">
                <text:p>46.51915539265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.7513994545693">
                <text:p>45.75139945456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.0006201766153">
                <text:p>45.00062017661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.2663459956193">
                <text:p>44.26634599561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.5481211447916">
                <text:p>43.54812114479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8455050333587">
                <text:p>42.84550503335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.1580716542438">
                <text:p>42.15807165424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4854090182148">
                <text:p>41.48540901821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.8271186133302">
                <text:p>40.82711861333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.1828148881829">
                <text:p>40.18281488818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.5521247580512">
                <text:p>39.55212475805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.9346871324438">
                <text:p>38.9346871324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3301524634228">
                <text:p>38.33015246342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.7381823132478">
                <text:p>37.73818231324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.1584489407001">
                <text:p>37.1584489407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.5906349050833">
                <text:p>36.59063490508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.0344326870146">
                <text:p>36.03443268701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.4895443252268">
                <text:p>35.48954432522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.9556810686591">
                <text:p>34.95568106865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.4325630430465">
                <text:p>34.43256304304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.9199189313462">
                <text:p>33.91991893134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.417485667418">
                <text:p>33.4174856674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9250081421606">
                <text:p>32.92500814216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4422389218082">
                <text:p>32.44223892180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.968937977531">
                <text:p>31.9689379775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.5048724260204">
                <text:p>31.50487242602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.0498162805098">
                <text:p>31.04981628050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.6035502116843">
                <text:p>30.60355021168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.165861318146">
                <text:p>30.1658613181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.7365429059246">
                <text:p>29.73654290592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.3153942766895">
                <text:p>29.31539427668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.9022205241775">
                <text:p>28.90222052417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.4968323386452">
                <text:p>28.49683233864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0990458187767">
                <text:p>28.09904581877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7086822909409">
                <text:p>27.70868229094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.3255681352873">
                <text:p>27.32556813528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.9495346185283">
                <text:p>26.94953461852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.5804177330155">
                <text:p>26.58041773301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.2180580419684">
                <text:p>26.2180580419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.8623005303689">
                <text:p>25.86230053036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.5129944616183">
                <text:p>25.51299446161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.1699932393343">
                <text:p>25.16999323933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.8331542743976">
                <text:p>24.83315427439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.5023388568236">
                <text:p>24.50233885682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.1774120323306">
                <text:p>24.1774120323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.8582424834235">
                <text:p>23.85824248342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544702414821">
                <text:p>23.5447024148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236667442927">
                <text:p>23.2366674429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9340164893615">
                <text:p>22.93401648936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6366316782746">
                <text:p>22.63663167827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3443982372805">
                <text:p>22.34439823728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0572044019491">
                <text:p>22.05720440194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7749413236373">
                <text:p>21.77494132363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4975029805348">
                <text:p>21.49750298053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2247860918854">
                <text:p>21.22478609188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9566900351138">
                <text:p>20.95669003511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.693116765846">
                <text:p>20.6931167658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.4339707407313">
                <text:p>20.43397074073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1791588428357">
                <text:p>20.17915884283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928590309626">
                <text:p>19.9285903096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6821766633971">
                <text:p>19.68217666339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4398316440583">
                <text:p>19.43983164405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2014711441539">
                <text:p>19.20147114415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9670131461071">
                <text:p>18.96701314610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7363776615115">
                <text:p>18.73637766151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5094866724936">
                <text:p>18.50948667249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.2862640749493">
                <text:p>18.28626407494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.0666356237287">
                <text:p>18.06663562372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.850528879552">
                <text:p>17.8505288795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.63787315769">
                <text:p>17.637873157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.4285994783343">
                <text:p>17.42859947833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.2226405185076">
                <text:p>17.22264051850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0199305656244">
                <text:p>17.01993056562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.8204054724332">
                <text:p>16.82040547243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.6240026134896">
                <text:p>16.62400261348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.4306608429635">
                <text:p>16.43066084296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.2403204538187">
                <text:p>16.24032045381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.0529231382522">
                <text:p>16.05292313825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.868411949367">
                <text:p>15.8684119493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6867312641327">
                <text:p>15.68673126413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5078267473633">
                <text:p>15.50782674736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3316453169348">
                <text:p>15.33164531693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1581351100226">
                <text:p>15.15813511002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93739609556806">
                <text:p>5.937396095568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